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Sans Serif" svg:font-family="'Microsoft Sans Serif'"/>
    <style:font-face style:name="Arial1" svg:font-family="Arial" style:font-family-generic="swiss"/>
    <style:font-face style:name="Arial" svg:font-family="Arial" style:font-family-generic="swiss" style:font-pitch="variable"/>
  </office:font-face-decls>
  <office:automatic-styles>
    <style:style style:name="P1" style:family="paragraph" style:parent-style-name="Header" style:master-page-name="">
      <style:paragraph-properties style:page-number="auto"/>
      <style:text-properties fo:font-size="1pt" style:font-size-asian="1pt" style:font-size-complex="1pt"/>
    </style:style>
    <style:style style:name="P2" style:family="paragraph" style:parent-style-name="Footer" style:master-page-name="">
      <style:paragraph-properties style:page-number="auto"/>
      <style:text-properties fo:font-size="1pt" style:font-size-asian="1pt" style:font-size-complex="1pt"/>
    </style:style>
    <style:style style:name="P3" style:family="paragraph" style:parent-style-name="Standard">
      <style:paragraph-properties fo:line-height="150%" style:writing-mode="page"/>
    </style:style>
    <style:style style:name="P4" style:family="paragraph" style:parent-style-name="Iné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</style:style>
    <style:style style:name="P5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</style:style>
    <style:style style:name="P6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>
        <style:tab-stops>
          <style:tab-stop style:position="6.292cm"/>
        </style:tab-stops>
      </style:paragraph-properties>
      <style:text-properties officeooo:paragraph-rsid="000af15c"/>
    </style:style>
    <style:style style:name="P7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>
        <style:tab-stops>
          <style:tab-stop style:position="3.988cm"/>
        </style:tab-stops>
      </style:paragraph-properties>
      <style:text-properties officeooo:paragraph-rsid="000c74fb"/>
    </style:style>
    <style:style style:name="P8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>
        <style:tab-stops>
          <style:tab-stop style:position="4.457cm"/>
        </style:tab-stops>
      </style:paragraph-properties>
      <style:text-properties officeooo:paragraph-rsid="000c74fb"/>
    </style:style>
    <style:style style:name="P9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>
        <style:tab-stops>
          <style:tab-stop style:position="3.544cm"/>
        </style:tab-stops>
      </style:paragraph-properties>
    </style:style>
    <style:style style:name="P10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>
        <style:tab-stops>
          <style:tab-stop style:position="7.377cm"/>
        </style:tab-stops>
      </style:paragraph-properties>
    </style:style>
    <style:style style:name="P11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080928"/>
    </style:style>
    <style:style style:name="P12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0980d6"/>
    </style:style>
    <style:style style:name="P13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0af15c"/>
    </style:style>
    <style:style style:name="P14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0c74fb"/>
    </style:style>
    <style:style style:name="P15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0e086d"/>
    </style:style>
    <style:style style:name="P16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0b452"/>
    </style:style>
    <style:style style:name="P17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0c150"/>
    </style:style>
    <style:style style:name="P18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17d02"/>
    </style:style>
    <style:style style:name="P19" style:family="paragraph" style:parent-style-name="Základný_20_text_20__28_3_29_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</style:style>
    <style:style style:name="P20" style:family="paragraph" style:parent-style-name="Základný_20_text_20__28_3_29_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>
        <style:tab-stops>
          <style:tab-stop style:position="7.377cm"/>
        </style:tab-stops>
      </style:paragraph-properties>
    </style:style>
    <style:style style:name="P21" style:family="paragraph" style:parent-style-name="Hlavička_20_alebo_20_päta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</style:style>
    <style:style style:name="P22" style:family="paragraph" style:parent-style-name="Názov_20_obrázka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</style:style>
    <style:style style:name="P23" style:family="paragraph" style:parent-style-name="Základný_20_text">
      <style:paragraph-properties fo:margin-left="0cm" fo:margin-right="0cm" fo:line-height="150%" fo:text-align="start" style:justify-single-word="false" fo:text-indent="0cm" style:auto-text-indent="false" style:writing-mode="page"/>
    </style:style>
    <style:style style:name="P24" style:family="paragraph" style:parent-style-name="Základný_20_text">
      <style:paragraph-properties fo:margin-left="0cm" fo:margin-right="0cm" fo:line-height="150%" fo:text-align="start" style:justify-single-word="false" fo:text-indent="0cm" style:auto-text-indent="false" style:writing-mode="page"/>
      <style:text-properties officeooo:paragraph-rsid="00080928"/>
    </style:style>
    <style:style style:name="P25" style:family="paragraph" style:parent-style-name="Základný_20_text">
      <style:paragraph-properties fo:margin-left="0cm" fo:margin-right="0cm" fo:line-height="150%" fo:text-align="start" style:justify-single-word="false" fo:text-indent="0cm" style:auto-text-indent="false" style:writing-mode="page"/>
      <style:text-properties officeooo:paragraph-rsid="000980d6"/>
    </style:style>
    <style:style style:name="P26" style:family="paragraph" style:parent-style-name="Základný_20_text">
      <style:paragraph-properties fo:margin-left="0cm" fo:margin-right="0cm" fo:line-height="150%" fo:text-align="start" style:justify-single-word="false" fo:text-indent="0cm" style:auto-text-indent="false" style:writing-mode="page"/>
      <style:text-properties officeooo:paragraph-rsid="000af15c"/>
    </style:style>
    <style:style style:name="P27" style:family="paragraph" style:parent-style-name="Základný_20_text">
      <style:paragraph-properties fo:margin-left="0cm" fo:margin-right="0cm" fo:line-height="150%" fo:text-align="start" style:justify-single-word="false" fo:text-indent="0cm" style:auto-text-indent="false" style:writing-mode="page">
        <style:tab-stops>
          <style:tab-stop style:position="6.292cm"/>
        </style:tab-stops>
      </style:paragraph-properties>
      <style:text-properties officeooo:paragraph-rsid="000af15c"/>
    </style:style>
    <style:style style:name="P28" style:family="paragraph" style:parent-style-name="Základný_20_text">
      <style:paragraph-properties fo:margin-left="0cm" fo:margin-right="0cm" fo:line-height="150%" fo:text-align="start" style:justify-single-word="false" fo:text-indent="0cm" style:auto-text-indent="false" style:writing-mode="page">
        <style:tab-stops>
          <style:tab-stop style:position="3.988cm"/>
        </style:tab-stops>
      </style:paragraph-properties>
      <style:text-properties officeooo:paragraph-rsid="000c74fb"/>
    </style:style>
    <style:style style:name="P29" style:family="paragraph" style:parent-style-name="Základný_20_text">
      <style:paragraph-properties fo:margin-left="0cm" fo:margin-right="0cm" fo:line-height="150%" fo:text-align="start" style:justify-single-word="false" fo:text-indent="0cm" style:auto-text-indent="false" style:writing-mode="page">
        <style:tab-stops>
          <style:tab-stop style:position="4.457cm"/>
        </style:tab-stops>
      </style:paragraph-properties>
      <style:text-properties officeooo:paragraph-rsid="000c74fb"/>
    </style:style>
    <style:style style:name="P30" style:family="paragraph" style:parent-style-name="Základný_20_text">
      <style:paragraph-properties fo:margin-left="0cm" fo:margin-right="0cm" fo:line-height="150%" fo:text-align="start" style:justify-single-word="false" fo:text-indent="0cm" style:auto-text-indent="false" style:writing-mode="page"/>
      <style:text-properties officeooo:paragraph-rsid="000c74fb"/>
    </style:style>
    <style:style style:name="P31" style:family="paragraph" style:parent-style-name="Základný_20_text">
      <style:paragraph-properties fo:margin-left="0cm" fo:margin-right="0cm" fo:line-height="150%" fo:text-align="start" style:justify-single-word="false" fo:text-indent="0cm" style:auto-text-indent="false" style:writing-mode="page"/>
      <style:text-properties officeooo:paragraph-rsid="000e086d"/>
    </style:style>
    <style:style style:name="P32" style:family="paragraph" style:parent-style-name="Základný_20_text">
      <style:paragraph-properties fo:margin-left="0cm" fo:margin-right="0cm" fo:line-height="150%" fo:text-align="start" style:justify-single-word="false" fo:text-indent="0cm" style:auto-text-indent="false" style:writing-mode="page"/>
      <style:text-properties officeooo:paragraph-rsid="0010b452"/>
    </style:style>
    <style:style style:name="P33" style:family="paragraph" style:parent-style-name="Základný_20_text">
      <style:paragraph-properties fo:margin-left="0cm" fo:margin-right="0cm" fo:line-height="150%" fo:text-align="start" style:justify-single-word="false" fo:text-indent="0cm" style:auto-text-indent="false" style:writing-mode="page">
        <style:tab-stops>
          <style:tab-stop style:position="2.967cm"/>
        </style:tab-stops>
      </style:paragraph-properties>
    </style:style>
    <style:style style:name="P34" style:family="paragraph" style:parent-style-name="Základný_20_text">
      <style:paragraph-properties fo:margin-left="0cm" fo:margin-right="0cm" fo:line-height="150%" fo:text-align="start" style:justify-single-word="false" fo:text-indent="0cm" style:auto-text-indent="false" style:writing-mode="page"/>
      <style:text-properties officeooo:paragraph-rsid="0010c150"/>
    </style:style>
    <style:style style:name="P35" style:family="paragraph" style:parent-style-name="Základný_20_text">
      <style:paragraph-properties fo:margin-left="0cm" fo:margin-right="0cm" fo:line-height="150%" fo:text-align="start" style:justify-single-word="false" fo:text-indent="0cm" style:auto-text-indent="false" style:writing-mode="page"/>
      <style:text-properties officeooo:paragraph-rsid="00117d02"/>
    </style:style>
    <style:style style:name="P36" style:family="paragraph" style:parent-style-name="Názov_20_obrázka">
      <style:paragraph-properties fo:margin-left="0cm" fo:margin-right="0cm" fo:line-height="150%" fo:text-align="start" style:justify-single-word="false" fo:text-indent="0cm" style:auto-text-indent="false" style:writing-mode="page"/>
    </style:style>
    <style:style style:name="P37" style:family="paragraph" style:parent-style-name="Názov_20_obrázka">
      <style:paragraph-properties fo:margin-left="0cm" fo:margin-right="0cm" fo:line-height="150%" fo:text-align="start" style:justify-single-word="false" fo:text-indent="0cm" style:auto-text-indent="false" style:writing-mode="page"/>
      <style:text-properties officeooo:paragraph-rsid="000af15c"/>
    </style:style>
    <style:style style:name="P38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</style:style>
    <style:style style:name="P39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>
        <style:tab-stops>
          <style:tab-stop style:position="6.646cm"/>
        </style:tab-stops>
      </style:paragraph-properties>
    </style:style>
    <style:style style:name="P40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080928"/>
    </style:style>
    <style:style style:name="P41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0af15c"/>
    </style:style>
    <style:style style:name="P42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>
        <style:tab-stops>
          <style:tab-stop style:position="6.666cm"/>
        </style:tab-stops>
      </style:paragraph-properties>
      <style:text-properties officeooo:paragraph-rsid="0010b452"/>
    </style:style>
    <style:style style:name="P43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10b452"/>
    </style:style>
    <style:style style:name="P44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>
        <style:tab-stops>
          <style:tab-stop style:position="3.531cm"/>
        </style:tab-stops>
      </style:paragraph-properties>
    </style:style>
    <style:style style:name="P45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>
        <style:tab-stops>
          <style:tab-stop style:position="3.822cm"/>
        </style:tab-stops>
      </style:paragraph-properties>
    </style:style>
    <style:style style:name="P46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10c150"/>
    </style:style>
    <style:style style:name="P47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>
        <style:tab-stops>
          <style:tab-stop style:position="8.474cm"/>
        </style:tab-stops>
      </style:paragraph-properties>
    </style:style>
    <style:style style:name="P48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>
        <style:tab-stops>
          <style:tab-stop style:position="9.289cm"/>
        </style:tab-stops>
      </style:paragraph-properties>
      <style:text-properties officeooo:paragraph-rsid="00137013"/>
    </style:style>
    <style:style style:name="P49" style:family="paragraph" style:parent-style-name="Základný_20_text_20__28_3_29_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</style:style>
    <style:style style:name="P50" style:family="paragraph" style:parent-style-name="Názov_20_obrázka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>
        <style:tab-stops>
          <style:tab-stop style:position="4.777cm"/>
        </style:tab-stops>
      </style:paragraph-properties>
    </style:style>
    <style:style style:name="P51" style:family="paragraph" style:parent-style-name="Obsah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</style:style>
    <style:style style:name="P52" style:family="paragraph" style:parent-style-name="Základný_20_text">
      <style:paragraph-properties fo:margin-left="0cm" fo:margin-right="0cm" fo:line-height="150%" fo:text-align="start" style:justify-single-word="false" fo:text-indent="0.635cm" style:auto-text-indent="false" style:writing-mode="page"/>
    </style:style>
    <style:style style:name="P53" style:family="paragraph" style:parent-style-name="Základný_20_text">
      <style:paragraph-properties fo:margin-left="0cm" fo:margin-right="0cm" fo:line-height="150%" fo:text-align="start" style:justify-single-word="false" fo:text-indent="0.635cm" style:auto-text-indent="false" style:writing-mode="page"/>
      <style:text-properties officeooo:paragraph-rsid="00080928"/>
    </style:style>
    <style:style style:name="P54" style:family="paragraph" style:parent-style-name="Základný_20_text">
      <style:paragraph-properties fo:margin-left="0cm" fo:margin-right="0cm" fo:line-height="150%" fo:text-align="start" style:justify-single-word="false" fo:text-indent="0.635cm" style:auto-text-indent="false" style:writing-mode="page"/>
      <style:text-properties officeooo:paragraph-rsid="000980d6"/>
    </style:style>
    <style:style style:name="P55" style:family="paragraph" style:parent-style-name="Základný_20_text">
      <style:paragraph-properties fo:margin-left="0cm" fo:margin-right="0cm" fo:line-height="150%" fo:text-align="start" style:justify-single-word="false" fo:text-indent="0.635cm" style:auto-text-indent="false" style:writing-mode="page">
        <style:tab-stops>
          <style:tab-stop style:position="6.646cm"/>
        </style:tab-stops>
      </style:paragraph-properties>
      <style:text-properties officeooo:paragraph-rsid="000af15c"/>
    </style:style>
    <style:style style:name="P56" style:family="paragraph" style:parent-style-name="Základný_20_text">
      <style:paragraph-properties fo:margin-left="0cm" fo:margin-right="0cm" fo:line-height="150%" fo:text-align="start" style:justify-single-word="false" fo:text-indent="0.635cm" style:auto-text-indent="false" style:writing-mode="page"/>
      <style:text-properties officeooo:paragraph-rsid="000af15c"/>
    </style:style>
    <style:style style:name="P57" style:family="paragraph" style:parent-style-name="Základný_20_text">
      <style:paragraph-properties fo:margin-left="0cm" fo:margin-right="0cm" fo:line-height="150%" fo:text-align="start" style:justify-single-word="false" fo:text-indent="0.635cm" style:auto-text-indent="false" style:writing-mode="page"/>
      <style:text-properties officeooo:paragraph-rsid="000c74fb"/>
    </style:style>
    <style:style style:name="P58" style:family="paragraph" style:parent-style-name="Základný_20_text">
      <style:paragraph-properties fo:margin-left="0cm" fo:margin-right="0cm" fo:line-height="150%" fo:text-align="start" style:justify-single-word="false" fo:text-indent="0.635cm" style:auto-text-indent="false" style:writing-mode="page"/>
      <style:text-properties officeooo:paragraph-rsid="000e086d"/>
    </style:style>
    <style:style style:name="P59" style:family="paragraph" style:parent-style-name="Základný_20_text">
      <style:paragraph-properties fo:margin-left="0cm" fo:margin-right="0cm" fo:line-height="150%" fo:text-align="start" style:justify-single-word="false" fo:text-indent="0.635cm" style:auto-text-indent="false" style:writing-mode="page"/>
      <style:text-properties officeooo:paragraph-rsid="0010b452"/>
    </style:style>
    <style:style style:name="P60" style:family="paragraph" style:parent-style-name="Základný_20_text">
      <style:paragraph-properties fo:margin-left="0cm" fo:margin-right="0cm" fo:line-height="150%" fo:text-align="start" style:justify-single-word="false" fo:text-indent="0.635cm" style:auto-text-indent="false" style:writing-mode="page">
        <style:tab-stops>
          <style:tab-stop style:position="6.666cm"/>
        </style:tab-stops>
      </style:paragraph-properties>
      <style:text-properties officeooo:paragraph-rsid="0010b452"/>
    </style:style>
    <style:style style:name="P61" style:family="paragraph" style:parent-style-name="Základný_20_text">
      <style:paragraph-properties fo:margin-left="0cm" fo:margin-right="0cm" fo:line-height="150%" fo:text-align="start" style:justify-single-word="false" fo:text-indent="0.635cm" style:auto-text-indent="false" style:writing-mode="page">
        <style:tab-stops>
          <style:tab-stop style:position="3.531cm"/>
        </style:tab-stops>
      </style:paragraph-properties>
    </style:style>
    <style:style style:name="P62" style:family="paragraph" style:parent-style-name="Základný_20_text">
      <style:paragraph-properties fo:margin-left="0cm" fo:margin-right="0cm" fo:line-height="150%" fo:text-align="start" style:justify-single-word="false" fo:text-indent="0.635cm" style:auto-text-indent="false" style:writing-mode="page"/>
      <style:text-properties officeooo:paragraph-rsid="0010c150"/>
    </style:style>
    <style:style style:name="P63" style:family="paragraph" style:parent-style-name="Základný_20_text">
      <style:paragraph-properties fo:margin-left="0cm" fo:margin-right="0cm" fo:line-height="150%" fo:text-align="start" style:justify-single-word="false" fo:text-indent="0.635cm" style:auto-text-indent="false" style:writing-mode="page">
        <style:tab-stops>
          <style:tab-stop style:position="3.822cm"/>
        </style:tab-stops>
      </style:paragraph-properties>
      <style:text-properties officeooo:paragraph-rsid="0010c150"/>
    </style:style>
    <style:style style:name="P64" style:family="paragraph" style:parent-style-name="Základný_20_text">
      <style:paragraph-properties fo:margin-left="0cm" fo:margin-right="0cm" fo:line-height="150%" fo:text-align="start" style:justify-single-word="false" fo:text-indent="0.635cm" style:auto-text-indent="false" style:writing-mode="page">
        <style:tab-stops>
          <style:tab-stop style:position="8.474cm"/>
        </style:tab-stops>
      </style:paragraph-properties>
      <style:text-properties officeooo:paragraph-rsid="0010c150"/>
    </style:style>
    <style:style style:name="P65" style:family="paragraph" style:parent-style-name="Základný_20_text">
      <style:paragraph-properties fo:margin-left="0cm" fo:margin-right="0cm" fo:line-height="150%" fo:text-align="start" style:justify-single-word="false" fo:text-indent="0.635cm" style:auto-text-indent="false" style:writing-mode="page"/>
      <style:text-properties officeooo:paragraph-rsid="00117d02"/>
    </style:style>
    <style:style style:name="P66" style:family="paragraph" style:parent-style-name="Základný_20_text" style:master-page-name="">
      <style:paragraph-properties fo:margin-left="0.635cm" fo:margin-right="0cm" fo:line-height="150%" fo:text-align="start" style:justify-single-word="false" fo:text-indent="-0.635cm" style:auto-text-indent="false" style:page-number="auto" style:writing-mode="page"/>
    </style:style>
    <style:style style:name="P67" style:family="paragraph" style:parent-style-name="Základný_20_text" style:master-page-name="">
      <style:paragraph-properties fo:margin-left="0.635cm" fo:margin-right="0cm" fo:line-height="150%" fo:text-align="start" style:justify-single-word="false" fo:text-indent="-0.635cm" style:auto-text-indent="false" style:page-number="auto" style:writing-mode="page">
        <style:tab-stops>
          <style:tab-stop style:position="2.932cm"/>
        </style:tab-stops>
      </style:paragraph-properties>
    </style:style>
    <style:style style:name="P68" style:family="paragraph" style:parent-style-name="Obsah" style:master-page-name="">
      <style:paragraph-properties fo:margin-left="0.635cm" fo:margin-right="0cm" fo:line-height="150%" fo:text-align="start" style:justify-single-word="false" fo:text-indent="-0.635cm" style:auto-text-indent="false" style:page-number="auto" style:writing-mode="page"/>
    </style:style>
    <style:style style:name="P69" style:family="paragraph" style:parent-style-name="Obsah" style:master-page-name="">
      <style:paragraph-properties fo:margin-left="0.635cm" fo:margin-right="0cm" fo:line-height="150%" fo:text-align="start" style:justify-single-word="false" fo:text-indent="-0.635cm" style:auto-text-indent="false" style:page-number="auto" style:writing-mode="page">
        <style:tab-stops>
          <style:tab-stop style:position="3.147cm"/>
        </style:tab-stops>
      </style:paragraph-properties>
    </style:style>
    <style:style style:name="P70" style:family="paragraph" style:parent-style-name="Obsah" style:master-page-name="">
      <style:paragraph-properties fo:margin-left="0.635cm" fo:margin-right="0cm" fo:line-height="150%" fo:text-align="start" style:justify-single-word="false" fo:text-indent="-0.635cm" style:auto-text-indent="false" style:page-number="auto" style:writing-mode="page">
        <style:tab-stops>
          <style:tab-stop style:position="2.852cm"/>
        </style:tab-stops>
      </style:paragraph-properties>
    </style:style>
    <style:style style:name="P71" style:family="paragraph" style:parent-style-name="Obsah" style:master-page-name="">
      <style:paragraph-properties fo:margin-left="0.635cm" fo:margin-right="0cm" fo:line-height="150%" fo:text-align="start" style:justify-single-word="false" fo:text-indent="-0.635cm" style:auto-text-indent="false" style:page-number="auto" style:writing-mode="page">
        <style:tab-stops>
          <style:tab-stop style:position="8.338cm" style:type="right"/>
        </style:tab-stops>
      </style:paragraph-properties>
    </style:style>
    <style:style style:name="P72" style:family="paragraph" style:parent-style-name="Iné">
      <style:paragraph-properties fo:margin-left="0cm" fo:margin-right="0cm" fo:line-height="150%" fo:text-align="start" style:justify-single-word="false" fo:text-indent="0cm" style:auto-text-indent="false" style:writing-mode="page"/>
    </style:style>
    <style:style style:name="P73" style:family="paragraph" style:parent-style-name="Iné">
      <style:paragraph-properties fo:margin-left="0cm" fo:margin-right="0cm" fo:line-height="150%" fo:text-align="start" style:justify-single-word="false" fo:text-indent="0cm" style:auto-text-indent="false" style:writing-mode="page"/>
      <style:text-properties officeooo:paragraph-rsid="00160618"/>
    </style:style>
    <style:style style:name="P74" style:family="paragraph" style:parent-style-name="Iné">
      <style:paragraph-properties fo:margin-left="0cm" fo:margin-right="0cm" fo:line-height="150%" fo:text-align="start" style:justify-single-word="false" fo:text-indent="0cm" style:auto-text-indent="false" style:writing-mode="page"/>
      <style:text-properties officeooo:paragraph-rsid="001696de"/>
    </style:style>
    <style:style style:name="P75" style:family="paragraph" style:parent-style-name="Iné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</style:style>
    <style:style style:name="P76" style:family="paragraph" style:parent-style-name="Iné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60618"/>
    </style:style>
    <style:style style:name="P77" style:family="paragraph" style:parent-style-name="Iné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696de"/>
    </style:style>
    <style:style style:name="P78" style:family="paragraph" style:parent-style-name="Základný_20_text">
      <style:paragraph-properties fo:margin-left="0cm" fo:margin-right="0cm" fo:line-height="150%" fo:text-align="start" style:justify-single-word="false" fo:text-indent="0.635cm" style:auto-text-indent="false" style:writing-mode="page"/>
    </style:style>
    <style:style style:name="P79" style:family="paragraph" style:parent-style-name="Základný_20_text">
      <style:paragraph-properties fo:margin-left="0cm" fo:margin-right="0cm" fo:line-height="150%" fo:text-align="start" style:justify-single-word="false" fo:text-indent="0.635cm" style:auto-text-indent="false" style:writing-mode="page">
        <style:tab-stops>
          <style:tab-stop style:position="9.289cm"/>
        </style:tab-stops>
      </style:paragraph-properties>
      <style:text-properties officeooo:paragraph-rsid="00160618"/>
    </style:style>
    <style:style style:name="P80" style:family="paragraph" style:parent-style-name="Základný_20_text">
      <style:paragraph-properties fo:margin-left="0cm" fo:margin-right="0cm" fo:line-height="150%" fo:text-align="start" style:justify-single-word="false" fo:text-indent="0.635cm" style:auto-text-indent="false" style:writing-mode="page">
        <style:tab-stops>
          <style:tab-stop style:position="5.205cm"/>
        </style:tab-stops>
      </style:paragraph-properties>
      <style:text-properties officeooo:paragraph-rsid="00160618"/>
    </style:style>
    <style:style style:name="P81" style:family="paragraph" style:parent-style-name="Základný_20_text">
      <style:paragraph-properties fo:margin-left="0cm" fo:margin-right="0cm" fo:line-height="150%" fo:text-align="start" style:justify-single-word="false" fo:text-indent="0.635cm" style:auto-text-indent="false" style:writing-mode="page"/>
      <style:text-properties officeooo:paragraph-rsid="00160618"/>
    </style:style>
    <style:style style:name="P82" style:family="paragraph" style:parent-style-name="Základný_20_text">
      <style:paragraph-properties fo:margin-left="0cm" fo:margin-right="0cm" fo:line-height="150%" fo:text-align="start" style:justify-single-word="false" fo:text-indent="0.635cm" style:auto-text-indent="false" style:writing-mode="page"/>
      <style:text-properties officeooo:paragraph-rsid="001696de"/>
    </style:style>
    <style:style style:name="P83" style:family="paragraph" style:parent-style-name="Základný_20_text">
      <style:paragraph-properties fo:margin-left="0cm" fo:margin-right="0cm" fo:line-height="150%" fo:text-align="start" style:justify-single-word="false" fo:text-indent="0.635cm" style:auto-text-indent="false" style:writing-mode="page">
        <style:tab-stops>
          <style:tab-stop style:position="2.535cm"/>
        </style:tab-stops>
      </style:paragraph-properties>
      <style:text-properties officeooo:paragraph-rsid="001696de"/>
    </style:style>
    <style:style style:name="P84" style:family="paragraph" style:parent-style-name="Základný_20_text">
      <style:paragraph-properties fo:margin-left="0cm" fo:margin-right="0cm" fo:line-height="150%" fo:text-align="start" style:justify-single-word="false" fo:text-indent="0.635cm" style:auto-text-indent="false" style:writing-mode="page"/>
      <style:text-properties officeooo:paragraph-rsid="00186e52"/>
    </style:style>
    <style:style style:name="P85" style:family="paragraph" style:parent-style-name="Základný_20_text">
      <style:paragraph-properties fo:margin-left="0cm" fo:margin-right="0cm" fo:line-height="150%" fo:text-align="start" style:justify-single-word="false" fo:text-indent="0.635cm" style:auto-text-indent="false" style:writing-mode="page">
        <style:tab-stops>
          <style:tab-stop style:position="6.807cm"/>
        </style:tab-stops>
      </style:paragraph-properties>
      <style:text-properties officeooo:paragraph-rsid="00186e52"/>
    </style:style>
    <style:style style:name="P86" style:family="paragraph" style:parent-style-name="Základný_20_text">
      <style:paragraph-properties fo:margin-left="0cm" fo:margin-right="0cm" fo:line-height="150%" fo:text-align="start" style:justify-single-word="false" fo:text-indent="0.635cm" style:auto-text-indent="false" style:writing-mode="page">
        <style:tab-stops>
          <style:tab-stop style:position="8.006cm"/>
        </style:tab-stops>
      </style:paragraph-properties>
      <style:text-properties officeooo:paragraph-rsid="00186e52"/>
    </style:style>
    <style:style style:name="P87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</style:style>
    <style:style style:name="P88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>
        <style:tab-stops>
          <style:tab-stop style:position="5.205cm"/>
        </style:tab-stops>
      </style:paragraph-properties>
    </style:style>
    <style:style style:name="P89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160618"/>
    </style:style>
    <style:style style:name="P90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1696de"/>
    </style:style>
    <style:style style:name="P91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>
        <style:tab-stops>
          <style:tab-stop style:position="2.535cm"/>
        </style:tab-stops>
      </style:paragraph-properties>
    </style:style>
    <style:style style:name="P92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186e52"/>
    </style:style>
    <style:style style:name="P93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>
        <style:tab-stops>
          <style:tab-stop style:position="6.807cm"/>
        </style:tab-stops>
      </style:paragraph-properties>
      <style:text-properties officeooo:paragraph-rsid="00186e52"/>
    </style:style>
    <style:style style:name="P94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>
        <style:tab-stops>
          <style:tab-stop style:position="8.006cm"/>
        </style:tab-stops>
      </style:paragraph-properties>
    </style:style>
    <style:style style:name="P95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</style:style>
    <style:style style:name="P96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60618"/>
    </style:style>
    <style:style style:name="P97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>
        <style:tab-stops>
          <style:tab-stop style:position="9.49cm"/>
        </style:tab-stops>
      </style:paragraph-properties>
    </style:style>
    <style:style style:name="P98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>
        <style:tab-stops>
          <style:tab-stop style:position="8.842cm"/>
        </style:tab-stops>
      </style:paragraph-properties>
      <style:text-properties officeooo:paragraph-rsid="00160618"/>
    </style:style>
    <style:style style:name="P99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696de"/>
    </style:style>
    <style:style style:name="P100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>
        <style:tab-stops>
          <style:tab-stop style:position="6.475cm"/>
        </style:tab-stops>
      </style:paragraph-properties>
      <style:text-properties officeooo:paragraph-rsid="001696de"/>
    </style:style>
    <style:style style:name="P101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>
        <style:tab-stops>
          <style:tab-stop style:position="5.964cm"/>
        </style:tab-stops>
      </style:paragraph-properties>
      <style:text-properties officeooo:paragraph-rsid="001696de"/>
    </style:style>
    <style:style style:name="P102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86e52"/>
    </style:style>
    <style:style style:name="P103" style:family="paragraph" style:parent-style-name="Základný_20_text">
      <style:paragraph-properties fo:margin-left="0cm" fo:margin-right="0cm" fo:line-height="150%" fo:text-align="start" style:justify-single-word="false" fo:text-indent="0cm" style:auto-text-indent="false" style:writing-mode="page"/>
    </style:style>
    <style:style style:name="P104" style:family="paragraph" style:parent-style-name="Základný_20_text">
      <style:paragraph-properties fo:margin-left="0cm" fo:margin-right="0cm" fo:line-height="150%" fo:text-align="start" style:justify-single-word="false" fo:text-indent="0cm" style:auto-text-indent="false" style:writing-mode="page"/>
      <style:text-properties officeooo:paragraph-rsid="00160618"/>
    </style:style>
    <style:style style:name="P105" style:family="paragraph" style:parent-style-name="Základný_20_text">
      <style:paragraph-properties fo:margin-left="0cm" fo:margin-right="0cm" fo:line-height="150%" fo:text-align="start" style:justify-single-word="false" fo:text-indent="0cm" style:auto-text-indent="false" style:writing-mode="page">
        <style:tab-stops>
          <style:tab-stop style:position="9.49cm"/>
        </style:tab-stops>
      </style:paragraph-properties>
      <style:text-properties officeooo:paragraph-rsid="00160618"/>
    </style:style>
    <style:style style:name="P106" style:family="paragraph" style:parent-style-name="Základný_20_text">
      <style:paragraph-properties fo:margin-left="0cm" fo:margin-right="0cm" fo:line-height="150%" fo:text-align="start" style:justify-single-word="false" fo:text-indent="0cm" style:auto-text-indent="false" style:writing-mode="page">
        <style:tab-stops>
          <style:tab-stop style:position="8.842cm"/>
        </style:tab-stops>
      </style:paragraph-properties>
      <style:text-properties officeooo:paragraph-rsid="00160618"/>
    </style:style>
    <style:style style:name="P107" style:family="paragraph" style:parent-style-name="Základný_20_text">
      <style:paragraph-properties fo:margin-left="0cm" fo:margin-right="0cm" fo:line-height="150%" fo:text-align="start" style:justify-single-word="false" fo:text-indent="0cm" style:auto-text-indent="false" style:writing-mode="page"/>
      <style:text-properties officeooo:paragraph-rsid="001696de"/>
    </style:style>
    <style:style style:name="P108" style:family="paragraph" style:parent-style-name="Základný_20_text">
      <style:paragraph-properties fo:margin-left="0cm" fo:margin-right="0cm" fo:line-height="150%" fo:text-align="start" style:justify-single-word="false" fo:text-indent="0cm" style:auto-text-indent="false" style:writing-mode="page">
        <style:tab-stops>
          <style:tab-stop style:position="6.475cm"/>
        </style:tab-stops>
      </style:paragraph-properties>
      <style:text-properties officeooo:paragraph-rsid="001696de"/>
    </style:style>
    <style:style style:name="P109" style:family="paragraph" style:parent-style-name="Základný_20_text">
      <style:paragraph-properties fo:margin-left="0cm" fo:margin-right="0cm" fo:line-height="150%" fo:text-align="start" style:justify-single-word="false" fo:text-indent="0cm" style:auto-text-indent="false" style:writing-mode="page">
        <style:tab-stops>
          <style:tab-stop style:position="5.964cm"/>
        </style:tab-stops>
      </style:paragraph-properties>
      <style:text-properties officeooo:paragraph-rsid="001696de"/>
    </style:style>
    <style:style style:name="P110" style:family="paragraph" style:parent-style-name="Základný_20_text">
      <style:paragraph-properties fo:margin-left="0cm" fo:margin-right="0cm" fo:line-height="150%" fo:text-align="start" style:justify-single-word="false" fo:text-indent="0cm" style:auto-text-indent="false" style:writing-mode="page"/>
      <style:text-properties officeooo:paragraph-rsid="00186e52"/>
    </style:style>
    <style:style style:name="P111" style:family="paragraph" style:parent-style-name="Základný_20_text_20__28_3_29_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60618"/>
    </style:style>
    <style:style style:name="P112" style:family="paragraph" style:parent-style-name="Základný_20_text_20__28_3_29_">
      <style:paragraph-properties fo:margin-left="0cm" fo:margin-right="0cm" fo:line-height="150%" fo:text-align="start" style:justify-single-word="false" fo:text-indent="0cm" style:auto-text-indent="false" style:writing-mode="page"/>
      <style:text-properties officeooo:paragraph-rsid="00160618"/>
    </style:style>
    <style:style style:name="P113" style:family="paragraph" style:parent-style-name="Názov_20_obrázka">
      <style:paragraph-properties fo:margin-left="0cm" fo:margin-right="0cm" fo:line-height="150%" fo:text-align="start" style:justify-single-word="false" fo:text-indent="0cm" style:auto-text-indent="false" style:writing-mode="page"/>
      <style:text-properties officeooo:paragraph-rsid="00160618"/>
    </style:style>
    <style:style style:name="P114" style:family="paragraph" style:parent-style-name="Názov_20_obrázka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</style:style>
    <style:style style:name="P115" style:family="paragraph" style:parent-style-name="Obsah">
      <style:paragraph-properties fo:margin-left="0cm" fo:margin-right="0cm" fo:line-height="150%" fo:text-align="start" style:justify-single-word="false" fo:text-indent="0cm" style:auto-text-indent="false" style:writing-mode="page"/>
    </style:style>
    <style:style style:name="P116" style:family="paragraph" style:parent-style-name="Obsah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</style:style>
    <style:style style:name="T1" style:family="text">
      <style:text-properties fo:color="#000000" style:text-position="25% 58%" style:font-name="Arial" fo:font-size="14pt" fo:background-color="#80ffff" loext:char-shading-value="0" style:font-size-asian="14pt" style:font-size-complex="14pt"/>
    </style:style>
    <style:style style:name="T2" style:family="text">
      <style:text-properties fo:color="#000000" style:font-name="Arial" fo:font-size="14pt" fo:background-color="#80ffff" loext:char-shading-value="0" style:font-size-asian="14pt" style:font-size-complex="14pt"/>
    </style:style>
    <style:style style:name="T3" style:family="text">
      <style:text-properties fo:color="#000000" style:font-name="Arial" fo:font-size="14pt" officeooo:rsid="00080928" fo:background-color="#80ffff" loext:char-shading-value="0" style:font-size-asian="14pt" style:font-size-complex="14pt"/>
    </style:style>
    <style:style style:name="T4" style:family="text">
      <style:text-properties fo:color="#000000" style:font-name="Arial" fo:font-size="14pt" officeooo:rsid="000af15c" fo:background-color="#80ffff" loext:char-shading-value="0" style:font-size-asian="14pt" style:font-size-complex="14pt"/>
    </style:style>
    <style:style style:name="T5" style:family="text">
      <style:text-properties fo:color="#000000" style:font-name="Arial" fo:font-size="14pt" officeooo:rsid="000c74fb" fo:background-color="#80ffff" loext:char-shading-value="0" style:font-size-asian="14pt" style:font-size-complex="14pt"/>
    </style:style>
    <style:style style:name="T6" style:family="text">
      <style:text-properties fo:color="#000000" style:font-name="Arial" fo:font-size="14pt" officeooo:rsid="000e086d" fo:background-color="#80ffff" loext:char-shading-value="0" style:font-size-asian="14pt" style:font-size-complex="14pt"/>
    </style:style>
    <style:style style:name="T7" style:family="text">
      <style:text-properties fo:color="#000000" style:font-name="Arial" fo:font-size="14pt" officeooo:rsid="0010b452" fo:background-color="#80ffff" loext:char-shading-value="0" style:font-size-asian="14pt" style:font-size-complex="14pt"/>
    </style:style>
    <style:style style:name="T8" style:family="text">
      <style:text-properties fo:color="#000000" style:font-name="Arial" fo:font-size="14pt" officeooo:rsid="0010c150" fo:background-color="#80ffff" loext:char-shading-value="0" style:font-size-asian="14pt" style:font-size-complex="14pt"/>
    </style:style>
    <style:style style:name="T9" style:family="text">
      <style:text-properties fo:color="#000000" style:font-name="Arial" fo:font-size="14pt" officeooo:rsid="00117d02" fo:background-color="#80ffff" loext:char-shading-value="0" style:font-size-asian="14pt" style:font-size-complex="14pt"/>
    </style:style>
    <style:style style:name="T10" style:family="text">
      <style:text-properties fo:color="#000000" style:font-name="Arial" fo:font-size="14pt" officeooo:rsid="00160618" fo:background-color="#80ffff" loext:char-shading-value="0" style:font-size-asian="14pt" style:font-size-complex="14pt"/>
    </style:style>
    <style:style style:name="T11" style:family="text">
      <style:text-properties fo:color="#000000" style:font-name="Arial" fo:font-size="14pt" officeooo:rsid="001696de" fo:background-color="#80ffff" loext:char-shading-value="0" style:font-size-asian="14pt" style:font-size-complex="14pt"/>
    </style:style>
    <style:style style:name="T12" style:family="text">
      <style:text-properties fo:color="#000000" style:font-name="Arial" fo:font-size="14pt" officeooo:rsid="00186e52" fo:background-color="#80ffff" loext:char-shading-value="0" style:font-size-asian="14pt" style:font-size-complex="14pt"/>
    </style:style>
    <style:style style:name="T13" style:family="text">
      <style:text-properties fo:color="#000000" style:font-name="Arial1" fo:font-size="14pt" officeooo:rsid="00080928" fo:background-color="#80ffff" loext:char-shading-value="0" style:font-name-asian="Arial1" style:font-size-asian="14pt" style:font-name-complex="Arial1" style:font-size-complex="14pt"/>
    </style:style>
    <style:style style:name="T14" style:family="text">
      <style:text-properties style:font-name="Arial" fo:font-size="14pt" style:font-size-asian="14pt" style:font-size-complex="14pt"/>
    </style:style>
    <style:style style:name="T15" style:family="text">
      <style:text-properties style:font-name="Arial" fo:font-size="14pt" officeooo:rsid="00080928" style:font-size-asian="14pt" style:font-size-complex="14pt"/>
    </style:style>
    <style:style style:name="T16" style:family="text">
      <style:text-properties style:font-name="Arial" fo:font-size="14pt" officeooo:rsid="000980d6" style:font-size-asian="14pt" style:font-size-complex="14pt"/>
    </style:style>
    <style:style style:name="T17" style:family="text">
      <style:text-properties style:font-name="Arial" fo:font-size="14pt" officeooo:rsid="000af15c" style:font-size-asian="14pt" style:font-size-complex="14pt"/>
    </style:style>
    <style:style style:name="T18" style:family="text">
      <style:text-properties style:font-name="Arial" fo:font-size="14pt" officeooo:rsid="000c74fb" style:font-size-asian="14pt" style:font-size-complex="14pt"/>
    </style:style>
    <style:style style:name="T19" style:family="text">
      <style:text-properties style:font-name="Arial" fo:font-size="14pt" officeooo:rsid="000e086d" style:font-size-asian="14pt" style:font-size-complex="14pt"/>
    </style:style>
    <style:style style:name="T20" style:family="text">
      <style:text-properties style:font-name="Arial" fo:font-size="14pt" officeooo:rsid="0010b452" style:font-size-asian="14pt" style:font-size-complex="14pt"/>
    </style:style>
    <style:style style:name="T21" style:family="text">
      <style:text-properties style:font-name="Arial" fo:font-size="14pt" officeooo:rsid="0010c150" style:font-size-asian="14pt" style:font-size-complex="14pt"/>
    </style:style>
    <style:style style:name="T22" style:family="text">
      <style:text-properties style:font-name="Arial" fo:font-size="14pt" officeooo:rsid="00117d02" style:font-size-asian="14pt" style:font-size-complex="14pt"/>
    </style:style>
    <style:style style:name="T23" style:family="text">
      <style:text-properties style:font-name="Arial" fo:font-size="14pt" officeooo:rsid="00137013" style:font-size-asian="14pt" style:font-size-complex="14pt"/>
    </style:style>
    <style:style style:name="T24" style:family="text">
      <style:text-properties style:font-name="Arial" fo:font-size="14pt" officeooo:rsid="00160618" style:font-size-asian="14pt" style:font-size-complex="14pt"/>
    </style:style>
    <style:style style:name="T25" style:family="text">
      <style:text-properties style:font-name="Arial" fo:font-size="14pt" officeooo:rsid="001696de" style:font-size-asian="14pt" style:font-size-complex="14pt"/>
    </style:style>
    <style:style style:name="T26" style:family="text">
      <style:text-properties style:font-name="Arial" fo:font-size="14pt" officeooo:rsid="00186e52" style:font-size-asian="14pt" style:font-size-complex="14pt"/>
    </style:style>
    <style:style style:name="T27" style:family="text">
      <style:text-properties style:font-name="Arial" fo:font-size="14pt" officeooo:rsid="000c74fb" fo:background-color="#80ffff" loext:char-shading-value="0" style:font-size-asian="14pt" style:font-size-complex="14pt"/>
    </style:style>
    <style:style style:name="Sect1" style:family="section">
      <style:section-properties fo:margin-left="0.635cm" fo:margin-right="0.635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0">
        <text:p text:style-name="P24"><text:span text:style-name="CharStyle15"><text:span text:style-name="T15">Andrej Sládkovič</text:span></text:span></text:p>
        <text:p text:style-name="P24"><text:span text:style-name="CharStyle15"><text:span text:style-name="T15">Svätomartiniada</text:span></text:span></text:p>
        <text:p text:style-name="P24"><text:span text:style-name="CharStyle15"><text:span text:style-name="T15"/></text:span></text:p>
        <text:p text:style-name="P24"><text:span text:style-name="CharStyle15"><text:span text:style-name="T15">I.</text:span></text:span></text:p>
        <text:p text:style-name="P24"><text:span text:style-name="CharStyle15"><text:span text:style-name="T15">Svätý Martin</text:span></text:span></text:p>
        <text:p text:style-name="P24"><text:span text:style-name="CharStyle15"><text:span text:style-name="T15"/></text:span></text:p>
        <text:p text:style-name="P24"><text:span text:style-name="CharStyle15"><text:span text:style-name="T14">„Sv</text:span></text:span><text:span text:style-name="CharStyle15"><text:span text:style-name="T15">a</text:span></text:span><text:span text:style-name="CharStyle15"><text:span text:style-name="T14">topluk predal krajinu za koňa</text:span></text:span></text:p>
        <text:p text:style-name="P24"><text:span text:style-name="CharStyle15"><text:span text:style-name="T14">Bieleh</text:span></text:span><text:span text:style-name="CharStyle15"><text:span text:style-name="T2">o</text:span></text:span><text:span text:style-name="CharStyle15"><text:span text:style-name="T14">: h</text:span></text:span><text:span text:style-name="CharStyle15"><text:span text:style-name="T2">a</text:span></text:span><text:span text:style-name="CharStyle15"><text:span text:style-name="T14">! vy bedače slováckej</text:span></text:span></text:p>
        <text:p text:style-name="P24"><text:span text:style-name="CharStyle15"><text:span text:style-name="T14">Zvleky! čo chcete? c</text:span></text:span><text:span text:style-name="CharStyle15"><text:span text:style-name="T2">ŕ</text:span></text:span><text:span text:style-name="CharStyle15"><text:span text:style-name="T14">tit? hovoril? Ži</text:span></text:span><text:span text:style-name="CharStyle15"><text:span text:style-name="T3">ť</text:span></text:span><text:span text:style-name="CharStyle15"><text:span text:style-name="T14">?</text:span></text:span><text:span text:style-name="CharStyle15"><text:span text:style-name="T2">“ </text:span></text:span><text:span text:style-name="CharStyle15"><text:span text:style-name="T13">—</text:span></text:span></text:p>
        <text:p text:style-name="P38"><text:span text:style-name="CharStyle15"><text:span text:style-name="T14"/></text:span></text:p>
        <text:p text:style-name="P53"><text:span text:style-name="CharStyle15"><text:span text:style-name="T14">Dávno zaniesol Turóc tú klevetu</text:span></text:span></text:p>
        <text:p text:style-name="P53"><text:span text:style-name="CharStyle15"><text:span text:style-name="T14">Do mrákav hrob</text:span></text:span><text:span text:style-name="CharStyle15"><text:span text:style-name="T2">u,</text:span></text:span><text:span text:style-name="CharStyle15"><text:span text:style-name="T14"> do hrobu hluchot</text:span></text:span><text:span text:style-name="CharStyle15"><text:span text:style-name="T2">y</text:span></text:span><text:span text:style-name="CharStyle15"><text:span text:style-name="T14">!</text:span></text:span></text:p>
        <text:p text:style-name="P53"><text:span text:style-name="CharStyle15"><text:span text:style-name="T14">Na rúhavý pysk poslal rozhnevaný</text:span></text:span></text:p>
        <text:p text:style-name="P53"><text:span text:style-name="CharStyle15"><text:span text:style-name="T14">Hospodin červa jedovatého, by</text:span></text:span></text:p>
        <text:p text:style-name="P53"><text:span text:style-name="CharStyle15"><text:span text:style-name="T14">Pásol sa jedom, jedom rodohany,</text:span></text:span></text:p>
        <text:p text:style-name="P53"><text:span text:style-name="CharStyle15"><text:span text:style-name="T14">A kŕmený tým peklorodým bleno</text:span></text:span><text:span text:style-name="CharStyle15"><text:span text:style-name="T2">m</text:span></text:span><text:span text:style-name="CharStyle15"><text:span text:style-name="T14">,</text:span></text:span></text:p>
        <text:p text:style-name="P53"><text:span text:style-name="CharStyle15"><text:span text:style-name="T14">Aby nezdocho</text:span></text:span><text:span text:style-name="CharStyle15"><text:span text:style-name="T2">l</text:span></text:span><text:span text:style-name="CharStyle15"><text:span text:style-name="T14">, ale by satanským</text:span></text:span></text:p>
        <text:p text:style-name="P53"><text:span text:style-name="CharStyle15"><text:span text:style-name="T14">Umením zvečnil úšk</text:span></text:span><text:span text:style-name="CharStyle15"><text:span text:style-name="T15">ľ</text:span></text:span><text:span text:style-name="CharStyle15"><text:span text:style-name="T14">abok úst lživých</text:span></text:span></text:p>
        <text:p text:style-name="P5"><text:span text:style-name="CharStyle15"><text:span text:style-name="T14"/></text:span></text:p>
        <text:p text:style-name="P24"><text:span text:style-name="CharStyle15"><text:span text:style-name="T14">A nakrivoval neprestajne hubu</text:span></text:span></text:p>
        <text:p text:style-name="P24"><text:span text:style-name="CharStyle15"><text:span text:style-name="T14">V obraz hnusnej tej fabuly. —</text:span></text:span></text:p>
        <text:p text:style-name="P5"><text:span text:style-name="CharStyle15"><text:span text:style-name="T2"/></text:span></text:p>
        <text:p text:style-name="P23"><text:span text:style-name="CharStyle15"><text:span text:style-name="T2">Dejst</text:span></text:span><text:span text:style-name="CharStyle15"><text:span text:style-name="T14">vár</text:span></text:span><text:span text:style-name="CharStyle15"><text:span text:style-name="T2">u!</text:span></text:span></text:p>
        <text:p text:style-name="P11"><text:span text:style-name="CharStyle15"><text:span text:style-name="T14">Postoj nad kliatby mohylou a vidiac</text:span></text:span></text:p>
        <text:p text:style-name="P24"><text:span text:style-name="CharStyle15"><text:span text:style-name="T14">Primrelý k ústam klevety úšk</text:span></text:span><text:span text:style-name="CharStyle15"><text:span text:style-name="T15">ľ</text:span></text:span><text:span text:style-name="CharStyle15"><text:span text:style-name="T14">abok,</text:span></text:span></text:p>
        <text:p text:style-name="P24"><text:span text:style-name="CharStyle15"><text:span text:style-name="T14">Za krivosvedka dušu pomodli sa,</text:span></text:span></text:p>
        <text:p text:style-name="P24"><text:span text:style-name="CharStyle15"><text:span text:style-name="T14">A prežehnav sa krížom smilovania:</text:span></text:span></text:p>
        <text:p text:style-name="P24"><text:span text:style-name="CharStyle15"><text:span text:style-name="T14">Bože ma , re</text:span></text:span><text:span text:style-name="CharStyle15"><text:span text:style-name="T15">c</text:span></text:span><text:span text:style-name="CharStyle15"><text:span text:style-name="T2">i</text:span></text:span><text:span text:style-name="CharStyle15"><text:span text:style-name="T14">, zachova</text:span></text:span><text:span text:style-name="CharStyle15"><text:span text:style-name="T2">j</text:span></text:span><text:span text:style-name="CharStyle15"><text:span text:style-name="T14">! —</text:span></text:span></text:p>
        <text:p text:style-name="P5"><text:span text:style-name="CharStyle15"><text:span text:style-name="T14"/></text:span></text:p>
        <text:p text:style-name="P23"><text:span text:style-name="CharStyle15"><text:span text:style-name="T14">Nie to dos</text:span></text:span><text:span text:style-name="CharStyle15"><text:span text:style-name="T15">ť</text:span></text:span><text:span text:style-name="CharStyle15"><text:span text:style-name="T14">.</text:span></text:span></text:p>
        <text:p text:style-name="P11"><text:soft-page-break/><text:span text:style-name="CharStyle15"><text:span text:style-name="T14">Nesmie naveky shni</text:span></text:span><text:span text:style-name="CharStyle15"><text:span text:style-name="T15">ť</text:span></text:span><text:span text:style-name="CharStyle15"><text:span text:style-name="T14"> pero hancovo.</text:span></text:span></text:p>
        <text:p text:style-name="P24"><text:span text:style-name="CharStyle15"><text:span text:style-name="T14">V liehu basilisk z nite obesený,</text:span></text:span></text:p>
        <text:p text:style-name="P24"><text:span text:style-name="CharStyle15"><text:span text:style-name="T14">Mrtvý, mre</text:span></text:span><text:span text:style-name="CharStyle15"><text:span text:style-name="T3">ť</text:span></text:span><text:span text:style-name="CharStyle15"><text:span text:style-name="T14"> nesmie, k výstrahe divákom:</text:span></text:span></text:p>
        <text:p text:style-name="P24"><text:span text:style-name="CharStyle15"><text:span text:style-name="T14">Tak per</text:span></text:span><text:span text:style-name="CharStyle15"><text:span text:style-name="T2">o</text:span></text:span><text:span text:style-name="CharStyle15"><text:span text:style-name="T14">, ktor</text:span></text:span><text:span text:style-name="CharStyle15"><text:span text:style-name="T2">ô</text:span></text:span><text:span text:style-name="CharStyle15"><text:span text:style-name="T14"> </text:span></text:span><text:span text:style-name="CharStyle15"><text:span text:style-name="T2">I</text:span></text:span><text:span text:style-name="CharStyle15"><text:span text:style-name="T14">že proti národom</text:span></text:span></text:p>
        <text:p text:style-name="P24"><text:span text:style-name="CharStyle15"><text:span text:style-name="T14">Čiaral</text:span></text:span><text:span text:style-name="CharStyle15"><text:span text:style-name="T2">o</text:span></text:span><text:span text:style-name="CharStyle15"><text:span text:style-name="T14">, leží v takej čo nevyschne</text:span></text:span></text:p>
        <text:p text:style-name="P24"><text:span text:style-name="CharStyle15"><text:span text:style-name="T14">Nikdy barine, plnej žlčou žltou,</text:span></text:span></text:p>
        <text:p text:style-name="P24"><text:span text:style-name="CharStyle15"><text:span text:style-name="T14">Na posmevača hrob</text:span></text:span><text:span text:style-name="CharStyle15"><text:span text:style-name="T2">e</text:span></text:span><text:span text:style-name="CharStyle15"><text:span text:style-name="T14">, vek po veky.</text:span></text:span></text:p>
        <text:p text:style-name="P24"><text:span text:style-name="CharStyle15"><text:span text:style-name="T14">A z kaluže tej trčí pomník smradn</text:span></text:span><text:span text:style-name="CharStyle15"><text:span text:style-name="T2">ý</text:span></text:span><text:span text:style-name="CharStyle15"><text:span text:style-name="T14">,</text:span></text:span></text:p>
        <text:p text:style-name="P24"><text:span text:style-name="CharStyle15"><text:span text:style-name="T14">Vykresaný z pekelného kameňa,</text:span></text:span></text:p>
        <text:p text:style-name="P24"><text:span text:style-name="CharStyle15"><text:span text:style-name="T14">Na ktorom vo tmác</text:span></text:span><text:span text:style-name="CharStyle15"><text:span text:style-name="T2">h</text:span></text:span><text:span text:style-name="CharStyle15"><text:span text:style-name="T14">, vo večných čítajú</text:span></text:span></text:p>
        <text:p text:style-name="P24"><text:span text:style-name="CharStyle15"><text:span text:style-name="T14">Potomstv</text:span></text:span><text:span text:style-name="CharStyle15"><text:span text:style-name="T2">á</text:span></text:span><text:span text:style-name="CharStyle15"><text:span text:style-name="T14">, čmudom večného fosforu</text:span></text:span></text:p>
        <text:p text:style-name="P24"><text:span text:style-name="CharStyle15"><text:span text:style-name="T14">Tliace písmeny tie: „Rastislavovec</text:span></text:span></text:p>
        <text:p text:style-name="P24"><text:span text:style-name="CharStyle15"><text:span text:style-name="T14">Predal národ svoj za bieleho koňa!“</text:span></text:span></text:p>
        <text:p text:style-name="P40"><text:span text:style-name="CharStyle15"><text:span text:style-name="T15">Č</text:span></text:span><text:span text:style-name="CharStyle15"><text:span text:style-name="T14">o v ústach zlostných lož bola, to v božích</text:span></text:span></text:p>
        <text:p text:style-name="P53"><text:span text:style-name="CharStyle15"><text:span text:style-name="T14">Súdoch za smutnú pravdu zapísali! —</text:span></text:span></text:p>
        <text:p text:style-name="P38"><text:span text:style-name="CharStyle15"><text:span text:style-name="T14"/></text:span></text:p>
        <text:p text:style-name="P53"><text:span text:style-name="CharStyle15"><text:span text:style-name="T14">Skormútila sa myse</text:span></text:span><text:span text:style-name="CharStyle15"><text:span text:style-name="T3">ľ</text:span></text:span><text:span text:style-name="CharStyle15"><text:span text:style-name="T14"> Hospodina,</text:span></text:span></text:p>
        <text:p text:style-name="P53"><text:span text:style-name="CharStyle15"><text:span text:style-name="T14">A v hneve svojom všemohúcom hada</text:span></text:span></text:p>
        <text:p text:style-name="P53"><text:span text:style-name="CharStyle15"><text:span text:style-name="T14">Posmechu na </text:span></text:span><text:span text:style-name="CharStyle15"><text:span text:style-name="T15">ľ</text:span></text:span><text:span text:style-name="CharStyle15"><text:span text:style-name="T14">ud zradený hodila.</text:span></text:span></text:p>
        <text:p text:style-name="P53"><text:span text:style-name="CharStyle15"><text:span text:style-name="T14">Oj, zapredali, zapredali tam tí,</text:span></text:span></text:p>
        <text:p text:style-name="P53"><text:span text:style-name="CharStyle15"><text:span text:style-name="T14">Zapredali my a zapredávame</text:span></text:span></text:p>
        <text:p text:style-name="P53"><text:span text:style-name="CharStyle15"><text:span text:style-name="T14">Na trhu lichej nesvornosti za sve</text:span></text:span><text:span text:style-name="CharStyle15"><text:span text:style-name="T2">t</text:span></text:span><text:span text:style-name="CharStyle15"><text:span text:style-name="T14">,</text:span></text:span></text:p>
        <text:p text:style-name="P53"><text:span text:style-name="CharStyle15"><text:span text:style-name="T14">Za marný, v šiatre podlej zbabelosti</text:span></text:span></text:p>
        <text:p text:style-name="P53"><text:span text:style-name="CharStyle15"><text:span text:style-name="T14">V </text:span></text:span><text:span text:style-name="CharStyle15"><text:span text:style-name="T2">Ž</text:span></text:span><text:span text:style-name="CharStyle15"><text:span text:style-name="T14">ivot biedneho Slovenstv</text:span></text:span><text:span text:style-name="CharStyle15"><text:span text:style-name="T2">a</text:span></text:span><text:span text:style-name="CharStyle15"><text:span text:style-name="T14">! —</text:span></text:span></text:p>
        <text:p text:style-name="P5"><text:span text:style-name="CharStyle15"><text:span text:style-name="T14"/></text:span></text:p>
        <text:p text:style-name="P23"><text:span text:style-name="CharStyle15"><text:span text:style-name="T14">Vyschly už</text:span></text:span></text:p>
        <text:p text:style-name="P5"><text:span text:style-name="CharStyle15"><text:span text:style-name="T14">Polia slovenských luhov v tej úmornej</text:span></text:span></text:p>
        <text:p text:style-name="P5"><text:span text:style-name="CharStyle15"><text:span text:style-name="T14">Suchote; lipy povädly, opŕchol</text:span></text:span></text:p>
        <text:p text:style-name="P5"><text:span text:style-name="CharStyle15"><text:span text:style-name="T14">List za listom na zem smädnú; pod nimi</text:span></text:span></text:p>
        <text:p text:style-name="P5"><text:span text:style-name="CharStyle15"><text:span text:style-name="T14">Ležala naša ma</text:span></text:span><text:span text:style-name="CharStyle15"><text:span text:style-name="T15">ť</text:span></text:span><text:span text:style-name="CharStyle15"><text:span text:style-name="T14">uška, vysmädl</text:span></text:span><text:span text:style-name="CharStyle15"><text:span text:style-name="T3">á</text:span></text:span><text:span text:style-name="CharStyle15"><text:span text:style-name="T14">;</text:span></text:span></text:p>
        <text:p text:style-name="P11"><text:soft-page-break/><text:span text:style-name="CharStyle15"><text:span text:style-name="T14">Tiekly slzy prez gamby vyschnut</text:span></text:span><text:span text:style-name="CharStyle15"><text:span text:style-name="T2">é</text:span></text:span><text:span text:style-name="CharStyle15"><text:span text:style-name="T14">, o</text:span></text:span><text:span text:style-name="CharStyle15"><text:span text:style-name="T2">j</text:span></text:span><text:span text:style-name="CharStyle15"><text:span text:style-name="T14">!</text:span></text:span></text:p>
        <text:p text:style-name="P24"><text:span text:style-name="CharStyle15"><text:span text:style-name="T14">Ale horké to, pálčivé kropäje,</text:span></text:span></text:p>
        <text:p text:style-name="P24"><text:span text:style-name="CharStyle15"><text:span text:style-name="T14">Vlnôčky ostatnie sprahlého srdca. —</text:span></text:span></text:p>
        <text:p text:style-name="P38"><text:span text:style-name="CharStyle15"><text:span text:style-name="T14"/></text:span></text:p>
        <text:p text:style-name="P53"><text:span text:style-name="CharStyle15"><text:span text:style-name="T14">Prišli synkovi</text:span></text:span><text:span text:style-name="CharStyle15"><text:span text:style-name="T2">a</text:span></text:span><text:span text:style-name="CharStyle15"><text:span text:style-name="T14">: prišl</text:span></text:span><text:span text:style-name="CharStyle15"><text:span text:style-name="T2">i</text:span></text:span><text:span text:style-name="CharStyle15"><text:span text:style-name="T14">, zaplakal</text:span></text:span><text:span text:style-name="CharStyle15"><text:span text:style-name="T2">i,</text:span></text:span></text:p>
        <text:p text:style-name="P53"><text:span text:style-name="CharStyle15"><text:span text:style-name="T14">Zaplakali, zakvílili a hlasom</text:span></text:span></text:p>
        <text:p text:style-name="P53"><text:span text:style-name="CharStyle15"><text:span text:style-name="T14">Zúfalstva zavolali, že sa háje</text:span></text:span></text:p>
        <text:p text:style-name="P53"><text:span text:style-name="CharStyle15"><text:span text:style-name="T14">Rozvily žia</text:span></text:span><text:span text:style-name="CharStyle15"><text:span text:style-name="T15">ľ</text:span></text:span><text:span text:style-name="CharStyle15"><text:span text:style-name="T14">om a hviezdy vyzrely.</text:span></text:span></text:p>
        <text:p text:style-name="P38"><text:span text:style-name="CharStyle15"><text:span text:style-name="T14"/></text:span></text:p>
        <text:p text:style-name="P53"><text:span text:style-name="CharStyle15"><text:span text:style-name="T14">Dajte, nebesá, rosy! dajte, dajte!</text:span></text:span></text:p>
        <text:p text:style-name="P53"><text:span text:style-name="CharStyle15"><text:span text:style-name="T14">Dos</text:span></text:span><text:span text:style-name="CharStyle15"><text:span text:style-name="T3">ť</text:span></text:span><text:span text:style-name="CharStyle15"><text:span text:style-name="T14"> už mú</text:span></text:span><text:span text:style-name="CharStyle15"><text:span text:style-name="T2">k</text:span></text:span><text:span text:style-name="CharStyle15"><text:span text:style-name="T14">, dos</text:span></text:span><text:span text:style-name="CharStyle15"><text:span text:style-name="T3">ť</text:span></text:span><text:span text:style-name="CharStyle15"><text:span text:style-name="T14"> u</text:span></text:span><text:span text:style-name="CharStyle15"><text:span text:style-name="T2">ž</text:span></text:span><text:span text:style-name="CharStyle15"><text:span text:style-name="T14">! dajt</text:span></text:span><text:span text:style-name="CharStyle15"><text:span text:style-name="T2">e</text:span></text:span><text:span text:style-name="CharStyle15"><text:span text:style-name="T14">, smilujte sa!</text:span></text:span></text:p>
        <text:p text:style-name="P11"><text:span text:style-name="CharStyle15"><text:span text:style-name="T14">Prestaňte tresta</text:span></text:span><text:span text:style-name="CharStyle15"><text:span text:style-name="T15">ť</text:span></text:span><text:span text:style-name="CharStyle15"><text:span text:style-name="T14"> ná</text:span></text:span><text:span text:style-name="CharStyle15"><text:span text:style-name="T2">s</text:span></text:span><text:span text:style-name="CharStyle15"><text:span text:style-name="T14">! — h</text:span></text:span><text:span text:style-name="CharStyle15"><text:span text:style-name="T15">ľ</text:span></text:span><text:span text:style-name="CharStyle15"><text:span text:style-name="T14">a</text:span></text:span><text:span text:style-name="CharStyle15"><text:span text:style-name="T15">ď</text:span></text:span><text:span text:style-name="CharStyle15"><text:span text:style-name="T14">ž</text:span></text:span><text:span text:style-name="CharStyle15"><text:span text:style-name="T2">e</text:span></text:span><text:span text:style-name="CharStyle15"><text:span text:style-name="T14">, vyschly už</text:span></text:span></text:p>
        <text:p text:style-name="P24"><text:span text:style-name="CharStyle15"><text:span text:style-name="T14">Polia slovenských luhov v tej úmornej</text:span></text:span></text:p>
        <text:p text:style-name="P24"><text:span text:style-name="CharStyle15"><text:span text:style-name="T14">Suchot</text:span></text:span><text:span text:style-name="CharStyle15"><text:span text:style-name="T2">e</text:span></text:span><text:span text:style-name="CharStyle15"><text:span text:style-name="T14">; lipy povädl</text:span></text:span><text:span text:style-name="CharStyle15"><text:span text:style-name="T2">y</text:span></text:span><text:span text:style-name="CharStyle15"><text:span text:style-name="T14">, opŕchol</text:span></text:span></text:p>
        <text:p text:style-name="P11"><text:span text:style-name="CharStyle15"><text:span text:style-name="T14">List za listom na zem smädn</text:span></text:span><text:span text:style-name="CharStyle15"><text:span text:style-name="T2">ú</text:span></text:span><text:span text:style-name="CharStyle15"><text:span text:style-name="T14">; — pod nimi</text:span></text:span></text:p>
        <text:p text:style-name="P24"><text:span text:style-name="CharStyle15"><text:span text:style-name="T14">Leží tá naša ma</text:span></text:span><text:span text:style-name="CharStyle15"><text:span text:style-name="T3">ť</text:span></text:span><text:span text:style-name="CharStyle15"><text:span text:style-name="T14">ušk</text:span></text:span><text:span text:style-name="CharStyle15"><text:span text:style-name="T2">a</text:span></text:span><text:span text:style-name="CharStyle15"><text:span text:style-name="T14">, vysmädl</text:span></text:span><text:span text:style-name="CharStyle15"><text:span text:style-name="T2">á</text:span></text:span><text:span text:style-name="CharStyle15"><text:span text:style-name="T14">,</text:span></text:span></text:p>
        <text:p text:style-name="P24"><text:span text:style-name="CharStyle15"><text:span text:style-name="T14">Pachtiac siným rtom, mrúca pálčivos</text:span></text:span><text:span text:style-name="CharStyle15"><text:span text:style-name="T15">ť</text:span></text:span><text:span text:style-name="CharStyle15"><text:span text:style-name="T14">ou!</text:span></text:span></text:p>
        <text:p text:style-name="P24"><text:span text:style-name="CharStyle15"><text:span text:style-name="T14">Tečú slzy prez gamby vyschnut</text:span></text:span><text:span text:style-name="CharStyle15"><text:span text:style-name="T2">é</text:span></text:span><text:span text:style-name="CharStyle15"><text:span text:style-name="T14">: </text:span></text:span><text:span text:style-name="CharStyle15"><text:span text:style-name="T2">oj</text:span></text:span><text:span text:style-name="CharStyle15"><text:span text:style-name="T14">,</text:span></text:span></text:p>
        <text:p text:style-name="P24"><text:span text:style-name="CharStyle15"><text:span text:style-name="T14">Ale horké to, pálčivé krop</text:span></text:span><text:span text:style-name="CharStyle15"><text:span text:style-name="T3">ä</text:span></text:span><text:span text:style-name="CharStyle15"><text:span text:style-name="T14">je,</text:span></text:span></text:p>
        <text:p text:style-name="P24"><text:span text:style-name="CharStyle15"><text:span text:style-name="T14">Vlnôčky ostatnie sprahlého srdca:</text:span></text:span></text:p>
        <text:p text:style-name="P24"><text:span text:style-name="CharStyle15"><text:span text:style-name="T14">Dajteže, dajte už rosy, nebesá!</text:span></text:span></text:p>
        <text:p text:style-name="P5"><text:span text:style-name="CharStyle15"><text:span text:style-name="T14">Dos</text:span></text:span><text:span text:style-name="CharStyle15"><text:span text:style-name="T3">ť</text:span></text:span><text:span text:style-name="CharStyle15"><text:span text:style-name="T14"> už múk, dos</text:span></text:span><text:span text:style-name="CharStyle15"><text:span text:style-name="T3">ť</text:span></text:span><text:span text:style-name="CharStyle15"><text:span text:style-name="T14"> u</text:span></text:span><text:span text:style-name="CharStyle15"><text:span text:style-name="T2">ž</text:span></text:span><text:span text:style-name="CharStyle15"><text:span text:style-name="T14">, dajte, smilujte sa ! —</text:span></text:span></text:p>
        <text:p text:style-name="P38"><text:span text:style-name="CharStyle15"><text:span text:style-name="T14"/></text:span></text:p>
        <text:p text:style-name="P53"><text:span text:style-name="CharStyle15"><text:span text:style-name="T14">Na trýzňožalmy tieto zbudily sa</text:span></text:span></text:p>
        <text:p text:style-name="P53"><text:span text:style-name="CharStyle15"><text:span text:style-name="T14">Driemajú</text:span></text:span><text:span text:style-name="CharStyle15"><text:span text:style-name="T2">c</text:span></text:span><text:span text:style-name="CharStyle15"><text:span text:style-name="T14">, chrápajúc dolu tečiace</text:span></text:span></text:p>
        <text:p text:style-name="P53"><text:span text:style-name="CharStyle15"><text:span text:style-name="T14">Vody Váhu; na breh sa vyvalily</text:span></text:span></text:p>
        <text:p text:style-name="P53"><text:span text:style-name="CharStyle15"><text:span text:style-name="T14">A niesly poliam žírny, vlhký nánes</text:span></text:span></text:p>
        <text:p text:style-name="P53"><text:span text:style-name="CharStyle15"><text:span text:style-name="T14">A čašu občerstvenia pre ma</text:span></text:span><text:span text:style-name="CharStyle15"><text:span text:style-name="T15">ť</text:span></text:span><text:span text:style-name="CharStyle15"><text:span text:style-name="T14">ušku.</text:span></text:span></text:p>
        <text:p text:style-name="P53"><text:span text:style-name="CharStyle15"><text:span text:style-name="T14">Nebesá prizrely sa na dobrý Váh</text:span></text:span></text:p>
        <text:p text:style-name="P53"><text:span text:style-name="CharStyle15"><text:span text:style-name="T14">A neváhaly — lebo ke</text:span></text:span><text:span text:style-name="CharStyle15"><text:span text:style-name="T2">ď</text:span></text:span><text:span text:style-name="CharStyle15"><text:span text:style-name="T14"> raz tu dol</text:span></text:span></text:p>
        <text:p text:style-name="P53"><text:soft-page-break/><text:span text:style-name="CharStyle15"><text:span text:style-name="T14">Začne sa hýba</text:span></text:span><text:span text:style-name="CharStyle15"><text:span text:style-name="T3">ť</text:span></text:span><text:span text:style-name="CharStyle15"><text:span text:style-name="T14">, hýbe sa i tam hor —</text:span></text:span></text:p>
        <text:p text:style-name="P53"><text:span text:style-name="CharStyle15"><text:span text:style-name="T14">Neváhaly via</text:span></text:span><text:span text:style-name="CharStyle15"><text:span text:style-name="T2">c</text:span></text:span><text:span text:style-name="CharStyle15"><text:span text:style-name="T14">, do sivých sa plachát</text:span></text:span></text:p>
        <text:p text:style-name="P53"><text:span text:style-name="CharStyle15"><text:span text:style-name="T14">Zaobalily, narieka</text:span></text:span><text:span text:style-name="CharStyle15"><text:span text:style-name="T15">ť</text:span></text:span><text:span text:style-name="CharStyle15"><text:span text:style-name="T14"> začaly</text:span></text:span></text:p>
        <text:p text:style-name="P66"><text:span text:style-name="CharStyle15"><text:span text:style-name="T14">Smilovaním a cí</text:span></text:span><text:span text:style-name="CharStyle15"><text:span text:style-name="T15">c</text:span></text:span><text:span text:style-name="CharStyle15"><text:span text:style-name="T14">kom osieval sa</text:span></text:span></text:p>
        <text:p text:style-name="P11"><text:span text:style-name="CharStyle15"><text:span text:style-name="T14">Dáž</text:span></text:span><text:span text:style-name="CharStyle15"><text:span text:style-name="T15">ď</text:span></text:span><text:span text:style-name="CharStyle15"><text:span text:style-name="T14"> s</text:span></text:span><text:span text:style-name="CharStyle15"><text:span text:style-name="T15">ĺ</text:span></text:span><text:span text:style-name="CharStyle15"><text:span text:style-name="T2">z,</text:span></text:span><text:span text:style-name="CharStyle15"><text:span text:style-name="T14"> anjelských radost</text:span></text:span><text:span text:style-name="CharStyle15"><text:span text:style-name="T2">í</text:span></text:span><text:span text:style-name="CharStyle15"><text:span text:style-name="T14"> krop</text:span></text:span><text:span text:style-name="CharStyle15"><text:span text:style-name="T15">ä</text:span></text:span><text:span text:style-name="CharStyle15"><text:span text:style-name="T14">je</text:span></text:span></text:p>
        <text:p text:style-name="P24"><text:span text:style-name="CharStyle15"><text:span text:style-name="T14">Tiekly na tem</text:span></text:span><text:span text:style-name="CharStyle15"><text:span text:style-name="T2">ä</text:span></text:span><text:span text:style-name="CharStyle15"><text:span text:style-name="T14"> kajúcich hriešnikov. </text:span></text:span><text:span text:style-name="CharStyle15"><text:span text:style-name="T2">—</text:span></text:span></text:p>
        <text:p text:style-name="P49"><text:span text:style-name="CharStyle22"><text:span text:style-name="T14"/></text:span></text:p>
        <text:p text:style-name="P5"><text:span text:style-name="CharStyle15"><text:span text:style-name="T2">Š</text:span></text:span><text:span text:style-name="CharStyle15"><text:span text:style-name="T14">umia trávniky slovenské, zahrajú</text:span></text:span></text:p>
        <text:p text:style-name="P12"><text:span text:style-name="CharStyle15"><text:span text:style-name="T15">Š</text:span></text:span><text:span text:style-name="CharStyle15"><text:span text:style-name="T14">umy zvädlých líp a skryté v halúzkach</text:span></text:span></text:p>
        <text:p text:style-name="P25"><text:span text:style-name="CharStyle15"><text:span text:style-name="T14">Bôžiky zatrepocú krídelkami</text:span></text:span></text:p>
        <text:p text:style-name="P25"><text:span text:style-name="CharStyle15"><text:span text:style-name="T14">Zelenými nad hlavou užuž mrúce</text:span></text:span><text:span text:style-name="CharStyle15"><text:span text:style-name="T2">j</text:span></text:span><text:span text:style-name="CharStyle15"><text:span text:style-name="T14">:</text:span></text:span></text:p>
        <text:p text:style-name="P25"><text:span text:style-name="CharStyle15"><text:span text:style-name="T14">Ma</text:span></text:span><text:span text:style-name="CharStyle15"><text:span text:style-name="T16">ť</text:span></text:span><text:span text:style-name="CharStyle15"><text:span text:style-name="T14">uška vstaň a obzri sa okol</text:span></text:span><text:span text:style-name="CharStyle15"><text:span text:style-name="T2">o,</text:span></text:span></text:p>
        <text:p text:style-name="P5"><text:span text:style-name="CharStyle15"><text:span text:style-name="T14">H</text:span></text:span><text:span text:style-name="CharStyle15"><text:span text:style-name="T16">ľ</text:span></text:span><text:span text:style-name="CharStyle15"><text:span text:style-name="T14">a</text:span></text:span><text:span text:style-name="CharStyle15"><text:span text:style-name="T16">ď</text:span></text:span><text:span text:style-name="CharStyle15"><text:span text:style-name="T2">,</text:span></text:span><text:span text:style-name="CharStyle15"><text:span text:style-name="T14"> už nenie ta</text:span></text:span><text:span text:style-name="CharStyle15"><text:span text:style-name="T2">k,</text:span></text:span><text:span text:style-name="CharStyle15"><text:span text:style-name="T14"> ako dosia</text:span></text:span><text:span text:style-name="CharStyle15"><text:span text:style-name="T16">l</text:span></text:span><text:span text:style-name="CharStyle15"><text:span text:style-name="T14"> bolo! </text:span></text:span><text:span text:style-name="CharStyle15"><text:span text:style-name="T2">—</text:span></text:span></text:p>
        <text:p text:style-name="P38"><text:span text:style-name="CharStyle15"><text:span text:style-name="T14"/></text:span></text:p>
        <text:p text:style-name="P52"><text:span text:style-name="CharStyle15"><text:span text:style-name="T14">Ma</text:span></text:span><text:span text:style-name="CharStyle15"><text:span text:style-name="T16">ť</text:span></text:span><text:span text:style-name="CharStyle15"><text:span text:style-name="T14">uška vstala a takto preriekl</text:span></text:span><text:span text:style-name="CharStyle15"><text:span text:style-name="T2">a</text:span></text:span><text:span text:style-name="CharStyle15"><text:span text:style-name="T14">:</text:span></text:span></text:p>
        <text:p text:style-name="P19"><text:span text:style-name="CharStyle15"><text:span text:style-name="T14">Synkovia! </text:span></text:span><text:span text:style-name="CharStyle15"><text:span text:style-name="T2">č</text:span></text:span><text:span text:style-name="CharStyle15"><text:span text:style-name="T14">o to po</text:span></text:span><text:span text:style-name="CharStyle15"><text:span text:style-name="T16">ľ</text:span></text:span><text:span text:style-name="CharStyle15"><text:span text:style-name="T14">om mojím šumí?</text:span></text:span></text:p>
        <text:p text:style-name="P66"><text:span text:style-name="CharStyle15"><text:span text:style-name="T14">Hádam to anjel vzkriesenia vesluje</text:span></text:span></text:p>
        <text:p text:style-name="P12"><text:span text:style-name="CharStyle15"><text:span text:style-name="T14">Povetrím </text:span></text:span><text:span text:style-name="CharStyle15"><text:span text:style-name="T16">ľ</text:span></text:span><text:span text:style-name="CharStyle15"><text:span text:style-name="T14">ahkým, brodiac vôňou žitia</text:span></text:span></text:p>
        <text:p text:style-name="P25"><text:span text:style-name="CharStyle15"><text:span text:style-name="T14">Ponad tie milé háje, milé luhy? </text:span></text:span><text:span text:style-name="CharStyle15"><text:span text:style-name="T2">—</text:span></text:span></text:p>
        <text:p text:style-name="P12"><text:span text:style-name="CharStyle15"><text:span text:style-name="T14">A tam v tej dia</text:span></text:span><text:span text:style-name="CharStyle15"><text:span text:style-name="T16">ľ</text:span></text:span><text:span text:style-name="CharStyle15"><text:span text:style-name="T14">ke, medzi svalinami</text:span></text:span></text:p>
        <text:p text:style-name="P25"><text:span text:style-name="CharStyle15"><text:span text:style-name="T14">Zámkov, čo sa to belie, jak obnovca</text:span></text:span></text:p>
        <text:p text:style-name="P25"><text:span text:style-name="CharStyle15"><text:span text:style-name="T14">Srieň? tuším sú to krídla sňahoperé</text:span></text:span></text:p>
        <text:p text:style-name="P25"><text:span text:style-name="CharStyle15"><text:span text:style-name="T14">Cheruba, moje čo budí mohyly?</text:span></text:span></text:p>
        <text:p text:style-name="P38"><text:span text:style-name="CharStyle15"><text:span text:style-name="T14"/></text:span></text:p>
        <text:p text:style-name="P54"><text:span text:style-name="CharStyle15"><text:span text:style-name="T14">Ale nie to šum perute bielučkej,</text:span></text:span></text:p>
        <text:p text:style-name="P54"><text:span text:style-name="CharStyle15"><text:span text:style-name="T14">Nenie to bielos</text:span></text:span><text:span text:style-name="CharStyle15"><text:span text:style-name="T16">ť</text:span></text:span><text:span text:style-name="CharStyle15"><text:span text:style-name="T14"> letu archanjela:</text:span></text:span></text:p>
        <text:p text:style-name="P54"><text:span text:style-name="CharStyle15"><text:span text:style-name="T14">Zdá sa to by</text:span></text:span><text:span text:style-name="CharStyle15"><text:span text:style-name="T16">ť</text:span></text:span><text:span text:style-name="CharStyle15"><text:span text:style-name="T14"> — už bližšie je to poču</text:span></text:span><text:span text:style-name="CharStyle15"><text:span text:style-name="T16">ť</text:span></text:span><text:span text:style-name="CharStyle15"><text:span text:style-name="T14"> </text:span></text:span><text:span text:style-name="CharStyle15"><text:span text:style-name="T2">—</text:span></text:span></text:p>
        <text:p text:style-name="P13"><text:span text:style-name="CharStyle15"><text:span text:style-name="T14">Ko</text:span></text:span><text:span text:style-name="CharStyle15"><text:span text:style-name="T17">ň</text:span></text:span><text:span text:style-name="CharStyle15"><text:span text:style-name="T14">ského dupot kopyta — a bielos</text:span></text:span><text:span text:style-name="CharStyle15"><text:span text:style-name="T4">ť</text:span></text:span><text:span text:style-name="CharStyle15"><text:span text:style-name="T14"> —</text:span></text:span></text:p>
        <text:p text:style-name="P26"><text:span text:style-name="CharStyle15"><text:span text:style-name="T14">Keď bližšie už to vide</text:span></text:span><text:span text:style-name="CharStyle15"><text:span text:style-name="T17">ť</text:span></text:span><text:span text:style-name="CharStyle15"><text:span text:style-name="T14"> — nezdá sa by</text:span></text:span><text:span text:style-name="CharStyle15"><text:span text:style-name="T17">ť</text:span></text:span></text:p>
        <text:p text:style-name="P26"><text:span text:style-name="CharStyle15"><text:span text:style-name="T14">Perie na bokoch dvojmých veslujúce. —</text:span></text:span></text:p>
        <text:p text:style-name="P39"><text:soft-page-break/><text:span text:style-name="CharStyle15"><text:span text:style-name="T14"/></text:span></text:p>
        <text:p text:style-name="P55"><text:span text:style-name="CharStyle15"><text:span text:style-name="T14">Ešte sa táž</text:span></text:span><text:span text:style-name="CharStyle15"><text:span text:style-name="T2">e</text:span></text:span><text:span text:style-name="CharStyle15"><text:span text:style-name="T14">, ešte háda mati —</text:span></text:span></text:p>
        <text:p text:style-name="P55"><text:span text:style-name="CharStyle15"><text:span text:style-name="T14">Cvalom dorazí a zasekne skokom</text:span></text:span></text:p>
        <text:p text:style-name="P13"><text:span text:style-name="CharStyle15"><text:span text:style-name="T14">Pred ma</text:span></text:span><text:span text:style-name="CharStyle15"><text:span text:style-name="T17">ť</text:span></text:span><text:span text:style-name="CharStyle15"><text:span text:style-name="T14">u</text:span></text:span><text:span text:style-name="CharStyle15"><text:span text:style-name="T2">š</text:span></text:span><text:span text:style-name="CharStyle15"><text:span text:style-name="T14">kou, pred mla</text:span></text:span><text:span text:style-name="CharStyle15"><text:span text:style-name="T17">ď</text:span></text:span><text:span text:style-name="CharStyle15"><text:span text:style-name="T14">ou oplakano</text:span></text:span></text:p>
        <text:p text:style-name="P26"><text:span text:style-name="CharStyle15"><text:span text:style-name="T2">Ž</text:span></text:span><text:span text:style-name="CharStyle15"><text:span text:style-name="T14">rebec bujarý s bohatierom vážny</text:span></text:span><text:span text:style-name="CharStyle15"><text:span text:style-name="T2">m</text:span></text:span><text:span text:style-name="CharStyle15"><text:span text:style-name="T14">,</text:span></text:span></text:p>
        <text:p text:style-name="P26"><text:span text:style-name="CharStyle15"><text:span text:style-name="T17">Č</text:span></text:span><text:span text:style-name="CharStyle15"><text:span text:style-name="T14">inko, jako sňah </text:span></text:span><text:span text:style-name="CharStyle15"><text:span text:style-name="T2">z</text:span></text:span><text:span text:style-name="CharStyle15"><text:span text:style-name="T14"> čist</text:span></text:span><text:span text:style-name="CharStyle15"><text:span text:style-name="T4">a</text:span></text:span><text:span text:style-name="CharStyle15"><text:span text:style-name="T14"> neba spadlý,</text:span></text:span></text:p>
        <text:p text:style-name="P26"><text:span text:style-name="CharStyle15"><text:span text:style-name="T14">Celý pokrytý bielou znoja penou;</text:span></text:span></text:p>
        <text:p text:style-name="P13"><text:span text:style-name="CharStyle15"><text:span text:style-name="T14">Jazdec v kepeni modrom zahalen</text:span></text:span><text:span text:style-name="CharStyle15"><text:span text:style-name="T2">ý</text:span></text:span><text:span text:style-name="CharStyle15"><text:span text:style-name="T14">,</text:span></text:span></text:p>
        <text:p text:style-name="P26"><text:span text:style-name="CharStyle15"><text:span text:style-name="T14">Karmažínovým stuhlom prepásan</text:span></text:span><text:span text:style-name="CharStyle15"><text:span text:style-name="T2">ý</text:span></text:span><text:span text:style-name="CharStyle15"><text:span text:style-name="T14">: —</text:span></text:span></text:p>
        <text:p text:style-name="P26"><text:span text:style-name="CharStyle15"><text:span text:style-name="T14">Kto nám to tajn</text:span></text:span><text:span text:style-name="CharStyle15"><text:span text:style-name="T4">ô</text:span></text:span><text:span text:style-name="CharStyle15"><text:span text:style-name="T14"> zjavenie odsloní? —</text:span></text:span></text:p>
        <text:p text:style-name="P4"><text:span text:style-name="CharStyle23"><text:span text:style-name="T14"/></text:span></text:p>
        <text:p text:style-name="P38"><text:span text:style-name="CharStyle15"><text:span text:style-name="T14">To prišiel Martin na tom bielom kon</text:span></text:span><text:span text:style-name="CharStyle15"><text:span text:style-name="T2">i!</text:span></text:span><text:span text:style-name="CharStyle15"><text:span text:style-name="T14"> —</text:span></text:span></text:p>
        <text:p text:style-name="P38"><text:span text:style-name="CharStyle15"><text:span text:style-name="T14"/></text:span></text:p>
        <text:p text:style-name="P56"><text:span text:style-name="CharStyle15"><text:span text:style-name="T14">Skočil zo sedla; ustískal matičku,</text:span></text:span></text:p>
        <text:p text:style-name="P56"><text:span text:style-name="CharStyle15"><text:span text:style-name="T14">Ujobíma</text:span></text:span><text:span text:style-name="CharStyle15"><text:span text:style-name="T2">l j</text:span></text:span><text:span text:style-name="CharStyle15"><text:span text:style-name="T14">u, aj ubozkával ju,</text:span></text:span></text:p>
        <text:p text:style-name="P56"><text:span text:style-name="CharStyle15"><text:span text:style-name="T14">A okom obehnúc uradovaným</text:span></text:span></text:p>
        <text:p text:style-name="P56"><text:span text:style-name="CharStyle15"><text:span text:style-name="T14">Hromadu dietok Slávy zneuctených,</text:span></text:span></text:p>
        <text:p text:style-name="P56"><text:span text:style-name="CharStyle15"><text:span text:style-name="T14">A zrakom h</text:span></text:span><text:span text:style-name="CharStyle15"><text:span text:style-name="T17">ľ</text:span></text:span><text:span text:style-name="CharStyle15"><text:span text:style-name="T14">adiac rados</text:span></text:span><text:span text:style-name="CharStyle15"><text:span text:style-name="T17">ť</text:span></text:span><text:span text:style-name="CharStyle15"><text:span text:style-name="T14">ou blčiacim</text:span></text:span></text:p>
        <text:p text:style-name="P56"><text:span text:style-name="CharStyle15"><text:span text:style-name="T14">Na šírací sa vždy šírej a šírej</text:span></text:span></text:p>
        <text:p text:style-name="P56"><text:span text:style-name="CharStyle15"><text:span text:style-name="T14">Kráž bratských, zažiadaných už objemov —</text:span></text:span></text:p>
        <text:p text:style-name="P56"><text:span text:style-name="CharStyle15"><text:span text:style-name="T14">Takúto poves</text:span></text:span><text:span text:style-name="CharStyle15"><text:span text:style-name="T17">ť</text:span></text:span><text:span text:style-name="CharStyle15"><text:span text:style-name="T14"> poved</text:span></text:span><text:span text:style-name="CharStyle15"><text:span text:style-name="T4">á</text:span></text:span><text:span text:style-name="CharStyle15"><text:span text:style-name="T14">:</text:span></text:span></text:p>
        <text:p text:style-name="P5"><text:span text:style-name="CharStyle15"><text:span text:style-name="T14"/></text:span></text:p>
        <text:p text:style-name="P23"><text:span text:style-name="CharStyle15"><text:span text:style-name="T14">Slováci!</text:span></text:span></text:p>
        <text:p text:style-name="P13"><text:span text:style-name="CharStyle15"><text:span text:style-name="T14">Preletely tristovekov p</text:span></text:span><text:span text:style-name="CharStyle15"><text:span text:style-name="T4">ä</text:span></text:span><text:span text:style-name="CharStyle15"><text:span text:style-name="T14">tiny</text:span></text:span></text:p>
        <text:p text:style-name="P26"><text:span text:style-name="CharStyle15"><text:span text:style-name="T14">Ponad pannonské štepy a prahory —</text:span></text:span></text:p>
        <text:p text:style-name="P26"><text:span text:style-name="CharStyle15"><text:span text:style-name="T14">Kedy bolo vtedy, lež dávno bolo —</text:span></text:span></text:p>
        <text:p text:style-name="P26"><text:span text:style-name="CharStyle15"><text:span text:style-name="T14">A dávno predtým, pred pradávnym časom</text:span></text:span></text:p>
        <text:p text:style-name="P26"><text:span text:style-name="CharStyle15"><text:span text:style-name="T14">Po dolách Tatie</text:span></text:span><text:span text:style-name="CharStyle15"><text:span text:style-name="T2">r</text:span></text:span><text:span text:style-name="CharStyle15"><text:span text:style-name="T14">, po rovňach Dunaja</text:span></text:span></text:p>
        <text:p text:style-name="P26"><text:span text:style-name="CharStyle15"><text:span text:style-name="T14">Sedel tíško </text:span></text:span><text:span text:style-name="CharStyle15"><text:span text:style-name="T17">ľ</text:span></text:span><text:span text:style-name="CharStyle15"><text:span text:style-name="T2">u</text:span></text:span><text:span text:style-name="CharStyle15"><text:span text:style-name="T14">d v práci a modlitbe</text:span></text:span></text:p>
        <text:p text:style-name="P26"><text:span text:style-name="CharStyle15"><text:span text:style-name="T14">Národ po slove i sláve mohutný.</text:span></text:span></text:p>
        <text:p text:style-name="P13"><text:soft-page-break/><text:span text:style-name="CharStyle15"><text:span text:style-name="T14">Prišla naň doba, doba, čo smenila</text:span></text:span></text:p>
        <text:p text:style-name="P26"><text:span text:style-name="CharStyle15"><text:span text:style-name="T14">Pobožné spevy v surmy divoký zvon,</text:span></text:span></text:p>
        <text:p text:style-name="P26"><text:span text:style-name="CharStyle15"><text:span text:style-name="T14">Oltáre kliudne v koristí hromady</text:span></text:span></text:p>
        <text:p text:style-name="P26"><text:span text:style-name="CharStyle15"><text:span text:style-name="T14">A lemeš v šab</text:span></text:span><text:span text:style-name="CharStyle15"><text:span text:style-name="T4">ľ</text:span></text:span><text:span text:style-name="CharStyle15"><text:span text:style-name="T14">u a v oružie vojny</text:span></text:span></text:p>
        <text:p text:style-name="P26"><text:span text:style-name="CharStyle15"><text:span text:style-name="T14">A pot oráča v znoj krvavý vraha.</text:span></text:span></text:p>
        <text:p text:style-name="P26"><text:span text:style-name="CharStyle15"><text:span text:style-name="T14">Darmo stál v dia</text:span></text:span><text:span text:style-name="CharStyle15"><text:span text:style-name="T17">ľ</text:span></text:span><text:span text:style-name="CharStyle15"><text:span text:style-name="T14">ke žiarací milosti</text:span></text:span></text:p>
        <text:p text:style-name="P26"><text:span text:style-name="CharStyle15"><text:span text:style-name="T14">Bleskom kríž Boha-Syn</text:span></text:span><text:span text:style-name="CharStyle15"><text:span text:style-name="T2">a;</text:span></text:span><text:span text:style-name="CharStyle15"><text:span text:style-name="T14"> vôkol neho</text:span></text:span></text:p>
        <text:p text:style-name="P26"><text:span text:style-name="CharStyle15"><text:span text:style-name="T14">Nebol</text:span></text:span><text:span text:style-name="CharStyle15"><text:span text:style-name="T2">o</text:span></text:span><text:span text:style-name="CharStyle15"><text:span text:style-name="T14">, kremä Kaino</text:span></text:span><text:span text:style-name="CharStyle15"><text:span text:style-name="T2">v</text:span></text:span><text:span text:style-name="CharStyle15"><text:span text:style-name="T14">, Judášov,</text:span></text:span></text:p>
        <text:p text:style-name="P26"><text:span text:style-name="CharStyle15"><text:span text:style-name="T14">Annašov, svedkov krivých a Pilátov</text:span></text:span><text:span text:style-name="CharStyle15"><text:span text:style-name="T2"> </text:span></text:span><text:span text:style-name="CharStyle15"><text:span text:style-name="T14">—</text:span></text:span></text:p>
        <text:p text:style-name="P26"><text:span text:style-name="CharStyle15"><text:span text:style-name="T14">A veriacich hrs</text:span></text:span><text:span text:style-name="CharStyle15"><text:span text:style-name="T17">ť</text:span></text:span><text:span text:style-name="CharStyle15"><text:span text:style-name="T14"> na mori pohanov.</text:span></text:span></text:p>
        <text:p text:style-name="P26"><text:span text:style-name="CharStyle15"><text:span text:style-name="T14">Medzi nimi ma</text:span></text:span><text:span text:style-name="CharStyle15"><text:span text:style-name="T17">ť</text:span></text:span><text:span text:style-name="CharStyle15"><text:span text:style-name="T14">, otec, brat so sestrou,</text:span></text:span></text:p>
        <text:p text:style-name="P26"><text:span text:style-name="CharStyle15"><text:span text:style-name="T14">Rodina celá sedela v mrákote:</text:span></text:span></text:p>
        <text:p text:style-name="P26"><text:span text:style-name="CharStyle15"><text:span text:style-name="T14">Kde tu jeden úd cirkve sväte</text:span></text:span><text:span text:style-name="CharStyle15"><text:span text:style-name="T2">j</text:span></text:span><text:span text:style-name="CharStyle15"><text:span text:style-name="T14">, medzi</text:span></text:span></text:p>
        <text:p text:style-name="P26"><text:span text:style-name="CharStyle15"><text:span text:style-name="T14">Málo nimi ja, biedny viery sluha.</text:span></text:span></text:p>
        <text:p text:style-name="P13"><text:span text:style-name="CharStyle15"><text:span text:style-name="T14">Na reči tieto útrpne povzdychli,</text:span></text:span></text:p>
        <text:p text:style-name="P26"><text:span text:style-name="CharStyle15"><text:span text:style-name="T14">čo vôkol stáli a zas čujno stíchli.</text:span></text:span></text:p>
        <text:p text:style-name="P13"><text:span text:style-name="CharStyle15"><text:span text:style-name="T14">Na svete už nič nebol</text:span></text:span><text:span text:style-name="CharStyle15"><text:span text:style-name="T2">o</text:span></text:span><text:span text:style-name="CharStyle15"><text:span text:style-name="T14">, kr</text:span></text:span><text:span text:style-name="CharStyle15"><text:span text:style-name="T4">e</text:span></text:span><text:span text:style-name="CharStyle15"><text:span text:style-name="T14">m krv</text:span></text:span><text:span text:style-name="CharStyle15"><text:span text:style-name="T2">e</text:span></text:span><text:span text:style-name="CharStyle15"><text:span text:style-name="T14">,</text:span></text:span></text:p>
        <text:p text:style-name="P26"><text:span text:style-name="CharStyle15"><text:span text:style-name="T14">Kr</text:span></text:span><text:span text:style-name="CharStyle15"><text:span text:style-name="T4">e</text:span></text:span><text:span text:style-name="CharStyle15"><text:span text:style-name="T14">m ohňa, bitky: že sám už Duch Svätý</text:span></text:span></text:p>
        <text:p text:style-name="P26"><text:span text:style-name="CharStyle15"><text:span text:style-name="T14">Na bielom koni, korunu na hlave,</text:span></text:span></text:p>
        <text:p text:style-name="P26"><text:span text:style-name="CharStyle15"><text:span text:style-name="T14">V hrsti kušu — premáhajúc premáhal</text:span></text:span></text:p>
        <text:p text:style-name="P26"><text:span text:style-name="CharStyle15"><text:span text:style-name="T14">Krá</text:span></text:span><text:span text:style-name="CharStyle15"><text:span text:style-name="T17">ľ</text:span></text:span><text:span text:style-name="CharStyle15"><text:span text:style-name="T14">ovs</text:span></text:span><text:span text:style-name="CharStyle15"><text:span text:style-name="T4">t</text:span></text:span><text:span text:style-name="CharStyle15"><text:span text:style-name="T14">vo diablov. — Ja, bojovník jeho,</text:span></text:span></text:p>
        <text:p text:style-name="P26"><text:span text:style-name="CharStyle15"><text:span text:style-name="T14">V jeho čate som stál. Ach, otec, mati</text:span></text:span></text:p>
        <text:p text:style-name="P26"><text:span text:style-name="CharStyle15"><text:span text:style-name="T14">Proti mne, sestra, brat, celá rodina. —</text:span></text:span></text:p>
        <text:p text:style-name="P13"><text:span text:style-name="CharStyle15"><text:span text:style-name="T14">Svantovít mraštil čelo, ke</text:span></text:span><text:span text:style-name="CharStyle15"><text:span text:style-name="T17">ď</text:span></text:span><text:span text:style-name="CharStyle15"><text:span text:style-name="T14"> zo staj</text:span></text:span><text:span text:style-name="CharStyle15"><text:span text:style-name="T2">í</text:span></text:span></text:p>
        <text:p text:style-name="P26"><text:span text:style-name="CharStyle15"><text:span text:style-name="T14">Jeho viedol som sivka, čo tu stoj</text:span></text:span><text:span text:style-name="CharStyle15"><text:span text:style-name="T4">í</text:span></text:span><text:span text:style-name="CharStyle15"><text:span text:style-name="T14">,</text:span></text:span></text:p>
        <text:p text:style-name="P26"><text:span text:style-name="CharStyle15"><text:span text:style-name="T14">A na ňom, hrmiac od kraja ku kraju,</text:span></text:span></text:p>
        <text:p text:style-name="P26"><text:span text:style-name="CharStyle15"><text:span text:style-name="T14">Niesol som modlám záhubu; pod mlatom</text:span></text:span></text:p>
        <text:p text:style-name="P26"><text:span text:style-name="CharStyle15"><text:span text:style-name="T14">Mojím zdrúzgané hrýzly zem im svät</text:span></text:span><text:span text:style-name="CharStyle15"><text:span text:style-name="T2">ú</text:span></text:span><text:span text:style-name="CharStyle15"><text:span text:style-name="T14">:</text:span></text:span></text:p>
        <text:p text:style-name="P26"><text:span text:style-name="CharStyle15"><text:span text:style-name="T14">Belbog, </text:span></text:span><text:span text:style-name="CharStyle15"><text:span text:style-name="T4">Č</text:span></text:span><text:span text:style-name="CharStyle15"><text:span text:style-name="T14">ernobog, ich perepú</text:span></text:span><text:span text:style-name="CharStyle15"><text:span text:style-name="T17">ť</text:span></text:span><text:span text:style-name="CharStyle15"><text:span text:style-name="T14"> celá,</text:span></text:span></text:p>
        <text:p text:style-name="P26"><text:span text:style-name="CharStyle15"><text:span text:style-name="T14">Zahrabaná pod skalami obetníc</text:span></text:span></text:p>
        <text:p text:style-name="P26"><text:soft-page-break/><text:span text:style-name="CharStyle15"><text:span text:style-name="T14">A m</text:span></text:span><text:span text:style-name="CharStyle15"><text:span text:style-name="T4">r</text:span></text:span><text:span text:style-name="CharStyle15"><text:span text:style-name="T14">tvolami ich žrecov pokrytá. —</text:span></text:span></text:p>
        <text:p text:style-name="P66"><text:span text:style-name="CharStyle15"><text:span text:style-name="T14">A zas , čo stáli tu útrpne vzdychl</text:span></text:span><text:span text:style-name="CharStyle15"><text:span text:style-name="T2">i</text:span></text:span><text:span text:style-name="CharStyle15"><text:span text:style-name="T14">,</text:span></text:span></text:p>
        <text:p text:style-name="P5"><text:span text:style-name="CharStyle15"><text:span text:style-name="T14">A </text:span></text:span><text:span text:style-name="CharStyle15"><text:span text:style-name="T17">ď</text:span></text:span><text:span text:style-name="CharStyle15"><text:span text:style-name="T14">alšie reči načúvajúc stíchli.</text:span></text:span></text:p>
        <text:p text:style-name="P13"><text:span text:style-name="CharStyle15"><text:span text:style-name="T14">Hoj, bratia! dokial má bojova</text:span></text:span><text:span text:style-name="CharStyle15"><text:span text:style-name="T17">ť</text:span></text:span><text:span text:style-name="CharStyle15"><text:span text:style-name="T14"> kres</text:span></text:span><text:span text:style-name="CharStyle15"><text:span text:style-name="T17">ť</text:span></text:span><text:span text:style-name="CharStyle15"><text:span text:style-name="T14">an,</text:span></text:span></text:p>
        <text:p text:style-name="P26"><text:span text:style-name="CharStyle15"><text:span text:style-name="T14">Dokial, vasall ten Knieža</text:span></text:span><text:span text:style-name="CharStyle15"><text:span text:style-name="T4">ť</text:span></text:span><text:span text:style-name="CharStyle15"><text:span text:style-name="T14">a pokoja? —</text:span></text:span></text:p>
        <text:p text:style-name="P26"><text:span text:style-name="CharStyle15"><text:span text:style-name="T14">Meč padá z ruk</text:span></text:span><text:span text:style-name="CharStyle15"><text:span text:style-name="T2">y</text:span></text:span><text:span text:style-name="CharStyle15"><text:span text:style-name="T14">, padá i túl z pleca</text:span></text:span></text:p>
        <text:p text:style-name="P26"><text:span text:style-name="CharStyle15"><text:span text:style-name="T2">I</text:span></text:span><text:span text:style-name="CharStyle15"><text:span text:style-name="T14"> trojmoturá záštita z rameň</text:span></text:span><text:span text:style-name="CharStyle15"><text:span text:style-name="T2">a</text:span></text:span><text:span text:style-name="CharStyle15"><text:span text:style-name="T14">,</text:span></text:span></text:p>
        <text:p text:style-name="P26"><text:span text:style-name="CharStyle15"><text:span text:style-name="T14">Ruka bere kríž a úd sa odieva,</text:span></text:span></text:p>
        <text:p text:style-name="P26"><text:span text:style-name="CharStyle15"><text:span text:style-name="T14">Strhnúc železnú koše</text:span></text:span><text:span text:style-name="CharStyle15"><text:span text:style-name="T17">ľ</text:span></text:span><text:span text:style-name="CharStyle15"><text:span text:style-name="T14">u, do kutne</text:span></text:span></text:p>
        <text:p text:style-name="P26"><text:span text:style-name="CharStyle15"><text:span text:style-name="T14">Mieru, do pláš</text:span></text:span><text:span text:style-name="CharStyle15"><text:span text:style-name="T17">ť</text:span></text:span><text:span text:style-name="CharStyle15"><text:span text:style-name="T14">a samoty, smierenia.—</text:span></text:span></text:p>
        <text:p text:style-name="P38"><text:span text:style-name="CharStyle15"><text:span text:style-name="T14"/></text:span></text:p>
        <text:p text:style-name="P56"><text:span text:style-name="CharStyle15"><text:span text:style-name="T14">S Bohom, polnice, zástavy!</text:span></text:span><text:span text:style-name="CharStyle15"><text:span text:style-name="T2"> </text:span></text:span><text:span text:style-name="CharStyle15"><text:span text:style-name="T14">—</text:span></text:span><text:span text:style-name="CharStyle15"><text:span text:style-name="T2"> </text:span></text:span><text:span text:style-name="CharStyle15"><text:span text:style-name="T14">Sivko ty</text:span></text:span></text:p>
        <text:p text:style-name="P56"><text:span text:style-name="CharStyle15"><text:span text:style-name="T14">Spočiň pod tichým staji krovo</text:span></text:span><text:span text:style-name="CharStyle15"><text:span text:style-name="T2">m</text:span></text:span><text:span text:style-name="CharStyle15"><text:span text:style-name="T14">! po</text:span></text:span><text:span text:style-name="CharStyle15"><text:span text:style-name="T17">ď</text:span></text:span><text:span text:style-name="CharStyle15"><text:span text:style-name="T14"> ty</text:span></text:span></text:p>
        <text:p text:style-name="P56"><text:span text:style-name="CharStyle15"><text:span text:style-name="T14">Ruženec čierny a žíň kolo bedry! —</text:span></text:span></text:p>
        <text:p text:style-name="P56"><text:span text:style-name="CharStyle15"><text:span text:style-name="T14">S Bohom, boj a spor proti modlosluhom!</text:span></text:span><text:span text:style-name="CharStyle15"><text:span text:style-name="T2"> </text:span></text:span><text:span text:style-name="CharStyle15"><text:span text:style-name="T14">—</text:span></text:span></text:p>
        <text:p text:style-name="P56"><text:span text:style-name="CharStyle15"><text:span text:style-name="T14">Tu, tu vrah </text:span></text:span><text:span text:style-name="CharStyle15"><text:span text:style-name="T2">je</text:span></text:span><text:span text:style-name="CharStyle15"><text:span text:style-name="T14">sto v hrudi vlastnej, tu hriech</text:span></text:span></text:p>
        <text:p text:style-name="P56"><text:span text:style-name="CharStyle15"><text:span text:style-name="T14">A diabo</text:span></text:span><text:span text:style-name="CharStyle15"><text:span text:style-name="T2">l;</text:span></text:span><text:span text:style-name="CharStyle15"><text:span text:style-name="T14"> proti tomu, na kolená! —</text:span></text:span></text:p>
        <text:p text:style-name="P56"><text:span text:style-name="CharStyle15"><text:span text:style-name="T14">Len ponížená tu zdolie pokor</text:span></text:span><text:span text:style-name="CharStyle15"><text:span text:style-name="T2">a</text:span></text:span><text:span text:style-name="CharStyle15"><text:span text:style-name="T14">! —</text:span></text:span></text:p>
        <text:p text:style-name="P56"><text:span text:style-name="CharStyle15"><text:span text:style-name="T14">Ukloň sa, chrbát prútmi došibaný,</text:span></text:span></text:p>
        <text:p text:style-name="P56"><text:span text:style-name="CharStyle15"><text:span text:style-name="T14">Dol z nohy, krpec, v hrs</text:span></text:span><text:span text:style-name="CharStyle15"><text:span text:style-name="T17">ť</text:span></text:span><text:span text:style-name="CharStyle15"><text:span text:style-name="T14"> ho</text:span></text:span><text:span text:style-name="CharStyle15"><text:span text:style-name="T4">ľa</text:span></text:span><text:span text:style-name="CharStyle15"><text:span text:style-name="T14"> pútnika!</text:span></text:span></text:p>
        <text:p text:style-name="P13"><text:span text:style-name="CharStyle15"><text:span text:style-name="T14">Z otčiny vo</text:span></text:span><text:span text:style-name="CharStyle15"><text:span text:style-name="T2">n</text:span></text:span><text:span text:style-name="CharStyle15"><text:span text:style-name="T14">! ve</text:span></text:span><text:span text:style-name="CharStyle15"><text:span text:style-name="T17">ď</text:span></text:span><text:span text:style-name="CharStyle15"><text:span text:style-name="T14"> rod tvoj bez otčiny! —</text:span></text:span></text:p>
        <text:p text:style-name="P26"><text:span text:style-name="CharStyle15"><text:span text:style-name="T14">Tam, kde v okolí vládobažných Gal</text:span></text:span><text:span text:style-name="CharStyle15"><text:span text:style-name="T2">l</text:span></text:span><text:span text:style-name="CharStyle15"><text:span text:style-name="T14">ov</text:span></text:span></text:p>
        <text:p text:style-name="P5"><text:span text:style-name="CharStyle15"><text:span text:style-name="T14">Turonské steny smýva tok Luhary,</text:span></text:span></text:p>
        <text:p text:style-name="P26"><text:span text:style-name="CharStyle15"><text:span text:style-name="T14">Vystavím tichú chalupu a sadnúc</text:span></text:span></text:p>
        <text:p text:style-name="P26"><text:span text:style-name="CharStyle15"><text:span text:style-name="T14">Na nízku, z dasák sklinčenú lavicu</text:span></text:span></text:p>
        <text:p text:style-name="P26"><text:span text:style-name="CharStyle15"><text:span text:style-name="T14">Duma</text:span></text:span><text:span text:style-name="CharStyle15"><text:span text:style-name="T4">ť</text:span></text:span><text:span text:style-name="CharStyle15"><text:span text:style-name="T14"> budem o Boh</text:span></text:span><text:span text:style-name="CharStyle15"><text:span text:style-name="T2">u</text:span></text:span><text:span text:style-name="CharStyle15"><text:span text:style-name="T14">, o národ</text:span></text:span><text:span text:style-name="CharStyle15"><text:span text:style-name="T2">e</text:span></text:span><text:span text:style-name="CharStyle15"><text:span text:style-name="T14">! —</text:span></text:span></text:p>
        <text:p text:style-name="P38"><text:span text:style-name="CharStyle15"><text:span text:style-name="T14"/></text:span></text:p>
        <text:p text:style-name="P56"><text:span text:style-name="CharStyle15"><text:span text:style-name="T14">Ho</text:span></text:span><text:span text:style-name="CharStyle15"><text:span text:style-name="T2">j</text:span></text:span><text:span text:style-name="CharStyle15"><text:span text:style-name="T14">, marná myse</text:span></text:span><text:span text:style-name="CharStyle15"><text:span text:style-name="T17">ľ</text:span></text:span><text:span text:style-name="CharStyle15"><text:span text:style-name="T14"> človek</text:span></text:span><text:span text:style-name="CharStyle15"><text:span text:style-name="T2">a</text:span></text:span><text:span text:style-name="CharStyle15"><text:span text:style-name="T14">! — Všetko som</text:span></text:span></text:p>
        <text:p text:style-name="P56"><text:span text:style-name="CharStyle15"><text:span text:style-name="T14">Dal už chudobným až na núdzu vlastn</text:span></text:span><text:span text:style-name="CharStyle15"><text:span text:style-name="T2">ú;</text:span></text:span></text:p>
        <text:p text:style-name="P56"><text:span text:style-name="CharStyle15"><text:span text:style-name="T14">Ubi</text:span></text:span><text:span text:style-name="CharStyle15"><text:span text:style-name="T17">ť</text:span></text:span><text:span text:style-name="CharStyle15"><text:span text:style-name="T14"> som dal sa pre ubitýc</text:span></text:span><text:span text:style-name="CharStyle15"><text:span text:style-name="T2">h;</text:span></text:span><text:span text:style-name="CharStyle15"><text:span text:style-name="T14"> pre svet</text:span></text:span></text:p>
        <text:p text:style-name="P56"><text:soft-page-break/><text:span text:style-name="CharStyle15"><text:span text:style-name="T14">Odriekol som sa sveta — a kde pokoj?</text:span></text:span></text:p>
        <text:p text:style-name="P56"><text:span text:style-name="CharStyle15"><text:span text:style-name="T14">Kde pokoj dumy? hriešna duša, kde mier?! —</text:span></text:span></text:p>
        <text:p text:style-name="P56"><text:span text:style-name="CharStyle15"><text:span text:style-name="T14">Okolo mňa meno kres</text:span></text:span><text:span text:style-name="CharStyle15"><text:span text:style-name="T17">ť</text:span></text:span><text:span text:style-name="CharStyle15"><text:span text:style-name="T14">anov a duch</text:span></text:span></text:p>
        <text:p text:style-name="P13"><text:span text:style-name="CharStyle15"><text:span text:style-name="T14">Lásky, duch pravdy kde je? — nikde, nikde!</text:span></text:span><text:span text:style-name="CharStyle15"><text:span text:style-name="T2"> </text:span></text:span><text:span text:style-name="CharStyle15"><text:span text:style-name="T14">—</text:span></text:span></text:p>
        <text:p text:style-name="P26"><text:span text:style-name="CharStyle15"><text:span text:style-name="T14">Krížom Kristov</text:span></text:span><text:span text:style-name="CharStyle15"><text:span text:style-name="T4">y</text:span></text:span><text:span text:style-name="CharStyle15"><text:span text:style-name="T14">m, ako palladiom</text:span></text:span></text:p>
        <text:p text:style-name="P21"><text:span text:style-name="CharStyle28"><text:span text:style-name="T14"/></text:span></text:p>
        <text:p text:style-name="P13"><text:span text:style-name="CharStyle15"><text:span text:style-name="T14">Ako štítom mal by</text:span></text:span><text:span text:style-name="CharStyle15"><text:span text:style-name="T2">i</text:span></text:span><text:span text:style-name="CharStyle15"><text:span text:style-name="T14"> rod ten prikrytý</text:span></text:span><text:span text:style-name="CharStyle15"><text:span text:style-name="T2">m</text:span></text:span><text:span text:style-name="CharStyle15"><text:span text:style-name="T14">:</text:span></text:span></text:p>
        <text:p text:style-name="P26"><text:span text:style-name="CharStyle15"><text:span text:style-name="T14">Ruka vrahov ten kríž držal</text:span></text:span><text:span text:style-name="CharStyle15"><text:span text:style-name="T2">a</text:span></text:span><text:span text:style-name="CharStyle15"><text:span text:style-name="T14">, zvaliac</text:span></text:span></text:p>
        <text:p text:style-name="P26"><text:span text:style-name="CharStyle15"><text:span text:style-name="T14">Ho pádom </text:span></text:span><text:span text:style-name="CharStyle15"><text:span text:style-name="T4">ťa</text:span></text:span><text:span text:style-name="CharStyle15"><text:span text:style-name="T14">žkým na šije Slavian</text:span></text:span><text:span text:style-name="CharStyle15"><text:span text:style-name="T2">ov</text:span></text:span><text:span text:style-name="CharStyle15"><text:span text:style-name="T14">;</text:span></text:span></text:p>
        <text:p text:style-name="P26"><text:span text:style-name="CharStyle15"><text:span text:style-name="T14">Spravili žitia ten strom stromom smrti,</text:span></text:span></text:p>
        <text:p text:style-name="P26"><text:span text:style-name="CharStyle15"><text:span text:style-name="T14">A drevo spásy drevom zatracenia! —</text:span></text:span></text:p>
        <text:p text:style-name="P26"><text:span text:style-name="CharStyle15"><text:span text:style-name="T14">H</text:span></text:span><text:span text:style-name="CharStyle15"><text:span text:style-name="T17">ľ</text:span></text:span><text:span text:style-name="CharStyle15"><text:span text:style-name="T14">a, tam tých k</text:span></text:span><text:span text:style-name="CharStyle15"><text:span text:style-name="T2">ŕ</text:span></text:span><text:span text:style-name="CharStyle15"><text:span text:style-name="T14">de</text:span></text:span><text:span text:style-name="CharStyle15"><text:span text:style-name="T17">ľ</text:span></text:span><text:span text:style-name="CharStyle15"><text:span text:style-name="T14"> dravcov nad Luharou,</text:span></text:span></text:p>
        <text:p text:style-name="P5"><text:span text:style-name="CharStyle29"><text:span text:style-name="T14">Nad tichou ako zradne preletu</text:span></text:span><text:span text:style-name="CharStyle29"><text:span text:style-name="T2">jú,</text:span></text:span></text:p>
        <text:p text:style-name="P26"><text:span text:style-name="CharStyle15"><text:span text:style-name="T14">A ostrým svojím sekajú zobákom</text:span></text:span></text:p>
        <text:p text:style-name="P26"><text:span text:style-name="CharStyle15"><text:span text:style-name="T14">Do hravých rýb a unášajú koris</text:span></text:span><text:span text:style-name="CharStyle15"><text:span text:style-name="T17">ť</text:span></text:span></text:p>
        <text:p text:style-name="P26"><text:span text:style-name="CharStyle15"><text:span text:style-name="T14">Nem</text:span></text:span><text:span text:style-name="CharStyle15"><text:span text:style-name="T2">ú,</text:span></text:span><text:span text:style-name="CharStyle15"><text:span text:style-name="T14"> nemohúcu zavola</text:span></text:span><text:span text:style-name="CharStyle15"><text:span text:style-name="T17">ť</text:span></text:span><text:span text:style-name="CharStyle15"><text:span text:style-name="T14"> hlasom</text:span></text:span></text:p>
        <text:p text:style-name="P26"><text:span text:style-name="CharStyle15"><text:span text:style-name="T14">Žaloby, práva, kliatby, ani prosby!</text:span></text:span></text:p>
        <text:p text:style-name="P38"><text:span text:style-name="CharStyle15"><text:span text:style-name="T14"/></text:span></text:p>
        <text:p text:style-name="P56"><text:span text:style-name="CharStyle15"><text:span text:style-name="T14">He</text:span></text:span><text:span text:style-name="CharStyle15"><text:span text:style-name="T2">j</text:span></text:span><text:span text:style-name="CharStyle15"><text:span text:style-name="T14">, sivko mô</text:span></text:span><text:span text:style-name="CharStyle15"><text:span text:style-name="T2">j</text:span></text:span><text:span text:style-name="CharStyle15"><text:span text:style-name="T14">, po</text:span></text:span><text:span text:style-name="CharStyle15"><text:span text:style-name="T4">ď</text:span></text:span><text:span text:style-name="CharStyle15"><text:span text:style-name="T14">! dupniže podkovo</text:span></text:span><text:span text:style-name="CharStyle15"><text:span text:style-name="T2">u</text:span></text:span><text:span text:style-name="CharStyle15"><text:span text:style-name="T14">,</text:span></text:span></text:p>
        <text:p text:style-name="P56"><text:span text:style-name="CharStyle15"><text:span text:style-name="T14">Zarehci chu</text:span></text:span><text:span text:style-name="CharStyle15"><text:span text:style-name="T17">ť</text:span></text:span><text:span text:style-name="CharStyle15"><text:span text:style-name="T14">ou a hrdos</text:span></text:span><text:span text:style-name="CharStyle15"><text:span text:style-name="T17">ť</text:span></text:span><text:span text:style-name="CharStyle15"><text:span text:style-name="T14">ou smelou!</text:span></text:span></text:p>
        <text:p text:style-name="P13"><text:span text:style-name="CharStyle15"><text:span text:style-name="T14">Pôjdeme zas od dediny k dedine,</text:span></text:span></text:p>
        <text:p text:style-name="P26"><text:span text:style-name="CharStyle15"><text:span text:style-name="T14">Od zámku k zámku, od mesta do mesta</text:span></text:span></text:p>
        <text:p text:style-name="P26"><text:span text:style-name="CharStyle15"><text:span text:style-name="T14">Po tom slovenskom kraji našom!</text:span></text:span><text:span text:style-name="CharStyle15"><text:span text:style-name="T2"> </text:span></text:span><text:span text:style-name="CharStyle15"><text:span text:style-name="T14">—</text:span></text:span><text:span text:style-name="CharStyle15"><text:span text:style-name="T2"> </text:span></text:span><text:span text:style-name="CharStyle15"><text:span text:style-name="T14">Nie meč</text:span></text:span></text:p>
        <text:p text:style-name="P26"><text:span text:style-name="CharStyle15"><text:span text:style-name="T14">Nateraz, nie bič: h</text:span></text:span><text:span text:style-name="CharStyle15"><text:span text:style-name="T4">ôľ</text:span></text:span><text:span text:style-name="CharStyle15"><text:span text:style-name="T14"> arcipastiersku</text:span></text:span></text:p>
        <text:p text:style-name="P26"><text:span text:style-name="CharStyle15"><text:span text:style-name="T14">A slova moc a pravdu po zákonu</text:span></text:span></text:p>
        <text:p text:style-name="P13"><text:span text:style-name="CharStyle15"><text:span text:style-name="T14">A prosbu, ponos a</text:span></text:span><text:span text:style-name="CharStyle15"><text:span text:style-name="T2"> — </text:span></text:span><text:span text:style-name="CharStyle15"><text:span text:style-name="T14">čo chceš, vezmeme</text:span></text:span><text:span text:style-name="CharStyle15"><text:span text:style-name="T2"> </text:span></text:span><text:span text:style-name="CharStyle15"><text:span text:style-name="T14">—</text:span></text:span></text:p>
        <text:p text:style-name="P26"><text:span text:style-name="CharStyle15"><text:span text:style-name="T14">A hlaso</text:span></text:span><text:span text:style-name="CharStyle15"><text:span text:style-name="T2">m</text:span></text:span><text:span text:style-name="CharStyle15"><text:span text:style-name="T14">, ktorý oblaky prenikne,</text:span></text:span></text:p>
        <text:p text:style-name="P26"><text:span text:style-name="CharStyle15"><text:span text:style-name="T14">Hlasom hromovým vyzýval národy</text:span></text:span></text:p>
        <text:p text:style-name="P5"><text:span text:style-name="CharStyle15"><text:span text:style-name="T14">Budeme k bratstvu, ku pravde, k slobode!</text:span></text:span><text:span text:style-name="CharStyle15"><text:span text:style-name="T2"> </text:span></text:span><text:span text:style-name="CharStyle15"><text:span text:style-name="T14">—</text:span></text:span></text:p>
        <text:p text:style-name="P38"><text:span text:style-name="CharStyle15"><text:span text:style-name="T14"/></text:span></text:p>
        <text:p text:style-name="P56"><text:soft-page-break/><text:span text:style-name="CharStyle15"><text:span text:style-name="T14">Brati</text:span></text:span><text:span text:style-name="CharStyle15"><text:span text:style-name="T2">a</text:span></text:span><text:span text:style-name="CharStyle15"><text:span text:style-name="T14">! vyhrial sa kôň mô</text:span></text:span><text:span text:style-name="CharStyle15"><text:span text:style-name="T2">j</text:span></text:span><text:span text:style-name="CharStyle15"><text:span text:style-name="T14">, vrelou penou</text:span></text:span></text:p>
        <text:p text:style-name="P56"><text:span text:style-name="CharStyle15"><text:span text:style-name="T14">Zaliaty stojí za vami</text:span></text:span><text:span text:style-name="CharStyle15"><text:span text:style-name="T2">;</text:span></text:span><text:span text:style-name="CharStyle15"><text:span text:style-name="T14"> kríž krížom</text:span></text:span></text:p>
        <text:p text:style-name="P56"><text:span text:style-name="CharStyle15"><text:span text:style-name="T14">Precválal som od Tešína k Banátu,</text:span></text:span></text:p>
        <text:p text:style-name="P56"><text:span text:style-name="CharStyle15"><text:span text:style-name="T14">Od Javoriny ku Rimave smutne</text:span></text:span><text:span text:style-name="CharStyle15"><text:span text:style-name="T2">j</text:span></text:span><text:span text:style-name="CharStyle15"><text:span text:style-name="T14">,</text:span></text:span></text:p>
        <text:p text:style-name="P56"><text:span text:style-name="CharStyle15"><text:span text:style-name="T14">Brehmi Dunaja, Tisy a Maruš</text:span></text:span><text:span text:style-name="CharStyle15"><text:span text:style-name="T2">e</text:span></text:span><text:span text:style-name="CharStyle15"><text:span text:style-name="T14">,</text:span></text:span></text:p>
        <text:p text:style-name="P56"><text:span text:style-name="CharStyle15"><text:span text:style-name="T14">Po siho</text:span></text:span><text:span text:style-name="CharStyle15"><text:span text:style-name="T17">ť</text:span></text:span><text:span text:style-name="CharStyle15"><text:span text:style-name="T14">ach tých dolňozeme — kde Boh</text:span></text:span></text:p>
        <text:p text:style-name="P56"><text:span text:style-name="CharStyle15"><text:span text:style-name="T14">Položil otázku nerozhodnutú:</text:span></text:span></text:p>
        <text:p text:style-name="P6"><text:span text:style-name="CharStyle15"><text:span text:style-name="T17">Č</text:span></text:span><text:span text:style-name="CharStyle15"><text:span text:style-name="T14">i žer</text:span></text:span><text:span text:style-name="CharStyle15"><text:span text:style-name="T4">t</text:span></text:span><text:span text:style-name="CharStyle15"><text:span text:style-name="T14">va naše</text:span></text:span><text:span text:style-name="CharStyle15"><text:span text:style-name="T17">ť</text:span></text:span><text:span text:style-name="CharStyle15"><text:span text:style-name="T14"> Ma</text:span></text:span><text:span text:style-name="CharStyle15"><text:span text:style-name="T17">ď</text:span></text:span><text:span text:style-name="CharStyle15"><text:span text:style-name="T14">arov ta</text:span></text:span><text:span text:style-name="CharStyle15"><text:span text:style-name="T2">m</text:span></text:span><text:span text:style-name="CharStyle15"><text:span text:style-name="T14">, a či</text:span></text:span></text:p>
        <text:p text:style-name="P27"><text:span text:style-name="CharStyle15"><text:span text:style-name="T14">To semänice doby novej? — a kde</text:span></text:span></text:p>
        <text:p text:style-name="P27"><text:span text:style-name="CharStyle15"><text:span text:style-name="T14">Slovenská pieseň sa ozýv</text:span></text:span><text:span text:style-name="CharStyle15"><text:span text:style-name="T2">a</text:span></text:span><text:span text:style-name="CharStyle15"><text:span text:style-name="T14">, všade</text:span></text:span></text:p>
        <text:p text:style-name="P13"><text:span text:style-name="CharStyle15"><text:span text:style-name="T14">Volal som: po</text:span></text:span><text:span text:style-name="CharStyle15"><text:span text:style-name="T17">ď</text:span></text:span><text:span text:style-name="CharStyle15"><text:span text:style-name="T14">me, vyh</text:span></text:span><text:span text:style-name="CharStyle15"><text:span text:style-name="T17">ľ</text:span></text:span><text:span text:style-name="CharStyle15"><text:span text:style-name="T14">adajme starú</text:span></text:span></text:p>
        <text:p text:style-name="P26"><text:span text:style-name="CharStyle15"><text:span text:style-name="T14">Ma</text:span></text:span><text:span text:style-name="CharStyle15"><text:span text:style-name="T4">ť</text:span></text:span><text:span text:style-name="CharStyle15"><text:span text:style-name="T14">ušku našu, najdúc utešme ju! —</text:span></text:span></text:p>
        <text:p text:style-name="P38"><text:span text:style-name="CharStyle15"><text:span text:style-name="T14"/></text:span></text:p>
        <text:p text:style-name="P56"><text:span text:style-name="CharStyle15"><text:span text:style-name="T14">Hluchí nečul</text:span></text:span><text:span text:style-name="CharStyle15"><text:span text:style-name="T2">i</text:span></text:span><text:span text:style-name="CharStyle15"><text:span text:style-name="T14">, čujúci bežal</text:span></text:span><text:span text:style-name="CharStyle15"><text:span text:style-name="T2">i</text:span></text:span><text:span text:style-name="CharStyle15"><text:span text:style-name="T14">: —</text:span></text:span></text:p>
        <text:p text:style-name="P56"><text:span text:style-name="CharStyle15"><text:span text:style-name="T14">Tu sme! — len tí, čo </text:span></text:span><text:span text:style-name="CharStyle15"><text:span text:style-name="T17">ľ</text:span></text:span><text:span text:style-name="CharStyle15"><text:span text:style-name="T14">akajú sa sveta</text:span></text:span></text:p>
        <text:p text:style-name="P56"><text:span text:style-name="CharStyle15"><text:span text:style-name="T14">Pre dobr</text:span></text:span><text:span text:style-name="CharStyle15"><text:span text:style-name="T17">ô</text:span></text:span><text:span text:style-name="CharStyle15"><text:span text:style-name="T14"> svoje srdce a </text:span></text:span><text:span text:style-name="CharStyle15"><text:span text:style-name="T4">u</text:span></text:span><text:span text:style-name="CharStyle15"><text:span text:style-name="T14">bohí</text:span></text:span></text:p>
        <text:p text:style-name="P56"><text:span text:style-name="CharStyle15"><text:span text:style-name="T14">Tí, čo vo väzbách nadvlády vzdychajúc</text:span></text:span></text:p>
        <text:p text:style-name="P56"><text:span text:style-name="CharStyle15"><text:span text:style-name="T14">Ležia so svojou túžbou uväznení —</text:span></text:span></text:p>
        <text:p text:style-name="P56"><text:span text:style-name="CharStyle15"><text:span text:style-name="T14">Neprišli, že prís</text:span></text:span><text:span text:style-name="CharStyle15"><text:span text:style-name="T17">ť</text:span></text:span><text:span text:style-name="CharStyle15"><text:span text:style-name="T14"> nemohli! — nemohli?</text:span></text:span></text:p>
        <text:p text:style-name="P56"><text:span text:style-name="CharStyle15"><text:span text:style-name="T14">Pán Boh vie ! —</text:span></text:span></text:p>
        <text:p text:style-name="P5"><text:span text:style-name="CharStyle15"><text:span text:style-name="T14"/></text:span></text:p>
        <text:p text:style-name="P23"><text:span text:style-name="CharStyle15"><text:span text:style-name="T14">Bratia! nám úloha svätá:</text:span></text:span></text:p>
        <text:p text:style-name="P13"><text:span text:style-name="CharStyle15"><text:span text:style-name="T14">Národ a vlas</text:span></text:span><text:span text:style-name="CharStyle15"><text:span text:style-name="T4">ť</text:span></text:span><text:span text:style-name="CharStyle15"><text:span text:style-name="T14"> a svornos</text:span></text:span><text:span text:style-name="CharStyle15"><text:span text:style-name="T17">ť</text:span></text:span><text:span text:style-name="CharStyle15"><text:span text:style-name="T14"> a sloboda! —</text:span></text:span></text:p>
        <text:p text:style-name="P26"><text:span text:style-name="CharStyle15"><text:span text:style-name="T14">Sadnite v líp týchto posvätnom chlad</text:span></text:span><text:span text:style-name="CharStyle15"><text:span text:style-name="T2">u</text:span></text:span><text:span text:style-name="CharStyle15"><text:span text:style-name="T14">,</text:span></text:span></text:p>
        <text:p text:style-name="P41"><text:span text:style-name="CharStyle15"><text:span text:style-name="T14">Sám Boh-Duch Svätý žehnaj našu </text:span></text:span><text:span text:style-name="CharStyle15"><text:span text:style-name="T17">radu! </text:span></text:span><text:span text:style-name="CharStyle15"><text:span text:style-name="T13">—</text:span></text:span></text:p>
        <text:p text:style-name="P56"><text:span text:style-name="CharStyle15"><text:span text:style-name="T14">Dovetil tak.</text:span></text:span></text:p>
        <text:p text:style-name="P38"><text:span text:style-name="CharStyle15"><text:span text:style-name="T14"/></text:span></text:p>
        <text:p text:style-name="P56"><text:span text:style-name="CharStyle15"><text:span text:style-name="T14">Tu sriebornými hlasmi</text:span></text:span></text:p>
        <text:p text:style-name="P56"><text:span text:style-name="CharStyle15"><text:span text:style-name="T14">Zacvendžaly retiazky na kantároc</text:span></text:span><text:span text:style-name="CharStyle15"><text:span text:style-name="T2">h</text:span></text:span><text:span text:style-name="CharStyle15"><text:span text:style-name="T14">,</text:span></text:span></text:p>
        <text:p text:style-name="P56"><text:span text:style-name="CharStyle15"><text:span text:style-name="T14">Zem zadunela radostným dupoto</text:span></text:span><text:span text:style-name="CharStyle15"><text:span text:style-name="T2">m</text:span></text:span><text:span text:style-name="CharStyle15"><text:span text:style-name="T14">,</text:span></text:span></text:p>
        <text:p text:style-name="P56"><text:soft-page-break/><text:span text:style-name="CharStyle15"><text:span text:style-name="T14">I zatriaslo sa povetrie rižaním</text:span></text:span></text:p>
        <text:p text:style-name="P56"><text:span text:style-name="CharStyle15"><text:span text:style-name="T14">Milozvučným a sborom sa rozlietla</text:span></text:span></text:p>
        <text:p text:style-name="P56"><text:span text:style-name="CharStyle15"><text:span text:style-name="T2">Ž</text:span></text:span><text:span text:style-name="CharStyle15"><text:span text:style-name="T14">iara slávy nevídane</text:span></text:span><text:span text:style-name="CharStyle15"><text:span text:style-name="T2">j</text:span></text:span><text:span text:style-name="CharStyle15"><text:span text:style-name="T14">, že v nej sa</text:span></text:span></text:p>
        <text:p text:style-name="P56"><text:span text:style-name="CharStyle15"><text:span text:style-name="T14">Oči junákov šumných roziskrily</text:span></text:span></text:p>
        <text:p text:style-name="P56"><text:span text:style-name="CharStyle15"><text:span text:style-name="T14">A obrátily na bieleho koňa. —</text:span></text:span></text:p>
        <text:p text:style-name="P56"><text:span text:style-name="CharStyle15"><text:span text:style-name="T17">Č</text:span></text:span><text:span text:style-name="CharStyle15"><text:span text:style-name="T14">o to? na čele sivka hviezda zlat</text:span></text:span><text:span text:style-name="CharStyle15"><text:span text:style-name="T2">á</text:span></text:span><text:span text:style-name="CharStyle15"><text:span text:style-name="T14">,</text:span></text:span></text:p>
        <text:p text:style-name="P56"><text:span text:style-name="CharStyle15"><text:span text:style-name="T14">Hviezda blyštiaca sa plameňom slnca,</text:span></text:span></text:p>
        <text:p text:style-name="P56"><text:span text:style-name="CharStyle15"><text:span text:style-name="T14">Keď v sláve rannej zažiari nad Tatro</text:span></text:span><text:span text:style-name="CharStyle15"><text:span text:style-name="T2">u</text:span></text:span><text:span text:style-name="CharStyle15"><text:span text:style-name="T14">! —</text:span></text:span></text:p>
        <text:p text:style-name="P38"><text:span text:style-name="CharStyle15"><text:span text:style-name="T14"/></text:span></text:p>
        <text:p text:style-name="P56"><text:span text:style-name="CharStyle15"><text:span text:style-name="T14">Ale v tom okamihu okrídlený</text:span></text:span></text:p>
        <text:p text:style-name="P56"><text:span text:style-name="CharStyle15"><text:span text:style-name="T14">Zmizol tátoš na belasom obzore. —</text:span></text:span></text:p>
        <text:p text:style-name="P38"><text:span text:style-name="CharStyle15"><text:span text:style-name="T14"/></text:span></text:p>
        <text:p text:style-name="P52"><text:span text:style-name="CharStyle15"><text:span text:style-name="T17">Č</text:span></text:span><text:span text:style-name="CharStyle15"><text:span text:style-name="T14">í to bol koník?</text:span></text:span><text:span text:style-name="CharStyle15"><text:span text:style-name="T2"> </text:span></text:span><text:span text:style-name="CharStyle15"><text:span text:style-name="T14">—</text:span></text:span><text:span text:style-name="CharStyle15"><text:span text:style-name="T2"> </text:span></text:span><text:span text:style-name="CharStyle15"><text:span text:style-name="T14">synovco</text:span></text:span><text:span text:style-name="CharStyle15"><text:span text:style-name="T2">v R</text:span></text:span><text:span text:style-name="CharStyle15"><text:span text:style-name="T14">astica?</text:span></text:span></text:p>
        <text:p text:style-name="P5"><text:span text:style-name="CharStyle15"><text:span text:style-name="T2">Č</text:span></text:span><text:span text:style-name="CharStyle15"><text:span text:style-name="T14">iže z koniarne svätej Svantovíta?</text:span></text:span></text:p>
        <text:p text:style-name="P19"><text:span text:style-name="CharStyle15"><text:span text:style-name="T17">Č</text:span></text:span><text:span text:style-name="CharStyle15"><text:span text:style-name="T14">i zo šedivých vekov kôň slncový? —</text:span></text:span></text:p>
        <text:p text:style-name="P38"><text:span text:style-name="CharStyle15"><text:span text:style-name="T14"/></text:span></text:p>
        <text:p text:style-name="P52"><text:span text:style-name="CharStyle15"><text:span text:style-name="T14">Ak kto poznal ho,</text:span></text:span><text:span text:style-name="CharStyle15"><text:span text:style-name="T2"> </text:span></text:span><text:span text:style-name="CharStyle15"><text:span text:style-name="T14">nuž nech sa vysloví!</text:span></text:span><text:span text:style-name="CharStyle15"><text:span text:style-name="T2"> </text:span></text:span><text:span text:style-name="CharStyle15"><text:span text:style-name="T14">—</text:span></text:span></text:p>
        <text:p text:style-name="P38"><text:span text:style-name="CharStyle15"><text:span text:style-name="T14"/></text:span></text:p>
        <text:p text:style-name="P56"><text:span text:style-name="CharStyle15"><text:span text:style-name="T14">Na „ko</text:span></text:span><text:span text:style-name="CharStyle15"><text:span text:style-name="T2">š</text:span></text:span><text:span text:style-name="CharStyle15"><text:span text:style-name="T14">utovskej mohyle“ z tej chvíle</text:span></text:span></text:p>
        <text:p text:style-name="P56"><text:span text:style-name="CharStyle15"><text:span text:style-name="T14">Zasadla poves</text:span></text:span><text:span text:style-name="CharStyle15"><text:span text:style-name="T17">ť</text:span></text:span><text:span text:style-name="CharStyle15"><text:span text:style-name="T14"> Boha smilovania,</text:span></text:span></text:p>
        <text:p text:style-name="P56"><text:span text:style-name="CharStyle15"><text:span text:style-name="T14">Ktorá rozpráva v Turci malovanom:</text:span></text:span></text:p>
        <text:p text:style-name="P56"><text:span text:style-name="CharStyle15"><text:span text:style-name="T14">Jako sa ztratil z pyskov klevetavých</text:span></text:span></text:p>
        <text:p text:style-name="P56"><text:span text:style-name="CharStyle15"><text:span text:style-name="T14">Ušk</text:span></text:span><text:span text:style-name="CharStyle15"><text:span text:style-name="T17">ľ</text:span></text:span><text:span text:style-name="CharStyle15"><text:span text:style-name="T14">abok kliatby a pero </text:span></text:span><text:span text:style-name="CharStyle15"><text:span text:style-name="T2">I</text:span></text:span><text:span text:style-name="CharStyle15"><text:span text:style-name="T14">háro</text:span></text:span><text:span text:style-name="CharStyle15"><text:span text:style-name="T4">v</text:span></text:span><text:span text:style-name="CharStyle15"><text:span text:style-name="T14">o</text:span></text:span></text:p>
        <text:p text:style-name="P56"><text:span text:style-name="CharStyle15"><text:span text:style-name="T14">Porvali diabli a pomník zlodušný</text:span></text:span></text:p>
        <text:p text:style-name="P56"><text:span text:style-name="CharStyle15"><text:span text:style-name="T14">V priepas</text:span></text:span><text:span text:style-name="CharStyle15"><text:span text:style-name="T17">ť</text:span></text:span><text:span text:style-name="CharStyle15"><text:span text:style-name="T14"> nemoty sa prepadol.</text:span></text:span></text:p>
        <text:p text:style-name="P38"><text:span text:style-name="CharStyle15"><text:span text:style-name="T14"/></text:span></text:p>
        <text:p text:style-name="P56"><text:span text:style-name="CharStyle15"><text:span text:style-name="T14">A keď</text:span></text:span></text:p>
        <text:p text:style-name="P56"><text:span text:style-name="CharStyle15"><text:span text:style-name="T14">Dokoná chýry, dokoná s tou vetou:</text:span></text:span></text:p>
        <text:p text:style-name="P56"><text:span text:style-name="CharStyle15"><text:span text:style-name="T14">Sláva vysoko stojí nad kleveto</text:span></text:span><text:span text:style-name="CharStyle15"><text:span text:style-name="T2">u</text:span></text:span><text:span text:style-name="CharStyle15"><text:span text:style-name="T14">!</text:span></text:span></text:p>
        <text:p text:style-name="P22"><text:span text:style-name="CharStyle32"><text:span text:style-name="T14"/></text:span></text:p>
        <text:p text:style-name="P37"><text:soft-page-break/><text:span text:style-name="CharStyle32"><text:span text:style-name="T17">II.</text:span></text:span></text:p>
        <text:p text:style-name="P37"><text:span text:style-name="CharStyle32"><text:span text:style-name="T17"/></text:span></text:p>
        <text:p text:style-name="P36"><text:span text:style-name="CharStyle32"><text:span text:style-name="T14">Tur</text:span></text:span><text:span text:style-name="CharStyle32"><text:span text:style-name="T17">i</text:span></text:span><text:span text:style-name="CharStyle32"><text:span text:style-name="T14">ce.</text:span></text:span></text:p>
        <text:p text:style-name="P22"><text:span text:style-name="CharStyle33"><text:span text:style-name="T2"/></text:span></text:p>
        <text:p text:style-name="P7"><text:span text:style-name="CharStyle15"><text:span text:style-name="T17">P</text:span></text:span><text:span text:style-name="CharStyle15"><text:span text:style-name="T14">r</text:span></text:span><text:span text:style-name="CharStyle15"><text:span text:style-name="T2">í</text:span></text:span><text:span text:style-name="CharStyle15"><text:span text:style-name="T4">ď</text:span></text:span><text:span text:style-name="CharStyle15"><text:span text:style-name="T14">, holubica biel</text:span></text:span><text:span text:style-name="CharStyle15"><text:span text:style-name="T2">a</text:span></text:span><text:span text:style-name="CharStyle15"><text:span text:style-name="T14">, príď nebesk</text:span></text:span><text:span text:style-name="CharStyle15"><text:span text:style-name="T2">á</text:span></text:span><text:span text:style-name="CharStyle15"><text:span text:style-name="T14">!</text:span></text:span></text:p>
        <text:p text:style-name="P28"><text:span text:style-name="CharStyle15"><text:span text:style-name="T14">Zatrepoc krídelcom zakrvaveným,</text:span></text:span></text:p>
        <text:p text:style-name="P28"><text:span text:style-name="CharStyle15"><text:span text:style-name="T14">Zkrvaveným od krahulcov-jastrabo</text:span></text:span><text:span text:style-name="CharStyle15"><text:span text:style-name="T2">v</text:span></text:span><text:span text:style-name="CharStyle15"><text:span text:style-name="T14">,</text:span></text:span></text:p>
        <text:p text:style-name="P7"><text:span text:style-name="CharStyle15"><text:span text:style-name="T14">Krídelcom mieru a viery božej! Pr</text:span></text:span><text:span text:style-name="CharStyle15"><text:span text:style-name="T2">í</text:span></text:span><text:span text:style-name="CharStyle15"><text:span text:style-name="T5">ď</text:span></text:span><text:span text:style-name="CharStyle15"><text:span text:style-name="T14">,</text:span></text:span></text:p>
        <text:p text:style-name="P28"><text:span text:style-name="CharStyle15"><text:span text:style-name="T14">Zahrkútaj nad verných temenami,</text:span></text:span></text:p>
        <text:p text:style-name="P8"><text:span text:style-name="CharStyle15"><text:span text:style-name="T14">Zahrkútaj </text:span></text:span><text:span text:style-name="CharStyle15"><text:span text:style-name="T18">ľ</text:span></text:span><text:span text:style-name="CharStyle15"><text:span text:style-name="T14">úbos</text:span></text:span><text:span text:style-name="CharStyle15"><text:span text:style-name="T18">ť</text:span></text:span><text:span text:style-name="CharStyle15"><text:span text:style-name="T14">ou svätou nad tým</text:span></text:span></text:p>
        <text:p text:style-name="P29"><text:span text:style-name="CharStyle15"><text:span text:style-name="T14">Národom holubičím a zorničko</text:span></text:span><text:span text:style-name="CharStyle15"><text:span text:style-name="T18">u</text:span></text:span></text:p>
        <text:p text:style-name="P14"><text:span text:style-name="CharStyle15"><text:span text:style-name="T14">Jasnou zapá</text:span></text:span><text:span text:style-name="CharStyle15"><text:span text:style-name="T18">ľ</text:span></text:span><text:span text:style-name="CharStyle15"><text:span text:style-name="T14"> hr</text:span></text:span><text:span text:style-name="CharStyle15"><text:span text:style-name="T5">u</text:span></text:span><text:span text:style-name="CharStyle15"><text:span text:style-name="T27">ď</text:span></text:span><text:span text:style-name="CharStyle15"><text:span text:style-name="T2"> </text:span></text:span><text:span text:style-name="CharStyle15"><text:span text:style-name="T14">—</text:span></text:span><text:span text:style-name="CharStyle15"><text:span text:style-name="T2"> </text:span></text:span><text:span text:style-name="CharStyle15"><text:span text:style-name="T14">ako sklom zápalným</text:span></text:span><text:span text:style-name="CharStyle15"><text:span text:style-name="T2"> </text:span></text:span><text:span text:style-name="CharStyle15"><text:span text:style-name="T14">—</text:span></text:span></text:p>
        <text:p text:style-name="P30"><text:span text:style-name="CharStyle15"><text:span text:style-name="T14">Zapá</text:span></text:span><text:span text:style-name="CharStyle15"><text:span text:style-name="T18">ľ</text:span></text:span><text:span text:style-name="CharStyle15"><text:span text:style-name="T14"> posvätným ohňo</text:span></text:span><text:span text:style-name="CharStyle15"><text:span text:style-name="T2">m</text:span></text:span><text:span text:style-name="CharStyle15"><text:span text:style-name="T14">, a národy</text:span></text:span></text:p>
        <text:p text:style-name="P30"><text:span text:style-name="CharStyle15"><text:span text:style-name="T14">Koruny svätej a plemená zeme</text:span></text:span></text:p>
        <text:p text:style-name="P30"><text:span text:style-name="CharStyle15"><text:span text:style-name="T14">Skrze jazykov rozmanito</text:span></text:span><text:span text:style-name="CharStyle15"><text:span text:style-name="T2">s</text:span></text:span><text:span text:style-name="CharStyle15"><text:span text:style-name="T5">ť</text:span></text:span><text:span text:style-name="CharStyle15"><text:span text:style-name="T14"> sjedn</text:span></text:span><text:span text:style-name="CharStyle15"><text:span text:style-name="T2">o</text:span></text:span><text:span text:style-name="CharStyle15"><text:span text:style-name="T5">ť</text:span></text:span></text:p>
        <text:p text:style-name="P30"><text:span text:style-name="CharStyle15"><text:span text:style-name="T14">V duchu pokoja, pravdy: Hallelujah! —</text:span></text:span></text:p>
        <text:p text:style-name="P38"><text:span text:style-name="CharStyle15"><text:span text:style-name="T14"/></text:span></text:p>
        <text:p text:style-name="P57"><text:span text:style-name="CharStyle15"><text:span text:style-name="T14">V prosred sedem miest ma</text:span></text:span><text:span text:style-name="CharStyle15"><text:span text:style-name="T18">l</text:span></text:span><text:span text:style-name="CharStyle15"><text:span text:style-name="T14">ovaných krajov</text:span></text:span></text:p>
        <text:p text:style-name="P57"><text:span text:style-name="CharStyle15"><text:span text:style-name="T14">K</text:span></text:span><text:span text:style-name="CharStyle15"><text:span text:style-name="T18">ľ</text:span></text:span><text:span text:style-name="CharStyle15"><text:span text:style-name="T14">a</text:span></text:span><text:span text:style-name="CharStyle15"><text:span text:style-name="T5">č</text:span></text:span><text:span text:style-name="CharStyle15"><text:span text:style-name="T14">í národ na kolenách sodraných</text:span></text:span></text:p>
        <text:p text:style-name="P57"><text:span text:style-name="CharStyle15"><text:span text:style-name="T14">Marným kolenkovaním vôkol trón</text:span></text:span><text:span text:style-name="CharStyle15"><text:span text:style-name="T2">a</text:span></text:span><text:span text:style-name="CharStyle15"><text:span text:style-name="T14">,</text:span></text:span></text:p>
        <text:p text:style-name="P57"><text:span text:style-name="CharStyle15"><text:span text:style-name="T14">Klačí v modlitbe krušnej k Bohu-Duchu.</text:span></text:span></text:p>
        <text:p text:style-name="P57"><text:span text:style-name="CharStyle15"><text:span text:style-name="T14">Sláva to v Turci slávi tur</text:span></text:span><text:span text:style-name="CharStyle15"><text:span text:style-name="T5">íc</text:span></text:span><text:span text:style-name="CharStyle15"><text:span text:style-name="T14"> slavnos</text:span></text:span><text:span text:style-name="CharStyle15"><text:span text:style-name="T5">ť</text:span></text:span><text:span text:style-name="CharStyle15"><text:span text:style-name="T14">,</text:span></text:span></text:p>
        <text:p text:style-name="P57"><text:span text:style-name="CharStyle15"><text:span text:style-name="T14">A syn jej každý čaká, jako duchom</text:span></text:span></text:p>
        <text:p text:style-name="P57"><text:span text:style-name="CharStyle15"><text:span text:style-name="T14">Občans</text:span></text:span><text:span text:style-name="CharStyle15"><text:span text:style-name="T5">t</text:span></text:span><text:span text:style-name="CharStyle15"><text:span text:style-name="T14">va ucteného si vydýchne</text:span></text:span></text:p>
        <text:p text:style-name="P57"><text:span text:style-name="CharStyle15"><text:span text:style-name="T14">Po prvô Slovač zas po to</text:span></text:span><text:span text:style-name="CharStyle15"><text:span text:style-name="T18">ľ</text:span></text:span><text:span text:style-name="CharStyle15"><text:span text:style-name="T14">ko vekoch. —</text:span></text:span></text:p>
        <text:p text:style-name="P57"><text:span text:style-name="CharStyle15"><text:span text:style-name="T14">Veštili veštci, vetily povesti</text:span></text:span></text:p>
        <text:p text:style-name="P57"><text:span text:style-name="CharStyle15"><text:span text:style-name="T14">A rokovali proroci o dobe</text:span></text:span></text:p>
        <text:p text:style-name="P57"><text:span text:style-name="CharStyle15"><text:span text:style-name="T14">Povýšenia ponížených, o dobe</text:span></text:span></text:p>
        <text:p text:style-name="P57"><text:span text:style-name="CharStyle15"><text:span text:style-name="T14">Uvítania-sa oviec rozplašenýc</text:span></text:span><text:span text:style-name="CharStyle15"><text:span text:style-name="T2">h</text:span></text:span><text:span text:style-name="CharStyle15"><text:span text:style-name="T14">:</text:span></text:span></text:p>
        <text:p text:style-name="P57"><text:span text:style-name="CharStyle15"><text:span text:style-name="T14">A nemohol Bo</text:span></text:span><text:span text:style-name="CharStyle15"><text:span text:style-name="T5">h</text:span></text:span><text:span text:style-name="CharStyle15"><text:span text:style-name="T14"> Hospodin, nemohol</text:span></text:span></text:p>
        <text:p text:style-name="P57"><text:soft-page-break/><text:span text:style-name="CharStyle15"><text:span text:style-name="T14">Na veky zabudnú</text:span></text:span><text:span text:style-name="CharStyle15"><text:span text:style-name="T18">ť</text:span></text:span><text:span text:style-name="CharStyle15"><text:span text:style-name="T14"> na pravdu svo</text:span></text:span><text:span text:style-name="CharStyle15"><text:span text:style-name="T2">ju</text:span></text:span><text:span text:style-name="CharStyle15"><text:span text:style-name="T14">,</text:span></text:span></text:p>
        <text:p text:style-name="P57"><text:span text:style-name="CharStyle15"><text:span text:style-name="T14">Ani na lož tých, čo ne</text:span></text:span><text:span text:style-name="CharStyle15"><text:span text:style-name="T18">ľ</text:span></text:span><text:span text:style-name="CharStyle15"><text:span text:style-name="T14">ud zvú </text:span></text:span><text:span text:style-name="CharStyle15"><text:span text:style-name="T5">ľu</text:span></text:span><text:span text:style-name="CharStyle15"><text:span text:style-name="T14">do</text:span></text:span><text:span text:style-name="CharStyle15"><text:span text:style-name="T2">m</text:span></text:span><text:span text:style-name="CharStyle15"><text:span text:style-name="T14">,</text:span></text:span></text:p>
        <text:p text:style-name="P58"><text:span text:style-name="CharStyle15"><text:span text:style-name="T14">Ani na prelud, čo ujarmenému</text:span></text:span></text:p>
        <text:p text:style-name="P58"><text:span text:style-name="CharStyle15"><text:span text:style-name="T14">Slovákovi rc</text:span></text:span><text:span text:style-name="CharStyle15"><text:span text:style-name="T2">e</text:span></text:span><text:span text:style-name="CharStyle15"><text:span text:style-name="T14">: si slobodný člove</text:span></text:span><text:span text:style-name="CharStyle15"><text:span text:style-name="T2">k</text:span></text:span><text:span text:style-name="CharStyle15"><text:span text:style-name="T14">!</text:span></text:span></text:p>
        <text:p text:style-name="P58"><text:span text:style-name="CharStyle15"><text:span text:style-name="T14">Musela sa postavi</text:span></text:span><text:span text:style-name="CharStyle15"><text:span text:style-name="T19">ť</text:span></text:span><text:span text:style-name="CharStyle15"><text:span text:style-name="T14"> v rad národov</text:span></text:span></text:p>
        <text:p text:style-name="P5"><text:span text:style-name="CharStyle15"><text:span text:style-name="T14">Po prv</text:span></text:span><text:span text:style-name="CharStyle15"><text:span text:style-name="T2">ô</text:span></text:span><text:span text:style-name="CharStyle15"><text:span text:style-name="T14"> Slovač zas po to</text:span></text:span><text:span text:style-name="CharStyle15"><text:span text:style-name="T19">ľ</text:span></text:span><text:span text:style-name="CharStyle15"><text:span text:style-name="T14">ko vekoch. </text:span></text:span><text:span text:style-name="CharStyle15"><text:span text:style-name="T2">—</text:span></text:span></text:p>
        <text:p text:style-name="P38"><text:span text:style-name="CharStyle15"><text:span text:style-name="T14"/></text:span></text:p>
        <text:p text:style-name="P58"><text:span text:style-name="CharStyle15"><text:span text:style-name="T14">Na Ráne bo</text:span></text:span><text:span text:style-name="CharStyle15"><text:span text:style-name="T19">ľ</text:span></text:span><text:span text:style-name="CharStyle15"><text:span text:style-name="T2">n</text:span></text:span><text:span text:style-name="CharStyle15"><text:span text:style-name="T14">o zastenal starý Tur,</text:span></text:span></text:p>
        <text:p text:style-name="P58"><text:span text:style-name="CharStyle15"><text:span text:style-name="T14">Zatriasol plecma o</text:span></text:span><text:span text:style-name="CharStyle15"><text:span text:style-name="T6">t</text:span></text:span><text:span text:style-name="CharStyle15"><text:span text:style-name="T14">úlenýma a</text:span></text:span></text:p>
        <text:p text:style-name="P58"><text:span text:style-name="CharStyle15"><text:span text:style-name="T14">Plá</text:span></text:span><text:span text:style-name="CharStyle15"><text:span text:style-name="T19">šť</text:span></text:span><text:span text:style-name="CharStyle15"><text:span text:style-name="T14">om rudým tak, že prášilo s</text:span></text:span><text:span text:style-name="CharStyle15"><text:span text:style-name="T2">’</text:span></text:span><text:span text:style-name="CharStyle15"><text:span text:style-name="T14"> z neho</text:span></text:span></text:p>
        <text:p text:style-name="P58"><text:span text:style-name="CharStyle15"><text:span text:style-name="T14">Prachom germ</text:span></text:span><text:span text:style-name="CharStyle15"><text:span text:style-name="T6">a</text:span></text:span><text:span text:style-name="CharStyle15"><text:span text:style-name="T14">nskej dávno prischlej krve;</text:span></text:span></text:p>
        <text:p text:style-name="P5"><text:span text:style-name="CharStyle15"><text:span text:style-name="T14">Zastenal a meč široký vypadol</text:span></text:span></text:p>
        <text:p text:style-name="P5"><text:span text:style-name="CharStyle15"><text:span text:style-name="T14">Z hrsti, rozlomiac sa na dvojmé poly:</text:span></text:span></text:p>
        <text:p text:style-name="P15"><text:span text:style-name="CharStyle15"><text:span text:style-name="T2">I</text:span></text:span><text:span text:style-name="CharStyle15"><text:span text:style-name="T14"> zastenala zem pod týmto pádom,</text:span></text:span></text:p>
        <text:p text:style-name="P31"><text:span text:style-name="CharStyle15"><text:span text:style-name="T14">Že britko</text:span></text:span><text:span text:style-name="CharStyle15"><text:span text:style-name="T2">s</text:span></text:span><text:span text:style-name="CharStyle15"><text:span text:style-name="T6">ť</text:span></text:span><text:span text:style-name="CharStyle15"><text:span text:style-name="T14"> ostria jeho už nebude</text:span></text:span></text:p>
        <text:p text:style-name="P31"><text:span text:style-name="CharStyle15"><text:span text:style-name="T14">Napája</text:span></text:span><text:span text:style-name="CharStyle15"><text:span text:style-name="T19">ť</text:span></text:span><text:span text:style-name="CharStyle15"><text:span text:style-name="T14"> smädnú vlahou nemeckých ží</text:span></text:span><text:span text:style-name="CharStyle15"><text:span text:style-name="T2">l</text:span></text:span><text:span text:style-name="CharStyle15"><text:span text:style-name="T14">:</text:span></text:span></text:p>
        <text:p text:style-name="P5"><text:span text:style-name="CharStyle15"><text:span text:style-name="T14">Zamrmlal starý Tur, ke</text:span></text:span><text:span text:style-name="CharStyle15"><text:span text:style-name="T19">ď</text:span></text:span><text:span text:style-name="CharStyle15"><text:span text:style-name="T14"> mladý Turec</text:span></text:span></text:p>
        <text:p text:style-name="P15"><text:span text:style-name="CharStyle15"><text:span text:style-name="T14">V biele</text:span></text:span><text:span text:style-name="CharStyle15"><text:span text:style-name="T2">j</text:span></text:span><text:span text:style-name="CharStyle15"><text:span text:style-name="T14">, ako srie</text:span></text:span><text:span text:style-name="CharStyle15"><text:span text:style-name="T2">ň</text:span></text:span><text:span text:style-name="CharStyle15"><text:span text:style-name="T14">, širici odet</text:span></text:span><text:span text:style-name="CharStyle15"><text:span text:style-name="T2">ý</text:span></text:span><text:span text:style-name="CharStyle15"><text:span text:style-name="T14">,</text:span></text:span></text:p>
        <text:p text:style-name="P31"><text:span text:style-name="CharStyle15"><text:span text:style-name="T14">Halúzkou driečnej palmy podperený</text:span></text:span></text:p>
        <text:p text:style-name="P31"><text:span text:style-name="CharStyle15"><text:span text:style-name="T14">Rozjavil náruč, podávajúc ruky</text:span></text:span></text:p>
        <text:p text:style-name="P31"><text:span text:style-name="CharStyle15"><text:span text:style-name="T14">Bratom rozpadlým v dávnovekom spore. —</text:span></text:span></text:p>
        <text:p text:style-name="P5"><text:span text:style-name="CharStyle15"><text:span text:style-name="T14"/></text:span></text:p>
        <text:p text:style-name="P31"><text:span text:style-name="CharStyle15"><text:span text:style-name="T14">Ale krajinou trích vrchov a štýr riek</text:span></text:span></text:p>
        <text:p text:style-name="P31"><text:span text:style-name="CharStyle15"><text:span text:style-name="T14">A svetom mladic</text:span></text:span><text:span text:style-name="CharStyle15"><text:span text:style-name="T2">i</text:span></text:span><text:span text:style-name="CharStyle15"><text:span text:style-name="T14">, ktorú Parom-tu</text:span></text:span><text:span text:style-name="CharStyle15"><text:span text:style-name="T2">r</text:span></text:span><text:span text:style-name="CharStyle15"><text:span text:style-name="T14">,</text:span></text:span></text:p>
        <text:p text:style-name="P31"><text:span text:style-name="CharStyle15"><text:span text:style-name="T14">Chlipný prievozní</text:span></text:span><text:span text:style-name="CharStyle15"><text:span text:style-name="T2">k</text:span></text:span><text:span text:style-name="CharStyle15"><text:span text:style-name="T14">, cez okeán hladký</text:span></text:span></text:p>
        <text:p text:style-name="P31"><text:span text:style-name="CharStyle15"><text:span text:style-name="T14">Prevážal väze na tučno</text:span></text:span><text:span text:style-name="CharStyle15"><text:span text:style-name="T2">m</text:span></text:span><text:span text:style-name="CharStyle15"><text:span text:style-name="T14">, na mäkkom —</text:span></text:span></text:p>
        <text:p text:style-name="P31"><text:span text:style-name="CharStyle15"><text:span text:style-name="T14">Krajinou tou a svetom tým du</text:span></text:span><text:span text:style-name="CharStyle15"><text:span text:style-name="T2">je</text:span></text:span><text:span text:style-name="CharStyle15"><text:span text:style-name="T14"> duch</text:span></text:span></text:p>
        <text:p text:style-name="P31"><text:span text:style-name="CharStyle15"><text:span text:style-name="T14">Večitých bojov, večných, až odolie</text:span></text:span></text:p>
        <text:p text:style-name="P31"><text:span text:style-name="CharStyle15"><text:span text:style-name="T14">Krá</text:span></text:span><text:span text:style-name="CharStyle15"><text:span text:style-name="T19">ľ</text:span></text:span><text:span text:style-name="CharStyle15"><text:span text:style-name="T14">ovstvo božie pánom sveta toho,</text:span></text:span></text:p>
        <text:p text:style-name="P31"><text:span text:style-name="CharStyle15"><text:span text:style-name="T14">A na pni pravdy pravá sa posadí</text:span></text:span></text:p>
        <text:p text:style-name="P31"><text:soft-page-break/><text:span text:style-name="CharStyle15"><text:span text:style-name="T14">Sloboda s právom rovno vymeraným. —</text:span></text:span></text:p>
        <text:p text:style-name="P31"><text:span text:style-name="CharStyle15"><text:span text:style-name="T14">Na všetky strany sparno a sdušno je:</text:span></text:span></text:p>
        <text:p text:style-name="P31"><text:span text:style-name="CharStyle15"><text:span text:style-name="T14">Sila národov pritisknutá silou</text:span></text:span></text:p>
        <text:p text:style-name="P31"><text:span text:style-name="CharStyle15"><text:span text:style-name="T14">Zatína zuby a drží stisknuté</text:span></text:span></text:p>
        <text:p text:style-name="P31"><text:span text:style-name="CharStyle15"><text:span text:style-name="T14">Päste, z jej očí pomsty lúče šibú</text:span></text:span></text:p>
        <text:p text:style-name="P15"><text:span text:style-name="CharStyle15"><text:span text:style-name="T14">A z úst zamknutých nemá kliatba riec</text:span></text:span><text:span text:style-name="CharStyle15"><text:span text:style-name="T19">ť</text:span></text:span><text:span text:style-name="CharStyle15"><text:span text:style-name="T14"> chc</text:span></text:span><text:span text:style-name="CharStyle15"><text:span text:style-name="T2">e</text:span></text:span><text:span text:style-name="CharStyle15"><text:span text:style-name="T14">:</text:span></text:span></text:p>
        <text:p text:style-name="P31"><text:span text:style-name="CharStyle15"><text:span text:style-name="T14">Až dokial? — Je čas! — Súsed na súseda</text:span></text:span></text:p>
        <text:p text:style-name="P31"><text:span text:style-name="CharStyle15"><text:span text:style-name="T14">Po</text:span></text:span><text:span text:style-name="CharStyle15"><text:span text:style-name="T2">ž</text:span></text:span><text:span text:style-name="CharStyle15"><text:span text:style-name="T14">iera v sprostom úžase s otázko</text:span></text:span><text:span text:style-name="CharStyle15"><text:span text:style-name="T2">u</text:span></text:span><text:span text:style-name="CharStyle15"><text:span text:style-name="T14">:</text:span></text:span></text:p>
        <text:p text:style-name="P31"><text:span text:style-name="CharStyle15"><text:span text:style-name="T14">Čo toto bude? —</text:span></text:span></text:p>
        <text:p text:style-name="P38"><text:span text:style-name="CharStyle15"><text:span text:style-name="T14"/></text:span></text:p>
        <text:p text:style-name="P58"><text:span text:style-name="CharStyle15"><text:span text:style-name="T14">Ale duniaci sa</text:span></text:span></text:p>
        <text:p text:style-name="P58"><text:span text:style-name="CharStyle15"><text:span text:style-name="T14">Valí víchor od hraníc ku hraniciam</text:span></text:span></text:p>
        <text:p text:style-name="P58"><text:span text:style-name="CharStyle15"><text:span text:style-name="T14">A metie smeti preč z ulíc národov</text:span></text:span></text:p>
        <text:p text:style-name="P58"><text:span text:style-name="CharStyle15"><text:span text:style-name="T14">A jedovatú unáša nákazu,</text:span></text:span></text:p>
        <text:p text:style-name="P58"><text:span text:style-name="CharStyle15"><text:span text:style-name="T14">Nákazu modlárstva, bohapráznot</text:span></text:span><text:span text:style-name="CharStyle15"><text:span text:style-name="T2">y</text:span></text:span><text:span text:style-name="CharStyle15"><text:span text:style-name="T14">,</text:span></text:span></text:p>
        <text:p text:style-name="P58"><text:span text:style-name="CharStyle15"><text:span text:style-name="T14">V ktorej dýcha</text:span></text:span><text:span text:style-name="CharStyle15"><text:span text:style-name="T19">ť</text:span></text:span><text:span text:style-name="CharStyle15"><text:span text:style-name="T14"> je možno, ži</text:span></text:span><text:span text:style-name="CharStyle15"><text:span text:style-name="T19">ť</text:span></text:span><text:span text:style-name="CharStyle15"><text:span text:style-name="T14"> nemožno. —</text:span></text:span></text:p>
        <text:p text:style-name="P58"><text:span text:style-name="CharStyle15"><text:span text:style-name="T14">Čo slab</text:span></text:span><text:span text:style-name="CharStyle15"><text:span text:style-name="T6">ô</text:span></text:span><text:span text:style-name="CharStyle15"><text:span text:style-name="T14"> je, to porve jako plevu,</text:span></text:span></text:p>
        <text:p text:style-name="P58"><text:span text:style-name="CharStyle15"><text:span text:style-name="T14">Čo hliviac trčí, to musí sa kýva</text:span></text:span><text:span text:style-name="CharStyle15"><text:span text:style-name="T19">ť</text:span></text:span><text:span text:style-name="CharStyle15"><text:span text:style-name="T14">,</text:span></text:span></text:p>
        <text:p text:style-name="P58"><text:span text:style-name="CharStyle15"><text:span text:style-name="T14">A vodám žitia nedá zosmrde</text:span></text:span><text:span text:style-name="CharStyle15"><text:span text:style-name="T19">ť</text:span></text:span><text:span text:style-name="CharStyle15"><text:span text:style-name="T14">-s</text:span></text:span><text:span text:style-name="CharStyle15"><text:span text:style-name="T2">a;</text:span></text:span></text:p>
        <text:p text:style-name="P15"><text:span text:style-name="CharStyle15"><text:span text:style-name="T6">Z</text:span></text:span><text:span text:style-name="CharStyle15"><text:span text:style-name="T14">árodov prášky z kvet</text:span></text:span><text:span text:style-name="CharStyle15"><text:span text:style-name="T6">a</text:span></text:span><text:span text:style-name="CharStyle15"><text:span text:style-name="T14"> na kvet nosiac</text:span></text:span></text:p>
        <text:p text:style-name="P31"><text:span text:style-name="CharStyle15"><text:span text:style-name="T14">Národov pole zúrodňuje, núti</text:span></text:span></text:p>
        <text:p text:style-name="P31"><text:span text:style-name="CharStyle15"><text:span text:style-name="T14">Idey jalové sa nabra</text:span></text:span><text:span text:style-name="CharStyle15"><text:span text:style-name="T19">ť</text:span></text:span><text:span text:style-name="CharStyle15"><text:span text:style-name="T14"> činom. —</text:span></text:span></text:p>
        <text:p text:style-name="P38"><text:span text:style-name="CharStyle15"><text:span text:style-name="T14"/></text:span></text:p>
        <text:p text:style-name="P58"><text:span text:style-name="CharStyle15"><text:span text:style-name="T14">S prudkým vetrom tým znejú nebies zvuky</text:span></text:span></text:p>
        <text:p text:style-name="P58"><text:span text:style-name="CharStyle15"><text:span text:style-name="T14">Nesúc mohútnos</text:span></text:span><text:span text:style-name="CharStyle15"><text:span text:style-name="T19">ť</text:span></text:span><text:span text:style-name="CharStyle15"><text:span text:style-name="T14"> slova do snemovien,</text:span></text:span></text:p>
        <text:p text:style-name="P58"><text:span text:style-name="CharStyle15"><text:span text:style-name="T14">Aby hrmelo tu pravdou véhlasnou,</text:span></text:span></text:p>
        <text:p text:style-name="P58"><text:span text:style-name="CharStyle15"><text:span text:style-name="T14">Tu citom silným prsá dobýjajúc</text:span></text:span><text:span text:style-name="CharStyle15"><text:span text:style-name="T2">;</text:span></text:span></text:p>
        <text:p text:style-name="P15"><text:span text:style-name="CharStyle15"><text:span text:style-name="T14">Tuná radostný</text:span></text:span><text:span text:style-name="CharStyle15"><text:span text:style-name="T2">m</text:span></text:span><text:span text:style-name="CharStyle15"><text:span text:style-name="T14">: hurraha! Hláholo</text:span></text:span><text:span text:style-name="CharStyle15"><text:span text:style-name="T2">m</text:span></text:span><text:span text:style-name="CharStyle15"><text:span text:style-name="T14">,</text:span></text:span></text:p>
        <text:p text:style-name="P31"><text:span text:style-name="CharStyle15"><text:span text:style-name="T14">Tam zas kuvičí</text:span></text:span><text:span text:style-name="CharStyle15"><text:span text:style-name="T2">m</text:span></text:span><text:span text:style-name="CharStyle15"><text:span text:style-name="T14">: bed</text:span></text:span><text:span text:style-name="CharStyle15"><text:span text:style-name="T2">a,</text:span></text:span><text:span text:style-name="CharStyle15"><text:span text:style-name="T14"> bed</text:span></text:span><text:span text:style-name="CharStyle15"><text:span text:style-name="T2">a</text:span></text:span><text:span text:style-name="CharStyle15"><text:span text:style-name="T14">, bed</text:span></text:span><text:span text:style-name="CharStyle15"><text:span text:style-name="T2">a</text:span></text:span><text:span text:style-name="CharStyle15"><text:span text:style-name="T14">!</text:span></text:span></text:p>
        <text:p text:style-name="P15"><text:span text:style-name="CharStyle15"><text:span text:style-name="T14">Neču</text:span></text:span><text:span text:style-name="CharStyle15"><text:span text:style-name="T19">ť</text:span></text:span><text:span text:style-name="CharStyle15"><text:span text:style-name="T14"> v tom prúdu zvoniacich práv </text:span></text:span><text:span text:style-name="CharStyle15"><text:span text:style-name="T6">ľ</text:span></text:span><text:span text:style-name="CharStyle15"><text:span text:style-name="T14">ud</text:span></text:span><text:span text:style-name="CharStyle15"><text:span text:style-name="T2">u</text:span></text:span><text:span text:style-name="CharStyle15"><text:span text:style-name="T14">,</text:span></text:span></text:p>
        <text:p text:style-name="P31"><text:soft-page-break/><text:span text:style-name="CharStyle15"><text:span text:style-name="T14">Ani zlodejský šepot politik</text:span></text:span><text:span text:style-name="CharStyle15"><text:span text:style-name="T2">y</text:span></text:span><text:span text:style-name="CharStyle15"><text:span text:style-name="T14">,</text:span></text:span></text:p>
        <text:p text:style-name="P31"><text:span text:style-name="CharStyle15"><text:span text:style-name="T14">Ani pokútno šomranie zbabelcov,</text:span></text:span></text:p>
        <text:p text:style-name="P31"><text:span text:style-name="CharStyle15"><text:span text:style-name="T14">Ani syrénsku pieseň podvodníko</text:span></text:span><text:span text:style-name="CharStyle15"><text:span text:style-name="T2">v</text:span></text:span><text:span text:style-name="CharStyle15"><text:span text:style-name="T14">,</text:span></text:span></text:p>
        <text:p text:style-name="P31"><text:span text:style-name="CharStyle15"><text:span text:style-name="T14">Ani trasavú radu opatrných:</text:span></text:span></text:p>
        <text:p text:style-name="P31"><text:span text:style-name="CharStyle15"><text:span text:style-name="T14">Len hrmien-strelou durká večnos</text:span></text:span><text:span text:style-name="CharStyle15"><text:span text:style-name="T6">ť</text:span></text:span><text:span text:style-name="CharStyle15"><text:span text:style-name="T14"> prísna</text:span></text:span></text:p>
        <text:p text:style-name="P31"><text:span text:style-name="CharStyle15"><text:span text:style-name="T14">Od duše k duš</text:span></text:span><text:span text:style-name="CharStyle15"><text:span text:style-name="T2">i</text:span></text:span><text:span text:style-name="CharStyle15"><text:span text:style-name="T14">, od hory ku hor</text:span></text:span><text:span text:style-name="CharStyle15"><text:span text:style-name="T2">e</text:span></text:span><text:span text:style-name="CharStyle15"><text:span text:style-name="T14">! —</text:span></text:span></text:p>
        <text:p text:style-name="P38"><text:span text:style-name="CharStyle15"><text:span text:style-name="T14"/></text:span></text:p>
        <text:p text:style-name="P59"><text:span text:style-name="CharStyle15"><text:span text:style-name="T14">Nastal krst ducha a nastal krst ohňa.</text:span></text:span></text:p>
        <text:p text:style-name="P59"><text:span text:style-name="CharStyle15"><text:span text:style-name="T14">Očisti</text:span></text:span><text:span text:style-name="CharStyle15"><text:span text:style-name="T20">ť</text:span></text:span><text:span text:style-name="CharStyle15"><text:span text:style-name="T14"> musí sa zlato od trosá</text:span></text:span><text:span text:style-name="CharStyle15"><text:span text:style-name="T2">k</text:span></text:span><text:span text:style-name="CharStyle15"><text:span text:style-name="T14">,</text:span></text:span></text:p>
        <text:p text:style-name="P59"><text:span text:style-name="CharStyle15"><text:span text:style-name="T14">To zmäkči</text:span></text:span><text:span text:style-name="CharStyle15"><text:span text:style-name="T20">ť</text:span></text:span><text:span text:style-name="CharStyle15"><text:span text:style-name="T14"> sa pod kladivo</text:span></text:span><text:span text:style-name="CharStyle15"><text:span text:style-name="T2">m</text:span></text:span><text:span text:style-name="CharStyle15"><text:span text:style-name="T14">, to ztvrdnú</text:span></text:span><text:span text:style-name="CharStyle15"><text:span text:style-name="T20">ť</text:span></text:span></text:p>
        <text:p text:style-name="P59"><text:span text:style-name="CharStyle15"><text:span text:style-name="T14">V oce</text:span></text:span><text:span text:style-name="CharStyle15"><text:span text:style-name="T20">ľ</text:span></text:span><text:span text:style-name="CharStyle15"><text:span text:style-name="T14"> ohňorodú</text:span></text:span><text:span text:style-name="CharStyle15"><text:span text:style-name="T2">;</text:span></text:span><text:span text:style-name="CharStyle15"><text:span text:style-name="T14"> to v tekutinu</text:span></text:span></text:p>
        <text:p text:style-name="P59"><text:span text:style-name="CharStyle15"><text:span text:style-name="T14">Stopi</text:span></text:span><text:span text:style-name="CharStyle15"><text:span text:style-name="T20">ť</text:span></text:span><text:span text:style-name="CharStyle15"><text:span text:style-name="T14"> sa</text:span></text:span><text:span text:style-name="CharStyle15"><text:span text:style-name="T2">,</text:span></text:span><text:span text:style-name="CharStyle15"><text:span text:style-name="T14"> to zas v kremeň sa vypáli</text:span></text:span><text:span text:style-name="CharStyle15"><text:span text:style-name="T20">ť</text:span></text:span><text:span text:style-name="CharStyle15"><text:span text:style-name="T14">:</text:span></text:span></text:p>
        <text:p text:style-name="P59"><text:span text:style-name="CharStyle15"><text:span text:style-name="T14">Musia ztaji</text:span></text:span><text:span text:style-name="CharStyle15"><text:span text:style-name="T7">ť</text:span></text:span><text:span text:style-name="CharStyle15"><text:span text:style-name="T14"> sa </text:span></text:span><text:span text:style-name="CharStyle15"><text:span text:style-name="T7">ľ</text:span></text:span><text:span text:style-name="CharStyle15"><text:span text:style-name="T14">ady sebeckých pŕs,</text:span></text:span></text:p>
        <text:p text:style-name="P59"><text:span text:style-name="CharStyle15"><text:span text:style-name="T14">Zohria</text:span></text:span><text:span text:style-name="CharStyle15"><text:span text:style-name="T20">ť</text:span></text:span><text:span text:style-name="CharStyle15"><text:span text:style-name="T14"> sa lono macochy prírod</text:span></text:span><text:span text:style-name="CharStyle15"><text:span text:style-name="T2">y</text:span></text:span><text:span text:style-name="CharStyle15"><text:span text:style-name="T14">,</text:span></text:span></text:p>
        <text:p text:style-name="P59"><text:span text:style-name="CharStyle15"><text:span text:style-name="T14">A duše hriešne plameňom pokania</text:span></text:span></text:p>
        <text:p text:style-name="P59"><text:span text:style-name="CharStyle15"><text:span text:style-name="T14">V predpeklí, v očistci tom sa vybieli</text:span></text:span><text:span text:style-name="CharStyle15"><text:span text:style-name="T20">ť</text:span></text:span><text:span text:style-name="CharStyle15"><text:span text:style-name="T2">!</text:span></text:span><text:span text:style-name="CharStyle15"><text:span text:style-name="T14"> —</text:span></text:span></text:p>
        <text:p text:style-name="P59"><text:span text:style-name="CharStyle15"><text:span text:style-name="T14">Darm</text:span></text:span><text:span text:style-name="CharStyle15"><text:span text:style-name="T2">o</text:span></text:span><text:span text:style-name="CharStyle15"><text:span text:style-name="T14">, bra</text:span></text:span><text:span text:style-name="CharStyle15"><text:span text:style-name="T20">t</text:span></text:span><text:span text:style-name="CharStyle15"><text:span text:style-name="T2">u</text:span></text:span><text:span text:style-name="CharStyle15"><text:span text:style-name="T14">! pred víchrom tým chyta</text:span></text:span><text:span text:style-name="CharStyle15"><text:span text:style-name="T20">ť</text:span></text:span><text:span text:style-name="CharStyle15"><text:span text:style-name="T14"> sa</text:span></text:span></text:p>
        <text:p text:style-name="P59"><text:span text:style-name="CharStyle15"><text:span text:style-name="T14">Stebla skutočnosti, darmo zapcháva</text:span></text:span><text:span text:style-name="CharStyle15"><text:span text:style-name="T20">ť</text:span></text:span></text:p>
        <text:p text:style-name="P59"><text:span text:style-name="CharStyle15"><text:span text:style-name="T14">Pred budúcnosti zvonom sluch bavlnou,</text:span></text:span></text:p>
        <text:p text:style-name="P59"><text:span text:style-name="CharStyle15"><text:span text:style-name="T14">Netečnosti aj darmo ti chladi</text:span></text:span><text:span text:style-name="CharStyle15"><text:span text:style-name="T20">ť</text:span></text:span><text:span text:style-name="CharStyle15"><text:span text:style-name="T14"> sa</text:span></text:span></text:p>
        <text:p text:style-name="P59"><text:span text:style-name="CharStyle15"><text:span text:style-name="T14">Ohánkou </text:span></text:span><text:span text:style-name="CharStyle15"><text:span text:style-name="T7">f</text:span></text:span><text:span text:style-name="CharStyle15"><text:span text:style-name="T14">legmy pred šlahmi tých ohňov:</text:span></text:span></text:p>
        <text:p text:style-name="P59"><text:span text:style-name="CharStyle15"><text:span text:style-name="T14">Na stranu práva dejstvov zaplesnelýc</text:span></text:span><text:span text:style-name="CharStyle15"><text:span text:style-name="T2">h</text:span></text:span><text:span text:style-name="CharStyle15"><text:span text:style-name="T14">!</text:span></text:span></text:p>
        <text:p text:style-name="P59"><text:span text:style-name="CharStyle15"><text:span text:style-name="T14">Ruša</text:span></text:span><text:span text:style-name="CharStyle15"><text:span text:style-name="T2">j</text:span></text:span><text:span text:style-name="CharStyle15"><text:span text:style-name="T14">, len ruša</text:span></text:span><text:span text:style-name="CharStyle15"><text:span text:style-name="T2">j</text:span></text:span><text:span text:style-name="CharStyle15"><text:span text:style-name="T14">! nová velie dob</text:span></text:span><text:span text:style-name="CharStyle15"><text:span text:style-name="T2">a</text:span></text:span><text:span text:style-name="CharStyle15"><text:span text:style-name="T14">!</text:span></text:span></text:p>
        <text:p text:style-name="P42"><text:span text:style-name="CharStyle15"><text:span text:style-name="T14">Vi</text:span></text:span><text:span text:style-name="CharStyle15"><text:span text:style-name="T20">ď</text:span></text:span><text:span text:style-name="CharStyle15"><text:span text:style-name="T14">, ak sa valí, jak sa vlní mestom</text:span></text:span></text:p>
        <text:p text:style-name="P60"><text:span text:style-name="CharStyle15"><text:span text:style-name="T14">Martinov</text:span></text:span><text:span text:style-name="CharStyle15"><text:span text:style-name="T7">y</text:span></text:span><text:span text:style-name="CharStyle15"><text:span text:style-name="T14">m z konca do konca jadro</text:span></text:span></text:p>
        <text:p text:style-name="P60"><text:span text:style-name="CharStyle15"><text:span text:style-name="T14">Slovenských síl, až všetko sa raz skopí</text:span></text:span></text:p>
        <text:p text:style-name="P60"><text:span text:style-name="CharStyle15"><text:span text:style-name="T14">Na líp našinských chladnej priestranine</text:span></text:span></text:p>
        <text:p text:style-name="P60"><text:span text:style-name="CharStyle15"><text:span text:style-name="T14">V súsedstve hradieb posvätnýc</text:span></text:span><text:span text:style-name="CharStyle15"><text:span text:style-name="T2">h</text:span></text:span><text:span text:style-name="CharStyle15"><text:span text:style-name="T14">, aby ke</text:span></text:span><text:span text:style-name="CharStyle15"><text:span text:style-name="T20">ď</text:span></text:span></text:p>
        <text:p text:style-name="P60"><text:span text:style-name="CharStyle15"><text:span text:style-name="T14">Búra by chcela pra</text:span></text:span><text:span text:style-name="CharStyle15"><text:span text:style-name="T7">ť</text:span></text:span><text:span text:style-name="CharStyle15"><text:span text:style-name="T14"> do líp vrcholcov,</text:span></text:span></text:p>
        <text:p text:style-name="P60"><text:span text:style-name="CharStyle15"><text:span text:style-name="T14">V otcovských </text:span></text:span><text:span text:style-name="CharStyle15"><text:span text:style-name="T20">s</text:span></text:span><text:span text:style-name="CharStyle15"><text:span text:style-name="T14">tanoch Boha-Hospodina</text:span></text:span></text:p>
        <text:p text:style-name="P43"><text:soft-page-break/><text:span text:style-name="CharStyle15"><text:span text:style-name="T20">Č</text:span></text:span><text:span text:style-name="CharStyle15"><text:span text:style-name="T14">eliadka jeho našla utočiš</text:span></text:span><text:span text:style-name="CharStyle15"><text:span text:style-name="T20">ť</text:span></text:span><text:span text:style-name="CharStyle15"><text:span text:style-name="T2">a</text:span></text:span><text:span text:style-name="CharStyle15"><text:span text:style-name="T14">:</text:span></text:span></text:p>
        <text:p text:style-name="P59"><text:span text:style-name="CharStyle15"><text:span text:style-name="T14">Lebo nikdy sa nezdialil, nezdiali</text:span></text:span></text:p>
        <text:p text:style-name="P59"><text:span text:style-name="CharStyle15"><text:span text:style-name="T14">Slovák pobožný od svo</text:span></text:span><text:span text:style-name="CharStyle15"><text:span text:style-name="T2">je</text:span></text:span><text:span text:style-name="CharStyle15"><text:span text:style-name="T14">ho Boh</text:span></text:span><text:span text:style-name="CharStyle15"><text:span text:style-name="T2">a</text:span></text:span><text:span text:style-name="CharStyle15"><text:span text:style-name="T14">! —</text:span></text:span></text:p>
        <text:p text:style-name="P38"><text:span text:style-name="CharStyle15"><text:span text:style-name="T14"/></text:span></text:p>
        <text:p text:style-name="P59"><text:span text:style-name="CharStyle15"><text:span text:style-name="T14">Všetko utíchne: b</text:span></text:span><text:span text:style-name="CharStyle15"><text:span text:style-name="T7">a</text:span></text:span><text:span text:style-name="CharStyle15"><text:span text:style-name="T14">rs aj to</text:span></text:span><text:span text:style-name="CharStyle15"><text:span text:style-name="T7">ľ</text:span></text:span><text:span text:style-name="CharStyle15"><text:span text:style-name="T14">k</text:span></text:span><text:span text:style-name="CharStyle15"><text:span text:style-name="T2">o je t</text:span></text:span><text:span text:style-name="CharStyle15"><text:span text:style-name="T14">am</text:span></text:span></text:p>
        <text:p text:style-name="P59"><text:span text:style-name="CharStyle15"><text:span text:style-name="T14">Zástup</text:span></text:span><text:span text:style-name="CharStyle15"><text:span text:style-name="T2">u</text:span></text:span><text:span text:style-name="CharStyle15"><text:span text:style-name="T14">, ko</text:span></text:span><text:span text:style-name="CharStyle15"><text:span text:style-name="T7">ľ</text:span></text:span><text:span text:style-name="CharStyle15"><text:span text:style-name="T14">ko lačných tam na hor</text:span></text:span><text:span text:style-name="CharStyle15"><text:span text:style-name="T2">e</text:span></text:span><text:span text:style-name="CharStyle15"><text:span text:style-name="T14">,</text:span></text:span></text:p>
        <text:p text:style-name="P59"><text:span text:style-name="CharStyle15"><text:span text:style-name="T14">čo z ruky Pána brali chlieb a ryby —</text:span></text:span></text:p>
        <text:p text:style-name="P59"><text:span text:style-name="CharStyle15"><text:span text:style-name="T14">Všetko utíchne, až na šum líp naských —</text:span></text:span></text:p>
        <text:p text:style-name="P59"><text:span text:style-name="CharStyle15"><text:span text:style-name="T14">A ku stojací</text:span></text:span><text:span text:style-name="CharStyle15"><text:span text:style-name="T2">m</text:span></text:span><text:span text:style-name="CharStyle15"><text:span text:style-name="T14">, sediacim do kol</text:span></text:span><text:span text:style-name="CharStyle15"><text:span text:style-name="T2">a</text:span></text:span><text:span text:style-name="CharStyle15"><text:span text:style-name="T14">,</text:span></text:span></text:p>
        <text:p text:style-name="P59"><text:span text:style-name="CharStyle15"><text:span text:style-name="T14">Od chudobného, skromného prestola</text:span></text:span></text:p>
        <text:p text:style-name="P59"><text:span text:style-name="CharStyle15"><text:span text:style-name="T14">Vedomec R</text:span></text:span><text:span text:style-name="CharStyle15"><text:span text:style-name="T2">ima</text:span></text:span><text:span text:style-name="CharStyle15"><text:span text:style-name="T14">v</text:span></text:span><text:span text:style-name="CharStyle15"><text:span text:style-name="T2">ský</text:span></text:span><text:span text:style-name="CharStyle15"><text:span text:style-name="T14"> takto zavol</text:span></text:span><text:span text:style-name="CharStyle15"><text:span text:style-name="T2">á</text:span></text:span><text:span text:style-name="CharStyle15"><text:span text:style-name="T14">:</text:span></text:span></text:p>
        <text:p text:style-name="P50"><text:span text:style-name="CharStyle36"><text:span text:style-name="T14"/></text:span></text:p>
        <text:p text:style-name="P22"><text:span text:style-name="CharStyle31"><text:span text:style-name="T20">Č</text:span></text:span><text:span text:style-name="CharStyle31"><text:span text:style-name="T14">o máme </text:span></text:span><text:span text:style-name="CharStyle31"><text:span text:style-name="T2">č</text:span></text:span><text:span text:style-name="CharStyle31"><text:span text:style-name="T14">ini</text:span></text:span><text:span text:style-name="CharStyle31"><text:span text:style-name="T7">ť, </text:span></text:span><text:span text:style-name="CharStyle31"><text:span text:style-name="T14">muži bratia? — Znaky</text:span></text:span></text:p>
        <text:p text:style-name="P22"><text:span text:style-name="CharStyle31"><text:span text:style-name="T2">Č</text:span></text:span><text:span text:style-name="CharStyle31"><text:span text:style-name="T14">asov vidíte. Rozhodná je doba.</text:span></text:span></text:p>
        <text:p text:style-name="P22"><text:span text:style-name="CharStyle31"><text:span text:style-name="T14">Národ slovenský národom je? — nenie?</text:span></text:span><text:span text:style-name="CharStyle31"><text:span text:style-name="T2"> </text:span></text:span><text:span text:style-name="CharStyle31"><text:span text:style-name="T14">—</text:span></text:span></text:p>
        <text:p text:style-name="P16"><text:span text:style-name="CharStyle15"><text:span text:style-name="T20">Či boj mať chcete a čiže smierenie?</text:span></text:span></text:p>
        <text:p text:style-name="P32"><text:span text:style-name="CharStyle15"><text:span text:style-name="T14">Vyslovte! nech svet dvaraz nám nepovi</text:span></text:span><text:span text:style-name="CharStyle15"><text:span text:style-name="T2">e</text:span></text:span><text:span text:style-name="CharStyle15"><text:span text:style-name="T14">:</text:span></text:span></text:p>
        <text:p text:style-name="P32"><text:span text:style-name="CharStyle15"><text:span text:style-name="T14">Nemému vlastná mati neuhovie. —</text:span></text:span></text:p>
        <text:p text:style-name="P38"><text:span text:style-name="CharStyle15"><text:span text:style-name="T14"/></text:span></text:p>
        <text:p text:style-name="P59"><text:span text:style-name="CharStyle15"><text:span text:style-name="T14">A hneď sbystria sluch a namočia perá —</text:span></text:span></text:p>
        <text:p text:style-name="P59"><text:span text:style-name="CharStyle15"><text:span text:style-name="T14">Hotoví lepi</text:span></text:span><text:span text:style-name="CharStyle15"><text:span text:style-name="T20">ť</text:span></text:span><text:span text:style-name="CharStyle15"><text:span text:style-name="T14"> na papier čiernymi</text:span></text:span></text:p>
        <text:p text:style-name="P59"><text:span text:style-name="CharStyle15"><text:span text:style-name="T2">Č</text:span></text:span><text:span text:style-name="CharStyle15"><text:span text:style-name="T14">iarami slov</text:span></text:span><text:span text:style-name="CharStyle15"><text:span text:style-name="T2">o</text:span></text:span><text:span text:style-name="CharStyle15"><text:span text:style-name="T14">, ktorô krídlom šibkým</text:span></text:span></text:p>
        <text:p text:style-name="P59"><text:span text:style-name="CharStyle15"><text:span text:style-name="T14">Ta let</text:span></text:span><text:span text:style-name="CharStyle15"><text:span text:style-name="T2">í</text:span></text:span><text:span text:style-name="CharStyle15"><text:span text:style-name="T14">, mení sa a zabudne s</text:span></text:span><text:span text:style-name="CharStyle15"><text:span text:style-name="T2">a</text:span></text:span><text:span text:style-name="CharStyle15"><text:span text:style-name="T14">: —</text:span></text:span></text:p>
        <text:p text:style-name="P59"><text:span text:style-name="CharStyle15"><text:span text:style-name="T14">Šumný N</text:span></text:span><text:span text:style-name="CharStyle15"><text:span text:style-name="T2">osi</text:span></text:span><text:span text:style-name="CharStyle15"><text:span text:style-name="T14">cký, čo meno spoločn</text:span></text:span><text:span text:style-name="CharStyle15"><text:span text:style-name="T20">ô</text:span></text:span></text:p>
        <text:p text:style-name="P59"><text:span text:style-name="CharStyle15"><text:span text:style-name="T14">Má s trenčanskými palatínov rodmi;</text:span></text:span></text:p>
        <text:p text:style-name="P16"><text:span text:style-name="CharStyle15"><text:span text:style-name="T14">Aj kňa</text:span></text:span><text:span text:style-name="CharStyle15"><text:span text:style-name="T2">z</text:span></text:span><text:span text:style-name="CharStyle15"><text:span text:style-name="T14">, čo v slotá</text:span></text:span><text:span text:style-name="CharStyle15"><text:span text:style-name="T2">ch</text:span></text:span><text:span text:style-name="CharStyle15"><text:span text:style-name="T14"> slovenského neba</text:span></text:span></text:p>
        <text:p text:style-name="P32"><text:span text:style-name="CharStyle15"><text:span text:style-name="T14">Bráni bystrý Hron pred kaluže vlivom;</text:span></text:span></text:p>
        <text:p text:style-name="P32"><text:span text:style-name="CharStyle15"><text:span text:style-name="T14">Aj Černokňaž</text:span></text:span><text:span text:style-name="CharStyle15"><text:span text:style-name="T2">ník</text:span></text:span><text:span text:style-name="CharStyle15"><text:span text:style-name="T14">, zaklínač bú</text:span></text:span><text:span text:style-name="CharStyle15"><text:span text:style-name="T2">r</text:span></text:span><text:span text:style-name="CharStyle15"><text:span text:style-name="T14">; aj pár</text:span></text:span></text:p>
        <text:p text:style-name="P32"><text:span text:style-name="CharStyle15"><text:span text:style-name="T14">Blíženiec švarných, ako pištoliek pár —</text:span></text:span></text:p>
        <text:p text:style-name="P32"><text:span text:style-name="CharStyle15"><text:span text:style-name="T14">Deti </text:span></text:span><text:span text:style-name="CharStyle15"><text:span text:style-name="T2">Mudroň</text:span></text:span><text:span text:style-name="CharStyle15"><text:span text:style-name="T14">a; aj potomok hrdý,</text:span></text:span></text:p>
        <text:p text:style-name="P32"><text:soft-page-break/><text:span text:style-name="CharStyle15"><text:span text:style-name="T14">Neviem, Kristovho svedka toho v Judstve,</text:span></text:span></text:p>
        <text:p text:style-name="P32"><text:span text:style-name="CharStyle15"><text:span text:style-name="T14">Či v Uhriech kňaza na tróne — </text:span></text:span><text:span text:style-name="CharStyle15"><text:span text:style-name="T2">Št</text:span></text:span><text:span text:style-name="CharStyle15"><text:span text:style-name="T14">efana.—</text:span></text:span></text:p>
        <text:p text:style-name="P38"><text:span text:style-name="CharStyle15"><text:span text:style-name="T14"/></text:span></text:p>
        <text:p text:style-name="P59"><text:span text:style-name="CharStyle15"><text:span text:style-name="T14">Tu vstane Marko plecitý, hlavatý</text:span></text:span></text:p>
        <text:p text:style-name="P59"><text:span text:style-name="CharStyle15"><text:span text:style-name="T14">Junák od krajov Gumurských, čo perom</text:span></text:span></text:p>
        <text:p text:style-name="P59"><text:span text:style-name="CharStyle15"><text:span text:style-name="T14">Ako aj krivou šablicou obratne</text:span></text:span></text:p>
        <text:p text:style-name="P59"><text:span text:style-name="CharStyle15"><text:span text:style-name="T14">Robi</text:span></text:span><text:span text:style-name="CharStyle15"><text:span text:style-name="T7">ť</text:span></text:span><text:span text:style-name="CharStyle15"><text:span text:style-name="T14"> vie: tamtým evanjelistovi,</text:span></text:span></text:p>
        <text:p text:style-name="P59"><text:span text:style-name="CharStyle15"><text:span text:style-name="T14">Týmto srbskému roveň kraleviču —</text:span></text:span></text:p>
        <text:p text:style-name="P59"><text:span text:style-name="CharStyle15"><text:span text:style-name="T14">A začne strmým slovom: —</text:span></text:span></text:p>
        <text:p text:style-name="P3"><text:span text:style-name="CharStyle37"><text:span text:style-name="T2"/></text:span></text:p>
        <text:p text:style-name="P43"><text:span text:style-name="CharStyle15"><text:span text:style-name="T14">Bratia moj</text:span></text:span><text:span text:style-name="CharStyle15"><text:span text:style-name="T2">i!</text:span></text:span></text:p>
        <text:p text:style-name="P59"><text:span text:style-name="CharStyle15"><text:span text:style-name="T14">Stručno, od srdca vrave</text:span></text:span><text:span text:style-name="CharStyle15"><text:span text:style-name="T20">ť</text:span></text:span><text:span text:style-name="CharStyle15"><text:span text:style-name="T14"> je nám. K otcom</text:span></text:span></text:p>
        <text:p text:style-name="P59"><text:span text:style-name="CharStyle15"><text:span text:style-name="T14">Krajiny samá detinská úprimnos</text:span></text:span><text:span text:style-name="CharStyle15"><text:span text:style-name="T20">ť</text:span></text:span></text:p>
        <text:p text:style-name="P59"><text:span text:style-name="CharStyle15"><text:span text:style-name="T14">Nech hovorí, čo v chlapských sa ozýva</text:span></text:span></text:p>
        <text:p text:style-name="P59"><text:span text:style-name="CharStyle15"><text:span text:style-name="T14">Útrobách za Tatier blahoslaventsvo</text:span></text:span></text:p>
        <text:p text:style-name="P16"><text:span text:style-name="CharStyle15"><text:span text:style-name="T14">V lone spolkove</text:span></text:span><text:span text:style-name="CharStyle15"><text:span text:style-name="T2">j</text:span></text:span><text:span text:style-name="CharStyle15"><text:span text:style-name="T14">, slobodnej otčin</text:span></text:span><text:span text:style-name="CharStyle15"><text:span text:style-name="T2">y</text:span></text:span><text:span text:style-name="CharStyle15"><text:span text:style-name="T14">! —</text:span></text:span></text:p>
        <text:p text:style-name="P32"><text:span text:style-name="CharStyle15"><text:span text:style-name="T14">Národ sm</text:span></text:span><text:span text:style-name="CharStyle15"><text:span text:style-name="T2">e;</text:span></text:span><text:span text:style-name="CharStyle15"><text:span text:style-name="T14"> Boh tak stvoril ná</text:span></text:span><text:span text:style-name="CharStyle15"><text:span text:style-name="T2">s;</text:span></text:span><text:span text:style-name="CharStyle15"><text:span text:style-name="T14"> da</text:span></text:span><text:span text:style-name="CharStyle15"><text:span text:style-name="T20">ť</text:span></text:span><text:span text:style-name="CharStyle15"><text:span text:style-name="T14"> tot</text:span></text:span><text:span text:style-name="CharStyle15"><text:span text:style-name="T2">o</text:span></text:span><text:span text:style-name="CharStyle15"><text:span text:style-name="T14">,</text:span></text:span></text:p>
        <text:p text:style-name="P32"><text:span text:style-name="CharStyle15"><text:span text:style-name="T14">Bral toto marnos</text:span></text:span><text:span text:style-name="CharStyle15"><text:span text:style-name="T7">ť</text:span></text:span><text:span text:style-name="CharStyle15"><text:span text:style-name="T14"> je: ale v zákonoch</text:span></text:span></text:p>
        <text:p text:style-name="P32"><text:span text:style-name="CharStyle15"><text:span text:style-name="T14">Sveta má stá</text:span></text:span><text:span text:style-name="CharStyle15"><text:span text:style-name="T20">ť</text:span></text:span><text:span text:style-name="CharStyle15"><text:span text:style-name="T14">, čo v zákone je Boha,</text:span></text:span></text:p>
        <text:p text:style-name="P32"><text:span text:style-name="CharStyle15"><text:span text:style-name="T14">V desky spiežové uhorskej snemovny</text:span></text:span></text:p>
        <text:p text:style-name="P32"><text:span text:style-name="CharStyle15"><text:span text:style-name="T2">Vy</text:span></text:span><text:span text:style-name="CharStyle15"><text:span text:style-name="T14">rytô by</text:span></text:span><text:span text:style-name="CharStyle15"><text:span text:style-name="T7">ť</text:span></text:span><text:span text:style-name="CharStyle15"><text:span text:style-name="T14"> má literami vekov:</text:span></text:span></text:p>
        <text:p text:style-name="P32"><text:span text:style-name="CharStyle15"><text:span text:style-name="T14">Slováci sú Slovensk</text:span></text:span><text:span text:style-name="CharStyle15"><text:span text:style-name="T2">o;</text:span></text:span><text:span text:style-name="CharStyle15"><text:span text:style-name="T14"> celo</text:span></text:span><text:span text:style-name="CharStyle15"><text:span text:style-name="T2">k</text:span></text:span><text:span text:style-name="CharStyle15"><text:span text:style-name="T14">, náro</text:span></text:span><text:span text:style-name="CharStyle15"><text:span text:style-name="T2">d;</text:span></text:span></text:p>
        <text:p text:style-name="P32"><text:span text:style-name="CharStyle15"><text:span text:style-name="T14">Uznaný tela úd uhorskej vlast</text:span></text:span><text:span text:style-name="CharStyle15"><text:span text:style-name="T2">i;</text:span></text:span></text:p>
        <text:p text:style-name="P5"><text:span text:style-name="CharStyle15"><text:span text:style-name="T14">Jeden z diamantov koruny posvätne</text:span></text:span><text:span text:style-name="CharStyle15"><text:span text:style-name="T2">j</text:span></text:span><text:span text:style-name="CharStyle15"><text:span text:style-name="T14">! —</text:span></text:span></text:p>
        <text:p text:style-name="P16"><text:span text:style-name="CharStyle15"><text:span text:style-name="T14">Tu celý rákoš plným hrdlom vol</text:span></text:span><text:span text:style-name="CharStyle15"><text:span text:style-name="T2">á</text:span></text:span><text:span text:style-name="CharStyle15"><text:span text:style-name="T14">:</text:span></text:span></text:p>
        <text:p text:style-name="P32"><text:span text:style-name="CharStyle15"><text:span text:style-name="T14">Sláva! žij! zdravstvuj! hej, pravda to holá!</text:span></text:span></text:p>
        <text:p text:style-name="P5"><text:span text:style-name="CharStyle15"><text:span text:style-name="T14">Ale slovo to aj telom sta</text:span></text:span><text:span text:style-name="CharStyle15"><text:span text:style-name="T20">ť</text:span></text:span><text:span text:style-name="CharStyle15"><text:span text:style-name="T14"> sa m</text:span></text:span><text:span text:style-name="CharStyle15"><text:span text:style-name="T2">á;</text:span></text:span></text:p>
        <text:p text:style-name="P5"><text:span text:style-name="CharStyle15"><text:span text:style-name="T20">Č</text:span></text:span><text:span text:style-name="CharStyle15"><text:span text:style-name="T14">o nám je z mena, čo nič neznamená?</text:span></text:span></text:p>
        <text:p text:style-name="P16"><text:span text:style-name="CharStyle15"><text:span text:style-name="T14">Reči zdedenej od otcov posvätn</text:span></text:span><text:span text:style-name="CharStyle15"><text:span text:style-name="T20">é</text:span></text:span></text:p>
        <text:p text:style-name="P32"><text:span text:style-name="CharStyle15"><text:span text:style-name="T14">Práva, s</text:span></text:span><text:span text:style-name="CharStyle15"><text:span text:style-name="T20">ť</text:span></text:span><text:span text:style-name="CharStyle15"><text:span text:style-name="T14">a sväté a nedotknutelné</text:span></text:span></text:p>
        <text:p text:style-name="P32"><text:soft-page-break/><text:span text:style-name="CharStyle15"><text:span text:style-name="T14">Stojt</text:span></text:span><text:span text:style-name="CharStyle15"><text:span text:style-name="T2">e;</text:span></text:span><text:span text:style-name="CharStyle15"><text:span text:style-name="T14"> slovenskô slovo v župe, v obc</text:span></text:span><text:span text:style-name="CharStyle15"><text:span text:style-name="T2">i</text:span></text:span><text:span text:style-name="CharStyle15"><text:span text:style-name="T14">,</text:span></text:span></text:p>
        <text:p text:style-name="P32"><text:span text:style-name="CharStyle15"><text:span text:style-name="T14">Na súdnej ako na vedy stolic</text:span></text:span><text:span text:style-name="CharStyle15"><text:span text:style-name="T2">i</text:span></text:span><text:span text:style-name="CharStyle15"><text:span text:style-name="T14">,</text:span></text:span></text:p>
        <text:p text:style-name="P32"><text:span text:style-name="CharStyle15"><text:span text:style-name="T14">Všad</text:span></text:span><text:span text:style-name="CharStyle15"><text:span text:style-name="T2">e</text:span></text:span><text:span text:style-name="CharStyle15"><text:span text:style-name="T14">, kde žila žitia národnieh</text:span></text:span><text:span text:style-name="CharStyle15"><text:span text:style-name="T2">o</text:span></text:span><text:span text:style-name="CharStyle15"><text:span text:style-name="T14">,</text:span></text:span></text:p>
        <text:p text:style-name="P32"><text:span text:style-name="CharStyle15"><text:span text:style-name="T14">Ozývaj sa s „e</text:span></text:span><text:span text:style-name="CharStyle15"><text:span text:style-name="T2">f</text:span></text:span><text:span text:style-name="CharStyle15"><text:span text:style-name="T14">fata</text:span></text:span><text:span text:style-name="CharStyle15"><text:span text:style-name="T2">“</text:span></text:span><text:span text:style-name="CharStyle15"><text:span text:style-name="T14"> bohoslovo</text:span></text:span><text:span text:style-name="CharStyle15"><text:span text:style-name="T2">m</text:span></text:span><text:span text:style-name="CharStyle15"><text:span text:style-name="T14">!</text:span></text:span></text:p>
        <text:p text:style-name="P33"><text:span text:style-name="CharStyle15"><text:span text:style-name="T14">Nemôže miesta ma</text:span></text:span><text:span text:style-name="CharStyle15"><text:span text:style-name="T20">ť</text:span></text:span><text:span text:style-name="CharStyle15"><text:span text:style-name="T14"> v rade národov</text:span></text:span></text:p>
        <text:p text:style-name="P16"><text:span text:style-name="CharStyle15"><text:span text:style-name="T20">Ú</text:span></text:span><text:span text:style-name="CharStyle15"><text:span text:style-name="T14">stavno-vo</text:span></text:span><text:span text:style-name="CharStyle15"><text:span text:style-name="T20">ľ</text:span></text:span><text:span text:style-name="CharStyle15"><text:span text:style-name="T14">ných národ hluc</text:span></text:span><text:span text:style-name="CharStyle15"><text:span text:style-name="T2">h</text:span></text:span><text:span text:style-name="CharStyle15"><text:span text:style-name="T14">o-nemý:</text:span></text:span></text:p>
        <text:p text:style-name="P32"><text:span text:style-name="CharStyle15"><text:span text:style-name="T14">My chceme poč</text:span></text:span><text:span text:style-name="CharStyle15"><text:span text:style-name="T2">u</text:span></text:span><text:span text:style-name="CharStyle15"><text:span text:style-name="T7">ť</text:span></text:span><text:span text:style-name="CharStyle15"><text:span text:style-name="T14">, chceme počutí by</text:span></text:span><text:span text:style-name="CharStyle15"><text:span text:style-name="T7">ť</text:span></text:span><text:span text:style-name="CharStyle15"><text:span text:style-name="T14">!</text:span></text:span></text:p>
        <text:p text:style-name="P19"><text:span text:style-name="CharStyle15"><text:span text:style-name="T20">Č</text:span></text:span><text:span text:style-name="CharStyle15"><text:span text:style-name="T14">o je bez reči duch? národ bez ducha?</text:span></text:span></text:p>
        <text:p text:style-name="P16"><text:span text:style-name="CharStyle15"><text:span text:style-name="T14">Ale duch musí ma</text:span></text:span><text:span text:style-name="CharStyle15"><text:span text:style-name="T20">ť</text:span></text:span><text:span text:style-name="CharStyle15"><text:span text:style-name="T14"> osobnos</text:span></text:span><text:span text:style-name="CharStyle15"><text:span text:style-name="T20">ť</text:span></text:span><text:span text:style-name="CharStyle15"><text:span text:style-name="T14"> svoju,</text:span></text:span></text:p>
        <text:p text:style-name="P32"><text:span text:style-name="CharStyle15"><text:span text:style-name="T14">Osobnos</text:span></text:span><text:span text:style-name="CharStyle15"><text:span text:style-name="T7">ť</text:span></text:span><text:span text:style-name="CharStyle15"><text:span text:style-name="T14"> post</text:span></text:span><text:span text:style-name="CharStyle15"><text:span text:style-name="T7">ať</text:span></text:span><text:span text:style-name="CharStyle15"><text:span text:style-name="T14">, rad a sklad, musí ma</text:span></text:span><text:span text:style-name="CharStyle15"><text:span text:style-name="T20">ť</text:span></text:span></text:p>
        <text:p text:style-name="P32"><text:span text:style-name="CharStyle15"><text:span text:style-name="T14">Svoje „odkial a pokial!“ — My to vieme,</text:span></text:span></text:p>
        <text:p text:style-name="P32"><text:span text:style-name="CharStyle15"><text:span text:style-name="T14">Ale nech zákon svetu svätovet</text:span></text:span><text:span text:style-name="CharStyle15"><text:span text:style-name="T2">í</text:span></text:span><text:span text:style-name="CharStyle15"><text:span text:style-name="T14">:</text:span></text:span></text:p>
        <text:p text:style-name="P32"><text:span text:style-name="CharStyle15"><text:span text:style-name="T14">Odtial reč bratov a reč diplomato</text:span></text:span><text:span text:style-name="CharStyle15"><text:span text:style-name="T2">v</text:span></text:span><text:span text:style-name="CharStyle15"><text:span text:style-name="T14">! —</text:span></text:span></text:p>
        <text:p text:style-name="P32"><text:span text:style-name="CharStyle15"><text:span text:style-name="T14">A odrodilcov medze kde? celý svet.</text:span></text:span></text:p>
        <text:p text:style-name="P66"><text:span text:style-name="CharStyle15"><text:span text:style-name="T14">Tak j</text:span></text:span><text:span text:style-name="CharStyle15"><text:span text:style-name="T2">e</text:span></text:span><text:span text:style-name="CharStyle15"><text:span text:style-name="T14">! tak j</text:span></text:span><text:span text:style-name="CharStyle15"><text:span text:style-name="T2">e! </text:span></text:span><text:span text:style-name="CharStyle15"><text:span text:style-name="T14">—</text:span></text:span><text:span text:style-name="CharStyle15"><text:span text:style-name="T2"> </text:span></text:span><text:span text:style-name="CharStyle15"><text:span text:style-name="T14">tak sbora sborom hrmí. —</text:span></text:span></text:p>
        <text:p text:style-name="P43"><text:span text:style-name="CharStyle15"><text:span text:style-name="T14">A </text:span></text:span><text:span text:style-name="CharStyle15"><text:span text:style-name="T7">ď</text:span></text:span><text:span text:style-name="CharStyle15"><text:span text:style-name="T14">alej hrmí prúd reči tej strmý:</text:span></text:span></text:p>
        <text:p text:style-name="P59"><text:span text:style-name="CharStyle15"><text:span text:style-name="T14">Zavolajmeže, potom, zavolajme:</text:span></text:span></text:p>
        <text:p text:style-name="P59"><text:span text:style-name="CharStyle15"><text:span text:style-name="T14">Sem ruk</text:span></text:span><text:span text:style-name="CharStyle15"><text:span text:style-name="T2">u</text:span></text:span><text:span text:style-name="CharStyle15"><text:span text:style-name="T14">, bratia a spoluobčani</text:span></text:span><text:span text:style-name="CharStyle15"><text:span text:style-name="T2">a</text:span></text:span><text:span text:style-name="CharStyle15"><text:span text:style-name="T14">!</text:span></text:span></text:p>
        <text:p text:style-name="P59"><text:span text:style-name="CharStyle15"><text:span text:style-name="T14">Sem Rusín, Horvát, Srb, Maďar a Rum</text:span></text:span><text:span text:style-name="CharStyle15"><text:span text:style-name="T7">uň!</text:span></text:span></text:p>
        <text:p text:style-name="P59"><text:span text:style-name="CharStyle15"><text:span text:style-name="T14">Stiahnime zlatou a svätou obručou</text:span></text:span></text:p>
        <text:p text:style-name="P59"><text:span text:style-name="CharStyle15"><text:span text:style-name="T14">Uhorské dúhy nádoby tej sväte</text:span></text:span><text:span text:style-name="CharStyle15"><text:span text:style-name="T2">j</text:span></text:span><text:span text:style-name="CharStyle15"><text:span text:style-name="T14">,</text:span></text:span></text:p>
        <text:p text:style-name="P59"><text:span text:style-name="CharStyle15"><text:span text:style-name="T14">Ktorú voláme „vlas</text:span></text:span><text:span text:style-name="CharStyle15"><text:span text:style-name="T7">ť</text:span></text:span><text:span text:style-name="CharStyle15"><text:span text:style-name="T14">“ a v ktorej sladk</text:span></text:span><text:span text:style-name="CharStyle15"><text:span text:style-name="T7">ô</text:span></text:span></text:p>
        <text:p text:style-name="P59"><text:span text:style-name="CharStyle15"><text:span text:style-name="T14">Víno slobody jiskrí sa, to naš</text:span></text:span><text:span text:style-name="CharStyle15"><text:span text:style-name="T2">e</text:span></text:span><text:span text:style-name="CharStyle15"><text:span text:style-name="T14">!</text:span></text:span></text:p>
        <text:p text:style-name="P16"><text:span text:style-name="CharStyle15"><text:span text:style-name="T14">Sem sa do kol</text:span></text:span><text:span text:style-name="CharStyle15"><text:span text:style-name="T2">a</text:span></text:span><text:span text:style-name="CharStyle15"><text:span text:style-name="T14">, spravme kráž zákon</text:span></text:span><text:span text:style-name="CharStyle15"><text:span text:style-name="T2">a</text:span></text:span><text:span text:style-name="CharStyle15"><text:span text:style-name="T14">,</text:span></text:span></text:p>
        <text:p text:style-name="P32"><text:span text:style-name="CharStyle15"><text:span text:style-name="T14">Kráž čarodejný kol seba, prez ktorý</text:span></text:span></text:p>
        <text:p text:style-name="P16"><text:span text:style-name="CharStyle15"><text:span text:style-name="T2">Ž</text:span></text:span><text:span text:style-name="CharStyle15"><text:span text:style-name="T14">iaden zlý duch by nemohol dnuká k nám!</text:span></text:span></text:p>
        <text:p text:style-name="P32"><text:span text:style-name="CharStyle15"><text:span text:style-name="T14">Všetci za jednoh</text:span></text:span><text:span text:style-name="CharStyle15"><text:span text:style-name="T2">o</text:span></text:span><text:span text:style-name="CharStyle15"><text:span text:style-name="T14">, jeden za všetkýc</text:span></text:span><text:span text:style-name="CharStyle15"><text:span text:style-name="T2">h</text:span></text:span><text:span text:style-name="CharStyle15"><text:span text:style-name="T14">! —</text:span></text:span></text:p>
        <text:p text:style-name="P32"><text:span text:style-name="CharStyle15"><text:span text:style-name="T14">V takomto kolu </text:span></text:span><text:span text:style-name="CharStyle15"><text:span text:style-name="T2">Slovensk</text:span></text:span><text:span text:style-name="CharStyle15"><text:span text:style-name="T7">ô</text:span></text:span><text:span text:style-name="CharStyle15"><text:span text:style-name="T14"> </text:span></text:span><text:span text:style-name="CharStyle15"><text:span text:style-name="T2">Oko</text:span></text:span><text:span text:style-name="CharStyle15"><text:span text:style-name="T14">lie —</text:span></text:span></text:p>
        <text:p text:style-name="P5"><text:span text:style-name="CharStyle15"><text:span text:style-name="T14">Jak v s</text:span></text:span><text:span text:style-name="CharStyle15"><text:span text:style-name="T2">l</text:span></text:span><text:span text:style-name="CharStyle15"><text:span text:style-name="T14">nca kráži večitý kráž zeme —</text:span></text:span></text:p>
        <text:p text:style-name="P5"><text:span text:style-name="CharStyle15"><text:span text:style-name="T14">Má </text:span></text:span><text:span text:style-name="CharStyle15"><text:span text:style-name="T7">s</text:span></text:span><text:span text:style-name="CharStyle15"><text:span text:style-name="T14">t</text:span></text:span><text:span text:style-name="CharStyle15"><text:span text:style-name="T20">ť</text:span></text:span><text:span text:style-name="CharStyle15"><text:span text:style-name="T14"> Slovákov kraj v Uhár kra</text:span></text:span><text:span text:style-name="CharStyle15"><text:span text:style-name="T2">ji</text:span></text:span><text:span text:style-name="CharStyle15"><text:span text:style-name="T14">ne!</text:span></text:span></text:p>
        <text:p text:style-name="P5"><text:soft-page-break/><text:span text:style-name="CharStyle15"><text:span text:style-name="T2">Ž</text:span></text:span><text:span text:style-name="CharStyle15"><text:span text:style-name="T14">elezná ruka zákona na vrahov,</text:span></text:span></text:p>
        <text:p text:style-name="P5"><text:span text:style-name="CharStyle15"><text:span text:style-name="T14">Na vrahov bratskej svornost</text:span></text:span><text:span text:style-name="CharStyle15"><text:span text:style-name="T2">i</text:span></text:span><text:span text:style-name="CharStyle15"><text:span text:style-name="T14">! —</text:span></text:span></text:p>
        <text:p text:style-name="P5"><text:span text:style-name="CharStyle15"><text:span text:style-name="T14"/></text:span></text:p>
        <text:p text:style-name="P23"><text:span text:style-name="CharStyle15"><text:span text:style-name="T14">Slová ti</text:span></text:span><text:span text:style-name="CharStyle15"><text:span text:style-name="T2">e</text:span></text:span><text:span text:style-name="CharStyle15"><text:span text:style-name="T14">:</text:span></text:span></text:p>
        <text:p text:style-name="P16"><text:span text:style-name="CharStyle15"><text:span text:style-name="T14">„Na vrahov bratskej svornosti“ sto hrdiel</text:span></text:span></text:p>
        <text:p text:style-name="P32"><text:span text:style-name="CharStyle15"><text:span text:style-name="T14">Plnia ohlasom, ktorý písmom obrov</text:span></text:span></text:p>
        <text:p text:style-name="P32"><text:span text:style-name="CharStyle15"><text:span text:style-name="T14">Velie načiara</text:span></text:span><text:span text:style-name="CharStyle15"><text:span text:style-name="T20">ť</text:span></text:span><text:span text:style-name="CharStyle15"><text:span text:style-name="T14"> or</text:span></text:span><text:span text:style-name="CharStyle15"><text:span text:style-name="T7">t</text:span></text:span><text:span text:style-name="CharStyle15"><text:span text:style-name="T14">e</text:span></text:span><text:span text:style-name="CharStyle15"><text:span text:style-name="T7">ľ</text:span></text:span><text:span text:style-name="CharStyle15"><text:span text:style-name="T14"> takých vrahov! —</text:span></text:span></text:p>
        <text:p text:style-name="P32"><text:span text:style-name="CharStyle15"><text:span text:style-name="T14">Ma</text:span></text:span><text:span text:style-name="CharStyle15"><text:span text:style-name="T2">rk</text:span></text:span><text:span text:style-name="CharStyle15"><text:span text:style-name="T14">o dia</text:span></text:span><text:span text:style-name="CharStyle15"><text:span text:style-name="T20">ľ</text:span></text:span><text:span text:style-name="CharStyle15"><text:span text:style-name="T14"> reční:</text:span></text:span></text:p>
        <text:p text:style-name="P5"><text:span text:style-name="CharStyle15"><text:span text:style-name="T14"/></text:span></text:p>
        <text:p text:style-name="P23"><text:span text:style-name="CharStyle15"><text:span text:style-name="T14">Nechceme my práv</text:span></text:span><text:span text:style-name="CharStyle15"><text:span text:style-name="T2">o</text:span></text:span><text:span text:style-name="CharStyle15"><text:span text:style-name="T14">:</text:span></text:span></text:p>
        <text:p text:style-name="P16"><text:span text:style-name="CharStyle15"><text:span text:style-name="T14">My pravdu chceme! nie pre seb</text:span></text:span><text:span text:style-name="CharStyle15"><text:span text:style-name="T2">a</text:span></text:span><text:span text:style-name="CharStyle15"><text:span text:style-name="T14">, pre vlas</text:span></text:span><text:span text:style-name="CharStyle15"><text:span text:style-name="T20">ť</text:span></text:span></text:p>
        <text:p text:style-name="P32"><text:span text:style-name="CharStyle15"><text:span text:style-name="T14">Ju chcem</text:span></text:span><text:span text:style-name="CharStyle15"><text:span text:style-name="T2">e</text:span></text:span><text:span text:style-name="CharStyle15"><text:span text:style-name="T14">! — právo vedie ku pravotá</text:span></text:span><text:span text:style-name="CharStyle15"><text:span text:style-name="T2">m</text:span></text:span><text:span text:style-name="CharStyle15"><text:span text:style-name="T14">,</text:span></text:span></text:p>
        <text:p text:style-name="P32"><text:span text:style-name="CharStyle15"><text:span text:style-name="T14">Pravda bezpr</text:span></text:span><text:span text:style-name="CharStyle15"><text:span text:style-name="T7">a</text:span></text:span><text:span text:style-name="CharStyle15"><text:span text:style-name="T14">vie spravedlivô rod</text:span></text:span><text:span text:style-name="CharStyle15"><text:span text:style-name="T2">í;</text:span></text:span></text:p>
        <text:p text:style-name="P16"><text:span text:style-name="CharStyle15"><text:span text:style-name="T14">My lásku chceme! láska je bezpr</text:span></text:span><text:span text:style-name="CharStyle15"><text:span text:style-name="T7">a</text:span></text:span><text:span text:style-name="CharStyle15"><text:span text:style-name="T14">vie,</text:span></text:span></text:p>
        <text:p text:style-name="P32"><text:span text:style-name="CharStyle15"><text:span text:style-name="T14">Ktor</text:span></text:span><text:span text:style-name="CharStyle15"><text:span text:style-name="T2">ô</text:span></text:span><text:span text:style-name="CharStyle15"><text:span text:style-name="T14"> slobodne práva sa odrieka. —</text:span></text:span></text:p>
        <text:p text:style-name="P44"><text:span text:style-name="CharStyle15"><text:span text:style-name="T14"/></text:span></text:p>
        <text:p text:style-name="P61"><text:span text:style-name="CharStyle15"><text:span text:style-name="T14">Ale ke</text:span></text:span><text:span text:style-name="CharStyle15"><text:span text:style-name="T2">ď</text:span></text:span><text:span text:style-name="CharStyle15"><text:span text:style-name="T14"> pravdy, keď lásky nebud</text:span></text:span><text:span text:style-name="CharStyle15"><text:span text:style-name="T2">e</text:span></text:span><text:span text:style-name="CharStyle15"><text:span text:style-name="T14">, —</text:span></text:span></text:p>
        <text:p text:style-name="P16"><text:span text:style-name="CharStyle15"><text:span text:style-name="T14">Ke</text:span></text:span><text:span text:style-name="CharStyle15"><text:span text:style-name="T20">ď</text:span></text:span><text:span text:style-name="CharStyle15"><text:span text:style-name="T14"> bi</text:span></text:span><text:span text:style-name="CharStyle15"><text:span text:style-name="T20">ť</text:span></text:span><text:span text:style-name="CharStyle15"><text:span text:style-name="T14"> by mala </text:span></text:span><text:span text:style-name="CharStyle15"><text:span text:style-name="T20">ľ</text:span></text:span><text:span text:style-name="CharStyle15"><text:span text:style-name="T14">ud slovenský znova</text:span></text:span></text:p>
        <text:p text:style-name="P32"><text:span text:style-name="CharStyle15"><text:span text:style-name="T14">Kliatba dejov a kliatba výsad, kliatba</text:span></text:span></text:p>
        <text:p text:style-name="P32"><text:span text:style-name="CharStyle15"><text:span text:style-name="T14">Pýchy a kliatba moci samozvanskej —</text:span></text:span></text:p>
        <text:p text:style-name="P16"><text:span text:style-name="CharStyle15"><text:span text:style-name="T20">Č</text:span></text:span><text:span text:style-name="CharStyle15"><text:span text:style-name="T14">o vtedy? — vtedy čo?— hrmien — dupnutím</text:span></text:span></text:p>
        <text:p text:style-name="P32"><text:span text:style-name="CharStyle15"><text:span text:style-name="T2">Vyr</text:span></text:span><text:span text:style-name="CharStyle15"><text:span text:style-name="T14">azi</text:span></text:span><text:span text:style-name="CharStyle15"><text:span text:style-name="T20">ť</text:span></text:span><text:span text:style-name="CharStyle15"><text:span text:style-name="T14"> z päty t</text:span></text:span><text:span text:style-name="CharStyle15"><text:span text:style-name="T2">rojm</text:span></text:span><text:span text:style-name="CharStyle15"><text:span text:style-name="T14">ili</text:span></text:span><text:span text:style-name="CharStyle15"><text:span text:style-name="T7">o</text:span></text:span><text:span text:style-name="CharStyle15"><text:span text:style-name="T14">novej</text:span></text:span></text:p>
        <text:p text:style-name="P16"><text:span text:style-name="CharStyle15"><text:span text:style-name="T14">Prach — že v oblaku zmizne tvár osuhlá</text:span></text:span></text:p>
        <text:p text:style-name="P32"><text:span text:style-name="CharStyle15"><text:span text:style-name="T14">Macochy — a tajs</text:span></text:span><text:span text:style-name="CharStyle15"><text:span text:style-name="T20">ť</text:span></text:span><text:span text:style-name="CharStyle15"><text:span text:style-name="T14"> — kde oči povedú —</text:span></text:span></text:p>
        <text:p text:style-name="P32"><text:span text:style-name="CharStyle15"><text:span text:style-name="T14">Kde pravdy, lásky jest! — potom národy,</text:span></text:span></text:p>
        <text:p text:style-name="P32"><text:span text:style-name="CharStyle15"><text:span text:style-name="T14">Vidiac vyhnancov dobrovolných kŕde</text:span></text:span><text:span text:style-name="CharStyle15"><text:span text:style-name="T20">ľ</text:span></text:span></text:p>
        <text:p text:style-name="P32"><text:span text:style-name="CharStyle15"><text:span text:style-name="T14">Nevo</text:span></text:span><text:span text:style-name="CharStyle15"><text:span text:style-name="T20">ľ</text:span></text:span><text:span text:style-name="CharStyle15"><text:span text:style-name="T14">ný a bezpočetný — zdúbnejú,</text:span></text:span></text:p>
        <text:p text:style-name="P16"><text:span text:style-name="CharStyle15"><text:span text:style-name="T20">Č</text:span></text:span><text:span text:style-name="CharStyle15"><text:span text:style-name="T14">iahnu prstami do stojacích dúbkom</text:span></text:span></text:p>
        <text:p text:style-name="P32"><text:span text:style-name="CharStyle15"><text:span text:style-name="T14">Vlasov, a hlavu nakrutnúce k nebu</text:span></text:span></text:p>
        <text:p text:style-name="P32"><text:span text:style-name="CharStyle15"><text:span text:style-name="T14">Náramným krikom skrikn</text:span></text:span><text:span text:style-name="CharStyle15"><text:span text:style-name="T2">ú</text:span></text:span><text:span text:style-name="CharStyle15"><text:span text:style-name="T14">: pomst</text:span></text:span><text:span text:style-name="CharStyle15"><text:span text:style-name="T2">u</text:span></text:span><text:span text:style-name="CharStyle15"><text:span text:style-name="T14">! — </text:span></text:span><text:span text:style-name="CharStyle15"><text:span text:style-name="T20">Č</text:span></text:span><text:span text:style-name="CharStyle15"><text:span text:style-name="T14">i tak?</text:span></text:span></text:p>
        <text:p text:style-name="P32"><text:soft-page-break/><text:span text:style-name="CharStyle15"><text:span text:style-name="T14">Nie tak! — Naša je zem tá od pravekov,</text:span></text:span></text:p>
        <text:p text:style-name="P32"><text:span text:style-name="CharStyle15"><text:span text:style-name="T14">Naše dedictvo drahé, naša mati,</text:span></text:span></text:p>
        <text:p text:style-name="P32"><text:span text:style-name="CharStyle15"><text:span text:style-name="T14">Naš</text:span></text:span><text:span text:style-name="CharStyle15"><text:span text:style-name="T2">a</text:span></text:span><text:span text:style-name="CharStyle15"><text:span text:style-name="T14">, naš</text:span></text:span><text:span text:style-name="CharStyle15"><text:span text:style-name="T2">a</text:span></text:span><text:span text:style-name="CharStyle15"><text:span text:style-name="T14">! — Kde druhá ? — tu by</text:span></text:span><text:span text:style-name="CharStyle15"><text:span text:style-name="T7">ť</text:span></text:span><text:span text:style-name="CharStyle15"><text:span text:style-name="T14">, tu ži</text:span></text:span><text:span text:style-name="CharStyle15"><text:span text:style-name="T7">ť</text:span></text:span><text:span text:style-name="CharStyle15"><text:span text:style-name="T14">!</text:span></text:span></text:p>
        <text:p text:style-name="P32"><text:span text:style-name="CharStyle15"><text:span text:style-name="T14">A ke</text:span></text:span><text:span text:style-name="CharStyle15"><text:span text:style-name="T20">ď</text:span></text:span><text:span text:style-name="CharStyle15"><text:span text:style-name="T14">by kto nám ešte raz smel rieknu</text:span></text:span><text:span text:style-name="CharStyle15"><text:span text:style-name="T20">ť</text:span></text:span><text:span text:style-name="CharStyle15"><text:span text:style-name="T14">:</text:span></text:span></text:p>
        <text:p text:style-name="P32"><text:span text:style-name="CharStyle15"><text:span text:style-name="T14">„Cudzinc</text:span></text:span><text:span text:style-name="CharStyle15"><text:span text:style-name="T2">i</text:span></text:span><text:span text:style-name="CharStyle15"><text:span text:style-name="T14">!</text:span></text:span><text:span text:style-name="CharStyle15"><text:span text:style-name="T2">“</text:span></text:span><text:span text:style-name="CharStyle15"><text:span text:style-name="T14"> — bis</text:span></text:span><text:span text:style-name="CharStyle15"><text:span text:style-name="T20">ť</text:span></text:span><text:span text:style-name="CharStyle15"><text:span text:style-name="T2">u</text:span></text:span><text:span text:style-name="CharStyle15"><text:span text:style-name="T14">! nuž vetu na vetu —</text:span></text:span></text:p>
        <text:p text:style-name="P32"><text:span text:style-name="CharStyle15"><text:span text:style-name="T14">A ke</text:span></text:span><text:span text:style-name="CharStyle15"><text:span text:style-name="T20">ď</text:span></text:span><text:span text:style-name="CharStyle15"><text:span text:style-name="T14">by muselo tak by</text:span></text:span><text:span text:style-name="CharStyle15"><text:span text:style-name="T7">ť</text:span></text:span><text:span text:style-name="CharStyle15"><text:span text:style-name="T14">, nuž — verným</text:span></text:span></text:p>
        <text:p text:style-name="P32"><text:span text:style-name="CharStyle15"><text:span text:style-name="T14">Mohyly verných — vrahom jamy vraho</text:span></text:span><text:span text:style-name="CharStyle15"><text:span text:style-name="T2">v</text:span></text:span><text:span text:style-name="CharStyle15"><text:span text:style-name="T14">! —</text:span></text:span></text:p>
        <text:p text:style-name="P38"><text:span text:style-name="CharStyle15"><text:span text:style-name="T14"/></text:span></text:p>
        <text:p text:style-name="P59"><text:span text:style-name="CharStyle15"><text:span text:style-name="T14">Hore ho! Sláva! Sláva mu! hore ho! —</text:span></text:span></text:p>
        <text:p text:style-name="P59"><text:span text:style-name="CharStyle15"><text:span text:style-name="T14">Marko dol kročil z rečniska svojeho.</text:span></text:span></text:p>
        <text:p text:style-name="P4"><text:span text:style-name="CharStyle38"><text:span text:style-name="T2"/></text:span></text:p>
        <text:p text:style-name="P43"><text:span text:style-name="CharStyle15"><text:span text:style-name="T14">Ale nezvykli Slováci na každú</text:span></text:span></text:p>
        <text:p text:style-name="P59"><text:span text:style-name="CharStyle15"><text:span text:style-name="T14">Reč hlavou kýva</text:span></text:span><text:span text:style-name="CharStyle15"><text:span text:style-name="T20">ť</text:span></text:span><text:span text:style-name="CharStyle15"><text:span text:style-name="T14"> len, pod každý výrok</text:span></text:span></text:p>
        <text:p text:style-name="P59"><text:span text:style-name="CharStyle15"><text:span text:style-name="T14">Skloniti š</text:span></text:span><text:span text:style-name="CharStyle15"><text:span text:style-name="T7">í</text:span></text:span><text:span text:style-name="CharStyle15"><text:span text:style-name="T14">ju, jak</text:span></text:span><text:span text:style-name="CharStyle15"><text:span text:style-name="T2"> </text:span></text:span><text:span text:style-name="CharStyle15"><text:span text:style-name="T14">o Nemci radu</text:span></text:span></text:p>
        <text:p text:style-name="P59"><text:span text:style-name="CharStyle15"><text:span text:style-name="T14">Na každú prisviedča</text:span></text:span><text:span text:style-name="CharStyle15"><text:span text:style-name="T20">ť</text:span></text:span><text:span text:style-name="CharStyle15"><text:span text:style-name="T14"> a bra</text:span></text:span><text:span text:style-name="CharStyle15"><text:span text:style-name="T20">ť</text:span></text:span><text:span text:style-name="CharStyle15"><text:span text:style-name="T14"> sa domov.</text:span></text:span></text:p>
        <text:p text:style-name="P59"><text:span text:style-name="CharStyle15"><text:span text:style-name="T14">Ne</text:span></text:span><text:span text:style-name="CharStyle15"><text:span text:style-name="T2">sv</text:span></text:span><text:span text:style-name="CharStyle15"><text:span text:style-name="T14">orno</text:span></text:span><text:span text:style-name="CharStyle15"><text:span text:style-name="T2">s</text:span></text:span><text:span text:style-name="CharStyle15"><text:span text:style-name="T7">ť</text:span></text:span><text:span text:style-name="CharStyle15"><text:span text:style-name="T14"> je hriech a priečnos</text:span></text:span><text:span text:style-name="CharStyle15"><text:span text:style-name="T20">ť</text:span></text:span><text:span text:style-name="CharStyle15"><text:span text:style-name="T14"> chyba je.</text:span></text:span></text:p>
        <text:p text:style-name="P17"><text:span text:style-name="CharStyle15"><text:span text:style-name="T14">Tyranstvá myslia: de</text:span></text:span><text:span text:style-name="CharStyle15"><text:span text:style-name="T21">ľ</text:span></text:span><text:span text:style-name="CharStyle15"><text:span text:style-name="T14">me jic</text:span></text:span><text:span text:style-name="CharStyle15"><text:span text:style-name="T2">h</text:span></text:span><text:span text:style-name="CharStyle15"><text:span text:style-name="T14">!—pokrytci</text:span></text:span></text:p>
        <text:p text:style-name="P34"><text:span text:style-name="CharStyle15"><text:span text:style-name="T14">V l</text:span></text:span><text:span text:style-name="CharStyle15"><text:span text:style-name="T8">íš</text:span></text:span><text:span text:style-name="CharStyle15"><text:span text:style-name="T14">tej tichosti tráv</text:span></text:span><text:span text:style-name="CharStyle15"><text:span text:style-name="T8">ä</text:span></text:span><text:span text:style-name="CharStyle15"><text:span text:style-name="T14"> radou: pokoj! —</text:span></text:span></text:p>
        <text:p text:style-name="P34"><text:span text:style-name="CharStyle15"><text:span text:style-name="T14">Známe po</text:span></text:span><text:span text:style-name="CharStyle15"><text:span text:style-name="T21">ltr</text:span></text:span><text:span text:style-name="CharStyle15"><text:span text:style-name="T14">onskú svornos</text:span></text:span><text:span text:style-name="CharStyle15"><text:span text:style-name="T8">ť</text:span></text:span><text:span text:style-name="CharStyle15"><text:span text:style-name="T14">, známe pokoj,</text:span></text:span></text:p>
        <text:p text:style-name="P34"><text:span text:style-name="CharStyle15"><text:span text:style-name="T14">Ktorého symbol je zámka na pys</text:span></text:span><text:span text:style-name="CharStyle15"><text:span text:style-name="T21">ky</text:span></text:span></text:p>
        <text:p text:style-name="P34"><text:span text:style-name="CharStyle15"><text:span text:style-name="T2">Ľ</text:span></text:span><text:span text:style-name="CharStyle15"><text:span text:style-name="T14">udu priate</text:span></text:span><text:span text:style-name="CharStyle15"><text:span text:style-name="T21">ľ</text:span></text:span><text:span text:style-name="CharStyle15"><text:span text:style-name="T14">mi jeho zavesená! —</text:span></text:span></text:p>
        <text:p text:style-name="P34"><text:span text:style-name="CharStyle15"><text:span text:style-name="T14">Tedy v hromade Svätého Martina</text:span></text:span></text:p>
        <text:p text:style-name="P34"><text:span text:style-name="CharStyle15"><text:span text:style-name="T14">Sloboda slova v práve svojom stojí.</text:span></text:span></text:p>
        <text:p text:style-name="P17"><text:span text:style-name="CharStyle15"><text:span text:style-name="T14">Sypú sa reči na reči, nárada</text:span></text:span></text:p>
        <text:p text:style-name="P34"><text:span text:style-name="CharStyle15"><text:span text:style-name="T14">Náradu mení, mienka mienku honí.</text:span></text:span></text:p>
        <text:p text:style-name="P38"><text:span text:style-name="CharStyle15"><text:span text:style-name="T14"/></text:span></text:p>
        <text:p text:style-name="P62"><text:span text:style-name="CharStyle15"><text:span text:style-name="T14">Stojí na stole rodomilstva pudom</text:span></text:span></text:p>
        <text:p text:style-name="P62"><text:span text:style-name="CharStyle15"><text:span text:style-name="T2">Dohnaný</text:span></text:span><text:span text:style-name="CharStyle15"><text:span text:style-name="T14"> sem brat Mikuláša toho,</text:span></text:span></text:p>
        <text:p text:style-name="P17"><text:span text:style-name="CharStyle15"><text:span text:style-name="T14">Ktorý, ke</text:span></text:span><text:span text:style-name="CharStyle15"><text:span text:style-name="T21">ď</text:span></text:span><text:span text:style-name="CharStyle15"><text:span text:style-name="T14"> písal Povstanie, upadol —</text:span></text:span></text:p>
        <text:p text:style-name="P34"><text:span text:style-name="CharStyle15"><text:span text:style-name="T14">A véhlasnos</text:span></text:span><text:span text:style-name="CharStyle15"><text:span text:style-name="T21">ť</text:span></text:span><text:span text:style-name="CharStyle15"><text:span text:style-name="T14">o</text:span></text:span><text:span text:style-name="CharStyle15"><text:span text:style-name="T2">u</text:span></text:span><text:span text:style-name="CharStyle15"><text:span text:style-name="T14">, ktorej málo pár</text:span></text:span><text:span text:style-name="CharStyle15"><text:span text:style-name="T2">u</text:span></text:span><text:span text:style-name="CharStyle15"><text:span text:style-name="T14">,</text:span></text:span></text:p>
        <text:p text:style-name="P34"><text:soft-page-break/><text:span text:style-name="CharStyle15"><text:span text:style-name="T14">Myse</text:span></text:span><text:span text:style-name="CharStyle15"><text:span text:style-name="T8">ľ</text:span></text:span><text:span text:style-name="CharStyle15"><text:span text:style-name="T14"> Markovu obs</text:span></text:span><text:span text:style-name="CharStyle15"><text:span text:style-name="T8">t</text:span></text:span><text:span text:style-name="CharStyle15"><text:span text:style-name="T14">rihova</text:span></text:span><text:span text:style-name="CharStyle15"><text:span text:style-name="T21">ť</text:span></text:span><text:span text:style-name="CharStyle15"><text:span text:style-name="T14"> želá</text:span></text:span></text:p>
        <text:p text:style-name="P34"><text:span text:style-name="CharStyle15"><text:span text:style-name="T14">A jedná sa, čo by sa dalo zrazi</text:span></text:span><text:span text:style-name="CharStyle15"><text:span text:style-name="T21">ť</text:span></text:span></text:p>
        <text:p text:style-name="P34"><text:span text:style-name="CharStyle15"><text:span text:style-name="T14">Z cen</text:span></text:span><text:span text:style-name="CharStyle15"><text:span text:style-name="T2">y</text:span></text:span><text:span text:style-name="CharStyle15"><text:span text:style-name="T14">, za ktorú mier sa vykúpi</text:span></text:span><text:span text:style-name="CharStyle15"><text:span text:style-name="T21">ť</text:span></text:span><text:span text:style-name="CharStyle15"><text:span text:style-name="T14"> má.</text:span></text:span></text:p>
        <text:p text:style-name="P34"><text:span text:style-name="CharStyle15"><text:span text:style-name="T14">A chce silou slov slovo síl oslabi</text:span></text:span><text:span text:style-name="CharStyle15"><text:span text:style-name="T8">ť</text:span></text:span><text:span text:style-name="CharStyle15"><text:span text:style-name="T14">: —</text:span></text:span></text:p>
        <text:p text:style-name="P17"><text:span text:style-name="CharStyle15"><text:span text:style-name="T2">A</text:span></text:span><text:span text:style-name="CharStyle15"><text:span text:style-name="T14">, h</text:span></text:span><text:span text:style-name="CharStyle15"><text:span text:style-name="T21">ľ</text:span></text:span><text:span text:style-name="CharStyle15"><text:span text:style-name="T14">a</text:span></text:span><text:span text:style-name="CharStyle15"><text:span text:style-name="T21">ď</text:span></text:span><text:span text:style-name="CharStyle15"><text:span text:style-name="T14">ž</text:span></text:span><text:span text:style-name="CharStyle15"><text:span text:style-name="T2">e</text:span></text:span><text:span text:style-name="CharStyle15"><text:span text:style-name="T14">! načrel do nádob</text:span></text:span><text:span text:style-name="CharStyle15"><text:span text:style-name="T2">y</text:span></text:span><text:span text:style-name="CharStyle15"><text:span text:style-name="T14">, z ktorej</text:span></text:span></text:p>
        <text:p text:style-name="P34"><text:span text:style-name="CharStyle15"><text:span text:style-name="T14">Svet celý pije dnes a celý lieva</text:span></text:span></text:p>
        <text:p text:style-name="P5"><text:span text:style-name="CharStyle15"><text:span text:style-name="T14">Do ktore</text:span></text:span><text:span text:style-name="CharStyle15"><text:span text:style-name="T2">j;</text:span></text:span><text:span text:style-name="CharStyle15"><text:span text:style-name="T14"> chválu žni</text:span></text:span><text:span text:style-name="CharStyle15"><text:span text:style-name="T2">e</text:span></text:span><text:span text:style-name="CharStyle15"><text:span text:style-name="T14">, rastie mu strana. —</text:span></text:span></text:p>
        <text:p text:style-name="P38"><text:span text:style-name="CharStyle15"><text:span text:style-name="T14"/></text:span></text:p>
        <text:p text:style-name="P52"><text:span text:style-name="CharStyle15"><text:span text:style-name="T14">Na vážku jeho zlaté zrná hádže</text:span></text:span></text:p>
        <text:p text:style-name="P5"><text:span text:style-name="CharStyle15"><text:span text:style-name="T14">Josef — nie te</text:span></text:span><text:span text:style-name="CharStyle15"><text:span text:style-name="T2">n</text:span></text:span><text:span text:style-name="CharStyle15"><text:span text:style-name="T14">, čo dávno milý Sláve</text:span></text:span></text:p>
        <text:p text:style-name="P17"><text:span text:style-name="CharStyle15"><text:span text:style-name="T14">I dnes jednako si miluje Slávu —</text:span></text:span></text:p>
        <text:p text:style-name="P34"><text:span text:style-name="CharStyle15"><text:span text:style-name="T14">Ale podobný tomu, ktorý nechal</text:span></text:span></text:p>
        <text:p text:style-name="P34"><text:span text:style-name="CharStyle15"><text:span text:style-name="T14">Putifarovej Kleopatre tej plá</text:span></text:span><text:span text:style-name="CharStyle15"><text:span text:style-name="T21">šť</text:span></text:span></text:p>
        <text:p text:style-name="P34"><text:span text:style-name="CharStyle15"><text:span text:style-name="T14">V hrsti, neváhajúc v pre</text:span></text:span><text:span text:style-name="CharStyle15"><text:span text:style-name="T21">ť</text:span></text:span><text:span text:style-name="CharStyle15"><text:span text:style-name="T14">ažkej volb</text:span></text:span><text:span text:style-name="CharStyle15"><text:span text:style-name="T2">e</text:span></text:span><text:span text:style-name="CharStyle15"><text:span text:style-name="T14">:</text:span></text:span></text:p>
        <text:p text:style-name="P34"><text:span text:style-name="CharStyle15"><text:span text:style-name="T14">či l</text:span></text:span><text:span text:style-name="CharStyle15"><text:span text:style-name="T8">o</text:span></text:span><text:span text:style-name="CharStyle15"><text:span text:style-name="T14">žu kňažne s mäkkým jej náručím,</text:span></text:span></text:p>
        <text:p text:style-name="P34"><text:span text:style-name="CharStyle15"><text:span text:style-name="T14">či slamu s tvrdým re</text:span></text:span><text:span text:style-name="CharStyle15"><text:span text:style-name="T21">ť</text:span></text:span><text:span text:style-name="CharStyle15"><text:span text:style-name="T14">aze objatím? —</text:span></text:span></text:p>
        <text:p text:style-name="P34"><text:span text:style-name="CharStyle15"><text:span text:style-name="T14">Josef, Josefu rovný tomu, ktorý</text:span></text:span></text:p>
        <text:p text:style-name="P34"><text:span text:style-name="CharStyle15"><text:span text:style-name="T14">Vedel v</text:span></text:span><text:span text:style-name="CharStyle15"><text:span text:style-name="T2">yv</text:span></text:span><text:span text:style-name="CharStyle15"><text:span text:style-name="T14">eti</text:span></text:span><text:span text:style-name="CharStyle15"><text:span text:style-name="T21">ť</text:span></text:span><text:span text:style-name="CharStyle15"><text:span text:style-name="T14"> smyse</text:span></text:span><text:span text:style-name="CharStyle15"><text:span text:style-name="T21">ľ</text:span></text:span><text:span text:style-name="CharStyle15"><text:span text:style-name="T14"> snov a </text:span></text:span><text:span text:style-name="CharStyle15"><text:span text:style-name="T21">ľú</text:span></text:span><text:span text:style-name="CharStyle15"><text:span text:style-name="T14">bil</text:span></text:span></text:p>
        <text:p text:style-name="P34"><text:span text:style-name="CharStyle15"><text:span text:style-name="T14">Lačných bratov a najme Benjam</text:span></text:span><text:span text:style-name="CharStyle15"><text:span text:style-name="T8">i</text:span></text:span><text:span text:style-name="CharStyle15"><text:span text:style-name="T14">na</text:span></text:span></text:p>
        <text:p text:style-name="P34"><text:span text:style-name="CharStyle15"><text:span text:style-name="T2">Ľ</text:span></text:span><text:span text:style-name="CharStyle15"><text:span text:style-name="T14">úbil viac nežli faraonskú slávu —</text:span></text:span></text:p>
        <text:p text:style-name="P34"><text:span text:style-name="CharStyle15"><text:span text:style-name="T14">Josef te</text:span></text:span><text:span text:style-name="CharStyle15"><text:span text:style-name="T2">n</text:span></text:span><text:span text:style-name="CharStyle15"><text:span text:style-name="T14">, ktorý men</text:span></text:span><text:span text:style-name="CharStyle15"><text:span text:style-name="T2">o</text:span></text:span><text:span text:style-name="CharStyle15"><text:span text:style-name="T14">: „</text:span></text:span><text:span text:style-name="CharStyle15"><text:span text:style-name="T2">Spravodlivý</text:span></text:span><text:span text:style-name="CharStyle15"><text:span text:style-name="T14">“</text:span></text:span></text:p>
        <text:p text:style-name="P34"><text:span text:style-name="CharStyle15"><text:span text:style-name="T14">Zdedil po predkoc</text:span></text:span><text:span text:style-name="CharStyle15"><text:span text:style-name="T2">h</text:span></text:span><text:span text:style-name="CharStyle15"><text:span text:style-name="T14">, dnes pravdou činiac ho.</text:span></text:span></text:p>
        <text:p text:style-name="P45"><text:span text:style-name="CharStyle15"><text:span text:style-name="T14"/></text:span></text:p>
        <text:p text:style-name="P63"><text:span text:style-name="CharStyle15"><text:span text:style-name="T14">Pomáha Ma</text:span></text:span><text:span text:style-name="CharStyle15"><text:span text:style-name="T2">rtin</text:span></text:span><text:span text:style-name="CharStyle15"><text:span text:style-name="T14">, župan od Kriváňa</text:span></text:span></text:p>
        <text:p text:style-name="P63"><text:span text:style-name="CharStyle15"><text:span text:style-name="T14">Veliký názvom i duchom veliký,</text:span></text:span></text:p>
        <text:p text:style-name="P63"><text:span text:style-name="CharStyle15"><text:span text:style-name="T14">Legát Svätého Ivana k biskupu</text:span></text:span></text:p>
        <text:p text:style-name="P63"><text:span text:style-name="CharStyle15"><text:span text:style-name="T14">Cirkve slovenskej, Svätému Martinu,</text:span></text:span></text:p>
        <text:p text:style-name="P17"><text:span text:style-name="CharStyle15"><text:span text:style-name="T14">Ve</text:span></text:span><text:span text:style-name="CharStyle15"><text:span text:style-name="T21">ľ</text:span></text:span><text:span text:style-name="CharStyle15"><text:span text:style-name="T14">mož, čo ve</text:span></text:span><text:span text:style-name="CharStyle15"><text:span text:style-name="T21">ľ</text:span></text:span><text:span text:style-name="CharStyle15"><text:span text:style-name="T14">a môže i v krajine,</text:span></text:span></text:p>
        <text:p text:style-name="P34"><text:span text:style-name="CharStyle15"><text:span text:style-name="T14">I v národe i v sboroch avtonomných.</text:span></text:span></text:p>
        <text:p text:style-name="P19"><text:span text:style-name="CharStyle22"><text:span text:style-name="T2"/></text:span></text:p>
        <text:p text:style-name="P46"><text:soft-page-break/><text:span text:style-name="CharStyle15"><text:span text:style-name="T14">Stranu drží pri velikých tých malý</text:span></text:span></text:p>
        <text:p text:style-name="P62"><text:span text:style-name="CharStyle15"><text:span text:style-name="T14">Menom i malý zrostom, lež rastúci</text:span></text:span></text:p>
        <text:p text:style-name="P17"><text:span text:style-name="CharStyle15"><text:span text:style-name="T14">Mohutne k menu ve</text:span></text:span><text:span text:style-name="CharStyle15"><text:span text:style-name="T21">ľ</text:span></text:span><text:span text:style-name="CharStyle15"><text:span text:style-name="T14">kému i duchu</text:span></text:span></text:p>
        <text:p text:style-name="P34"><text:span text:style-name="CharStyle15"><text:span text:style-name="T14">Pali</text:span></text:span><text:span text:style-name="CharStyle15"><text:span text:style-name="T2">er</text:span></text:span><text:span text:style-name="CharStyle15"><text:span text:style-name="T14"> posvätnej onej pri budove,</text:span></text:span></text:p>
        <text:p text:style-name="P5"><text:span text:style-name="CharStyle15"><text:span text:style-name="T14">Ktorú tam v Pešti </text:span></text:span><text:span text:style-name="CharStyle15"><text:span text:style-name="T2">Terézia</text:span></text:span><text:span text:style-name="CharStyle15"><text:span text:style-name="T14"> svätá</text:span></text:span></text:p>
        <text:p text:style-name="P5"><text:span text:style-name="CharStyle15"><text:span text:style-name="T14">Stavia pre slávu Panny nesmrtelnej. —</text:span></text:span></text:p>
        <text:p text:style-name="P38"><text:span text:style-name="CharStyle15"><text:span text:style-name="T14"/></text:span></text:p>
        <text:p text:style-name="P62"><text:span text:style-name="CharStyle15"><text:span text:style-name="T14">Pridruží sa k nim postavou mohutnou</text:span></text:span></text:p>
        <text:p text:style-name="P62"><text:span text:style-name="CharStyle15"><text:span text:style-name="T14">I kňaz z Kubovho mesta nad Oravou,</text:span></text:span></text:p>
        <text:p text:style-name="P62"><text:span text:style-name="CharStyle15"><text:span text:style-name="T14">Veterán v bojoch slovenských a v škole</text:span></text:span></text:p>
        <text:p text:style-name="P62"><text:span text:style-name="CharStyle15"><text:span text:style-name="T14">Slovákov nových ešte </text:span></text:span><text:span text:style-name="CharStyle15"><text:span text:style-name="T2">nov</text:span></text:span><text:span text:style-name="CharStyle15"><text:span text:style-name="T14">ák.</text:span></text:span></text:p>
        <text:p text:style-name="P5"><text:span text:style-name="CharStyle15"><text:span text:style-name="T14"/></text:span></text:p>
        <text:p text:style-name="P23"><text:span text:style-name="CharStyle15"><text:span text:style-name="T14">Po tom</text:span></text:span></text:p>
        <text:p text:style-name="P17"><text:span text:style-name="CharStyle15"><text:span text:style-name="T14">Aj učite</text:span></text:span><text:span text:style-name="CharStyle15"><text:span text:style-name="T21">ľ</text:span></text:span><text:span text:style-name="CharStyle15"><text:span text:style-name="T14"> tejže novejšej školy,</text:span></text:span></text:p>
        <text:p text:style-name="P34"><text:span text:style-name="CharStyle15"><text:span text:style-name="T14">Ktorá pri aule „Epigenesovej</text:span></text:span><text:span text:style-name="CharStyle15"><text:span text:style-name="T2">“</text:span></text:span></text:p>
        <text:p text:style-name="P34"><text:span text:style-name="CharStyle15"><text:span text:style-name="T14">Vstala zrastom húb — s tvárou zasmušilou</text:span></text:span></text:p>
        <text:p text:style-name="P34"><text:span text:style-name="CharStyle15"><text:span text:style-name="T14">Vstáva na stôl a slovo číta z hárkov</text:span></text:span></text:p>
        <text:p text:style-name="P34"><text:span text:style-name="CharStyle15"><text:span text:style-name="T14">Dvoch farie</text:span></text:span><text:span text:style-name="CharStyle15"><text:span text:style-name="T2">b</text:span></text:span><text:span text:style-name="CharStyle15"><text:span text:style-name="T14">, slovo </text:span></text:span><text:span text:style-name="CharStyle15"><text:span text:style-name="T21">ť</text:span></text:span><text:span text:style-name="CharStyle15"><text:span text:style-name="T14">archav</text:span></text:span><text:span text:style-name="CharStyle15"><text:span text:style-name="T21">ô</text:span></text:span><text:span text:style-name="CharStyle15"><text:span text:style-name="T14"> nechu</text:span></text:span><text:span text:style-name="CharStyle15"><text:span text:style-name="T21">ť</text:span></text:span><text:span text:style-name="CharStyle15"><text:span text:style-name="T14">o</text:span></text:span><text:span text:style-name="CharStyle15"><text:span text:style-name="T2">u</text:span></text:span><text:span text:style-name="CharStyle15"><text:span text:style-name="T14">,</text:span></text:span></text:p>
        <text:p text:style-name="P34"><text:span text:style-name="CharStyle15"><text:span text:style-name="T14">Rodiace búrku v sbore, ktorý volá:</text:span></text:span></text:p>
        <text:p text:style-name="P17"><text:span text:style-name="CharStyle15"><text:span text:style-name="T14">Dol s ní</text:span></text:span><text:span text:style-name="CharStyle15"><text:span text:style-name="T2">m</text:span></text:span><text:span text:style-name="CharStyle15"><text:span text:style-name="T14">! — krem</text:span></text:span><text:span text:style-name="CharStyle15"><text:span text:style-name="T2"> </text:span></text:span><text:span text:style-name="CharStyle15"><text:span text:style-name="T8">h</text:span></text:span><text:span text:style-name="CharStyle15"><text:span text:style-name="T14">lasov niektorých, ktorým sa</text:span></text:span></text:p>
        <text:p text:style-name="P34"><text:span text:style-name="CharStyle15"><text:span text:style-name="T14">Páči, čo rečník neslovensk</text:span></text:span><text:span text:style-name="CharStyle15"><text:span text:style-name="T8">ô</text:span></text:span><text:span text:style-name="CharStyle15"><text:span text:style-name="T14"> reční. —</text:span></text:span></text:p>
        <text:p text:style-name="P34"><text:span text:style-name="CharStyle15"><text:span text:style-name="T14">A viacej iných vetia v tomže duchu</text:span></text:span></text:p>
        <text:p text:style-name="P34"><text:span text:style-name="CharStyle15"><text:span text:style-name="T14">Ta</text:span></text:span><text:span text:style-name="CharStyle15"><text:span text:style-name="T2">k</text:span></text:span><text:span text:style-name="CharStyle15"><text:span text:style-name="T14">, že mrači</text:span></text:span><text:span text:style-name="CharStyle15"><text:span text:style-name="T8">ť</text:span></text:span><text:span text:style-name="CharStyle15"><text:span text:style-name="T14"> sa začalo už nebo</text:span></text:span></text:p>
        <text:p text:style-name="P34"><text:span text:style-name="CharStyle15"><text:span text:style-name="T14">A v dia</text:span></text:span><text:span text:style-name="CharStyle15"><text:span text:style-name="T21">ľ</text:span></text:span><text:span text:style-name="CharStyle15"><text:span text:style-name="T14">ke dudra</text:span></text:span><text:span text:style-name="CharStyle15"><text:span text:style-name="T21">ť</text:span></text:span><text:span text:style-name="CharStyle15"><text:span text:style-name="T14"> začaly oblaky,</text:span></text:span></text:p>
        <text:p text:style-name="P34"><text:span text:style-name="CharStyle15"><text:span text:style-name="T14">Hroziac studeným vetrom </text:span></text:span><text:span text:style-name="CharStyle15"><text:span text:style-name="T2">pov</text:span></text:span><text:span text:style-name="CharStyle15"><text:span text:style-name="T14">yháša</text:span></text:span><text:span text:style-name="CharStyle15"><text:span text:style-name="T21">ť</text:span></text:span></text:p>
        <text:p text:style-name="P34"><text:span text:style-name="CharStyle15"><text:span text:style-name="T14">Zápal posvätný a </text:span></text:span><text:span text:style-name="CharStyle15"><text:span text:style-name="T21">ľ</text:span></text:span><text:span text:style-name="CharStyle15"><text:span text:style-name="T14">adovcom tvrdým</text:span></text:span></text:p>
        <text:p text:style-name="P34"><text:span text:style-name="CharStyle15"><text:span text:style-name="T14">Zt</text:span></text:span><text:span text:style-name="CharStyle15"><text:span text:style-name="T21">ĺ</text:span></text:span><text:span text:style-name="CharStyle15"><text:span text:style-name="T14">c</text:span></text:span><text:span text:style-name="CharStyle15"><text:span text:style-name="T21">ť</text:span></text:span><text:span text:style-name="CharStyle15"><text:span text:style-name="T14"> nivu mladú nádejí slovenských. —</text:span></text:span></text:p>
        <text:p text:style-name="P47"><text:span text:style-name="CharStyle15"><text:span text:style-name="T14"/></text:span></text:p>
        <text:p text:style-name="P64"><text:span text:style-name="CharStyle15"><text:span text:style-name="T14">Tu vstane te</text:span></text:span><text:span text:style-name="CharStyle15"><text:span text:style-name="T2">n</text:span></text:span><text:span text:style-name="CharStyle15"><text:span text:style-name="T14">, čo v </text:span></text:span><text:span text:style-name="CharStyle15"><text:span text:style-name="T2">hlbokom</text:span></text:span><text:span text:style-name="CharStyle15"><text:span text:style-name="T14"> mlčaní</text:span></text:span></text:p>
        <text:p text:style-name="P64"><text:span text:style-name="CharStyle15"><text:span text:style-name="T14">Dosial hlbokú držal myse</text:span></text:span><text:span text:style-name="CharStyle15"><text:span text:style-name="T21">ľ</text:span></text:span><text:span text:style-name="CharStyle15"><text:span text:style-name="T14">, </text:span></text:span><text:span text:style-name="CharStyle15"><text:span text:style-name="T2">milý</text:span></text:span></text:p>
        <text:p text:style-name="P64"><text:soft-page-break/><text:span text:style-name="CharStyle15"><text:span text:style-name="T14">Slávom, slavožrútom hrôza, strašidlo</text:span></text:span></text:p>
        <text:p text:style-name="P64"><text:span text:style-name="CharStyle15"><text:span text:style-name="T14">Divn</text:span></text:span><text:span text:style-name="CharStyle15"><text:span text:style-name="T8">ô</text:span></text:span><text:span text:style-name="CharStyle15"><text:span text:style-name="T14">, ktorô kto vidí, za</text:span></text:span><text:span text:style-name="CharStyle15"><text:span text:style-name="T21">ľ</text:span></text:span><text:span text:style-name="CharStyle15"><text:span text:style-name="T14">úbi ho,</text:span></text:span></text:p>
        <text:p text:style-name="P64"><text:span text:style-name="CharStyle15"><text:span text:style-name="T14">Kto nezná </text:span></text:span><text:span text:style-name="CharStyle15"><text:span text:style-name="T21">ľ</text:span></text:span><text:span text:style-name="CharStyle15"><text:span text:style-name="T14">aká sa ho a k</text:span></text:span><text:span text:style-name="CharStyle15"><text:span text:style-name="T21">ľ</text:span></text:span><text:span text:style-name="CharStyle15"><text:span text:style-name="T14">aje m</text:span></text:span><text:span text:style-name="CharStyle15"><text:span text:style-name="T2">u;</text:span></text:span></text:p>
        <text:p text:style-name="P64"><text:span text:style-name="CharStyle15"><text:span text:style-name="T14">Dokto</text:span></text:span><text:span text:style-name="CharStyle15"><text:span text:style-name="T2">r</text:span></text:span><text:span text:style-name="CharStyle15"><text:span text:style-name="T14">, ktorý vie ostrým perom reza</text:span></text:span><text:span text:style-name="CharStyle15"><text:span text:style-name="T21">ť</text:span></text:span></text:p>
        <text:p text:style-name="P64"><text:span text:style-name="CharStyle15"><text:span text:style-name="T14">Morové hluzy z tela národa, vie</text:span></text:span></text:p>
        <text:p text:style-name="P64"><text:span text:style-name="CharStyle15"><text:span text:style-name="T14">Sväzova</text:span></text:span><text:span text:style-name="CharStyle15"><text:span text:style-name="T8">ť</text:span></text:span><text:span text:style-name="CharStyle15"><text:span text:style-name="T14"> t</text:span></text:span><text:span text:style-name="CharStyle15"><text:span text:style-name="T2">o</text:span></text:span><text:span text:style-name="CharStyle15"><text:span text:style-name="T14">, čo z tela cirkve božej</text:span></text:span></text:p>
        <text:p text:style-name="P64"><text:span text:style-name="CharStyle15"><text:span text:style-name="T14">Odrezuje nôž nevery nevernej:</text:span></text:span></text:p>
        <text:p text:style-name="P64"><text:span text:style-name="CharStyle15"><text:span text:style-name="T14">Ten vstan</text:span></text:span><text:span text:style-name="CharStyle15"><text:span text:style-name="T2">e;</text:span></text:span><text:span text:style-name="CharStyle15"><text:span text:style-name="T14"> </text:span></text:span><text:span text:style-name="CharStyle15"><text:span text:style-name="T21">t</text:span></text:span><text:span text:style-name="CharStyle15"><text:span text:style-name="T14">ak vyzerá nad hlavámi</text:span></text:span></text:p>
        <text:p text:style-name="P64"><text:span text:style-name="CharStyle15"><text:span text:style-name="T14">Zástupu jeho postav</text:span></text:span><text:span text:style-name="CharStyle15"><text:span text:style-name="T2">a</text:span></text:span><text:span text:style-name="CharStyle15"><text:span text:style-name="T14">, s</text:span></text:span><text:span text:style-name="CharStyle15"><text:span text:style-name="T21">ť</text:span></text:span><text:span text:style-name="CharStyle15"><text:span text:style-name="T14">a by ž</text:span></text:span><text:span text:style-name="CharStyle15"><text:span text:style-name="T8">ŕď</text:span></text:span></text:p>
        <text:p text:style-name="P64"><text:span text:style-name="CharStyle15"><text:span text:style-name="T21">Č</text:span></text:span><text:span text:style-name="CharStyle15"><text:span text:style-name="T14">ierna celá, na hlave zakončenej</text:span></text:span></text:p>
        <text:p text:style-name="P64"><text:span text:style-name="CharStyle15"><text:span text:style-name="T14">Majúca tvrdý diamant a blysk zlat</text:span></text:span><text:span text:style-name="CharStyle15"><text:span text:style-name="T2">a</text:span></text:span><text:span text:style-name="CharStyle15"><text:span text:style-name="T14">,</text:span></text:span></text:p>
        <text:p text:style-name="P64"><text:span text:style-name="CharStyle15"><text:span text:style-name="T14">Postavená rukou </text:span></text:span><text:span text:style-name="CharStyle15"><text:span text:style-name="T2">Fr</text:span></text:span><text:span text:style-name="CharStyle15"><text:span text:style-name="T14">anklína, aby</text:span></text:span></text:p>
        <text:p text:style-name="P64"><text:span text:style-name="CharStyle15"><text:span text:style-name="T14">Strhla mrak čierny a hrmenú strelu</text:span></text:span></text:p>
        <text:p text:style-name="P64"><text:span text:style-name="CharStyle15"><text:span text:style-name="T14">Ztupila, zhasila v hrobe, v hlbokom</text:span></text:span><text:span text:style-name="CharStyle15"><text:span text:style-name="T2">;</text:span></text:span></text:p>
        <text:p text:style-name="P64"><text:span text:style-name="CharStyle15"><text:span text:style-name="T14">Svätý Martin v ňom vidí drusa toho</text:span></text:span></text:p>
        <text:p text:style-name="P64"><text:span text:style-name="CharStyle15"><text:span text:style-name="T14">Z Vítoboru doktora, čo v Sorabov</text:span></text:span></text:p>
        <text:p text:style-name="P64"><text:span text:style-name="CharStyle15"><text:span text:style-name="T14">Dávnych pošvábenom kraju plamenným</text:span></text:span></text:p>
        <text:p text:style-name="P64"><text:span text:style-name="CharStyle15"><text:span text:style-name="T14">Storočnej husi perom protest —</text:span></text:span></text:p>
        <text:p text:style-name="P64"><text:span text:style-name="CharStyle15"><text:span text:style-name="T8">Ž</text:span></text:span><text:span text:style-name="CharStyle15"><text:span text:style-name="T14">e svet zatriasol sa — napísal za reč</text:span></text:span></text:p>
        <text:p text:style-name="P64"><text:span text:style-name="CharStyle15"><text:span text:style-name="T14">Mater</text:span></text:span><text:span text:style-name="CharStyle15"><text:span text:style-name="T2">i</text:span></text:span><text:span text:style-name="CharStyle15"><text:span text:style-name="T14">, za práva pospolitost</text:span></text:span><text:span text:style-name="CharStyle15"><text:span text:style-name="T2">i</text:span></text:span><text:span text:style-name="CharStyle15"><text:span text:style-name="T14">, </text:span></text:span><text:span text:style-name="CharStyle15"><text:span text:style-name="T2">—</text:span></text:span></text:p>
        <text:p text:style-name="P64"><text:span text:style-name="CharStyle15"><text:span text:style-name="T14">Ten vstane a — z hrdiel tisícich zvon</text:span></text:span><text:span text:style-name="CharStyle15"><text:span text:style-name="T2">í</text:span></text:span><text:span text:style-name="CharStyle15"><text:span text:style-name="T14">:</text:span></text:span></text:p>
        <text:p text:style-name="P5"><text:span text:style-name="CharStyle15"><text:span text:style-name="T14">Sláva a Sláv</text:span></text:span><text:span text:style-name="CharStyle15"><text:span text:style-name="T2">a</text:span></text:span><text:span text:style-name="CharStyle15"><text:span text:style-name="T14">!</text:span></text:span><text:span text:style-name="CharStyle15"><text:span text:style-name="T2">!</text:span></text:span><text:span text:style-name="CharStyle15"><text:span text:style-name="T14"> </text:span></text:span><text:span text:style-name="CharStyle15"><text:span text:style-name="T2">—</text:span></text:span><text:span text:style-name="CharStyle15"><text:span text:style-name="T14"> Darobná robot</text:span></text:span><text:span text:style-name="CharStyle15"><text:span text:style-name="T2">a</text:span></text:span><text:span text:style-name="CharStyle15"><text:span text:style-name="T14">:</text:span></text:span></text:p>
        <text:p text:style-name="P4"><text:span text:style-name="CharStyle15"><text:span text:style-name="T14">K Markovi pršia </text:span></text:span><text:span text:style-name="CharStyle15"><text:span text:style-name="T2">—</text:span></text:span><text:span text:style-name="CharStyle15"><text:span text:style-name="T14"> jako by dáž</text:span></text:span><text:span text:style-name="CharStyle15"><text:span text:style-name="T21">ď</text:span></text:span><text:span text:style-name="CharStyle15"><text:span text:style-name="T14"> </text:span></text:span><text:span text:style-name="CharStyle15"><text:span text:style-name="T2">—</text:span></text:span><text:span text:style-name="CharStyle15"><text:span text:style-name="T14"> vóta.</text:span></text:span></text:p>
        <text:p text:style-name="P38"><text:span text:style-name="CharStyle15"><text:span text:style-name="T14"/></text:span></text:p>
        <text:p text:style-name="P52"><text:span text:style-name="CharStyle15"><text:span text:style-name="T14">A čo spiera sa ešte, to poráža</text:span></text:span></text:p>
        <text:p text:style-name="P18"><text:span text:style-name="CharStyle15"><text:span text:style-name="T14">S pásom červeným muž ten, čo o </text:span></text:span><text:span text:style-name="CharStyle15"><text:span text:style-name="T2">zá</text:span></text:span><text:span text:style-name="CharStyle15"><text:span text:style-name="T14">v</text:span></text:span><text:span text:style-name="CharStyle15"><text:span text:style-name="T2">od</text:span></text:span></text:p>
        <text:p text:style-name="P35"><text:span text:style-name="CharStyle15"><text:span text:style-name="T14">S Mathewom beží k rate </text:span></text:span><text:span text:style-name="CharStyle15"><text:span text:style-name="T22">ľ</text:span></text:span><text:span text:style-name="CharStyle15"><text:span text:style-name="T14">udu nášho,</text:span></text:span></text:p>
        <text:p text:style-name="P35"><text:span text:style-name="CharStyle15"><text:span text:style-name="T14">Aby vyviedol ho z bahien liehových</text:span></text:span></text:p>
        <text:p text:style-name="P35"><text:span text:style-name="CharStyle15"><text:span text:style-name="T14">A stoly krčiem svätil v oltár škol</text:span></text:span><text:span text:style-name="CharStyle15"><text:span text:style-name="T2">y</text:span></text:span><text:span text:style-name="CharStyle15"><text:span text:style-name="T14">,</text:span></text:span></text:p>
        <text:p text:style-name="P35"><text:span text:style-name="CharStyle15"><text:span text:style-name="T14">Za vodu viedol </text:span></text:span><text:span text:style-name="CharStyle15"><text:span text:style-name="T2">h</text:span></text:span><text:span text:style-name="CharStyle15"><text:span text:style-name="T14">arce, za divnú tú,</text:span></text:span></text:p>
        <text:p text:style-name="P35"><text:soft-page-break/><text:span text:style-name="CharStyle15"><text:span text:style-name="T14">Z ktoréj Pán v Kane víno robí nebies:</text:span></text:span></text:p>
        <text:p text:style-name="P35"><text:span text:style-name="CharStyle15"><text:span text:style-name="T14">N</text:span></text:span><text:span text:style-name="CharStyle15"><text:span text:style-name="T2">o</text:span></text:span><text:span text:style-name="CharStyle15"><text:span text:style-name="T14">, nevie človek — ke</text:span></text:span><text:span text:style-name="CharStyle15"><text:span text:style-name="T22">ď</text:span></text:span><text:span text:style-name="CharStyle15"><text:span text:style-name="T14"> ten vstane — voli</text:span></text:span><text:span text:style-name="CharStyle15"><text:span text:style-name="T9">ť</text:span></text:span><text:span text:style-name="CharStyle15"><text:span text:style-name="T14">:</text:span></text:span></text:p>
        <text:p text:style-name="P35"><text:span text:style-name="CharStyle15"><text:span text:style-name="T22">Č</text:span></text:span><text:span text:style-name="CharStyle15"><text:span text:style-name="T14">i h</text:span></text:span><text:span text:style-name="CharStyle15"><text:span text:style-name="T22">ľ</text:span></text:span><text:span text:style-name="CharStyle15"><text:span text:style-name="T14">ade</text:span></text:span><text:span text:style-name="CharStyle15"><text:span text:style-name="T22">ť</text:span></text:span><text:span text:style-name="CharStyle15"><text:span text:style-name="T14">, či počúva</text:span></text:span><text:span text:style-name="CharStyle15"><text:span text:style-name="T9">ť</text:span></text:span><text:span text:style-name="CharStyle15"><text:span text:style-name="T14">, či oboje?</text:span></text:span></text:p>
        <text:p text:style-name="P18"><text:span text:style-name="CharStyle15"><text:span text:style-name="T14">Nuž všetko jedno: ale čudujte sa!</text:span></text:span></text:p>
        <text:p text:style-name="P35"><text:span text:style-name="CharStyle15"><text:span text:style-name="T22">Č</text:span></text:span><text:span text:style-name="CharStyle15"><text:span text:style-name="T14">o kňaz </text:span></text:span><text:span text:style-name="CharStyle15"><text:span text:style-name="T2">t</text:span></text:span><text:span text:style-name="CharStyle15"><text:span text:style-name="T14">en silným hlasom blahovetí!</text:span></text:span></text:p>
        <text:p text:style-name="P5"><text:span text:style-name="CharStyle15"><text:span text:style-name="T14">V Belieme stal sa Hospodin človekom:</text:span></text:span></text:p>
        <text:p text:style-name="P5"><text:span text:style-name="CharStyle15"><text:span text:style-name="T14">V Martine, vraj, dnes</text:span></text:span><text:span text:style-name="CharStyle15"><text:span text:style-name="T2"> </text:span></text:span><text:span text:style-name="CharStyle15"><text:span text:style-name="T14">je človekom Slová</text:span></text:span><text:span text:style-name="CharStyle15"><text:span text:style-name="T2">k</text:span></text:span><text:span text:style-name="CharStyle15"><text:span text:style-name="T14">! —</text:span></text:span></text:p>
        <text:p text:style-name="P38"><text:span text:style-name="CharStyle15"><text:span text:style-name="T14"/></text:span></text:p>
        <text:p text:style-name="P65"><text:span text:style-name="CharStyle15"><text:span text:style-name="T14">Dobýja boj kňa</text:span></text:span><text:span text:style-name="CharStyle15"><text:span text:style-name="T2">z</text:span></text:span><text:span text:style-name="CharStyle15"><text:span text:style-name="T14">, po to</text:span></text:span><text:span text:style-name="CharStyle15"><text:span text:style-name="T2">m</text:span></text:span><text:span text:style-name="CharStyle15"><text:span text:style-name="T14">, cele jiný —</text:span></text:span></text:p>
        <text:p text:style-name="P65"><text:span text:style-name="CharStyle15"><text:span text:style-name="T14">Svätý Štefan ho k svätému Martinu</text:span></text:span></text:p>
        <text:p text:style-name="P65"><text:span text:style-name="CharStyle15"><text:span text:style-name="T14">Vypravil so slavianskym pozdravením —</text:span></text:span></text:p>
        <text:p text:style-name="P65"><text:span text:style-name="CharStyle15"><text:span text:style-name="T2">Kňaz</text:span></text:span><text:span text:style-name="CharStyle15"><text:span text:style-name="T14"> vojak, telom pod mieru nesúci,</text:span></text:span></text:p>
        <text:p text:style-name="P65"><text:span text:style-name="CharStyle15"><text:span text:style-name="T14">Duchom čiahnucí k miere graná</text:span></text:span><text:span text:style-name="CharStyle15"><text:span text:style-name="T9">t</text:span></text:span><text:span text:style-name="CharStyle15"><text:span text:style-name="T14">niko</text:span></text:span><text:span text:style-name="CharStyle15"><text:span text:style-name="T2">v;</text:span></text:span></text:p>
        <text:p text:style-name="P65"><text:span text:style-name="CharStyle15"><text:span text:style-name="T14">Usta</text:span></text:span><text:span text:style-name="CharStyle15"><text:span text:style-name="T9">l</text:span></text:span><text:span text:style-name="CharStyle15"><text:span text:style-name="T14">ý v bojoch duchov, už káže boj</text:span></text:span></text:p>
        <text:p text:style-name="P65"><text:span text:style-name="CharStyle15"><text:span text:style-name="T14">Proti telu a krvi — ba ver</text:span></text:span><text:span text:style-name="CharStyle15"><text:span text:style-name="T2">’</text:span></text:span><text:span text:style-name="CharStyle15"><text:span text:style-name="T14"> pokoj</text:span></text:span></text:p>
        <text:p text:style-name="P18"><text:span text:style-name="CharStyle15"><text:span text:style-name="T14">Káže pod zbrojou, pokoru hrdinom,</text:span></text:span></text:p>
        <text:p text:style-name="P35"><text:span text:style-name="CharStyle15"><text:span text:style-name="T22">Č</text:span></text:span><text:span text:style-name="CharStyle15"><text:span text:style-name="T14">atám broji</text:span></text:span><text:span text:style-name="CharStyle15"><text:span text:style-name="T9">t</text:span></text:span><text:span text:style-name="CharStyle15"><text:span text:style-name="T14">i proti samým sebe</text:span></text:span></text:p>
        <text:p text:style-name="P35"><text:span text:style-name="CharStyle15"><text:span text:style-name="T14">A v jednu dáva hrs</text:span></text:span><text:span text:style-name="CharStyle15"><text:span text:style-name="T22">ť</text:span></text:span><text:span text:style-name="CharStyle15"><text:span text:style-name="T14"> meč a v druhú krí</text:span></text:span><text:span text:style-name="CharStyle15"><text:span text:style-name="T2">ž</text:span></text:span><text:span text:style-name="CharStyle15"><text:span text:style-name="T14">,</text:span></text:span></text:p>
        <text:p text:style-name="P35"><text:span text:style-name="CharStyle15"><text:span text:style-name="T14">Toho krí</text:span></text:span><text:span text:style-name="CharStyle15"><text:span text:style-name="T2">ž</text:span></text:span><text:span text:style-name="CharStyle15"><text:span text:style-name="T14">, Savlov ktorý v Pavlov men</text:span></text:span><text:span text:style-name="CharStyle15"><text:span text:style-name="T2">í</text:span></text:span><text:span text:style-name="CharStyle15"><text:span text:style-name="T14">:</text:span></text:span></text:p>
        <text:p text:style-name="P35"><text:span text:style-name="CharStyle15"><text:span text:style-name="T14">Teraz v Markovcov rade bije slovom</text:span></text:span></text:p>
        <text:p text:style-name="P35"><text:span text:style-name="CharStyle15"><text:span text:style-name="T14">Za Orav</text:span></text:span><text:span text:style-name="CharStyle15"><text:span text:style-name="T2">u</text:span></text:span><text:span text:style-name="CharStyle15"><text:span text:style-name="T14">, za Oravienku svoju. —</text:span></text:span></text:p>
        <text:p text:style-name="P38"><text:span text:style-name="CharStyle15"><text:span text:style-name="T14"/></text:span></text:p>
        <text:p text:style-name="P65"><text:span text:style-name="CharStyle15"><text:span text:style-name="T14">Sláva Markovmu slovu! — tak preráža</text:span></text:span></text:p>
        <text:p text:style-name="P65"><text:span text:style-name="CharStyle15"><text:span text:style-name="T14">Svät</text:span></text:span><text:span text:style-name="CharStyle15"><text:span text:style-name="T9">ô</text:span></text:span><text:span text:style-name="CharStyle15"><text:span text:style-name="T14"> vätšiny pravdy presvedčenie;</text:span></text:span></text:p>
        <text:p text:style-name="P18"><text:span text:style-name="CharStyle15"><text:span text:style-name="T14">Klonia sa hlavy skromných týc</text:span></text:span><text:span text:style-name="CharStyle15"><text:span text:style-name="T2">h</text:span></text:span><text:span text:style-name="CharStyle15"><text:span text:style-name="T14">, čo zvykli</text:span></text:span></text:p>
        <text:p text:style-name="P35"><text:span text:style-name="CharStyle15"><text:span text:style-name="T14">Popúš</text:span></text:span><text:span text:style-name="CharStyle15"><text:span text:style-name="T22">ť</text:span></text:span><text:span text:style-name="CharStyle15"><text:span text:style-name="T14">a</text:span></text:span><text:span text:style-name="CharStyle15"><text:span text:style-name="T22">ť</text:span></text:span><text:span text:style-name="CharStyle15"><text:span text:style-name="T14">, hádam, na samú práznu hrs</text:span></text:span><text:span text:style-name="CharStyle15"><text:span text:style-name="T22">ť</text:span></text:span><text:span text:style-name="CharStyle15"><text:span text:style-name="T14">.</text:span></text:span></text:p>
        <text:p text:style-name="P35"><text:span text:style-name="CharStyle15"><text:span text:style-name="T14">Popúš</text:span></text:span><text:span text:style-name="CharStyle15"><text:span text:style-name="T9">ť</text:span></text:span><text:span text:style-name="CharStyle15"><text:span text:style-name="T14">a</text:span></text:span><text:span text:style-name="CharStyle15"><text:span text:style-name="T22">ť</text:span></text:span><text:span text:style-name="CharStyle15"><text:span text:style-name="T14"> svojim, dobre je: cudzím, zle;</text:span></text:span></text:p>
        <text:p text:style-name="P35"><text:span text:style-name="CharStyle15"><text:span text:style-name="T14">Nutno popusti</text:span></text:span><text:span text:style-name="CharStyle15"><text:span text:style-name="T22">ť</text:span></text:span><text:span text:style-name="CharStyle15"><text:span text:style-name="T14"> tu: lebo, pozrite!</text:span></text:span></text:p>
        <text:p text:style-name="P5"><text:span text:style-name="CharStyle15"><text:span text:style-name="T14">Za Markom stojá sily nedotknuté;</text:span></text:span></text:p>
        <text:p text:style-name="P18"><text:span text:style-name="CharStyle15"><text:span text:style-name="T14">Opát ten s krížom zlatým, jehož meno:</text:span></text:span></text:p>
        <text:p text:style-name="P35"><text:soft-page-break/><text:span text:style-name="CharStyle15"><text:span text:style-name="T14">„Bohopluk“ a či Sv</text:span></text:span><text:span text:style-name="CharStyle15"><text:span text:style-name="T9">a</text:span></text:span><text:span text:style-name="CharStyle15"><text:span text:style-name="T14">topluk znemčil svet,</text:span></text:span></text:p>
        <text:p text:style-name="P35"><text:span text:style-name="CharStyle15"><text:span text:style-name="T14">Neznemčil ducha; pri ňom celé pluky</text:span></text:span></text:p>
        <text:p text:style-name="P35"><text:span text:style-name="CharStyle15"><text:span text:style-name="T2">Vé</text:span></text:span><text:span text:style-name="CharStyle15"><text:span text:style-name="T14">hlasných, vrelých, učených, povestných,</text:span></text:span></text:p>
        <text:p text:style-name="P35"><text:span text:style-name="CharStyle15"><text:span text:style-name="T14">Oddaných, smelých, vážnych, vyzkúsených,</text:span></text:span></text:p>
        <text:p text:style-name="P35"><text:span text:style-name="CharStyle15"><text:span text:style-name="T14">Dôverných synov Slovensk</text:span></text:span><text:span text:style-name="CharStyle15"><text:span text:style-name="T2">a</text:span></text:span><text:span text:style-name="CharStyle15"><text:span text:style-name="T14">, týc</text:span></text:span><text:span text:style-name="CharStyle15"><text:span text:style-name="T2">h</text:span></text:span><text:span text:style-name="CharStyle15"><text:span text:style-name="T14">, ktorí</text:span></text:span></text:p>
        <text:p text:style-name="P35"><text:span text:style-name="CharStyle15"><text:span text:style-name="T14">I mlča</text:span></text:span><text:span text:style-name="CharStyle15"><text:span text:style-name="T22">ť</text:span></text:span><text:span text:style-name="CharStyle15"><text:span text:style-name="T14"> vedia i vedia nemlča</text:span></text:span><text:span text:style-name="CharStyle15"><text:span text:style-name="T22">ť</text:span></text:span><text:span text:style-name="CharStyle15"><text:span text:style-name="T14">. —</text:span></text:span></text:p>
        <text:p text:style-name="P38"><text:span text:style-name="CharStyle15"><text:span text:style-name="T14"/></text:span></text:p>
        <text:p text:style-name="P65"><text:span text:style-name="CharStyle15"><text:span text:style-name="T14">Sláva Markovmu slovu! — opakuje</text:span></text:span></text:p>
        <text:p text:style-name="P65"><text:span text:style-name="CharStyle15"><text:span text:style-name="T14">Z predstola správca — to v</text:span></text:span><text:span text:style-name="CharStyle15"><text:span text:style-name="T9">ôľ</text:span></text:span><text:span text:style-name="CharStyle15"><text:span text:style-name="T14">a je sboru;</text:span></text:span></text:p>
        <text:p text:style-name="P65"><text:span text:style-name="CharStyle15"><text:span text:style-name="T14">Otázka padla, výrok uzavrený! —</text:span></text:span></text:p>
        <text:p text:style-name="P48"><text:span text:style-name="CharStyle29"><text:span text:style-name="T14">kto vezme slovo slovensk</text:span></text:span><text:span text:style-name="CharStyle29"><text:span text:style-name="T23">ô</text:span></text:span><text:span text:style-name="CharStyle29"><text:span text:style-name="T14"> to? kto </text:span></text:span><text:span text:style-name="CharStyle29"><text:span text:style-name="T2">h</text:span></text:span><text:span text:style-name="CharStyle29"><text:span text:style-name="T14">o</text:span></text:span></text:p>
        <text:p text:style-name="P79"><text:span text:style-name="CharStyle29"><text:span text:style-name="T14">Zanesie k otcom vlasti, tam kde Dunaj</text:span></text:span></text:p>
        <text:p text:style-name="P79"><text:span text:style-name="CharStyle29"><text:span text:style-name="T14">Nosí slovenské vody a v ohromných</text:span></text:span></text:p>
        <text:p text:style-name="P79"><text:span text:style-name="CharStyle29"><text:span text:style-name="T14">Putách nad nimi čušia Tatier žuly,</text:span></text:span></text:p>
        <text:p text:style-name="P79"><text:span text:style-name="CharStyle29"><text:span text:style-name="T14">V hluku národov večité oddávky</text:span></text:span></text:p>
        <text:p text:style-name="P79"><text:span text:style-name="CharStyle29"><text:span text:style-name="T14">Svätiac hrdého Budína s mladuchou</text:span></text:span></text:p>
        <text:p text:style-name="P79"><text:span text:style-name="CharStyle29"><text:span text:style-name="T14">Strojnou v uhorskom diadéme, Peš</text:span></text:span><text:span text:style-name="CharStyle29"><text:span text:style-name="T10">ť</text:span></text:span><text:span text:style-name="CharStyle29"><text:span text:style-name="T14">ou? —</text:span></text:span></text:p>
        <text:p text:style-name="P79"><text:span text:style-name="CharStyle29"><text:span text:style-name="T14">Ta</text:span></text:span><text:span text:style-name="CharStyle29"><text:span text:style-name="T2">m</text:span></text:span><text:span text:style-name="CharStyle29"><text:span text:style-name="T14">, kto zanesie listinu tú našu —</text:span></text:span></text:p>
        <text:p text:style-name="P79"><text:span text:style-name="CharStyle29"><text:span text:style-name="T14">Tento testament Svätého Martina —</text:span></text:span></text:p>
        <text:p text:style-name="P79"><text:span text:style-name="CharStyle29"><text:span text:style-name="T14">Aby prijala krst moci zákona</text:span></text:span></text:p>
        <text:p text:style-name="P79"><text:span text:style-name="CharStyle29"><text:span text:style-name="T14">A stvrdzená — jak velie zákon bož</text:span></text:span><text:span text:style-name="CharStyle29"><text:span text:style-name="T24">í</text:span></text:span></text:p>
        <text:p text:style-name="P96"><text:span text:style-name="CharStyle29"><text:span text:style-name="T14">I zákon krajn</text:span></text:span><text:span text:style-name="CharStyle29"><text:span text:style-name="T10">y</text:span></text:span><text:span text:style-name="CharStyle29"><text:span text:style-name="T14"> — krá</text:span></text:span><text:span text:style-name="CharStyle29"><text:span text:style-name="T24">ľ</text:span></text:span><text:span text:style-name="CharStyle29"><text:span text:style-name="T14">ovskou peča</text:span></text:span><text:span text:style-name="CharStyle29"><text:span text:style-name="T24">ť</text:span></text:span><text:span text:style-name="CharStyle29"><text:span text:style-name="T14">ou,</text:span></text:span></text:p>
        <text:p text:style-name="P104"><text:span text:style-name="CharStyle29"><text:span text:style-name="T24">V</text:span></text:span><text:span text:style-name="CharStyle29"><text:span text:style-name="T14">nišla do archy úmluvy národov ? —</text:span></text:span></text:p>
        <text:p text:style-name="P88"><text:span text:style-name="CharStyle15"><text:span text:style-name="T14"/></text:span></text:p>
        <text:p text:style-name="P80"><text:span text:style-name="CharStyle15"><text:span text:style-name="T14">E</text:span></text:span><text:span text:style-name="CharStyle15"><text:span text:style-name="T2">j</text:span></text:span><text:span text:style-name="CharStyle15"><text:span text:style-name="T14">, h</text:span></text:span><text:span text:style-name="CharStyle15"><text:span text:style-name="T24">ľ</text:span></text:span><text:span text:style-name="CharStyle15"><text:span text:style-name="T14">a</text:span></text:span><text:span text:style-name="CharStyle15"><text:span text:style-name="T24">ď</text:span></text:span><text:span text:style-name="CharStyle15"><text:span text:style-name="T14">ž</text:span></text:span><text:span text:style-name="CharStyle15"><text:span text:style-name="T2">e</text:span></text:span><text:span text:style-name="CharStyle15"><text:span text:style-name="T14">! — biely vtá</text:span></text:span><text:span text:style-name="CharStyle15"><text:span text:style-name="T2">k</text:span></text:span><text:span text:style-name="CharStyle15"><text:span text:style-name="T14">, holúbok neba</text:span></text:span></text:p>
        <text:p text:style-name="P80"><text:span text:style-name="CharStyle15"><text:span text:style-name="T14">Trepoce krídelcom zakrvaveným,</text:span></text:span></text:p>
        <text:p text:style-name="P80"><text:span text:style-name="CharStyle15"><text:span text:style-name="T14">Zkrvaveným od</text:span></text:span><text:span text:style-name="CharStyle15"><text:span text:style-name="T2"> </text:span></text:span><text:span text:style-name="CharStyle15"><text:span text:style-name="T14">krahulcov-jastrabov,</text:span></text:span></text:p>
        <text:p text:style-name="P80"><text:span text:style-name="CharStyle15"><text:span text:style-name="T14">Krídelcom mieru a viery pobožne</text:span></text:span><text:span text:style-name="CharStyle15"><text:span text:style-name="T2">j</text:span></text:span><text:span text:style-name="CharStyle15"><text:span text:style-name="T14">,</text:span></text:span></text:p>
        <text:p text:style-name="P96"><text:span text:style-name="CharStyle15"><text:span text:style-name="T14">Hrkúta svätou </text:span></text:span><text:span text:style-name="CharStyle15"><text:span text:style-name="T24">ľ</text:span></text:span><text:span text:style-name="CharStyle15"><text:span text:style-name="T14">úbos</text:span></text:span><text:span text:style-name="CharStyle15"><text:span text:style-name="T24">ť</text:span></text:span><text:span text:style-name="CharStyle15"><text:span text:style-name="T14">ou nad synom</text:span></text:span></text:p>
        <text:p text:style-name="P104"><text:span text:style-name="CharStyle15"><text:span text:style-name="T14">Jedným národa holubičieh</text:span></text:span><text:span text:style-name="CharStyle15"><text:span text:style-name="T2">o</text:span></text:span><text:span text:style-name="CharStyle15"><text:span text:style-name="T14">, nad</text:span></text:span></text:p>
        <text:p text:style-name="P104"><text:soft-page-break/><text:span text:style-name="CharStyle15"><text:span text:style-name="T14">Teme</text:span></text:span><text:span text:style-name="CharStyle15"><text:span text:style-name="T24">ň</text:span></text:span><text:span text:style-name="CharStyle15"><text:span text:style-name="T14">om velikáša a zorničkou</text:span></text:span></text:p>
        <text:p text:style-name="P104"><text:span text:style-name="CharStyle15"><text:span text:style-name="T14">Jasnou zre v oko šlechetných zápalov</text:span></text:span></text:p>
        <text:p text:style-name="P104"><text:span text:style-name="CharStyle15"><text:span text:style-name="T14">A obletujúc peknú tvár, hrkúta. —</text:span></text:span></text:p>
        <text:p text:style-name="P104"><text:span text:style-name="CharStyle15"><text:span text:style-name="T24">Č</text:span></text:span><text:span text:style-name="CharStyle15"><text:span text:style-name="T14">o to? či holub z miláčkov Séčena,</text:span></text:span></text:p>
        <text:p text:style-name="P111"><text:span text:style-name="CharStyle15"><text:span text:style-name="T14">Ma</text:span></text:span><text:span text:style-name="CharStyle15"><text:span text:style-name="T24">ď</text:span></text:span><text:span text:style-name="CharStyle15"><text:span text:style-name="T14">ar</text:span></text:span><text:span text:style-name="CharStyle15"><text:span text:style-name="T2">ov</text:span></text:span><text:span text:style-name="CharStyle15"><text:span text:style-name="T14"> id</text:span></text:span><text:span text:style-name="CharStyle15"><text:span text:style-name="T10">ó</text:span></text:span><text:span text:style-name="CharStyle15"><text:span text:style-name="T14">la? či bájny s</text:span></text:span><text:span text:style-name="CharStyle15"><text:span text:style-name="T24">ufl</text:span></text:span><text:span text:style-name="CharStyle15"><text:span text:style-name="T14">ér</text:span></text:span></text:p>
        <text:p text:style-name="P112"><text:span text:style-name="CharStyle15"><text:span text:style-name="T14">Proroka Osmanlich? či to vták-anjel,</text:span></text:span></text:p>
        <text:p text:style-name="P112"><text:span text:style-name="CharStyle15"><text:span text:style-name="T10">Č</text:span></text:span><text:span text:style-name="CharStyle15"><text:span text:style-name="T14">o nad jord</text:span></text:span><text:span text:style-name="CharStyle15"><text:span text:style-name="T10">a</text:span></text:span><text:span text:style-name="CharStyle15"><text:span text:style-name="T14">nskou vodou, krstný svedok</text:span></text:span></text:p>
        <text:p text:style-name="P112"><text:span text:style-name="CharStyle15"><text:span text:style-name="T14">Božieho Syna, </text:span></text:span><text:span text:style-name="CharStyle15"><text:span text:style-name="T10">ľ</text:span></text:span><text:span text:style-name="CharStyle15"><text:span text:style-name="T14">úbos</text:span></text:span><text:span text:style-name="CharStyle15"><text:span text:style-name="T24">ť</text:span></text:span><text:span text:style-name="CharStyle15"><text:span text:style-name="T14"> Otca vetil? —</text:span></text:span></text:p>
        <text:p text:style-name="P112"><text:span text:style-name="CharStyle15"><text:span text:style-name="T14">Zahrkútal: hoj, Šimone! Miluješ,</text:span></text:span></text:p>
        <text:p text:style-name="P112"><text:span text:style-name="CharStyle15"><text:span text:style-name="T14">Miluješ ty mňa? — Milujem, milujem! —</text:span></text:span></text:p>
        <text:p text:style-name="P112"><text:span text:style-name="CharStyle15"><text:span text:style-name="T14">Pas ovce moje, pas baránky mo</text:span></text:span><text:span text:style-name="CharStyle15"><text:span text:style-name="T2">je!</text:span></text:span></text:p>
        <text:p text:style-name="P112"><text:span text:style-name="CharStyle15"><text:span text:style-name="T14">Ty skala si: na tej skale vystavím</text:span></text:span></text:p>
        <text:p text:style-name="P112"><text:span text:style-name="CharStyle15"><text:span text:style-name="T14">Chrám slávy bránam pekelným na zdur</text:span></text:span><text:span text:style-name="CharStyle15"><text:span text:style-name="T2">y;</text:span></text:span></text:p>
        <text:p text:style-name="P112"><text:span text:style-name="CharStyle15"><text:span text:style-name="T14">Tebe dám k</text:span></text:span><text:span text:style-name="CharStyle15"><text:span text:style-name="T24">ľ</text:span></text:span><text:span text:style-name="CharStyle15"><text:span text:style-name="T14">úče krá</text:span></text:span><text:span text:style-name="CharStyle15"><text:span text:style-name="T10">ľ</text:span></text:span><text:span text:style-name="CharStyle15"><text:span text:style-name="T14">ovskej snemovny,</text:span></text:span></text:p>
        <text:p text:style-name="P112"><text:span text:style-name="CharStyle15"><text:span text:style-name="T14">Otvor a voveď národ vytvoren</text:span></text:span><text:span text:style-name="CharStyle15"><text:span text:style-name="T2">ý</text:span></text:span><text:span text:style-name="CharStyle15"><text:span text:style-name="T14">! —</text:span></text:span></text:p>
        <text:p text:style-name="P112"><text:span text:style-name="CharStyle15"><text:span text:style-name="T14">Nezapreš už viac</text:span></text:span><text:span text:style-name="CharStyle15"><text:span text:style-name="T2"> </text:span></text:span><text:span text:style-name="CharStyle15"><text:span text:style-name="T14">—</text:span></text:span><text:span text:style-name="CharStyle15"><text:span text:style-name="T2"> </text:span></text:span><text:span text:style-name="CharStyle15"><text:span text:style-name="T14">čak nie? to spasenie</text:span></text:span></text:p>
        <text:p text:style-name="P112"><text:span text:style-name="CharStyle15"><text:span text:style-name="T14">Duší slovenských nezapre</text:span></text:span><text:span text:style-name="CharStyle15"><text:span text:style-name="T2">š</text:span></text:span><text:span text:style-name="CharStyle15"><text:span text:style-name="T14">, v predsieni</text:span></text:span></text:p>
        <text:p text:style-name="P112"><text:span text:style-name="CharStyle15"><text:span text:style-name="T14">Annáš</text:span></text:span><text:span text:style-name="CharStyle15"><text:span text:style-name="T2">ov</text:span></text:span><text:span text:style-name="CharStyle15"><text:span text:style-name="T14"> trojím tým: neznám Slováka?!</text:span></text:span></text:p>
        <text:p text:style-name="P112"><text:span text:style-name="CharStyle15"><text:span text:style-name="T14">Bo keď zaprel bys</text:span></text:span><text:span text:style-name="CharStyle15"><text:span text:style-name="T2">’</text:span></text:span><text:span text:style-name="CharStyle15"><text:span text:style-name="T14">, kohút Svantoví</text:span></text:span><text:span text:style-name="CharStyle15"><text:span text:style-name="T24">t</text:span></text:span><text:span text:style-name="CharStyle15"><text:span text:style-name="T14">ov</text:span></text:span></text:p>
        <text:p text:style-name="P112"><text:span text:style-name="CharStyle15"><text:span text:style-name="T14">Na každom sedí z kostolov slavianskych</text:span></text:span></text:p>
        <text:p text:style-name="P112"><text:span text:style-name="CharStyle15"><text:span text:style-name="T14">A z vysokých väžičiek strážnym okom</text:span></text:span></text:p>
        <text:p text:style-name="P112"><text:span text:style-name="CharStyle15"><text:span text:style-name="T2">Ve</text:span></text:span><text:span text:style-name="CharStyle15"><text:span text:style-name="T14">rnos</text:span></text:span><text:span text:style-name="CharStyle15"><text:span text:style-name="T24">ť</text:span></text:span><text:span text:style-name="CharStyle15"><text:span text:style-name="T14"> a vieru súdi nezhrozenú —</text:span></text:span></text:p>
        <text:p text:style-name="P112"><text:span text:style-name="CharStyle15"><text:span text:style-name="T14">Kykyrik jeho stiskne srdce biedno</text:span></text:span></text:p>
        <text:p text:style-name="P112"><text:span text:style-name="CharStyle15"><text:span text:style-name="T14">A horký okom kaj vymokne tvojím,</text:span></text:span></text:p>
        <text:p text:style-name="P112"><text:span text:style-name="CharStyle15"><text:span text:style-name="T14">Vymokne znova vždy horčejším blenom! —</text:span></text:span></text:p>
        <text:p text:style-name="P112"><text:span text:style-name="CharStyle15"><text:span text:style-name="T14">Postav sa jako </text:span></text:span><text:span text:style-name="CharStyle15"><text:span text:style-name="T2">rev</text:span></text:span><text:span text:style-name="CharStyle15"><text:span text:style-name="T14">ia mohutný kŕč</text:span></text:span></text:p>
        <text:p text:style-name="P112"><text:span text:style-name="CharStyle15"><text:span text:style-name="T14">Pnúci sa na hor po bašte Slavianstva</text:span></text:span></text:p>
        <text:p text:style-name="P112"><text:span text:style-name="CharStyle15"><text:span text:style-name="T14">Neztrhnutý ni pazúrom fujaka,</text:span></text:span></text:p>
        <text:p text:style-name="P76"><text:span text:style-name="CharStyle15"><text:span text:style-name="T14">Aniže </text:span></text:span><text:span text:style-name="CharStyle15"><text:span text:style-name="T10">ť</text:span></text:span><text:span text:style-name="CharStyle15"><text:span text:style-name="T14">archou stepôk sladkomokýc</text:span></text:span><text:span text:style-name="CharStyle15"><text:span text:style-name="T2">h</text:span></text:span><text:span text:style-name="CharStyle15"><text:span text:style-name="T14">!</text:span></text:span></text:p>
        <text:p text:style-name="P73"><text:span text:style-name="CharStyle15"><text:span text:style-name="T14">No, čože myslíš? </text:span></text:span><text:span text:style-name="CharStyle15"><text:span text:style-name="T2">—</text:span></text:span></text:p>
        <text:p text:style-name="P97"><text:soft-page-break/><text:span text:style-name="CharStyle15"><text:span text:style-name="T14"/></text:span></text:p>
        <text:p text:style-name="P105"><text:span text:style-name="CharStyle15"><text:span text:style-name="T14">A </text:span></text:span><text:span text:style-name="CharStyle15"><text:span text:style-name="T2">Šimon</text:span></text:span><text:span text:style-name="CharStyle15"><text:span text:style-name="T14"> odvráva:</text:span></text:span></text:p>
        <text:p text:style-name="P105"><text:span text:style-name="CharStyle15"><text:span text:style-name="T14">Ku komu pôjdem? ty žitia slovo máš!</text:span></text:span></text:p>
        <text:p text:style-name="P105"><text:span text:style-name="CharStyle15"><text:span text:style-name="T14">Sem kríž zástavu spásy pre biedny </text:span></text:span><text:span text:style-name="CharStyle15"><text:span text:style-name="T24">ľ</text:span></text:span><text:span text:style-name="CharStyle15"><text:span text:style-name="T14">u</text:span></text:span><text:span text:style-name="CharStyle15"><text:span text:style-name="T2">d</text:span></text:span><text:span text:style-name="CharStyle15"><text:span text:style-name="T14">!</text:span></text:span></text:p>
        <text:p text:style-name="P105"><text:span text:style-name="CharStyle15"><text:span text:style-name="T14">Za mnou výborní chlap</text:span></text:span><text:span text:style-name="CharStyle15"><text:span text:style-name="T2">i</text:span></text:span><text:span text:style-name="CharStyle15"><text:span text:style-name="T14">! — Slobodný pán</text:span></text:span></text:p>
        <text:p text:style-name="P105"><text:span text:style-name="CharStyle15"><text:span text:style-name="T14">Má </text:span></text:span><text:span text:style-name="CharStyle15"><text:span text:style-name="T2">š</text:span></text:span><text:span text:style-name="CharStyle15"><text:span text:style-name="T14">tát za neslobodných, za nepán</text:span></text:span><text:span text:style-name="CharStyle15"><text:span text:style-name="T2">ov:</text:span></text:span></text:p>
        <text:p text:style-name="P105"><text:span text:style-name="CharStyle15"><text:span text:style-name="T14">Za mnou výborní chlap</text:span></text:span><text:span text:style-name="CharStyle15"><text:span text:style-name="T2">i</text:span></text:span><text:span text:style-name="CharStyle15"><text:span text:style-name="T14">! po málo d</text:span></text:span><text:span text:style-name="CharStyle15"><text:span text:style-name="T2">ň</text:span></text:span><text:span text:style-name="CharStyle15"><text:span text:style-name="T14">ach</text:span></text:span></text:p>
        <text:p text:style-name="P105"><text:span text:style-name="CharStyle15"><text:span text:style-name="T14">Pôjdeme k otcom vlast</text:span></text:span><text:span text:style-name="CharStyle15"><text:span text:style-name="T2">i</text:span></text:span><text:span text:style-name="CharStyle15"><text:span text:style-name="T14">, tam, kd</text:span></text:span><text:span text:style-name="CharStyle15"><text:span text:style-name="T2">e</text:span></text:span><text:span text:style-name="CharStyle15"><text:span text:style-name="T14"> Dunaj</text:span></text:span></text:p>
        <text:p text:style-name="P105"><text:span text:style-name="CharStyle15"><text:span text:style-name="T14">Nosí slovenské vody a v ohromných</text:span></text:span></text:p>
        <text:p text:style-name="P105"><text:span text:style-name="CharStyle15"><text:span text:style-name="T14">Putách nad nimi čušia Tatier žul</text:span></text:span><text:span text:style-name="CharStyle15"><text:span text:style-name="T2">y</text:span></text:span><text:span text:style-name="CharStyle15"><text:span text:style-name="T14">,</text:span></text:span></text:p>
        <text:p text:style-name="P105"><text:span text:style-name="CharStyle15"><text:span text:style-name="T14">V hluku národov večité oddávky</text:span></text:span></text:p>
        <text:p text:style-name="P105"><text:span text:style-name="CharStyle15"><text:span text:style-name="T14">Slaviac hrdého Budína s mladuchou</text:span></text:span></text:p>
        <text:p text:style-name="P105"><text:span text:style-name="CharStyle15"><text:span text:style-name="T14">Strojnou v uhorskom diadéme, Peš</text:span></text:span><text:span text:style-name="CharStyle15"><text:span text:style-name="T24">ť</text:span></text:span><text:span text:style-name="CharStyle15"><text:span text:style-name="T14">ou;</text:span></text:span></text:p>
        <text:p text:style-name="P105"><text:span text:style-name="CharStyle15"><text:span text:style-name="T14">Tam zanesieme listinu tú našu —</text:span></text:span></text:p>
        <text:p text:style-name="P105"><text:span text:style-name="CharStyle15"><text:span text:style-name="T14">Tento testament Svätého Martina —</text:span></text:span></text:p>
        <text:p text:style-name="P105"><text:span text:style-name="CharStyle15"><text:span text:style-name="T14">Aby prijala krst moci zákona</text:span></text:span></text:p>
        <text:p text:style-name="P105"><text:span text:style-name="CharStyle15"><text:span text:style-name="T14">A stvrdená — jak velie zákon boží</text:span></text:span></text:p>
        <text:p text:style-name="P96"><text:span text:style-name="CharStyle15"><text:span text:style-name="T14">A zákon krajn</text:span></text:span><text:span text:style-name="CharStyle15"><text:span text:style-name="T10">y</text:span></text:span><text:span text:style-name="CharStyle15"><text:span text:style-name="T14"> — krá</text:span></text:span><text:span text:style-name="CharStyle15"><text:span text:style-name="T24">ľ</text:span></text:span><text:span text:style-name="CharStyle15"><text:span text:style-name="T14">ovskou peča</text:span></text:span><text:span text:style-name="CharStyle15"><text:span text:style-name="T24">ť</text:span></text:span><text:span text:style-name="CharStyle15"><text:span text:style-name="T14">o</text:span></text:span><text:span text:style-name="CharStyle15"><text:span text:style-name="T10">u</text:span></text:span><text:span text:style-name="CharStyle15"><text:span text:style-name="T14">,</text:span></text:span></text:p>
        <text:p text:style-name="P104"><text:span text:style-name="CharStyle15"><text:span text:style-name="T14">Vnišla do archy úmluvy národov! —</text:span></text:span></text:p>
        <text:p text:style-name="P104"><text:span text:style-name="CharStyle15"><text:span text:style-name="T14">Tak župan </text:span></text:span><text:span text:style-name="CharStyle15"><text:span text:style-name="T2">Š</text:span></text:span><text:span text:style-name="CharStyle15"><text:span text:style-name="T14">imon.</text:span></text:span></text:p>
        <text:p text:style-name="P38"><text:span text:style-name="CharStyle15"><text:span text:style-name="T14"/></text:span></text:p>
        <text:p text:style-name="P81"><text:span text:style-name="CharStyle15"><text:span text:style-name="T14">Sláv</text:span></text:span><text:span text:style-name="CharStyle15"><text:span text:style-name="T2">a</text:span></text:span><text:span text:style-name="CharStyle15"><text:span text:style-name="T14">! Sláva! Sláv</text:span></text:span><text:span text:style-name="CharStyle15"><text:span text:style-name="T2">a</text:span></text:span><text:span text:style-name="CharStyle15"><text:span text:style-name="T14">!</text:span></text:span></text:p>
        <text:p text:style-name="P81"><text:span text:style-name="CharStyle15"><text:span text:style-name="T14">Reve sbor celý, že revaním takým</text:span></text:span></text:p>
        <text:p text:style-name="P98"><text:span text:style-name="CharStyle15"><text:span text:style-name="T14">Zloprajcov duše zatriasly sa, duše</text:span></text:span></text:p>
        <text:p text:style-name="P106"><text:span text:style-name="CharStyle15"><text:span text:style-name="T14">Priate</text:span></text:span><text:span text:style-name="CharStyle15"><text:span text:style-name="T24">ľ</text:span></text:span><text:span text:style-name="CharStyle15"><text:span text:style-name="T14">ské tie</text:span></text:span><text:span text:style-name="CharStyle15"><text:span text:style-name="T2">ž</text:span></text:span><text:span text:style-name="CharStyle15"><text:span text:style-name="T14">, len sladk</text:span></text:span><text:span text:style-name="CharStyle15"><text:span text:style-name="T2">o</text:span></text:span><text:span text:style-name="CharStyle15"><text:span text:style-name="T14">, zatriasly sa. —</text:span></text:span></text:p>
        <text:p text:style-name="P106"><text:span text:style-name="CharStyle15"><text:span text:style-name="T14">Tak búra tamtá kedysi reval</text:span></text:span><text:span text:style-name="CharStyle15"><text:span text:style-name="T24">a</text:span></text:span></text:p>
        <text:p text:style-name="P96"><text:span text:style-name="CharStyle15"><text:span text:style-name="T14">Vôkol lo</text:span></text:span><text:span text:style-name="CharStyle15"><text:span text:style-name="T24">ď</text:span></text:span><text:span text:style-name="CharStyle15"><text:span text:style-name="T14">ky te</text:span></text:span><text:span text:style-name="CharStyle15"><text:span text:style-name="T2">j</text:span></text:span><text:span text:style-name="CharStyle15"><text:span text:style-name="T14">, kde blahozvest </text:span></text:span><text:span text:style-name="CharStyle15"><text:span text:style-name="T2">Š</text:span></text:span><text:span text:style-name="CharStyle15"><text:span text:style-name="T14">imon</text:span></text:span></text:p>
        <text:p text:style-name="P104"><text:span text:style-name="CharStyle15"><text:span text:style-name="T14">Kričal: zachovaj nás, Pane, hynieme!</text:span></text:span></text:p>
        <text:p text:style-name="P104"><text:span text:style-name="CharStyle15"><text:span text:style-name="T14">K jehož prosbám ten, ktorého i more</text:span></text:span></text:p>
        <text:p text:style-name="P104"><text:span text:style-name="CharStyle15"><text:span text:style-name="T14">I víchre poslúchajú, utíšenie</text:span></text:span></text:p>
        <text:p text:style-name="P96"><text:soft-page-break/><text:span text:style-name="CharStyle15"><text:span text:style-name="T14">Rozkázal. Obraz ten nad svätým stolom —</text:span></text:span></text:p>
        <text:p text:style-name="P104"><text:span text:style-name="CharStyle15"><text:span text:style-name="T14">V sväto-martinskom chráme — oži</text:span></text:span><text:span text:style-name="CharStyle15"><text:span text:style-name="T2">l</text:span></text:span><text:span text:style-name="CharStyle15"><text:span text:style-name="T14">, žiara</text:span></text:span></text:p>
        <text:p text:style-name="P104"><text:span text:style-name="CharStyle15"><text:span text:style-name="T14">Pravdy sa po ňom rozblysla — divdiv</text:span></text:span><text:span text:style-name="CharStyle15"><text:span text:style-name="T2">u</text:span></text:span><text:span text:style-name="CharStyle15"><text:span text:style-name="T14">!</text:span></text:span></text:p>
        <text:p text:style-name="P104"><text:span text:style-name="CharStyle15"><text:span text:style-name="T14">Svätou prisvedčil hlavou Vyk</text:span></text:span><text:span text:style-name="CharStyle15"><text:span text:style-name="T10">u</text:span></text:span><text:span text:style-name="CharStyle15"><text:span text:style-name="T14">pite</text:span></text:span><text:span text:style-name="CharStyle15"><text:span text:style-name="T24">ľ</text:span></text:span><text:span text:style-name="CharStyle15"><text:span text:style-name="T2">,</text:span></text:span></text:p>
        <text:p text:style-name="P104"><text:span text:style-name="CharStyle15"><text:span text:style-name="T14">Jako by žehnal tým: blahoslavený</text:span></text:span></text:p>
        <text:p text:style-name="P5"><text:span text:style-name="CharStyle15"><text:span text:style-name="T14">Si t</text:span></text:span><text:span text:style-name="CharStyle15"><text:span text:style-name="T2">y,</text:span></text:span><text:span text:style-name="CharStyle15"><text:span text:style-name="T14"> </text:span></text:span><text:span text:style-name="CharStyle15"><text:span text:style-name="T24">Š</text:span></text:span><text:span text:style-name="CharStyle15"><text:span text:style-name="T14">imon</text:span></text:span><text:span text:style-name="CharStyle15"><text:span text:style-name="T2">e</text:span></text:span><text:span text:style-name="CharStyle15"><text:span text:style-name="T14">! lebo krev a telo</text:span></text:span></text:p>
        <text:p text:style-name="P5"><text:span text:style-name="CharStyle15"><text:span text:style-name="T14">Zjavi</text:span></text:span><text:span text:style-name="CharStyle15"><text:span text:style-name="T24">ť</text:span></text:span><text:span text:style-name="CharStyle15"><text:span text:style-name="T14"> by toto tebe nevedelo! —</text:span></text:span></text:p>
        <text:p text:style-name="P38"><text:span text:style-name="CharStyle15"><text:span text:style-name="T14"/></text:span></text:p>
        <text:p text:style-name="P81"><text:span text:style-name="CharStyle15"><text:span text:style-name="T14">Osemnás</text:span></text:span><text:span text:style-name="CharStyle15"><text:span text:style-name="T10">ť</text:span></text:span><text:span text:style-name="CharStyle15"><text:span text:style-name="T14"> vstalo vyberaných chlapo</text:span></text:span><text:span text:style-name="CharStyle15"><text:span text:style-name="T2">v</text:span></text:span><text:span text:style-name="CharStyle15"><text:span text:style-name="T14">,</text:span></text:span></text:p>
        <text:p text:style-name="P81"><text:span text:style-name="CharStyle15"><text:span text:style-name="T14">Na silné vzali ramená Šimona,</text:span></text:span></text:p>
        <text:p text:style-name="P81"><text:span text:style-name="CharStyle15"><text:span text:style-name="T14">Nad hlavy sboru vzdvyhli ho vysoko</text:span></text:span></text:p>
        <text:p text:style-name="P81"><text:span text:style-name="CharStyle15"><text:span text:style-name="T14">Rieknuc: živ ho Boh! to vodca náš!</text:span></text:span></text:p>
        <text:p text:style-name="P5"><text:span text:style-name="CharStyle15"><text:span text:style-name="T14"/></text:span></text:p>
        <text:p text:style-name="P23"><text:span text:style-name="CharStyle15"><text:span text:style-name="T14">Rušaj,</text:span></text:span></text:p>
        <text:p text:style-name="P96"><text:span text:style-name="CharStyle15"><text:span text:style-name="T14">Odbi</text:span></text:span><text:span text:style-name="CharStyle15"><text:span text:style-name="T2">j</text:span></text:span><text:span text:style-name="CharStyle15"><text:span text:style-name="T14">, považskej plti faktor smel</text:span></text:span><text:span text:style-name="CharStyle15"><text:span text:style-name="T2">ý</text:span></text:span><text:span text:style-name="CharStyle15"><text:span text:style-name="T14">!</text:span></text:span></text:p>
        <text:p text:style-name="P104"><text:span text:style-name="CharStyle15"><text:span text:style-name="T14">K Dunaju! — rušaj rušeň na Dunaji,</text:span></text:span></text:p>
        <text:p text:style-name="P104"><text:span text:style-name="CharStyle15"><text:span text:style-name="T14">Zazvoň liatovec parostroja! skoro</text:span></text:span></text:p>
        <text:p text:style-name="P96"><text:span text:style-name="CharStyle15"><text:span text:style-name="T14">Nech zhrm</text:span></text:span><text:span text:style-name="CharStyle15"><text:span text:style-name="T10">í</text:span></text:span><text:span text:style-name="CharStyle15"><text:span text:style-name="T14"> pozdrav hrmený pod brehom</text:span></text:span></text:p>
        <text:p text:style-name="P104"><text:span text:style-name="CharStyle15"><text:span text:style-name="T14">Metropoly! — Kto odpadne z družiny,</text:span></text:span></text:p>
        <text:p text:style-name="P104"><text:span text:style-name="CharStyle15"><text:span text:style-name="T14">Odpadlec bud</text:span></text:span><text:span text:style-name="CharStyle15"><text:span text:style-name="T2">e</text:span></text:span><text:span text:style-name="CharStyle15"><text:span text:style-name="T14">! —</text:span></text:span></text:p>
        <text:p text:style-name="P5"><text:span text:style-name="CharStyle15"><text:span text:style-name="T14">S Bohom! s Bohom! s Bohom!</text:span></text:span></text:p>
        <text:p text:style-name="P22"><text:span text:style-name="CharStyle32"><text:span text:style-name="T2"/></text:span></text:p>
        <text:p text:style-name="P113"><text:span text:style-name="CharStyle32"><text:span text:style-name="T10">III.</text:span></text:span></text:p>
        <text:p text:style-name="P4"><text:span text:style-name="CharStyle42"><text:span text:style-name="T14"/></text:span></text:p>
        <text:p text:style-name="P72"><text:span text:style-name="CharStyle42"><text:span text:style-name="T14">Martinská hus.</text:span></text:span></text:p>
        <text:p text:style-name="P5"><text:span text:style-name="CharStyle15"><text:span text:style-name="T2"/></text:span></text:p>
        <text:p text:style-name="P104"><text:span text:style-name="CharStyle15"><text:span text:style-name="T10">K</text:span></text:span><text:span text:style-name="CharStyle15"><text:span text:style-name="T14">e</text:span></text:span><text:span text:style-name="CharStyle15"><text:span text:style-name="T10">ď</text:span></text:span><text:span text:style-name="CharStyle15"><text:span text:style-name="T14"> po stoletiach triraz šiestych, šes</text:span></text:span><text:span text:style-name="CharStyle15"><text:span text:style-name="T24">ť</text:span></text:span><text:span text:style-name="CharStyle15"><text:span text:style-name="T14">raz</text:span></text:span></text:p>
        <text:p text:style-name="P104"><text:span text:style-name="CharStyle15"><text:span text:style-name="T14">Desa</text:span></text:span><text:span text:style-name="CharStyle15"><text:span text:style-name="T24">ť</text:span></text:span><text:span text:style-name="CharStyle15"><text:span text:style-name="T14"> lie</text:span></text:span><text:span text:style-name="CharStyle15"><text:span text:style-name="T2">t</text:span></text:span><text:span text:style-name="CharStyle15"><text:span text:style-name="T14">, s jednou zimou na </text:span></text:span><text:span text:style-name="CharStyle15"><text:span text:style-name="T2">doda</text:span></text:span><text:span text:style-name="CharStyle15"><text:span text:style-name="T14">t</text:span></text:span><text:span text:style-name="CharStyle15"><text:span text:style-name="T2">o</text:span></text:span><text:span text:style-name="CharStyle15"><text:span text:style-name="T14">k</text:span></text:span><text:span text:style-name="CharStyle15"><text:span text:style-name="T2">,</text:span></text:span></text:p>
        <text:p text:style-name="P104"><text:span text:style-name="CharStyle15"><text:span text:style-name="T14">Pon</text:span></text:span><text:span text:style-name="CharStyle15"><text:span text:style-name="T2">ad</text:span></text:span><text:span text:style-name="CharStyle15"><text:span text:style-name="T14"> kr</text:span></text:span><text:span text:style-name="CharStyle15"><text:span text:style-name="T2">í</text:span></text:span><text:span text:style-name="CharStyle15"><text:span text:style-name="T14">ž spás</text:span></text:span><text:span text:style-name="CharStyle15"><text:span text:style-name="T2">y</text:span></text:span><text:span text:style-name="CharStyle15"><text:span text:style-name="T14"> našej pre</text:span></text:span><text:span text:style-name="CharStyle15"><text:span text:style-name="T2">l</text:span></text:span><text:span text:style-name="CharStyle15"><text:span text:style-name="T14">ete</text:span></text:span><text:span text:style-name="CharStyle15"><text:span text:style-name="T2">l</text:span></text:span><text:span text:style-name="CharStyle15"><text:span text:style-name="T14">o</text:span></text:span></text:p>
        <text:p text:style-name="P104"><text:span text:style-name="CharStyle15"><text:span text:style-name="T14">A knieža krajín hviezd, bdením ob</text:span></text:span><text:span text:style-name="CharStyle15"><text:span text:style-name="T24">ľ</text:span></text:span><text:span text:style-name="CharStyle15"><text:span text:style-name="T14">adlý</text:span></text:span></text:p>
        <text:p text:style-name="P104"><text:soft-page-break/><text:span text:style-name="CharStyle15"><text:span text:style-name="T14">V šiestu sriebornú šíricu halil s</text:span></text:span><text:span text:style-name="CharStyle15"><text:span text:style-name="T2">a,</text:span></text:span></text:p>
        <text:p text:style-name="P104"><text:span text:style-name="CharStyle15"><text:span text:style-name="T24">Š</text:span></text:span><text:span text:style-name="CharStyle15"><text:span text:style-name="T14">iesto slniečko zlatým okom ešte</text:span></text:span></text:p>
        <text:p text:style-name="P104"><text:span text:style-name="CharStyle15"><text:span text:style-name="T14">Raz rozh</text:span></text:span><text:span text:style-name="CharStyle15"><text:span text:style-name="T24">ľ</text:span></text:span><text:span text:style-name="CharStyle15"><text:span text:style-name="T14">adelo sa po milom Turc</text:span></text:span><text:span text:style-name="CharStyle15"><text:span text:style-name="T2">i</text:span></text:span><text:span text:style-name="CharStyle15"><text:span text:style-name="T14">:</text:span></text:span></text:p>
        <text:p text:style-name="P104"><text:span text:style-name="CharStyle15"><text:span text:style-name="T14">Zajasalo sa raz ešte nad mladým</text:span></text:span></text:p>
        <text:p text:style-name="P104"><text:span text:style-name="CharStyle15"><text:span text:style-name="T14">Rozradovan</text:span></text:span><text:span text:style-name="CharStyle15"><text:span text:style-name="T24">ý</text:span></text:span><text:span text:style-name="CharStyle15"><text:span text:style-name="T14">m Okolím Slovenska</text:span></text:span></text:p>
        <text:p text:style-name="P66"><text:span text:style-name="CharStyle15"><text:span text:style-name="T14">A v svätý pokoj kmeta </text:span></text:span><text:span text:style-name="CharStyle15"><text:span text:style-name="T24">Š</text:span></text:span><text:span text:style-name="CharStyle15"><text:span text:style-name="T14">imeona </text:span></text:span><text:span text:style-name="CharStyle15"><text:span text:style-name="T2">—</text:span></text:span></text:p>
        <text:p text:style-name="P5"><text:span text:style-name="CharStyle15"><text:span text:style-name="T14">K</text:span></text:span><text:span text:style-name="CharStyle15"><text:span text:style-name="T2">e</text:span></text:span><text:span text:style-name="CharStyle15"><text:span text:style-name="T10">ď</text:span></text:span><text:span text:style-name="CharStyle15"><text:span text:style-name="T14"> uzrel svetlo zjavenia národom</text:span></text:span></text:p>
        <text:p text:style-name="P23"><text:span text:style-name="CharStyle15"><text:span text:style-name="T14">A slávu </text:span></text:span><text:span text:style-name="CharStyle15"><text:span text:style-name="T24">ľ</text:span></text:span><text:span text:style-name="CharStyle15"><text:span text:style-name="T14">udu svojho mal v náručí </text:span></text:span><text:span text:style-name="CharStyle15"><text:span text:style-name="T2">—</text:span></text:span></text:p>
        <text:p text:style-name="P5"><text:span text:style-name="CharStyle15"><text:span text:style-name="T14">Ľahlo. </text:span></text:span><text:span text:style-name="CharStyle15"><text:span text:style-name="T2">—</text:span></text:span></text:p>
        <text:p text:style-name="P4"><text:span text:style-name="CharStyle43"><text:span text:style-name="T2"/></text:span></text:p>
        <text:p text:style-name="P5"><text:span text:style-name="CharStyle15"><text:span text:style-name="T14">Slniečko slnce, dobrá noc ti!</text:span></text:span></text:p>
        <text:p text:style-name="P66"><text:span text:style-name="CharStyle15"><text:span text:style-name="T14">Dávno s</text:span></text:span><text:span text:style-name="CharStyle15"><text:span text:style-name="T2">i</text:span></text:span><text:span text:style-name="CharStyle15"><text:span text:style-name="T14">, nikd</text:span></text:span><text:span text:style-name="CharStyle15"><text:span text:style-name="T2">y</text:span></text:span><text:span text:style-name="CharStyle15"><text:span text:style-name="T14">, čo dne</text:span></text:span><text:span text:style-name="CharStyle15"><text:span text:style-name="T2">s</text:span></text:span><text:span text:style-name="CharStyle15"><text:span text:style-name="T14">, nevidel</text:span></text:span><text:span text:style-name="CharStyle15"><text:span text:style-name="T2">o</text:span></text:span><text:span text:style-name="CharStyle15"><text:span text:style-name="T14">:</text:span></text:span></text:p>
        <text:p text:style-name="P96"><text:span text:style-name="CharStyle15"><text:span text:style-name="T14">Dobrú noc, slnce! ve</text:span></text:span><text:span text:style-name="CharStyle15"><text:span text:style-name="T24">ď</text:span></text:span><text:span text:style-name="CharStyle15"><text:span text:style-name="T14"> vždy po dobrom dni</text:span></text:span></text:p>
        <text:p text:style-name="P104"><text:span text:style-name="CharStyle15"><text:span text:style-name="T14">Dobrá noc má by</text:span></text:span><text:span text:style-name="CharStyle15"><text:span text:style-name="T10">ť</text:span></text:span><text:span text:style-name="CharStyle15"><text:span text:style-name="T14">: he</text:span></text:span><text:span text:style-name="CharStyle15"><text:span text:style-name="T2">j</text:span></text:span><text:span text:style-name="CharStyle15"><text:span text:style-name="T14">, bude dobrá no</text:span></text:span><text:span text:style-name="CharStyle15"><text:span text:style-name="T2">c</text:span></text:span><text:span text:style-name="CharStyle15"><text:span text:style-name="T14">! —</text:span></text:span></text:p>
        <text:p text:style-name="P38"><text:span text:style-name="CharStyle15"><text:span text:style-name="T14"/></text:span></text:p>
        <text:p text:style-name="P52"><text:span text:style-name="CharStyle15"><text:span text:style-name="T14">Ust</text:span></text:span><text:span text:style-name="CharStyle15"><text:span text:style-name="T10">í</text:span></text:span><text:span text:style-name="CharStyle15"><text:span text:style-name="T14">skali sa synovia Okolia</text:span></text:span></text:p>
        <text:p text:style-name="P96"><text:span text:style-name="CharStyle15"><text:span text:style-name="T14">A protest sl</text:span></text:span><text:span text:style-name="CharStyle15"><text:span text:style-name="T10">a</text:span></text:span><text:span text:style-name="CharStyle15"><text:span text:style-name="T14">vn</text:span></text:span><text:span text:style-name="CharStyle15"><text:span text:style-name="T10">ý</text:span></text:span><text:span text:style-name="CharStyle15"><text:span text:style-name="T14"> naproti zákonu</text:span></text:span></text:p>
        <text:p text:style-name="P104"><text:span text:style-name="CharStyle15"><text:span text:style-name="T14">Prírody, spanie jim oktrojúcemu</text:span></text:span></text:p>
        <text:p text:style-name="P104"><text:span text:style-name="CharStyle15"><text:span text:style-name="T14">Složia</text:span></text:span><text:span text:style-name="CharStyle15"><text:span text:style-name="T2">c</text:span></text:span><text:span text:style-name="CharStyle15"><text:span text:style-name="T14">, zastali vôkol stolov dlhýc</text:span></text:span><text:span text:style-name="CharStyle15"><text:span text:style-name="T2">h</text:span></text:span><text:span text:style-name="CharStyle15"><text:span text:style-name="T14">,</text:span></text:span></text:p>
        <text:p text:style-name="P104"><text:span text:style-name="CharStyle15"><text:span text:style-name="T14">Padl</text:span></text:span><text:span text:style-name="CharStyle15"><text:span text:style-name="T10">y</text:span></text:span><text:span text:style-name="CharStyle15"><text:span text:style-name="T14"> z hláv dobrých širáky slovenské</text:span></text:span></text:p>
        <text:p text:style-name="P5"><text:span text:style-name="CharStyle15"><text:span text:style-name="T14">A pieseň naša hrdinská zaznel</text:span></text:span><text:span text:style-name="CharStyle15"><text:span text:style-name="T2">a</text:span></text:span><text:span text:style-name="CharStyle15"><text:span text:style-name="T14">:</text:span></text:span></text:p>
        <text:p text:style-name="P5"><text:span text:style-name="CharStyle15"><text:span text:style-name="T14"/></text:span></text:p>
        <text:p text:style-name="P104"><text:span text:style-name="CharStyle15"><text:span text:style-name="T14">Slováci! žije naša slovenská reč,</text:span></text:span></text:p>
        <text:p text:style-name="P104"><text:span text:style-name="CharStyle15"><text:span text:style-name="T14">Pokia</text:span></text:span><text:span text:style-name="CharStyle15"><text:span text:style-name="T24">ľ</text:span></text:span><text:span text:style-name="CharStyle15"><text:span text:style-name="T14"> za národ vernô srdce bije;</text:span></text:span></text:p>
        <text:p text:style-name="P96"><text:span text:style-name="CharStyle15"><text:span text:style-name="T14">Slovenský žije duch, žije n</text:span></text:span><text:span text:style-name="CharStyle15"><text:span text:style-name="T2">av</text:span></text:span><text:span text:style-name="CharStyle15"><text:span text:style-name="T14">eky,</text:span></text:span></text:p>
        <text:p text:style-name="P104"><text:span text:style-name="CharStyle15"><text:span text:style-name="T14">Marný bes je váš, strela okovaná!</text:span></text:span></text:p>
        <text:p text:style-name="P5"><text:span text:style-name="CharStyle15"><text:span text:style-name="T14"/></text:span></text:p>
        <text:p text:style-name="P104"><text:span text:style-name="CharStyle15"><text:span text:style-name="T14">Hospodin mocný dal nám dar jazyk</text:span></text:span><text:span text:style-name="CharStyle15"><text:span text:style-name="T2">a</text:span></text:span><text:span text:style-name="CharStyle15"><text:span text:style-name="T14">,</text:span></text:span></text:p>
        <text:p text:style-name="P104"><text:span text:style-name="CharStyle15"><text:span text:style-name="T14">Kto na tom svete vytrhnú</text:span></text:span><text:span text:style-name="CharStyle15"><text:span text:style-name="T24">ť</text:span></text:span><text:span text:style-name="CharStyle15"><text:span text:style-name="T14"> smie ho nám?</text:span></text:span></text:p>
        <text:p text:style-name="P96"><text:span text:style-name="CharStyle15"><text:span text:style-name="T14">I nech je čertov, ko</text:span></text:span><text:span text:style-name="CharStyle15"><text:span text:style-name="T24">ľ</text:span></text:span><text:span text:style-name="CharStyle15"><text:span text:style-name="T14">ko ne</text:span></text:span><text:span text:style-name="CharStyle15"><text:span text:style-name="T10">ľ</text:span></text:span><text:span text:style-name="CharStyle15"><text:span text:style-name="T14">udí je:</text:span></text:span></text:p>
        <text:p text:style-name="P104"><text:soft-page-break/><text:span text:style-name="CharStyle15"><text:span text:style-name="T14">Boh s nami, našich vrahov hrom zabije!</text:span></text:span></text:p>
        <text:p text:style-name="P9"><text:span text:style-name="CharStyle15"><text:span text:style-name="T14"/></text:span></text:p>
        <text:p text:style-name="P89"><text:span text:style-name="CharStyle15"><text:span text:style-name="T14">Nechže zabúri búra nad hlavam</text:span></text:span><text:span text:style-name="CharStyle15"><text:span text:style-name="T2">i</text:span></text:span><text:span text:style-name="CharStyle15"><text:span text:style-name="T14">,</text:span></text:span></text:p>
        <text:p text:style-name="P81"><text:span text:style-name="CharStyle15"><text:span text:style-name="T14">Nech sa láme dub a skala puká sa:</text:span></text:span></text:p>
        <text:p text:style-name="P81"><text:span text:style-name="CharStyle15"><text:span text:style-name="T14">Stojíme pevne, jako bašty hradné,</text:span></text:span></text:p>
        <text:p text:style-name="P81"><text:span text:style-name="CharStyle15"><text:span text:style-name="T14">Zem shl</text:span></text:span><text:span text:style-name="CharStyle15"><text:span text:style-name="T2">t</text:span></text:span><text:span text:style-name="CharStyle15"><text:span text:style-name="T14">ni toh</text:span></text:span><text:span text:style-name="CharStyle15"><text:span text:style-name="T2">o</text:span></text:span><text:span text:style-name="CharStyle15"><text:span text:style-name="T14">, kto odstúpi zradne. —</text:span></text:span></text:p>
        <text:p text:style-name="P5"><text:span text:style-name="CharStyle15"><text:span text:style-name="T14"/></text:span></text:p>
        <text:p text:style-name="P107"><text:span text:style-name="CharStyle15"><text:span text:style-name="T14">Tak spieva junač pieseň svojho práva,</text:span></text:span></text:p>
        <text:p text:style-name="P107"><text:span text:style-name="CharStyle15"><text:span text:style-name="T14">Prísahu svojej vernosti spieva tak</text:span></text:span></text:p>
        <text:p text:style-name="P107"><text:span text:style-name="CharStyle15"><text:span text:style-name="T14">A v silné hlasy hlas mieša sa</text:span></text:span><text:span text:style-name="CharStyle15"><text:span text:style-name="T2"> </text:span></text:span><text:span text:style-name="CharStyle15"><text:span text:style-name="T14">h</text:span></text:span><text:span text:style-name="CharStyle15"><text:span text:style-name="T11">u</text:span></text:span><text:span text:style-name="CharStyle15"><text:span text:style-name="T14">sie</text:span></text:span><text:span text:style-name="CharStyle15"><text:span text:style-name="T2">l</text:span></text:span><text:span text:style-name="CharStyle15"><text:span text:style-name="T14">,</text:span></text:span></text:p>
        <text:p text:style-name="P107"><text:span text:style-name="CharStyle15"><text:span text:style-name="T14">Husiel tých, ktoré Cigáňu Pi</text:span></text:span><text:span text:style-name="CharStyle15"><text:span text:style-name="T11">ť</text:span></text:span><text:span text:style-name="CharStyle15"><text:span text:style-name="T14">ovi</text:span></text:span></text:p>
        <text:p text:style-name="P107"><text:span text:style-name="CharStyle15"><text:span text:style-name="T14">Kriváňsky Svätý Mikuláš pod bradu</text:span></text:span></text:p>
        <text:p text:style-name="P99"><text:span text:style-name="CharStyle15"><text:span text:style-name="T2">Š</text:span></text:span><text:span text:style-name="CharStyle15"><text:span text:style-name="T14">edivú vtiso</text:span></text:span><text:span text:style-name="CharStyle15"><text:span text:style-name="T2">l</text:span></text:span><text:span text:style-name="CharStyle15"><text:span text:style-name="T14">, rieknu</text:span></text:span><text:span text:style-name="CharStyle15"><text:span text:style-name="T2">c</text:span></text:span><text:span text:style-name="CharStyle15"><text:span text:style-name="T14">: sadni na pl</text:span></text:span><text:span text:style-name="CharStyle15"><text:span text:style-name="T11">ť</text:span></text:span><text:span text:style-name="CharStyle15"><text:span text:style-name="T14">,</text:span></text:span></text:p>
        <text:p text:style-name="P107"><text:span text:style-name="CharStyle15"><text:span text:style-name="T25">Ň</text:span></text:span><text:span text:style-name="CharStyle15"><text:span text:style-name="T14">es pozdravenie Svätému Martin</text:span></text:span><text:span text:style-name="CharStyle15"><text:span text:style-name="T2">u</text:span></text:span><text:span text:style-name="CharStyle15"><text:span text:style-name="T14">,</text:span></text:span></text:p>
        <text:p text:style-name="P107"><text:span text:style-name="CharStyle15"><text:span text:style-name="T14">Bratovi môjmu a jeho če</text:span></text:span><text:span text:style-name="CharStyle15"><text:span text:style-name="T25">ľ</text:span></text:span><text:span text:style-name="CharStyle15"><text:span text:style-name="T14">adi</text:span></text:span></text:p>
        <text:p text:style-name="P99"><text:span text:style-name="CharStyle15"><text:span text:style-name="T14">Zahraj liptovských trávnic premilú hr</text:span></text:span><text:span text:style-name="CharStyle15"><text:span text:style-name="T2">u</text:span></text:span><text:span text:style-name="CharStyle15"><text:span text:style-name="T14">! —</text:span></text:span></text:p>
        <text:p text:style-name="P107"><text:span text:style-name="CharStyle15"><text:span text:style-name="T14">Poslúchol Pi</text:span></text:span><text:span text:style-name="CharStyle15"><text:span text:style-name="T11">ť</text:span></text:span><text:span text:style-name="CharStyle15"><text:span text:style-name="T14">o, lebo zahralo v ňom</text:span></text:span></text:p>
        <text:p text:style-name="P107"><text:span text:style-name="CharStyle15"><text:span text:style-name="T14">Tušenie, Martin že Svätý prázneho</text:span></text:span></text:p>
        <text:p text:style-name="P107"><text:span text:style-name="CharStyle15"><text:span text:style-name="T14">Nepustí domov hudca kriváňskeho</text:span></text:span></text:p>
        <text:p text:style-name="P10"><text:span text:style-name="CharStyle15"><text:span text:style-name="T14">A na cúd pridá mu slavný titul te</text:span></text:span><text:span text:style-name="CharStyle15"><text:span text:style-name="T2">n</text:span></text:span><text:span text:style-name="CharStyle15"><text:span text:style-name="T14">:</text:span></text:span></text:p>
        <text:p text:style-name="P99"><text:span text:style-name="CharStyle15"><text:span text:style-name="T25">Č</text:span></text:span><text:span text:style-name="CharStyle15"><text:span text:style-name="T14">estný slovenský hudec, Pi</text:span></text:span><text:span text:style-name="CharStyle15"><text:span text:style-name="T25">ť</text:span></text:span><text:span text:style-name="CharStyle15"><text:span text:style-name="T14">o Cigáň,</text:span></text:span></text:p>
        <text:p text:style-name="P107"><text:span text:style-name="CharStyle15"><text:span text:style-name="T14">Cigáň jediný v Okolí Slovensko</text:span></text:span><text:span text:style-name="CharStyle15"><text:span text:style-name="T2">m</text:span></text:span><text:span text:style-name="CharStyle15"><text:span text:style-name="T14">,</text:span></text:span></text:p>
        <text:p text:style-name="P107"><text:span text:style-name="CharStyle15"><text:span text:style-name="T14">Cigá</text:span></text:span><text:span text:style-name="CharStyle15"><text:span text:style-name="T2">ň</text:span></text:span><text:span text:style-name="CharStyle15"><text:span text:style-name="T14">, ktorý dnes hral pravdu v Martin</text:span></text:span><text:span text:style-name="CharStyle15"><text:span text:style-name="T2">e</text:span></text:span><text:span text:style-name="CharStyle15"><text:span text:style-name="T14">!</text:span></text:span></text:p>
        <text:p text:style-name="P38"><text:span text:style-name="CharStyle15"><text:span text:style-name="T14"/></text:span></text:p>
        <text:p text:style-name="P82"><text:span text:style-name="CharStyle15"><text:span text:style-name="T14">I </text:span></text:span><text:span text:style-name="CharStyle15"><text:span text:style-name="T25">ť</text:span></text:span><text:span text:style-name="CharStyle15"><text:span text:style-name="T14">ahal Pi</text:span></text:span><text:span text:style-name="CharStyle15"><text:span text:style-name="T25">ť</text:span></text:span><text:span text:style-name="CharStyle15"><text:span text:style-name="T2">o</text:span></text:span><text:span text:style-name="CharStyle15"><text:span text:style-name="T14">, hrdý na ohromnú</text:span></text:span></text:p>
        <text:p text:style-name="P82"><text:span text:style-name="CharStyle15"><text:span text:style-name="T14">Bandu svoju dnes, akej nikdy nemal.</text:span></text:span></text:p>
        <text:p text:style-name="P90"><text:span text:style-name="CharStyle15"><text:span text:style-name="T14">Lebo s ním hrá pár sto junáckych duší</text:span></text:span></text:p>
        <text:p text:style-name="P82"><text:span text:style-name="CharStyle15"><text:span text:style-name="T14">Strojom úst spevom cvičených slovenským,</text:span></text:span></text:p>
        <text:p text:style-name="P82"><text:span text:style-name="CharStyle15"><text:span text:style-name="T14">S ním hrá i pár sto hrstí tvrdopästých</text:span></text:span></text:p>
        <text:p text:style-name="P82"><text:span text:style-name="CharStyle15"><text:span text:style-name="T14">Strojom pohárov strmo brinkajúcich.</text:span></text:span></text:p>
        <text:p text:style-name="P82"><text:soft-page-break/><text:span text:style-name="CharStyle15"><text:span text:style-name="T14">A so štrngotom čaš</text:span></text:span><text:span text:style-name="CharStyle15"><text:span text:style-name="T11">í</text:span></text:span><text:span text:style-name="CharStyle15"><text:span text:style-name="T14"> brato</text:span></text:span><text:span text:style-name="CharStyle15"><text:span text:style-name="T25">ľ</text:span></text:span><text:span text:style-name="CharStyle15"><text:span text:style-name="T14">úbych</text:span></text:span></text:p>
        <text:p text:style-name="P82"><text:span text:style-name="CharStyle15"><text:span text:style-name="T14">Druží sa slovo véhlasného vtipu</text:span></text:span></text:p>
        <text:p text:style-name="P82"><text:span text:style-name="CharStyle15"><text:span text:style-name="T14">A výskot slávy slavným národovcom,</text:span></text:span></text:p>
        <text:p text:style-name="P82"><text:span text:style-name="CharStyle15"><text:span text:style-name="T14">Kypí z pokálov spenenej vlahy mo</text:span></text:span><text:span text:style-name="CharStyle15"><text:span text:style-name="T2">c</text:span></text:span><text:span text:style-name="CharStyle15"><text:span text:style-name="T14">,</text:span></text:span></text:p>
        <text:p text:style-name="P82"><text:span text:style-name="CharStyle15"><text:span text:style-name="T14">Kypí z ohriatych duší to nadchnutie,</text:span></text:span></text:p>
        <text:p text:style-name="P82"><text:span text:style-name="CharStyle15"><text:span text:style-name="T14">Ktorým sa tisíc duší v jednu poj</text:span></text:span><text:span text:style-name="CharStyle15"><text:span text:style-name="T2">í;</text:span></text:span></text:p>
        <text:p text:style-name="P82"><text:span text:style-name="CharStyle15"><text:span text:style-name="T14">Jako dým modrý milovonných cigár</text:span></text:span></text:p>
        <text:p text:style-name="P82"><text:span text:style-name="CharStyle15"><text:span text:style-name="T14">Vlaje nad temenami bratov svorných:</text:span></text:span></text:p>
        <text:p text:style-name="P82"><text:span text:style-name="CharStyle15"><text:span text:style-name="T14">Tak ponad stol</text:span></text:span><text:span text:style-name="CharStyle15"><text:span text:style-name="T2">y</text:span></text:span><text:span text:style-name="CharStyle15"><text:span text:style-name="T14">, od konca do konc</text:span></text:span><text:span text:style-name="CharStyle15"><text:span text:style-name="T2">a</text:span></text:span><text:span text:style-name="CharStyle15"><text:span text:style-name="T14">,</text:span></text:span></text:p>
        <text:p text:style-name="P82"><text:span text:style-name="CharStyle15"><text:span text:style-name="T14">Vlaje duch dobrý milovaných bratov.</text:span></text:span></text:p>
        <text:p text:style-name="P38"><text:span text:style-name="CharStyle15"><text:span text:style-name="T14"/></text:span></text:p>
        <text:p text:style-name="P52"><text:span text:style-name="CharStyle15"><text:span text:style-name="T14">Slováci najprv pijú, potom jedia:</text:span></text:span></text:p>
        <text:p text:style-name="P90"><text:span text:style-name="CharStyle15"><text:span text:style-name="T14">Zvyk rimsk</text:span></text:span><text:span text:style-name="CharStyle15"><text:span text:style-name="T2">ý</text:span></text:span><text:span text:style-name="CharStyle15"><text:span text:style-name="T14">, lež cnos</text:span></text:span><text:span text:style-name="CharStyle15"><text:span text:style-name="T25">ť</text:span></text:span><text:span text:style-name="CharStyle15"><text:span text:style-name="T14"> slovenská je to, že</text:span></text:span></text:p>
        <text:p text:style-name="P82"><text:span text:style-name="CharStyle15"><text:span text:style-name="T14">Dbá o hlavu prv a potom o brucho —</text:span></text:span></text:p>
        <text:p text:style-name="P82"><text:span text:style-name="CharStyle15"><text:span text:style-name="T14">A za</text:span></text:span><text:span text:style-name="CharStyle15"><text:span text:style-name="T2">s</text:span></text:span><text:span text:style-name="CharStyle15"><text:span text:style-name="T14">, žalúdok ruka opatriac už</text:span></text:span></text:p>
        <text:p text:style-name="P82"><text:span text:style-name="CharStyle15"><text:span text:style-name="T14">Vráti sa k hlavy službe dobrovo</text:span></text:span><text:span text:style-name="CharStyle15"><text:span text:style-name="T11">ľ</text:span></text:span><text:span text:style-name="CharStyle15"><text:span text:style-name="T14">nej.</text:span></text:span></text:p>
        <text:p text:style-name="P38"><text:span text:style-name="CharStyle15"><text:span text:style-name="T14"/></text:span></text:p>
        <text:p text:style-name="P52"><text:span text:style-name="CharStyle15"><text:span text:style-name="T14">Tak tu.</text:span></text:span></text:p>
        <text:p text:style-name="P99"><text:span text:style-name="CharStyle15"><text:span text:style-name="T2"/></text:span></text:p>
        <text:p text:style-name="P107"><text:span text:style-name="CharStyle15"><text:span text:style-name="T2">Š</text:span></text:span><text:span text:style-name="CharStyle15"><text:span text:style-name="T14">umely ešte hlasy husiel,</text:span></text:span></text:p>
        <text:p text:style-name="P38"><text:span text:style-name="CharStyle15"><text:span text:style-name="T25">Š</text:span></text:span><text:span text:style-name="CharStyle15"><text:span text:style-name="T14">umely spev</text:span></text:span><text:span text:style-name="CharStyle15"><text:span text:style-name="T2">y</text:span></text:span><text:span text:style-name="CharStyle15"><text:span text:style-name="T14">, štrngy a zdravkani</text:span></text:span><text:span text:style-name="CharStyle15"><text:span text:style-name="T2">a</text:span></text:span><text:span text:style-name="CharStyle15"><text:span text:style-name="T14">:</text:span></text:span><text:bookmark-start text:name="bookmark4"/><text:bookmark-end text:name="bookmark4"/></text:p>
        <text:p text:style-name="P90"><text:span text:style-name="CharStyle15"><text:span text:style-name="T14">Ke</text:span></text:span><text:span text:style-name="CharStyle15"><text:span text:style-name="T25">ď</text:span></text:span><text:span text:style-name="CharStyle15"><text:span text:style-name="T14"> vkročí šumná dievčina do sieni —</text:span></text:span></text:p>
        <text:p text:style-name="P82"><text:span text:style-name="CharStyle15"><text:span text:style-name="T14">Kde sa vzal</text:span></text:span><text:span text:style-name="CharStyle15"><text:span text:style-name="T2">a</text:span></text:span><text:span text:style-name="CharStyle15"><text:span text:style-name="T14">, tu sa vzal</text:span></text:span><text:span text:style-name="CharStyle15"><text:span text:style-name="T2">a</text:span></text:span><text:span text:style-name="CharStyle15"><text:span text:style-name="T14">: nevie nik</text:span></text:span><text:span text:style-name="CharStyle15"><text:span text:style-name="T2">’</text:span></text:span></text:p>
        <text:p text:style-name="P82"><text:span text:style-name="CharStyle15"><text:span text:style-name="T14">Odkia</text:span></text:span><text:span text:style-name="CharStyle15"><text:span text:style-name="T25">l</text:span></text:span><text:span text:style-name="CharStyle15"><text:span text:style-name="T14"> a nevie, kto by ona bola —</text:span></text:span></text:p>
        <text:p text:style-name="P82"><text:span text:style-name="CharStyle15"><text:span text:style-name="T14">Pristúpi k sredu stolov a položí</text:span></text:span></text:p>
        <text:p text:style-name="P82"><text:span text:style-name="CharStyle15"><text:span text:style-name="T14">Misu bielu s</text:span></text:span><text:span text:style-name="CharStyle15"><text:span text:style-name="T25">ť</text:span></text:span><text:span text:style-name="CharStyle15"><text:span text:style-name="T14">a sňah s belasým krajom,</text:span></text:span></text:p>
        <text:p text:style-name="P82"><text:span text:style-name="CharStyle15"><text:span text:style-name="T14">Na mise húsku bezhlavú, pečenú,</text:span></text:span></text:p>
        <text:p text:style-name="P90"><text:span text:style-name="CharStyle15"><text:span text:style-name="T2">Ž</text:span></text:span><text:span text:style-name="CharStyle15"><text:span text:style-name="T14">ltú, jako vosk, v masti plávajúcu,</text:span></text:span></text:p>
        <text:p text:style-name="P82"><text:span text:style-name="CharStyle15"><text:span text:style-name="T14">Okrúhlu, vonnú tak, že pachom milým</text:span></text:span></text:p>
        <text:p text:style-name="P82"><text:span text:style-name="CharStyle15"><text:span text:style-name="T14">Previala celý terem v okamžení.</text:span></text:span></text:p>
        <text:p text:style-name="P90"><text:soft-page-break/><text:span text:style-name="CharStyle15"><text:span text:style-name="T14">Zatíchol Pi</text:span></text:span><text:span text:style-name="CharStyle15"><text:span text:style-name="T11">ť</text:span></text:span><text:span text:style-name="CharStyle15"><text:span text:style-name="T14">o pri tomto zjavení,</text:span></text:span></text:p>
        <text:p text:style-name="P82"><text:span text:style-name="CharStyle15"><text:span text:style-name="T14">A nevdojak sa ústa otvorily</text:span></text:span></text:p>
        <text:p text:style-name="P90"><text:span text:style-name="CharStyle15"><text:span text:style-name="T14">Všetkým</text:span></text:span><text:span text:style-name="CharStyle15"><text:span text:style-name="T2"> </text:span></text:span><text:span text:style-name="CharStyle15"><text:span text:style-name="T14">— kto vi</text:span></text:span><text:span text:style-name="CharStyle15"><text:span text:style-name="T2">e</text:span></text:span><text:span text:style-name="CharStyle15"><text:span text:style-name="T14">: k jedeniu, či k slovu? —</text:span></text:span></text:p>
        <text:p text:style-name="P82"><text:span text:style-name="CharStyle15"><text:span text:style-name="T14">Oči v rozpakoc</text:span></text:span><text:span text:style-name="CharStyle15"><text:span text:style-name="T2">h</text:span></text:span><text:span text:style-name="CharStyle15"><text:span text:style-name="T14">: či na dcéru Sláv</text:span></text:span><text:span text:style-name="CharStyle15"><text:span text:style-name="T2">y</text:span></text:span><text:span text:style-name="CharStyle15"><text:span text:style-name="T14">,</text:span></text:span></text:p>
        <text:p text:style-name="P90"><text:span text:style-name="CharStyle15"><text:span text:style-name="T25">Č</text:span></text:span><text:span text:style-name="CharStyle15"><text:span text:style-name="T14">i na hus h</text:span></text:span><text:span text:style-name="CharStyle15"><text:span text:style-name="T25">ľ</text:span></text:span><text:span text:style-name="CharStyle15"><text:span text:style-name="T14">ade</text:span></text:span><text:span text:style-name="CharStyle15"><text:span text:style-name="T11">ť</text:span></text:span><text:span text:style-name="CharStyle15"><text:span text:style-name="T14">, či na peknú misu? —</text:span></text:span></text:p>
        <text:p text:style-name="P82"><text:span text:style-name="CharStyle15"><text:span text:style-name="T14">Zastalo ticho.</text:span></text:span></text:p>
        <text:p text:style-name="P38"><text:span text:style-name="CharStyle15"><text:span text:style-name="T14"/></text:span></text:p>
        <text:p text:style-name="P82"><text:span text:style-name="CharStyle15"><text:span text:style-name="T14">Divná tu mladica</text:span></text:span></text:p>
        <text:p text:style-name="P82"><text:span text:style-name="CharStyle15"><text:span text:style-name="T14">Prebehnúc zrakom hrdým rady stolov,</text:span></text:span></text:p>
        <text:p text:style-name="P82"><text:span text:style-name="CharStyle15"><text:span text:style-name="T14">Prebehnúc rady pok</text:span></text:span><text:span text:style-name="CharStyle15"><text:span text:style-name="T25">uš</text:span></text:span><text:span text:style-name="CharStyle15"><text:span text:style-name="T14">ených chlapcov,</text:span></text:span></text:p>
        <text:p text:style-name="P82"><text:span text:style-name="CharStyle15"><text:span text:style-name="T14">Hne gamby z ruží a toto rozpovie:</text:span></text:span></text:p>
        <text:p text:style-name="P82"><text:span text:style-name="CharStyle15"><text:span text:style-name="T14">Slováci! mati Sláva vzkazuje vám</text:span></text:span></text:p>
        <text:p text:style-name="P82"><text:span text:style-name="CharStyle15"><text:span text:style-name="T14">Pozdra</text:span></text:span><text:span text:style-name="CharStyle15"><text:span text:style-name="T11">v,</text:span></text:span><text:span text:style-name="CharStyle15"><text:span text:style-name="T14"> s pozdravom posiela túto hus.</text:span></text:span></text:p>
        <text:p text:style-name="P82"><text:span text:style-name="CharStyle15"><text:span text:style-name="T14">Nie hu</text:span></text:span><text:span text:style-name="CharStyle15"><text:span text:style-name="T2">s</text:span></text:span><text:span text:style-name="CharStyle15"><text:span text:style-name="T14">, ako hus. Prosí</text:span></text:span><text:span text:style-name="CharStyle15"><text:span text:style-name="T2">m</text:span></text:span><text:span text:style-name="CharStyle15"><text:span text:style-name="T14">, režte rado</text:span></text:span><text:span text:style-name="CharStyle15"><text:span text:style-name="T2">m</text:span></text:span><text:span text:style-name="CharStyle15"><text:span text:style-name="T14">,</text:span></text:span></text:p>
        <text:p text:style-name="P82"><text:span text:style-name="CharStyle15"><text:span text:style-name="T14">Jedzt</text:span></text:span><text:span text:style-name="CharStyle15"><text:span text:style-name="T2">e</text:span></text:span><text:span text:style-name="CharStyle15"><text:span text:style-name="T14">! ráč žehna</text:span></text:span><text:span text:style-name="CharStyle15"><text:span text:style-name="T11">ť</text:span></text:span><text:span text:style-name="CharStyle15"><text:span text:style-name="T14"> Boh ke</text:span></text:span><text:span text:style-name="CharStyle15"><text:span text:style-name="T25">ď</text:span></text:span><text:span text:style-name="CharStyle15"><text:span text:style-name="T14"> sa chovát</text:span></text:span><text:span text:style-name="CharStyle15"><text:span text:style-name="T2">e</text:span></text:span><text:span text:style-name="CharStyle15"><text:span text:style-name="T14">!</text:span></text:span></text:p>
        <text:p text:style-name="P99"><text:span text:style-name="CharStyle15"><text:span text:style-name="T14">Stám a stám dos</text:span></text:span><text:span text:style-name="CharStyle15"><text:span text:style-name="T25">ť</text:span></text:span><text:span text:style-name="CharStyle15"><text:span text:style-name="T14"> je</text:span></text:span><text:span text:style-name="CharStyle15"><text:span text:style-name="T2">j</text:span></text:span><text:span text:style-name="CharStyle15"><text:span text:style-name="T14">, ako vône je dos</text:span></text:span><text:span text:style-name="CharStyle15"><text:span text:style-name="T25">ť</text:span></text:span><text:span text:style-name="CharStyle15"><text:span text:style-name="T14">;</text:span></text:span></text:p>
        <text:p text:style-name="P107"><text:span text:style-name="CharStyle15"><text:span text:style-name="T14">Vzala to mati z ruky všemocne</text:span></text:span><text:span text:style-name="CharStyle15"><text:span text:style-name="T2">j</text:span></text:span><text:span text:style-name="CharStyle15"><text:span text:style-name="T14">, te</text:span></text:span><text:span text:style-name="CharStyle15"><text:span text:style-name="T2">j</text:span></text:span><text:span text:style-name="CharStyle15"><text:span text:style-name="T14">,</text:span></text:span></text:p>
        <text:p text:style-name="P107"><text:span text:style-name="CharStyle15"><text:span text:style-name="T14">Ktorá v Sarep</text:span></text:span><text:span text:style-name="CharStyle15"><text:span text:style-name="T11">t</text:span></text:span><text:span text:style-name="CharStyle15"><text:span text:style-name="T14">e vdove onej prajnej</text:span></text:span></text:p>
        <text:p text:style-name="P107"><text:span text:style-name="CharStyle15"><text:span text:style-name="T14">Múku a olej bez miery merala</text:span></text:span></text:p>
        <text:p text:style-name="P107"><text:span text:style-name="CharStyle15"><text:span text:style-name="T14">A pä</text:span></text:span><text:span text:style-name="CharStyle15"><text:span text:style-name="T25">ť</text:span></text:span><text:span text:style-name="CharStyle15"><text:span text:style-name="T14">tisícom dve rybyčky dala.</text:span></text:span></text:p>
        <text:p text:style-name="P107"><text:span text:style-name="CharStyle15"><text:span text:style-name="T14">Režte a jedzte: ja medzitým poves</text:span></text:span><text:span text:style-name="CharStyle15"><text:span text:style-name="T25">ť</text:span></text:span></text:p>
        <text:p text:style-name="P107"><text:span text:style-name="CharStyle15"><text:span text:style-name="T14">Vypravím o nádobe i pečeni.</text:span></text:span></text:p>
        <text:p text:style-name="P5"><text:span text:style-name="CharStyle15"><text:span text:style-name="T14"/></text:span></text:p>
        <text:p text:style-name="P107"><text:span text:style-name="CharStyle15"><text:span text:style-name="T14">Veriaci nože lapali a jedli,</text:span></text:span></text:p>
        <text:p text:style-name="P107"><text:span text:style-name="CharStyle15"><text:span text:style-name="T14">Kto sa rozmýš</text:span></text:span><text:span text:style-name="CharStyle15"><text:span text:style-name="T25">ľ</text:span></text:span><text:span text:style-name="CharStyle15"><text:span text:style-name="T14">al, toho prešla misa. —</text:span></text:span></text:p>
        <text:p text:style-name="P107"><text:span text:style-name="CharStyle15"><text:span text:style-name="T14">Kto sa nedivíš? — čo jednu odrežú</text:span></text:span></text:p>
        <text:p text:style-name="P107"><text:span text:style-name="CharStyle15"><text:span text:style-name="T14">Štvrtku, to druhá miesto na to stane!</text:span></text:span></text:p>
        <text:p text:style-name="P77"><text:span text:style-name="CharStyle15"><text:span text:style-name="T14">Ale veriacim div je nediv </text:span></text:span><text:span text:style-name="CharStyle15"><text:span text:style-name="T25">ľuď</text:span></text:span><text:span text:style-name="CharStyle15"><text:span text:style-name="T14">om. —</text:span></text:span></text:p>
        <text:p text:style-name="P74"><text:span text:style-name="CharStyle15"><text:span text:style-name="T14">Jedia.</text:span></text:span></text:p>
        <text:p text:style-name="P38"><text:span text:style-name="CharStyle15"><text:span text:style-name="T14"/></text:span></text:p>
        <text:p text:style-name="P82"><text:soft-page-break/><text:span text:style-name="CharStyle15"><text:span text:style-name="T14">Podivná medzitým družica</text:span></text:span></text:p>
        <text:p text:style-name="P82"><text:span text:style-name="CharStyle15"><text:span text:style-name="T14">K jednomu z bratov, k najstudenejšiemu</text:span></text:span></text:p>
        <text:p text:style-name="P82"><text:span text:style-name="CharStyle15"><text:span text:style-name="T14">Sa skloní, málo sedadla sa dotknúc,</text:span></text:span></text:p>
        <text:p text:style-name="P82"><text:span text:style-name="CharStyle15"><text:span text:style-name="T14">Jak by v povetrí sedela a dumné</text:span></text:span></text:p>
        <text:p text:style-name="P82"><text:span text:style-name="CharStyle15"><text:span text:style-name="T14">Oči dopoly zažmúrac a </text:span></text:span><text:span text:style-name="CharStyle15"><text:span text:style-name="T25">ľ</text:span></text:span><text:span text:style-name="CharStyle15"><text:span text:style-name="T14">ahké</text:span></text:span></text:p>
        <text:p text:style-name="P82"><text:span text:style-name="CharStyle15"><text:span text:style-name="T14">Rameno oprúc na brata — bolo mu</text:span></text:span></text:p>
        <text:p text:style-name="P82"><text:span text:style-name="CharStyle15"><text:span text:style-name="T14">Jako by sa ho tkla mluny retiazka —</text:span></text:span></text:p>
        <text:p text:style-name="P82"><text:span text:style-name="CharStyle15"><text:span text:style-name="T14">Pobolným takto začne hlaso</text:span></text:span><text:span text:style-name="CharStyle15"><text:span text:style-name="T2">m</text:span></text:span><text:span text:style-name="CharStyle15"><text:span text:style-name="T14">:</text:span></text:span></text:p>
        <text:p text:style-name="P5"><text:span text:style-name="CharStyle15"><text:span text:style-name="T14"/></text:span></text:p>
        <text:p text:style-name="P107"><text:span text:style-name="CharStyle15"><text:span text:style-name="T14">Kollá</text:span></text:span><text:span text:style-name="CharStyle15"><text:span text:style-name="T2">r</text:span></text:span><text:span text:style-name="CharStyle15"><text:span text:style-name="T14">,</text:span></text:span></text:p>
        <text:p text:style-name="P107"><text:span text:style-name="CharStyle15"><text:span text:style-name="T14">Spevec Polabcov, Sálanov a jiných</text:span></text:span></text:p>
        <text:p text:style-name="P107"><text:span text:style-name="CharStyle15"><text:span text:style-name="T14">Kliatbou germanstva Slovanov sožraných</text:span></text:span></text:p>
        <text:p text:style-name="P107"><text:span text:style-name="CharStyle15"><text:span text:style-name="T14">Povie vá</text:span></text:span><text:span text:style-name="CharStyle15"><text:span text:style-name="T2">m</text:span></text:span><text:span text:style-name="CharStyle15"><text:span text:style-name="T14">, kedy to bol</text:span></text:span><text:span text:style-name="CharStyle15"><text:span text:style-name="T2">o</text:span></text:span><text:span text:style-name="CharStyle15"><text:span text:style-name="T14">, k</text:span></text:span><text:span text:style-name="CharStyle15"><text:span text:style-name="T25">eď</text:span></text:span><text:span text:style-name="CharStyle15"><text:span text:style-name="T14"> v krásnom</text:span></text:span></text:p>
        <text:p text:style-name="P107"><text:span text:style-name="CharStyle15"><text:span text:style-name="T14">Súsedstve Hassov, Bukovcov, Turinko</text:span></text:span><text:span text:style-name="CharStyle15"><text:span text:style-name="T2">v </text:span></text:span><text:span text:style-name="CharStyle15"><text:span text:style-name="T14">—</text:span></text:span></text:p>
        <text:p text:style-name="P107"><text:span text:style-name="CharStyle15"><text:span text:style-name="T14">Rodiny, tuším, po Turovi Turca</text:span></text:span><text:span text:style-name="CharStyle15"><text:span text:style-name="T2"> </text:span></text:span><text:span text:style-name="CharStyle15"><text:span text:style-name="T14">—</text:span></text:span></text:p>
        <text:p text:style-name="P107"><text:span text:style-name="CharStyle15"><text:span text:style-name="T14">Na brehu Laby sriebornej stav</text:span></text:span><text:span text:style-name="CharStyle15"><text:span text:style-name="T25">ä</text:span></text:span><text:span text:style-name="CharStyle15"><text:span text:style-name="T14">li</text:span></text:span></text:p>
        <text:p text:style-name="P107"><text:span text:style-name="CharStyle15"><text:span text:style-name="T14">Starí Slaviani Mísnu starobylú</text:span></text:span></text:p>
        <text:p text:style-name="P107"><text:span text:style-name="CharStyle15"><text:span text:style-name="T14">Na hlinách bielych — ako by na samých</text:span></text:span></text:p>
        <text:p text:style-name="P107"><text:span text:style-name="CharStyle15"><text:span text:style-name="T14">Listoch lali</text:span></text:span><text:span text:style-name="CharStyle15"><text:span text:style-name="T25">í</text:span></text:span><text:span text:style-name="CharStyle15"><text:span text:style-name="T2">;</text:span></text:span><text:span text:style-name="CharStyle15"><text:span text:style-name="T14"> — v tôni slavianskych líp</text:span></text:span></text:p>
        <text:p text:style-name="P107"><text:span text:style-name="CharStyle15"><text:span text:style-name="T14">V blízkosti Lipska — aby Nemci teraz</text:span></text:span></text:p>
        <text:p text:style-name="P107"><text:span text:style-name="CharStyle15"><text:span text:style-name="T14">Za našu hlinu stohy zlata brali</text:span></text:span></text:p>
        <text:p text:style-name="P107"><text:span text:style-name="CharStyle15"><text:span text:style-name="T14">A pýšili sa pípkami bielymi</text:span></text:span></text:p>
        <text:p text:style-name="P107"><text:span text:style-name="CharStyle15"><text:span text:style-name="T14">A nádobami — kde nen</text:span></text:span><text:span text:style-name="CharStyle15"><text:span text:style-name="T11">a</text:span></text:span><text:span text:style-name="CharStyle15"><text:span text:style-name="T14">jdeš prášku</text:span></text:span></text:p>
        <text:p text:style-name="P107"><text:span text:style-name="CharStyle15"><text:span text:style-name="T2">Č</text:span></text:span><text:span text:style-name="CharStyle15"><text:span text:style-name="T14">ierneho v látke: tam je misa táto</text:span></text:span></text:p>
        <text:p text:style-name="P107"><text:span text:style-name="CharStyle15"><text:span text:style-name="T14">Točená ruko</text:span></text:span><text:span text:style-name="CharStyle15"><text:span text:style-name="T2">u</text:span></text:span><text:span text:style-name="CharStyle15"><text:span text:style-name="T14">, čo jiste dávno už</text:span></text:span></text:p>
        <text:p text:style-name="P107"><text:span text:style-name="CharStyle15"><text:span text:style-name="T14">Hlinou sa stala a stala sa riadom. —</text:span></text:span></text:p>
        <text:p text:style-name="P107"><text:span text:style-name="CharStyle15"><text:span text:style-name="T14">Na obetniciach oltárov stávala</text:span></text:span></text:p>
        <text:p text:style-name="P107"><text:span text:style-name="CharStyle15"><text:span text:style-name="T14">Posvätná plocha tát</text:span></text:span><text:span text:style-name="CharStyle15"><text:span text:style-name="T2">o;</text:span></text:span><text:span text:style-name="CharStyle15"><text:span text:style-name="T14"> na nej bohom</text:span></text:span></text:p>
        <text:p text:style-name="P107"><text:span text:style-name="CharStyle15"><text:span text:style-name="T14">Pobožný Slavian krm milý podával.</text:span></text:span></text:p>
        <text:p text:style-name="P107"><text:span text:style-name="CharStyle15"><text:span text:style-name="T14">Pri bielej farbe a belasej niekdy</text:span></text:span></text:p>
        <text:p text:style-name="P107"><text:soft-page-break/><text:span text:style-name="CharStyle15"><text:span text:style-name="T14">Vídava</text:span></text:span><text:span text:style-name="CharStyle15"><text:span text:style-name="T25">ť</text:span></text:span><text:span text:style-name="CharStyle15"><text:span text:style-name="T14"> bolo na nej pruh červený —</text:span></text:span></text:p>
        <text:p text:style-name="P107"><text:span text:style-name="CharStyle15"><text:span text:style-name="T14">Ktorý už ale sbielila krev svätá</text:span></text:span></text:p>
        <text:p text:style-name="P107"><text:span text:style-name="CharStyle15"><text:span text:style-name="T14">Za hriešnych duše padlého B</text:span></text:span><text:span text:style-name="CharStyle15"><text:span text:style-name="T11">ä</text:span></text:span><text:span text:style-name="CharStyle15"><text:span text:style-name="T14">ránka. —</text:span></text:span></text:p>
        <text:p text:style-name="P90"><text:span text:style-name="CharStyle15"><text:span text:style-name="T14">Ma</text:span></text:span><text:span text:style-name="CharStyle15"><text:span text:style-name="T25">ť</text:span></text:span><text:span text:style-name="CharStyle15"><text:span text:style-name="T14"> naš</text:span></text:span><text:span text:style-name="CharStyle15"><text:span text:style-name="T2">a,</text:span></text:span><text:span text:style-name="CharStyle15"><text:span text:style-name="T14"> Sláv</text:span></text:span><text:span text:style-name="CharStyle15"><text:span text:style-name="T2">a,</text:span></text:span><text:span text:style-name="CharStyle15"><text:span text:style-name="T14"> nechala dedi</text:span></text:span><text:span text:style-name="CharStyle15"><text:span text:style-name="T25">c</text:span></text:span><text:span text:style-name="CharStyle15"><text:span text:style-name="T14">tvo</text:span></text:span></text:p>
        <text:p text:style-name="P82"><text:span text:style-name="CharStyle15"><text:span text:style-name="T14">Tot</text:span></text:span><text:span text:style-name="CharStyle15"><text:span text:style-name="T2">o</text:span></text:span><text:span text:style-name="CharStyle15"><text:span text:style-name="T14">, vídate znaky toho často</text:span></text:span></text:p>
        <text:p text:style-name="P38"><text:span text:style-name="CharStyle15"><text:span text:style-name="T14">V domoch slovenských za čistými rámy</text:span></text:span></text:p>
        <text:p text:style-name="P66"><text:span text:style-name="CharStyle15"><text:span text:style-name="T14">S bielomodrými krčiažkami stáva</text:span></text:span><text:span text:style-name="CharStyle15"><text:span text:style-name="T11">ť</text:span></text:span><text:span text:style-name="CharStyle15"><text:span text:style-name="T14"> </text:span></text:span><text:span text:style-name="CharStyle15"><text:span text:style-name="T2">—</text:span></text:span></text:p>
        <text:p text:style-name="P38"><text:span text:style-name="CharStyle15"><text:span text:style-name="T14">Ostatnie misy tejto rovesnice</text:span></text:span></text:p>
        <text:p text:style-name="P69"><text:span text:style-name="CharStyle50"><text:span text:style-name="T14">Pot</text:span></text:span><text:span text:style-name="CharStyle50"><text:span text:style-name="T25">ĺ</text:span></text:span><text:span text:style-name="CharStyle50"><text:span text:style-name="T14">kol čas, ten, čo potlče všetko,</text:span></text:span></text:p>
        <text:p text:style-name="P51"><text:span text:style-name="CharStyle50"><text:span text:style-name="T25">Č</text:span></text:span><text:span text:style-name="CharStyle50"><text:span text:style-name="T14">o dá sa pot</text:span></text:span><text:span text:style-name="CharStyle50"><text:span text:style-name="T25">ĺ</text:span></text:span><text:span text:style-name="CharStyle50"><text:span text:style-name="T14">c</text:span></text:span><text:span text:style-name="CharStyle50"><text:span text:style-name="T25">ť</text:span></text:span><text:span text:style-name="CharStyle50"><text:span text:style-name="T14">. </text:span></text:span><text:span text:style-name="CharStyle50"><text:span text:style-name="T2">—</text:span></text:span></text:p>
        <text:p text:style-name="P116"><text:span text:style-name="CharStyle50"><text:span text:style-name="T14"/></text:span></text:p>
        <text:p text:style-name="P115"><text:span text:style-name="CharStyle50"><text:span text:style-name="T14">Večnaja pamiatk</text:span></text:span><text:span text:style-name="CharStyle50"><text:span text:style-name="T25">a</text:span></text:span></text:p>
        <text:p text:style-name="P68"><text:span text:style-name="CharStyle50"><text:span text:style-name="T14">Otcom a večná sláva jich pamiatk</text:span></text:span><text:span text:style-name="CharStyle50"><text:span text:style-name="T2">e!</text:span></text:span></text:p>
        <text:p text:style-name="P70"><text:span text:style-name="CharStyle50"><text:span text:style-name="T14">Zaštrkly ticho čaše. </text:span></text:span><text:span text:style-name="CharStyle50"><text:span text:style-name="T2">—</text:span></text:span><text:span text:style-name="CharStyle50"><text:span text:style-name="T14"> Ticho stal</text:span></text:span><text:span text:style-name="CharStyle50"><text:span text:style-name="T2">o</text:span></text:span><text:span text:style-name="CharStyle50"><text:span text:style-name="T14">:</text:span></text:span></text:p>
        <text:p text:style-name="P71"><text:span text:style-name="CharStyle50"><text:span text:style-name="T14">Veštica pekná snuje </text:span></text:span><text:span text:style-name="CharStyle50"><text:span text:style-name="T25">ď</text:span></text:span><text:span text:style-name="CharStyle50"><text:span text:style-name="T14">alej poves</text:span></text:span><text:span text:style-name="CharStyle50"><text:span text:style-name="T25">ť</text:span></text:span><text:span text:style-name="CharStyle50"><text:span text:style-name="T14">.</text:span></text:span></text:p>
        <text:p text:style-name="P38"><text:span text:style-name="CharStyle15"><text:span text:style-name="T14"/></text:span></text:p>
        <text:p text:style-name="P82"><text:span text:style-name="CharStyle15"><text:span text:style-name="T25">Č</text:span></text:span><text:span text:style-name="CharStyle15"><text:span text:style-name="T14">o to za divná hus? chcete sa pýta</text:span></text:span><text:span text:style-name="CharStyle15"><text:span text:style-name="T11">ť</text:span></text:span><text:span text:style-name="CharStyle15"><text:span text:style-name="T14">:</text:span></text:span></text:p>
        <text:p text:style-name="P82"><text:span text:style-name="CharStyle15"><text:span text:style-name="T14">Rozpoviem i to.</text:span></text:span></text:p>
        <text:p text:style-name="P91"><text:span text:style-name="CharStyle15"><text:span text:style-name="T14"/></text:span></text:p>
        <text:p text:style-name="P83"><text:span text:style-name="CharStyle15"><text:span text:style-name="T14">Zná svet kapit</text:span></text:span><text:span text:style-name="CharStyle15"><text:span text:style-name="T25">ó</text:span></text:span><text:span text:style-name="CharStyle15"><text:span text:style-name="T14">l te</text:span></text:span><text:span text:style-name="CharStyle15"><text:span text:style-name="T2">n</text:span></text:span><text:span text:style-name="CharStyle15"><text:span text:style-name="T14">,</text:span></text:span></text:p>
        <text:p text:style-name="P83"><text:span text:style-name="CharStyle15"><text:span text:style-name="T14">Na ktorom pyšná Jun</text:span></text:span><text:span text:style-name="CharStyle15"><text:span text:style-name="T2">o</text:span></text:span><text:span text:style-name="CharStyle15"><text:span text:style-name="T14">, bohopani</text:span></text:span></text:p>
        <text:p text:style-name="P83"><text:span text:style-name="CharStyle15"><text:span text:style-name="T14">Vládnuca okom čarovným pre úct</text:span></text:span><text:span text:style-name="CharStyle15"><text:span text:style-name="T2">u</text:span></text:span><text:span text:style-name="CharStyle15"><text:span text:style-name="T14">,</text:span></text:span></text:p>
        <text:p text:style-name="P90"><text:span text:style-name="CharStyle15"><text:span text:style-name="T14">Pre </text:span></text:span><text:span text:style-name="CharStyle15"><text:span text:style-name="T25">ľ</text:span></text:span><text:span text:style-name="CharStyle15"><text:span text:style-name="T14">úbos</text:span></text:span><text:span text:style-name="CharStyle15"><text:span text:style-name="T25">ť</text:span></text:span><text:span text:style-name="CharStyle15"><text:span text:style-name="T14"> rovne neodolno pliennym —</text:span></text:span></text:p>
        <text:p text:style-name="P82"><text:span text:style-name="CharStyle15"><text:span text:style-name="T14">Svoj bieloperý kŕde</text:span></text:span><text:span text:style-name="CharStyle15"><text:span text:style-name="T11">ľ</text:span></text:span><text:span text:style-name="CharStyle15"><text:span text:style-name="T14"> chovávala</text:span></text:span></text:p>
        <text:p text:style-name="P38"><text:span text:style-name="CharStyle15"><text:span text:style-name="T14">I napájala mannou a nekt</text:span></text:span><text:span text:style-name="CharStyle15"><text:span text:style-name="T11">a</text:span></text:span><text:span text:style-name="CharStyle15"><text:span text:style-name="T14">rom.</text:span></text:span></text:p>
        <text:p text:style-name="P90"><text:span text:style-name="CharStyle15"><text:span text:style-name="T14">V časoch týc</text:span></text:span><text:span text:style-name="CharStyle15"><text:span text:style-name="T2">h</text:span></text:span><text:span text:style-name="CharStyle15"><text:span text:style-name="T14">, keď Rím samopašou babe</text:span></text:span><text:span text:style-name="CharStyle15"><text:span text:style-name="T2">l</text:span></text:span></text:p>
        <text:p text:style-name="P82"><text:span text:style-name="CharStyle15"><text:span text:style-name="T14">Snášajúc modzgy slávičie k Lukullským</text:span></text:span></text:p>
        <text:p text:style-name="P107"><text:span text:style-name="CharStyle15"><text:span text:style-name="T14">Hostinám a </text:span></text:span><text:span text:style-name="CharStyle15"><text:span text:style-name="T25">ľ</text:span></text:span><text:span text:style-name="CharStyle15"><text:span text:style-name="T14">ud plebejný, bezprávny</text:span></text:span></text:p>
        <text:p text:style-name="P107"><text:span text:style-name="CharStyle15"><text:span text:style-name="T14">Proti nadutým Patriciom volal</text:span></text:span></text:p>
        <text:p text:style-name="P99"><text:span text:style-name="CharStyle15"><text:span text:style-name="T2">O</text:span></text:span><text:span text:style-name="CharStyle15"><text:span text:style-name="T14"> pomoc k boho</text:span></text:span><text:span text:style-name="CharStyle15"><text:span text:style-name="T2">m;</text:span></text:span><text:span text:style-name="CharStyle15"><text:span text:style-name="T14"> ke</text:span></text:span><text:span text:style-name="CharStyle15"><text:span text:style-name="T2">ď</text:span></text:span><text:span text:style-name="CharStyle15"><text:span text:style-name="T14"> svevo</text:span></text:span><text:span text:style-name="CharStyle15"><text:span text:style-name="T25">ľ</text:span></text:span><text:span text:style-name="CharStyle15"><text:span text:style-name="T14">a lichá</text:span></text:span></text:p>
        <text:p text:style-name="P107"><text:soft-page-break/><text:span text:style-name="CharStyle15"><text:span text:style-name="T14">Obec obrovskú hrozila rozkota</text:span></text:span><text:span text:style-name="CharStyle15"><text:span text:style-name="T25">ť</text:span></text:span></text:p>
        <text:p text:style-name="P5"><text:span text:style-name="CharStyle15"><text:span text:style-name="T14">A darmo Kamill zo slonokostenej</text:span></text:span></text:p>
        <text:p text:style-name="P5"><text:span text:style-name="CharStyle15"><text:span text:style-name="T14">Volal kurrúlky k mieru, ku svornému:</text:span></text:span></text:p>
        <text:p text:style-name="P99"><text:span text:style-name="CharStyle15"><text:span text:style-name="T14">V časoch týc</text:span></text:span><text:span text:style-name="CharStyle15"><text:span text:style-name="T2">h</text:span></text:span><text:span text:style-name="CharStyle15"><text:span text:style-name="T14">, viet</text:span></text:span><text:span text:style-name="CharStyle15"><text:span text:style-name="T2">e</text:span></text:span><text:span text:style-name="CharStyle15"><text:span text:style-name="T14">, z krajov od Luhary</text:span></text:span></text:p>
        <text:p text:style-name="P107"><text:span text:style-name="CharStyle15"><text:span text:style-name="T14">Gallov železné schytily sa čaty,</text:span></text:span></text:p>
        <text:p text:style-name="P107"><text:span text:style-name="CharStyle15"><text:span text:style-name="T14">Prikradnúc nocou sa ku zlopovestnej</text:span></text:span></text:p>
        <text:p text:style-name="P107"><text:span text:style-name="CharStyle15"><text:span text:style-name="T14">Vraždou nemluvniat skaline tarpejsk</text:span></text:span><text:span text:style-name="CharStyle15"><text:span text:style-name="T2">ej;</text:span></text:span></text:p>
        <text:p text:style-name="P107"><text:span text:style-name="CharStyle15"><text:span text:style-name="T14">Jako levpardy lezly hore bralom</text:span></text:span></text:p>
        <text:p text:style-name="P5"><text:span text:style-name="CharStyle15"><text:span text:style-name="T14">A ne</text:span></text:span><text:span text:style-name="CharStyle15"><text:span text:style-name="T25">ď</text:span></text:span><text:span text:style-name="CharStyle15"><text:span text:style-name="T14">aleko už výšavy svätej</text:span></text:span></text:p>
        <text:p text:style-name="P66"><text:span text:style-name="CharStyle15"><text:span text:style-name="T14">Päs</text:span></text:span><text:span text:style-name="CharStyle15"><text:span text:style-name="T25">ť</text:span></text:span><text:span text:style-name="CharStyle15"><text:span text:style-name="T14"> brala zubom krivice </text:span></text:span><text:span text:style-name="CharStyle15"><text:span text:style-name="T11">u</text:span></text:span><text:span text:style-name="CharStyle15"><text:span text:style-name="T14">morné —</text:span></text:span></text:p>
        <text:p text:style-name="P100"><text:span text:style-name="CharStyle15"><text:span text:style-name="T14">Ke</text:span></text:span><text:span text:style-name="CharStyle15"><text:span text:style-name="T25">ď</text:span></text:span><text:span text:style-name="CharStyle15"><text:span text:style-name="T14"> čujné tamtej bohyne babušky</text:span></text:span></text:p>
        <text:p text:style-name="P108"><text:span text:style-name="CharStyle15"><text:span text:style-name="T14">Sgágaly vresklavým gagatom: strhol</text:span></text:span></text:p>
        <text:p text:style-name="P108"><text:span text:style-name="CharStyle15"><text:span text:style-name="T14">Sa zo sna Marko, manilský ten,</text:span></text:span></text:p>
        <text:p text:style-name="P108"><text:span text:style-name="CharStyle15"><text:span text:style-name="T14">Hodil s</text:span></text:span><text:span text:style-name="CharStyle15"><text:span text:style-name="T2">a</text:span></text:span><text:span text:style-name="CharStyle15"><text:span text:style-name="T14">, s</text:span></text:span><text:span text:style-name="CharStyle15"><text:span text:style-name="T25">ť</text:span></text:span><text:span text:style-name="CharStyle15"><text:span text:style-name="T14">a by okovaná strel</text:span></text:span><text:span text:style-name="CharStyle15"><text:span text:style-name="T2">a</text:span></text:span><text:span text:style-name="CharStyle15"><text:span text:style-name="T14">,</text:span></text:span></text:p>
        <text:p text:style-name="P108"><text:span text:style-name="CharStyle15"><text:span text:style-name="T14">Na kraj braliska a — toho širokým</text:span></text:span></text:p>
        <text:p text:style-name="P108"><text:span text:style-name="CharStyle15"><text:span text:style-name="T14">Mečiskom skolia</text:span></text:span><text:span text:style-name="CharStyle15"><text:span text:style-name="T2">c</text:span></text:span><text:span text:style-name="CharStyle15"><text:span text:style-name="T14">, toho zas centovým</text:span></text:span></text:p>
        <text:p text:style-name="P99"><text:span text:style-name="CharStyle15"><text:span text:style-name="T2">Š</text:span></text:span><text:span text:style-name="CharStyle15"><text:span text:style-name="T14">títom zahlušiac — vlas</text:span></text:span><text:span text:style-name="CharStyle15"><text:span text:style-name="T25">ť</text:span></text:span><text:span text:style-name="CharStyle15"><text:span text:style-name="T14"> ratoval drahú —</text:span></text:span></text:p>
        <text:p text:style-name="P107"><text:span text:style-name="CharStyle15"><text:span text:style-name="T14">Na tej strmine — ktorou jemu bolo</text:span></text:span></text:p>
        <text:p text:style-name="P107"><text:span text:style-name="CharStyle15"><text:span text:style-name="T14">By</text:span></text:span><text:span text:style-name="CharStyle15"><text:span text:style-name="T25">ť</text:span></text:span><text:span text:style-name="CharStyle15"><text:span text:style-name="T14"> v dobe krátkej soteným v pekelnú</text:span></text:span></text:p>
        <text:p text:style-name="P20"><text:span text:style-name="CharStyle15"><text:span text:style-name="T14">Priepas</text:span></text:span><text:span text:style-name="CharStyle15"><text:span text:style-name="T25">ť</text:span></text:span><text:span text:style-name="CharStyle15"><text:span text:style-name="T14"> tú — dcérou pekla to — nev</text:span></text:span><text:span text:style-name="CharStyle15"><text:span text:style-name="T25">ď</text:span></text:span><text:span text:style-name="CharStyle15"><text:span text:style-name="T14">akou.—</text:span></text:span></text:p>
        <text:p text:style-name="P90"><text:span text:style-name="CharStyle15"><text:span text:style-name="T14">Vidiac to sväté libuše Junony,</text:span></text:span></text:p>
        <text:p text:style-name="P82"><text:span text:style-name="CharStyle15"><text:span text:style-name="T14">Vidiac čiernu tú nevďaku, ešte raz</text:span></text:span></text:p>
        <text:p text:style-name="P82"><text:span text:style-name="CharStyle15"><text:span text:style-name="T14">Sgágaly piskom osudným na bedu,</text:span></text:span></text:p>
        <text:p text:style-name="P82"><text:span text:style-name="CharStyle15"><text:span text:style-name="T14">Na bedu svetomesta i na bedu</text:span></text:span></text:p>
        <text:p text:style-name="P82"><text:span text:style-name="CharStyle15"><text:span text:style-name="T14">Nátisk</text:span></text:span><text:span text:style-name="CharStyle15"><text:span text:style-name="T2">o</text:span></text:span><text:span text:style-name="CharStyle15"><text:span text:style-name="T14">v, pýchy, sbury a nádhery</text:span></text:span><text:span text:style-name="CharStyle15"><text:span text:style-name="T2"> </text:span></text:span><text:span text:style-name="CharStyle15"><text:span text:style-name="T14">—</text:span></text:span></text:p>
        <text:p text:style-name="P99"><text:span text:style-name="CharStyle15"><text:span text:style-name="T14">A tušiac š</text:span></text:span><text:span text:style-name="CharStyle15"><text:span text:style-name="T25">ľ</text:span></text:span><text:span text:style-name="CharStyle15"><text:span text:style-name="T14">ahy plameňov už zdola —</text:span></text:span></text:p>
        <text:p text:style-name="P107"><text:span text:style-name="CharStyle15"><text:span text:style-name="T14">Na krídla vzaly sa — haja, há</text:span></text:span><text:span text:style-name="CharStyle15"><text:span text:style-name="T2">j</text:span></text:span><text:span text:style-name="CharStyle15"><text:span text:style-name="T14">!</text:span></text:span><text:span text:style-name="CharStyle15"><text:span text:style-name="T2"> </text:span></text:span><text:span text:style-name="CharStyle15"><text:span text:style-name="T14">—</text:span></text:span><text:span text:style-name="CharStyle15"><text:span text:style-name="T2"> </text:span></text:span><text:span text:style-name="CharStyle15"><text:span text:style-name="T14">svetom</text:span></text:span><text:span text:style-name="CharStyle15"><text:span text:style-name="T2"> </text:span></text:span><text:span text:style-name="CharStyle15"><text:span text:style-name="T14">—</text:span></text:span></text:p>
        <text:p text:style-name="P107"><text:span text:style-name="CharStyle15"><text:span text:style-name="T14">Až tam, odkia</text:span></text:span><text:span text:style-name="CharStyle15"><text:span text:style-name="T25">ľ</text:span></text:span><text:span text:style-name="CharStyle15"><text:span text:style-name="T14"> tí vyšli výbojcovia —</text:span></text:span></text:p>
        <text:p text:style-name="P107"><text:span text:style-name="CharStyle15"><text:span text:style-name="T14">V tichú zasadly zátvoru kláštora</text:span></text:span></text:p>
        <text:p text:style-name="P107"><text:span text:style-name="CharStyle15"><text:span text:style-name="T14">Ku nohám mnícha tichého — Martina. —</text:span></text:span></text:p>
        <text:p text:style-name="P38"><text:soft-page-break/><text:span text:style-name="CharStyle15"><text:span text:style-name="T14"/></text:span></text:p>
        <text:p text:style-name="P82"><text:span text:style-name="CharStyle15"><text:span text:style-name="T14">Sláva Martin</text:span></text:span><text:span text:style-name="CharStyle15"><text:span text:style-name="T2">u</text:span></text:span><text:span text:style-name="CharStyle15"><text:span text:style-name="T14">! Sláva m</text:span></text:span><text:span text:style-name="CharStyle15"><text:span text:style-name="T2">u!</text:span></text:span><text:span text:style-name="CharStyle15"><text:span text:style-name="T14"> — St</text:span></text:span><text:span text:style-name="CharStyle15"><text:span text:style-name="T25">ĺ</text:span></text:span><text:span text:style-name="CharStyle15"><text:span text:style-name="T14">kly sa</text:span></text:span></text:p>
        <text:p text:style-name="P82"><text:span text:style-name="CharStyle15"><text:span text:style-name="T14">Poháre strmo a zas ticho stalo. —</text:span></text:span></text:p>
        <text:p text:style-name="P82"><text:span text:style-name="CharStyle15"><text:span text:style-name="T14">A prívetivá, divomilá Vila</text:span></text:span></text:p>
        <text:p text:style-name="P82"><text:span text:style-name="CharStyle15"><text:span text:style-name="T14">Vydýchnuc málo, zas prehovoril</text:span></text:span><text:span text:style-name="CharStyle15"><text:span text:style-name="T2">a</text:span></text:span><text:span text:style-name="CharStyle15"><text:span text:style-name="T14">:</text:span></text:span></text:p>
        <text:p text:style-name="P19"><text:span text:style-name="CharStyle52"><text:span text:style-name="T14"/></text:span></text:p>
        <text:p text:style-name="P90"><text:span text:style-name="CharStyle15"><text:span text:style-name="T14">Hriešna velikos</text:span></text:span><text:span text:style-name="CharStyle15"><text:span text:style-name="T25">ť</text:span></text:span><text:span text:style-name="CharStyle15"><text:span text:style-name="T14"> k pádu sa len kloní:</text:span></text:span></text:p>
        <text:p text:style-name="P82"><text:span text:style-name="CharStyle15"><text:span text:style-name="T14">Pokora božia má schody hor k sláv</text:span></text:span><text:span text:style-name="CharStyle15"><text:span text:style-name="T2">e</text:span></text:span><text:span text:style-name="CharStyle15"><text:span text:style-name="T14">:</text:span></text:span></text:p>
        <text:p text:style-name="P82"><text:span text:style-name="CharStyle15"><text:span text:style-name="T14">Husi neznal</text:span></text:span><text:span text:style-name="CharStyle15"><text:span text:style-name="T11">y</text:span></text:span><text:span text:style-name="CharStyle15"><text:span text:style-name="T14"> pravdu t</text:span></text:span><text:span text:style-name="CharStyle15"><text:span text:style-name="T2">ú</text:span></text:span><text:span text:style-name="CharStyle15"><text:span text:style-name="T14">, no znal ju</text:span></text:span></text:p>
        <text:p text:style-name="P82"><text:span text:style-name="CharStyle15"><text:span text:style-name="T14">Te</text:span></text:span><text:span text:style-name="CharStyle15"><text:span text:style-name="T2">n</text:span></text:span><text:span text:style-name="CharStyle15"><text:span text:style-name="T14">, čo dal krídla husá</text:span></text:span><text:span text:style-name="CharStyle15"><text:span text:style-name="T11">m</text:span></text:span><text:span text:style-name="CharStyle15"><text:span text:style-name="T14"> a pud nem</text:span></text:span><text:span text:style-name="CharStyle15"><text:span text:style-name="T2">ý</text:span></text:span><text:span text:style-name="CharStyle15"><text:span text:style-name="T14">,</text:span></text:span></text:p>
        <text:p text:style-name="P82"><text:span text:style-name="CharStyle15"><text:span text:style-name="T14">Preto Kapitol opustily husi</text:span></text:span></text:p>
        <text:p text:style-name="P82"><text:span text:style-name="CharStyle15"><text:span text:style-name="T14">A v tichej sadly samote kláštora.</text:span></text:span></text:p>
        <text:p text:style-name="P82"><text:span text:style-name="CharStyle15"><text:span text:style-name="T14">Martin, na nízku sadajúc lavicu,</text:span></text:span></text:p>
        <text:p text:style-name="P82"><text:span text:style-name="CharStyle15"><text:span text:style-name="T14">Pohadzoval im omrviny chleba</text:span></text:span></text:p>
        <text:p text:style-name="P107"><text:span text:style-name="CharStyle15"><text:span text:style-name="T14">Čierneho </text:span></text:span><text:span text:style-name="CharStyle15"><text:span text:style-name="T2">—</text:span></text:span><text:span text:style-name="CharStyle15"><text:span text:style-name="T14"> zradu že chová nevediac,</text:span></text:span></text:p>
        <text:p text:style-name="P107"><text:span text:style-name="CharStyle15"><text:span text:style-name="T14">Zradu š</text:span></text:span><text:span text:style-name="CharStyle15"><text:span text:style-name="T11">l</text:span></text:span><text:span text:style-name="CharStyle15"><text:span text:style-name="T14">echetnú, čo hriechy nezradí,</text:span></text:span></text:p>
        <text:p text:style-name="P107"><text:span text:style-name="CharStyle15"><text:span text:style-name="T14">Lež cnosti zradí a vinu pokory.</text:span></text:span></text:p>
        <text:p text:style-name="P38"><text:span text:style-name="CharStyle15"><text:span text:style-name="T14"/></text:span></text:p>
        <text:p text:style-name="P82"><text:span text:style-name="CharStyle15"><text:span text:style-name="T14">Vzala v Turone z prestola biskupa</text:span></text:span></text:p>
        <text:p text:style-name="P82"><text:span text:style-name="CharStyle15"><text:span text:style-name="T14">Smr</text:span></text:span><text:span text:style-name="CharStyle15"><text:span text:style-name="T11">ť</text:span></text:span><text:span text:style-name="CharStyle15"><text:span text:style-name="T14">, ale ho</text:span></text:span><text:span text:style-name="CharStyle15"><text:span text:style-name="T25">ľu</text:span></text:span><text:span text:style-name="CharStyle15"><text:span text:style-name="T14"> pastiersku nevzal</text:span></text:span><text:span text:style-name="CharStyle15"><text:span text:style-name="T2">a!</text:span></text:span></text:p>
        <text:p text:style-name="P82"><text:span text:style-name="CharStyle15"><text:span text:style-name="T14">Nevzala prste</text:span></text:span><text:span text:style-name="CharStyle15"><text:span text:style-name="T11">n</text:span></text:span><text:span text:style-name="CharStyle15"><text:span text:style-name="T14">: kto oboje sdedí?</text:span></text:span></text:p>
        <text:p text:style-name="P82"><text:span text:style-name="CharStyle15"><text:span text:style-name="T14">Starie sa cirkev, ba ver sa nestarie,</text:span></text:span></text:p>
        <text:p text:style-name="P82"><text:span text:style-name="CharStyle15"><text:span text:style-name="T14">Tu Martin múdry, milosrdn</text:span></text:span><text:span text:style-name="CharStyle15"><text:span text:style-name="T2">ý</text:span></text:span><text:span text:style-name="CharStyle15"><text:span text:style-name="T14">, zbožný! </text:span></text:span><text:span text:style-name="CharStyle15"><text:span text:style-name="T2">—</text:span></text:span></text:p>
        <text:p text:style-name="P82"><text:span text:style-name="CharStyle15"><text:span text:style-name="T2">I</text:span></text:span><text:span text:style-name="CharStyle15"><text:span text:style-name="T14"> prídu po</text:span></text:span><text:span text:style-name="CharStyle15"><text:span text:style-name="T11">s</text:span></text:span><text:span text:style-name="CharStyle15"><text:span text:style-name="T14">l</text:span></text:span><text:span text:style-name="CharStyle15"><text:span text:style-name="T2">i:</text:span></text:span><text:span text:style-name="CharStyle15"><text:span text:style-name="T14"> mních samotu vol</text:span></text:span><text:span text:style-name="CharStyle15"><text:span text:style-name="T2">í</text:span></text:span><text:span text:style-name="CharStyle15"><text:span text:style-name="T14">,</text:span></text:span></text:p>
        <text:p text:style-name="P82"><text:span text:style-name="CharStyle15"><text:span text:style-name="T2">I</text:span></text:span><text:span text:style-name="CharStyle15"><text:span text:style-name="T14"> prídu druhí: lež odporuje mních,</text:span></text:span></text:p>
        <text:p text:style-name="P82"><text:span text:style-name="CharStyle15"><text:span text:style-name="T2">I</text:span></text:span><text:span text:style-name="CharStyle15"><text:span text:style-name="T14"> prídu tretí: byt musí! — lež kde je? —</text:span></text:span></text:p>
        <text:p text:style-name="P82"><text:span text:style-name="CharStyle15"><text:span text:style-name="T14">H</text:span></text:span><text:span text:style-name="CharStyle15"><text:span text:style-name="T25">ľ</text:span></text:span><text:span text:style-name="CharStyle15"><text:span text:style-name="T14">adajú, chodia; všade prázne ce</text:span></text:span><text:span text:style-name="CharStyle15"><text:span text:style-name="T2">l</text:span></text:span><text:span text:style-name="CharStyle15"><text:span text:style-name="T14">ly,</text:span></text:span></text:p>
        <text:p text:style-name="P82"><text:span text:style-name="CharStyle15"><text:span text:style-name="T14">Prázny refektár, prázny je kostolík: —</text:span></text:span></text:p>
        <text:p text:style-name="P82"><text:span text:style-name="CharStyle15"><text:span text:style-name="T14">Nuž kde je? — V dvore porada sa drží</text:span></text:span></text:p>
        <text:p text:style-name="P82"><text:span text:style-name="CharStyle15"><text:span text:style-name="T14">V blízku koterc</text:span></text:span><text:span text:style-name="CharStyle15"><text:span text:style-name="T2">a</text:span></text:span><text:span text:style-name="CharStyle15"><text:span text:style-name="T14">: — tu sgagocú husi —</text:span></text:span></text:p>
        <text:p text:style-name="P82"><text:soft-page-break/><text:span text:style-name="CharStyle15"><text:span text:style-name="T14">Pozornos</text:span></text:span><text:span text:style-name="CharStyle15"><text:span text:style-name="T25">ť</text:span></text:span><text:span text:style-name="CharStyle15"><text:span text:style-name="T14"> poslov za koterec tiahne —</text:span></text:span></text:p>
        <text:p text:style-name="P82"><text:span text:style-name="CharStyle15"><text:span text:style-name="T14">Tam ktosi! </text:span></text:span><text:span text:style-name="CharStyle15"><text:span text:style-name="T2">—</text:span></text:span><text:span text:style-name="CharStyle15"><text:span text:style-name="T14"> Martin! riekne posol jeden,</text:span></text:span></text:p>
        <text:p text:style-name="P82"><text:span text:style-name="CharStyle15"><text:span text:style-name="T14">Musí by</text:span></text:span><text:span text:style-name="CharStyle15"><text:span text:style-name="T25">ť</text:span></text:span><text:span text:style-name="CharStyle15"><text:span text:style-name="T14">! taká je v</text:span></text:span><text:span text:style-name="CharStyle15"><text:span text:style-name="T11">ôľ</text:span></text:span><text:span text:style-name="CharStyle15"><text:span text:style-name="T14">a pápeža! </text:span></text:span><text:span text:style-name="CharStyle15"><text:span text:style-name="T2">—</text:span></text:span></text:p>
        <text:p text:style-name="P82"><text:span text:style-name="CharStyle15"><text:span text:style-name="T14">Martin pokorne hlavu mlčiac kloní,</text:span></text:span></text:p>
        <text:p text:style-name="P82"><text:span text:style-name="CharStyle15"><text:span text:style-name="T14">H</text:span></text:span><text:span text:style-name="CharStyle15"><text:span text:style-name="T11">ôľ</text:span></text:span><text:span text:style-name="CharStyle15"><text:span text:style-name="T14"> bere </text:span></text:span><text:span text:style-name="CharStyle15"><text:span text:style-name="T25">ť</text:span></text:span><text:span text:style-name="CharStyle15"><text:span text:style-name="T14">ažkú, prste</text:span></text:span><text:span text:style-name="CharStyle15"><text:span text:style-name="T11">n</text:span></text:span><text:span text:style-name="CharStyle15"><text:span text:style-name="T14"> bere tvrdý,</text:span></text:span></text:p>
        <text:p text:style-name="P82"><text:span text:style-name="CharStyle15"><text:span text:style-name="T14">Vzdychnúc: nechže sa stane v</text:span></text:span><text:span text:style-name="CharStyle15"><text:span text:style-name="T11">ôľ</text:span></text:span><text:span text:style-name="CharStyle15"><text:span text:style-name="T14">a božia! —</text:span></text:span></text:p>
        <text:p text:style-name="P38"><text:span text:style-name="CharStyle15"><text:span text:style-name="T2"/></text:span></text:p>
        <text:p text:style-name="P82"><text:span text:style-name="CharStyle15"><text:span text:style-name="T2">I</text:span></text:span><text:span text:style-name="CharStyle15"><text:span text:style-name="T14"> zagágaly húsky žia</text:span></text:span><text:span text:style-name="CharStyle15"><text:span text:style-name="T11">ľ</text:span></text:span><text:span text:style-name="CharStyle15"><text:span text:style-name="T14">nym hlasom,</text:span></text:span></text:p>
        <text:p text:style-name="P82"><text:span text:style-name="CharStyle15"><text:span text:style-name="T14">Na rozlučnú tak žia</text:span></text:span><text:span text:style-name="CharStyle15"><text:span text:style-name="T25">ľ</text:span></text:span><text:span text:style-name="CharStyle15"><text:span text:style-name="T14">ne zagágaly:</text:span></text:span></text:p>
        <text:p text:style-name="P99"><text:span text:style-name="CharStyle15"><text:span text:style-name="T14">O</text:span></text:span><text:span text:style-name="CharStyle15"><text:span text:style-name="T2">j</text:span></text:span><text:span text:style-name="CharStyle15"><text:span text:style-name="T14">, už nemám</text:span></text:span><text:span text:style-name="CharStyle15"><text:span text:style-name="T2">e</text:span></text:span><text:span text:style-name="CharStyle15"><text:span text:style-name="T14">, kto by omrvinku</text:span></text:span></text:p>
        <text:p text:style-name="P107"><text:span text:style-name="CharStyle15"><text:span text:style-name="T14">Chleba čierneho hodil osiralý</text:span></text:span><text:span text:style-name="CharStyle15"><text:span text:style-name="T2">m</text:span></text:span><text:span text:style-name="CharStyle15"><text:span text:style-name="T14">!</text:span></text:span></text:p>
        <text:p text:style-name="P99"><text:span text:style-name="CharStyle15"><text:span text:style-name="T14">O</text:span></text:span><text:span text:style-name="CharStyle15"><text:span text:style-name="T2">j</text:span></text:span><text:span text:style-name="CharStyle15"><text:span text:style-name="T14">, svet len šklba</text:span></text:span><text:span text:style-name="CharStyle15"><text:span text:style-name="T25">ť</text:span></text:span><text:span text:style-name="CharStyle15"><text:span text:style-name="T14"> vie biele perá nám</text:span></text:span></text:p>
        <text:p text:style-name="P107"><text:span text:style-name="CharStyle15"><text:span text:style-name="T14">Stla</text:span></text:span><text:span text:style-name="CharStyle15"><text:span text:style-name="T11">ť</text:span></text:span><text:span text:style-name="CharStyle15"><text:span text:style-name="T14"> si pod bedry lenivé, zahrieva</text:span></text:span><text:span text:style-name="CharStyle15"><text:span text:style-name="T25">ť</text:span></text:span></text:p>
        <text:p text:style-name="P107"><text:span text:style-name="CharStyle15"><text:span text:style-name="T14">Studenô srdce si našou nahotou</text:span></text:span></text:p>
        <text:p text:style-name="P66"><text:span text:style-name="CharStyle15"><text:span text:style-name="T14">A brkom krídel písa</text:span></text:span><text:span text:style-name="CharStyle15"><text:span text:style-name="T25">ť</text:span></text:span><text:span text:style-name="CharStyle15"><text:span text:style-name="T14"> lož, nev</text:span></text:span><text:span text:style-name="CharStyle15"><text:span text:style-name="T25">ď</text:span></text:span><text:span text:style-name="CharStyle15"><text:span text:style-name="T14">aku</text:span></text:span></text:p>
        <text:p text:style-name="P99"><text:span text:style-name="CharStyle15"><text:span text:style-name="T14">I potupu i z biedy satanský smiec</text:span></text:span><text:span text:style-name="CharStyle15"><text:span text:style-name="T2">h</text:span></text:span><text:span text:style-name="CharStyle15"><text:span text:style-name="T14">:</text:span></text:span></text:p>
        <text:p text:style-name="P107"><text:span text:style-name="CharStyle15"><text:span text:style-name="T14">O</text:span></text:span><text:span text:style-name="CharStyle15"><text:span text:style-name="T2">j</text:span></text:span><text:span text:style-name="CharStyle15"><text:span text:style-name="T14">, nebudeme pi</text:span></text:span><text:span text:style-name="CharStyle15"><text:span text:style-name="T25">ť</text:span></text:span><text:span text:style-name="CharStyle15"><text:span text:style-name="T14"> kalnú vodu t</text:span></text:span><text:span text:style-name="CharStyle15"><text:span text:style-name="T2">u</text:span></text:span><text:span text:style-name="CharStyle15"><text:span text:style-name="T14">,</text:span></text:span></text:p>
        <text:p text:style-name="P107"><text:span text:style-name="CharStyle15"><text:span text:style-name="T14">Ani jes</text:span></text:span><text:span text:style-name="CharStyle15"><text:span text:style-name="T11">ť</text:span></text:span><text:span text:style-name="CharStyle15"><text:span text:style-name="T14"> drobný piesok! —</text:span></text:span></text:p>
        <text:p text:style-name="P5"><text:span text:style-name="CharStyle15"><text:span text:style-name="T14"/></text:span></text:p>
        <text:p text:style-name="P23"><text:span text:style-name="CharStyle15"><text:span text:style-name="T14">Zagágaly,</text:span></text:span></text:p>
        <text:p text:style-name="P99"><text:span text:style-name="CharStyle15"><text:span text:style-name="T25">Š</text:span></text:span><text:span text:style-name="CharStyle15"><text:span text:style-name="T14">vihly bielymi peru</text:span></text:span><text:span text:style-name="CharStyle15"><text:span text:style-name="T25">ť</text:span></text:span><text:span text:style-name="CharStyle15"><text:span text:style-name="T14">ami, sb</text:span></text:span><text:span text:style-name="CharStyle15"><text:span text:style-name="T25">ŕ</text:span></text:span><text:span text:style-name="CharStyle15"><text:span text:style-name="T14">kly</text:span></text:span></text:p>
        <text:p text:style-name="P107"><text:span text:style-name="CharStyle15"><text:span text:style-name="T14">Pod šíraneba výšu nedostrelnú</text:span></text:span></text:p>
        <text:p text:style-name="P107"><text:span text:style-name="CharStyle15"><text:span text:style-name="T14">A zabraly sa šíroširým svetom. —</text:span></text:span></text:p>
        <text:p text:style-name="P38"><text:span text:style-name="CharStyle15"><text:span text:style-name="T14"/></text:span></text:p>
        <text:p text:style-name="P82"><text:span text:style-name="CharStyle15"><text:span text:style-name="T14">Letely ponad hory, ponad doly,</text:span></text:span></text:p>
        <text:p text:style-name="P82"><text:span text:style-name="CharStyle15"><text:span text:style-name="T14">Ponad krajiny, ponad oká morské,</text:span></text:span></text:p>
        <text:p text:style-name="P82"><text:span text:style-name="CharStyle15"><text:span text:style-name="T14">Až o</text:span></text:span><text:span text:style-name="CharStyle15"><text:span text:style-name="T11">ť</text:span></text:span><text:span text:style-name="CharStyle15"><text:span text:style-name="T14">ažely krídla dlhou pú</text:span></text:span><text:span text:style-name="CharStyle15"><text:span text:style-name="T11">ť</text:span></text:span><text:span text:style-name="CharStyle15"><text:span text:style-name="T14">ou</text:span></text:span></text:p>
        <text:p text:style-name="P82"><text:span text:style-name="CharStyle15"><text:span text:style-name="T14">A zabolely jich prázne hrvole. —</text:span></text:span></text:p>
        <text:p text:style-name="P38"><text:span text:style-name="CharStyle15"><text:span text:style-name="T14"/></text:span></text:p>
        <text:p text:style-name="P82"><text:span text:style-name="CharStyle15"><text:span text:style-name="T14">Videly biele bielu jednu horu,</text:span></text:span></text:p>
        <text:p text:style-name="P82"><text:soft-page-break/><text:span text:style-name="CharStyle15"><text:span text:style-name="T14">Prestaly brkmi vesloval</text:span></text:span><text:span text:style-name="CharStyle15"><text:span text:style-name="T25">ť</text:span></text:span><text:span text:style-name="CharStyle15"><text:span text:style-name="T14"> a vo</text:span></text:span><text:span text:style-name="CharStyle15"><text:span text:style-name="T25">ľ</text:span></text:span><text:span text:style-name="CharStyle15"><text:span text:style-name="T14">no</text:span></text:span></text:p>
        <text:p text:style-name="P82"><text:span text:style-name="CharStyle15"><text:span text:style-name="T14">Padaly dolu na hor</text:span></text:span><text:span text:style-name="CharStyle15"><text:span text:style-name="T2">u</text:span></text:span><text:span text:style-name="CharStyle15"><text:span text:style-name="T14">, na bielu.</text:span></text:span></text:p>
        <text:p text:style-name="P38"><text:span text:style-name="CharStyle15"><text:span text:style-name="T14">Sadly — videly sede</text:span></text:span><text:span text:style-name="CharStyle15"><text:span text:style-name="T25">ť</text:span></text:span><text:span text:style-name="CharStyle15"><text:span text:style-name="T14"> staručkú tam</text:span></text:span></text:p>
        <text:p text:style-name="P99"><text:span text:style-name="CharStyle15"><text:span text:style-name="T14">Vdovičku s tvárou smutne zahaleno</text:span></text:span><text:span text:style-name="CharStyle15"><text:span text:style-name="T2">u</text:span></text:span><text:span text:style-name="CharStyle15"><text:span text:style-name="T14">,</text:span></text:span></text:p>
        <text:p text:style-name="P107"><text:span text:style-name="CharStyle15"><text:span text:style-name="T14">Zaštebo</text:span></text:span><text:span text:style-name="CharStyle15"><text:span text:style-name="T2">t</text:span></text:span><text:span text:style-name="CharStyle15"><text:span text:style-name="T14">aly ku nej prívetiv</text:span></text:span><text:span text:style-name="CharStyle15"><text:span text:style-name="T2">o</text:span></text:span><text:span text:style-name="CharStyle15"><text:span text:style-name="T14">:</text:span></text:span></text:p>
        <text:p text:style-name="P107"><text:span text:style-name="CharStyle15"><text:span text:style-name="T14">Dobre, matička, dobre tu sirotám,</text:span></text:span></text:p>
        <text:p text:style-name="P107"><text:span text:style-name="CharStyle15"><text:span text:style-name="T14">Húskam sirotá</text:span></text:span><text:span text:style-name="CharStyle15"><text:span text:style-name="T2">m</text:span></text:span><text:span text:style-name="CharStyle15"><text:span text:style-name="T14">, bez otc</text:span></text:span><text:span text:style-name="CharStyle15"><text:span text:style-name="T2">a</text:span></text:span><text:span text:style-name="CharStyle15"><text:span text:style-name="T14">, matera? —</text:span></text:span></text:p>
        <text:p text:style-name="P38"><text:span text:style-name="CharStyle15"><text:span text:style-name="T14"/></text:span></text:p>
        <text:p text:style-name="P82"><text:span text:style-name="CharStyle15"><text:span text:style-name="T14">I rečie stark</text:span></text:span><text:span text:style-name="CharStyle15"><text:span text:style-name="T2">á</text:span></text:span><text:span text:style-name="CharStyle15"><text:span text:style-name="T14">: nedobr</text:span></text:span><text:span text:style-name="CharStyle15"><text:span text:style-name="T2">e</text:span></text:span><text:span text:style-name="CharStyle15"><text:span text:style-name="T14">, detenc</text:span></text:span><text:span text:style-name="CharStyle15"><text:span text:style-name="T2">e</text:span></text:span><text:span text:style-name="CharStyle15"><text:span text:style-name="T14">!</text:span></text:span></text:p>
        <text:p text:style-name="P82"><text:span text:style-name="CharStyle15"><text:span text:style-name="T14">Mračí sa mrakom, idú tu hromy bi</text:span></text:span><text:span text:style-name="CharStyle15"><text:span text:style-name="T25">ť</text:span></text:span><text:span text:style-name="CharStyle15"><text:span text:style-name="T14">,</text:span></text:span></text:p>
        <text:p text:style-name="P82"><text:span text:style-name="CharStyle15"><text:span text:style-name="T14">Idú </text:span></text:span><text:span text:style-name="CharStyle15"><text:span text:style-name="T25">t</text:span></text:span><text:span text:style-name="CharStyle15"><text:span text:style-name="T14">iec</text:span></text:span><text:span text:style-name="CharStyle15"><text:span text:style-name="T25">ť</text:span></text:span><text:span text:style-name="CharStyle15"><text:span text:style-name="T14"> horou krvavé prívaly,</text:span></text:span></text:p>
        <text:p text:style-name="P82"><text:span text:style-name="CharStyle15"><text:span text:style-name="T14">Klásky pšeničné v údolách rozmrvia</text:span></text:span></text:p>
        <text:p text:style-name="P82"><text:span text:style-name="CharStyle15"><text:span text:style-name="T14">Kopytá koní a nedá zažmúri</text:span></text:span><text:span text:style-name="CharStyle15"><text:span text:style-name="T25">ť</text:span></text:span></text:p>
        <text:p text:style-name="P82"><text:span text:style-name="CharStyle15"><text:span text:style-name="T14">Oko ospal</text:span></text:span><text:span text:style-name="CharStyle15"><text:span text:style-name="T11">ô</text:span></text:span><text:span text:style-name="CharStyle15"><text:span text:style-name="T14"> vresk divokých surmí</text:span></text:span><text:span text:style-name="CharStyle15"><text:span text:style-name="T2">t;</text:span></text:span></text:p>
        <text:p text:style-name="P82"><text:span text:style-name="CharStyle15"><text:span text:style-name="T14">Nechcete vy s havranmi večeráva</text:span></text:span><text:span text:style-name="CharStyle15"><text:span text:style-name="T25">ť</text:span></text:span><text:span text:style-name="CharStyle15"><text:span text:style-name="T2">;</text:span></text:span></text:p>
        <text:p text:style-name="P82"><text:span text:style-name="CharStyle15"><text:span text:style-name="T14">Nechcete z mláčok blenových slzy pi</text:span></text:span><text:span text:style-name="CharStyle15"><text:span text:style-name="T25">ť</text:span></text:span><text:span text:style-name="CharStyle15"><text:span text:style-name="T14">. —</text:span></text:span></text:p>
        <text:p text:style-name="P38"><text:span text:style-name="CharStyle15"><text:span text:style-name="T14"/></text:span></text:p>
        <text:p text:style-name="P82"><text:span text:style-name="CharStyle15"><text:span text:style-name="T14">I pozobaly z kláskov nasbieraných</text:span></text:span></text:p>
        <text:p text:style-name="P82"><text:span text:style-name="CharStyle15"><text:span text:style-name="T14">V lone staruške</text:span></text:span><text:span text:style-name="CharStyle15"><text:span text:style-name="T2">j</text:span></text:span><text:span text:style-name="CharStyle15"><text:span text:style-name="T14">, zvlažily pyš</text:span></text:span><text:span text:style-name="CharStyle15"><text:span text:style-name="T25">ť</text:span></text:span><text:span text:style-name="CharStyle15"><text:span text:style-name="T14">oky</text:span></text:span></text:p>
        <text:p text:style-name="P82"><text:span text:style-name="CharStyle15"><text:span text:style-name="T14">Pachtiace, v mláčke z krbky prevrhnutej</text:span></text:span><text:span text:style-name="CharStyle15"><text:span text:style-name="T2">,</text:span></text:span></text:p>
        <text:p text:style-name="P5"><text:span text:style-name="CharStyle15"><text:span text:style-name="T14">A ke</text:span></text:span><text:span text:style-name="CharStyle15"><text:span text:style-name="T25">ď</text:span></text:span><text:span text:style-name="CharStyle15"><text:span text:style-name="T14"> pošla ta dolu dolinam</text:span></text:span><text:span text:style-name="CharStyle15"><text:span text:style-name="T2">i</text:span></text:span><text:span text:style-name="CharStyle15"><text:span text:style-name="T14">,</text:span></text:span></text:p>
        <text:p text:style-name="P19"><text:span text:style-name="CharStyle15"><text:span text:style-name="T14">Pošiel za dobrou k</text:span></text:span><text:span text:style-name="CharStyle15"><text:span text:style-name="T25">ŕ</text:span></text:span><text:span text:style-name="CharStyle15"><text:span text:style-name="T14">de</text:span></text:span><text:span text:style-name="CharStyle15"><text:span text:style-name="T25">ľ</text:span></text:span><text:span text:style-name="CharStyle15"><text:span text:style-name="T14"> sňahoperý. —</text:span></text:span></text:p>
        <text:p text:style-name="P38"><text:span text:style-name="CharStyle15"><text:span text:style-name="T14"/></text:span></text:p>
        <text:p text:style-name="P82"><text:span text:style-name="CharStyle15"><text:span text:style-name="T14">Pod horami videl malú chalupu,</text:span></text:span></text:p>
        <text:p text:style-name="P82"><text:span text:style-name="CharStyle15"><text:span text:style-name="T14">Tam stala starká, stal i biely k</text:span></text:span><text:span text:style-name="CharStyle15"><text:span text:style-name="T2">ŕ</text:span></text:span><text:span text:style-name="CharStyle15"><text:span text:style-name="T14">de</text:span></text:span><text:span text:style-name="CharStyle15"><text:span text:style-name="T11">ľ</text:span></text:span><text:span text:style-name="CharStyle15"><text:span text:style-name="T14">,</text:span></text:span></text:p>
        <text:p text:style-name="P107"><text:span text:style-name="CharStyle15"><text:span text:style-name="T14">Tu tich</text:span></text:span><text:span text:style-name="CharStyle15"><text:span text:style-name="T2">o</text:span></text:span><text:span text:style-name="CharStyle15"><text:span text:style-name="T14">, dobr</text:span></text:span><text:span text:style-name="CharStyle15"><text:span text:style-name="T2">e</text:span></text:span><text:span text:style-name="CharStyle15"><text:span text:style-name="T14">! — dobr</text:span></text:span><text:span text:style-name="CharStyle15"><text:span text:style-name="T2">e</text:span></text:span><text:span text:style-name="CharStyle15"><text:span text:style-name="T14">, ticho navždy? —</text:span></text:span></text:p>
        <text:p text:style-name="P38"><text:span text:style-name="CharStyle15"><text:span text:style-name="T14"/></text:span></text:p>
        <text:p text:style-name="P82"><text:span text:style-name="CharStyle15"><text:span text:style-name="T14">Vetila poves</text:span></text:span><text:span text:style-name="CharStyle15"><text:span text:style-name="T11">ť</text:span></text:span><text:span text:style-name="CharStyle15"><text:span text:style-name="T14"> o tichej dedinke,</text:span></text:span></text:p>
        <text:p text:style-name="P82"><text:span text:style-name="CharStyle15"><text:span text:style-name="T14">Ve</text:span></text:span><text:span text:style-name="CharStyle15"><text:span text:style-name="T25">t</text:span></text:span><text:span text:style-name="CharStyle15"><text:span text:style-name="T14">ila poves</text:span></text:span><text:span text:style-name="CharStyle15"><text:span text:style-name="T11">ť</text:span></text:span><text:span text:style-name="CharStyle15"><text:span text:style-name="T14"> o husienci divnom,</text:span></text:span></text:p>
        <text:p text:style-name="P99"><text:span text:style-name="CharStyle15"><text:span text:style-name="T14">Rozprával si </text:span></text:span><text:span text:style-name="CharStyle15"><text:span text:style-name="T25">ľ</text:span></text:span><text:span text:style-name="CharStyle15"><text:span text:style-name="T14">ud po</text:span></text:span><text:span text:style-name="CharStyle15"><text:span text:style-name="T11">ľ</text:span></text:span><text:span text:style-name="CharStyle15"><text:span text:style-name="T14">ný o kochlačkác</text:span></text:span><text:span text:style-name="CharStyle15"><text:span text:style-name="T2">h</text:span></text:span><text:span text:style-name="CharStyle15"><text:span text:style-name="T14">,</text:span></text:span></text:p>
        <text:p text:style-name="P107"><text:soft-page-break/><text:span text:style-name="CharStyle15"><text:span text:style-name="T14">Jako lalija bielyc</text:span></text:span><text:span text:style-name="CharStyle15"><text:span text:style-name="T2">h</text:span></text:span><text:span text:style-name="CharStyle15"><text:span text:style-name="T14">, lietajúcich</text:span></text:span></text:p>
        <text:p text:style-name="P107"><text:span text:style-name="CharStyle15"><text:span text:style-name="T14">Nad spotenými hlavam</text:span></text:span><text:span text:style-name="CharStyle15"><text:span text:style-name="T2">i</text:span></text:span><text:span text:style-name="CharStyle15"><text:span text:style-name="T14">, pod nebom</text:span></text:span></text:p>
        <text:p text:style-name="P107"><text:span text:style-name="CharStyle15"><text:span text:style-name="T14">V</text:span></text:span><text:span text:style-name="CharStyle15"><text:span text:style-name="T2">í</text:span></text:span><text:span text:style-name="CharStyle15"><text:span text:style-name="T14">davaly jich kraje ob</text:span></text:span><text:span text:style-name="CharStyle15"><text:span text:style-name="T25">ď</text:span></text:span><text:span text:style-name="CharStyle15"><text:span text:style-name="T14">alečné,</text:span></text:span></text:p>
        <text:p text:style-name="P107"><text:span text:style-name="CharStyle15"><text:span text:style-name="T14">Pýtavaly sa matky dcér na vyda</text:span></text:span><text:span text:style-name="CharStyle15"><text:span text:style-name="T2">j</text:span></text:span><text:span text:style-name="CharStyle15"><text:span text:style-name="T14">:</text:span></text:span></text:p>
        <text:p text:style-name="P5"><text:span text:style-name="CharStyle15"><text:span text:style-name="T14">E</text:span></text:span><text:span text:style-name="CharStyle15"><text:span text:style-name="T2">j</text:span></text:span><text:span text:style-name="CharStyle15"><text:span text:style-name="T14">, čie to husi? — a nik nevedel čie. —</text:span></text:span></text:p>
        <text:p text:style-name="P38"><text:span text:style-name="CharStyle15"><text:span text:style-name="T14"/></text:span></text:p>
        <text:p text:style-name="P82"><text:span text:style-name="CharStyle15"><text:span text:style-name="T14">Tam slýchal ich svet na luhách Lužicach</text:span></text:span></text:p>
        <text:p text:style-name="P82"><text:span text:style-name="CharStyle15"><text:span text:style-name="T14">Vola</text:span></text:span><text:span text:style-name="CharStyle15"><text:span text:style-name="T2">l</text:span></text:span><text:span text:style-name="CharStyle15"><text:span text:style-name="T14">: gágaga! jak volajú husi,</text:span></text:span></text:p>
        <text:p text:style-name="P82"><text:span text:style-name="CharStyle15"><text:span text:style-name="T14">Ke</text:span></text:span><text:span text:style-name="CharStyle15"><text:span text:style-name="T25">ď</text:span></text:span><text:span text:style-name="CharStyle15"><text:span text:style-name="T14"> porozháňa hajno divá kaňa</text:span></text:span><text:span text:style-name="CharStyle15"><text:span text:style-name="T2">;</text:span></text:span></text:p>
        <text:p text:style-name="P99"><text:span text:style-name="CharStyle15"><text:span text:style-name="T14">Tam vídal ich svet na tichých Moravy</text:span></text:span></text:p>
        <text:p text:style-name="P107"><text:span text:style-name="CharStyle15"><text:span text:style-name="T14">Vodách práva</text:span></text:span><text:span text:style-name="CharStyle15"><text:span text:style-name="T25">ť</text:span></text:span><text:span text:style-name="CharStyle15"><text:span text:style-name="T14"> sa, v hĺbku zamára</text:span></text:span><text:span text:style-name="CharStyle15"><text:span text:style-name="T11">ť</text:span></text:span><text:span text:style-name="CharStyle15"><text:span text:style-name="T14"> sa</text:span></text:span></text:p>
        <text:p text:style-name="P107"><text:span text:style-name="CharStyle15"><text:span text:style-name="T14">A šplechta</text:span></text:span><text:span text:style-name="CharStyle15"><text:span text:style-name="T25">ť</text:span></text:span><text:span text:style-name="CharStyle15"><text:span text:style-name="T14"> krídlom a vodou križlova</text:span></text:span><text:span text:style-name="CharStyle15"><text:span text:style-name="T11">ť</text:span></text:span><text:span text:style-name="CharStyle15"><text:span text:style-name="T14">:</text:span></text:span></text:p>
        <text:p text:style-name="P101"><text:span text:style-name="CharStyle15"><text:span text:style-name="T14">Ke</text:span></text:span><text:span text:style-name="CharStyle15"><text:span text:style-name="T25">ď</text:span></text:span><text:span text:style-name="CharStyle15"><text:span text:style-name="T14"> strážna medzitým obletovala</text:span></text:span></text:p>
        <text:p text:style-name="P109"><text:span text:style-name="CharStyle15"><text:span text:style-name="T14">Ponad ne biela, kniežatá orlica,</text:span></text:span></text:p>
        <text:p text:style-name="P109"><text:span text:style-name="CharStyle15"><text:span text:style-name="T14">Bráňacia orlom rodinný</text:span></text:span><text:span text:style-name="CharStyle15"><text:span text:style-name="T2">m</text:span></text:span><text:span text:style-name="CharStyle15"><text:span text:style-name="T14">, bráňacia</text:span></text:span></text:p>
        <text:p text:style-name="P109"><text:span text:style-name="CharStyle15"><text:span text:style-name="T14">Vrahom kaňúrom na ne zajastrabi</text:span></text:span><text:span text:style-name="CharStyle15"><text:span text:style-name="T25">ť</text:span></text:span><text:span text:style-name="CharStyle15"><text:span text:style-name="T2">;</text:span></text:span></text:p>
        <text:p text:style-name="P109"><text:span text:style-name="CharStyle15"><text:span text:style-name="T14">Tam badal ich svet kolo Vyšehradu</text:span></text:span></text:p>
        <text:p text:style-name="P109"><text:span text:style-name="CharStyle15"><text:span text:style-name="T14">Pás</text:span></text:span><text:span text:style-name="CharStyle15"><text:span text:style-name="T11">ť</text:span></text:span><text:span text:style-name="CharStyle15"><text:span text:style-name="T14"> sa a starou veslúva</text:span></text:span><text:span text:style-name="CharStyle15"><text:span text:style-name="T25">ť</text:span></text:span><text:span text:style-name="CharStyle15"><text:span text:style-name="T14"> Vltavo</text:span></text:span><text:span text:style-name="CharStyle15"><text:span text:style-name="T2">u</text:span></text:span><text:span text:style-name="CharStyle15"><text:span text:style-name="T14">,</text:span></text:span></text:p>
        <text:p text:style-name="P109"><text:span text:style-name="CharStyle15"><text:span text:style-name="T14">Kde s ob</text:span></text:span><text:span text:style-name="CharStyle15"><text:span text:style-name="T11">ľ</text:span></text:span><text:span text:style-name="CharStyle15"><text:span text:style-name="T14">ubou sa prizerával na ne</text:span></text:span></text:p>
        <text:p text:style-name="P109"><text:span text:style-name="CharStyle15"><text:span text:style-name="T14">Z hradu krá</text:span></text:span><text:span text:style-name="CharStyle15"><text:span text:style-name="T11">ľ</text:span></text:span><text:span text:style-name="CharStyle15"><text:span text:style-name="T14">ovský lev a vše potriasol</text:span></text:span></text:p>
        <text:p text:style-name="P109"><text:span text:style-name="CharStyle15"><text:span text:style-name="T14">Korunnou hlavou, keď líšky sa kradly,</text:span></text:span></text:p>
        <text:p text:style-name="P109"><text:span text:style-name="CharStyle15"><text:span text:style-name="T14">Dvojačistým zašvihol ohoniskom,</text:span></text:span></text:p>
        <text:p text:style-name="P5"><text:span text:style-name="CharStyle15"><text:span text:style-name="T14">Ke</text:span></text:span><text:span text:style-name="CharStyle15"><text:span text:style-name="T25">ď</text:span></text:span><text:span text:style-name="CharStyle15"><text:span text:style-name="T14"> vlk zajastril z húš</text:span></text:span><text:span text:style-name="CharStyle15"><text:span text:style-name="T25">ť</text:span></text:span><text:span text:style-name="CharStyle15"><text:span text:style-name="T14">avy postrežnej</text:span></text:span></text:p>
        <text:p text:style-name="P99"><text:span text:style-name="CharStyle15"><text:span text:style-name="T14">A zrúkol tak, že krajna zatriasla sa,</text:span></text:span></text:p>
        <text:p text:style-name="P107"><text:span text:style-name="CharStyle15"><text:span text:style-name="T14">Ke</text:span></text:span><text:span text:style-name="CharStyle15"><text:span text:style-name="T25">ď</text:span></text:span><text:span text:style-name="CharStyle15"><text:span text:style-name="T14"> Nemca zazrel s kušou, so zlodejskou.</text:span></text:span></text:p>
        <text:p text:style-name="P67"><text:span text:style-name="CharStyle15"><text:span text:style-name="T14">Hurrah</text:span></text:span><text:span text:style-name="CharStyle15"><text:span text:style-name="T2">a</text:span></text:span><text:span text:style-name="CharStyle15"><text:span text:style-name="T14">! Sláva levu Vaceslava!</text:span></text:span></text:p>
        <text:p text:style-name="P38"><text:span text:style-name="CharStyle15"><text:span text:style-name="T14">Pritom slovenská če</text:span></text:span><text:span text:style-name="CharStyle15"><text:span text:style-name="T25">ľ</text:span></text:span><text:span text:style-name="CharStyle15"><text:span text:style-name="T14">a</text:span></text:span><text:span text:style-name="CharStyle15"><text:span text:style-name="T25">ď</text:span></text:span><text:span text:style-name="CharStyle15"><text:span text:style-name="T14"> vyvoláva.</text:span></text:span></text:p>
        <text:p text:style-name="P38"><text:span text:style-name="CharStyle15"><text:span text:style-name="T14">A rozprávnica deva dia</text:span></text:span><text:span text:style-name="CharStyle15"><text:span text:style-name="T25">ľ</text:span></text:span><text:span text:style-name="CharStyle15"><text:span text:style-name="T14"> rozpráva:</text:span></text:span></text:p>
        <text:p text:style-name="P5"><text:span text:style-name="CharStyle15"><text:span text:style-name="T14">Oj, pošlápaly zelenú Lužic</text:span></text:span><text:span text:style-name="CharStyle15"><text:span text:style-name="T2">u</text:span></text:span><text:span text:style-name="CharStyle15"><text:span text:style-name="T14">,</text:span></text:span></text:p>
        <text:p text:style-name="P5"><text:span text:style-name="CharStyle15"><text:span text:style-name="T14">O</text:span></text:span><text:span text:style-name="CharStyle15"><text:span text:style-name="T2">j</text:span></text:span><text:span text:style-name="CharStyle15"><text:span text:style-name="T14">, smiatly Nemcov päty ocelov</text:span></text:span><text:span text:style-name="CharStyle15"><text:span text:style-name="T2">é;</text:span></text:span></text:p>
        <text:p text:style-name="P5"><text:soft-page-break/><text:span text:style-name="CharStyle15"><text:span text:style-name="T14">O</text:span></text:span><text:span text:style-name="CharStyle15"><text:span text:style-name="T2">j</text:span></text:span><text:span text:style-name="CharStyle15"><text:span text:style-name="T14">, vy</text:span></text:span><text:span text:style-name="CharStyle15"><text:span text:style-name="T25">ď</text:span></text:span><text:span text:style-name="CharStyle15"><text:span text:style-name="T14">ubaly orlici bieluškej</text:span></text:span></text:p>
        <text:p text:style-name="P5"><text:span text:style-name="CharStyle15"><text:span text:style-name="T14">Ka</text:span></text:span><text:span text:style-name="CharStyle15"><text:span text:style-name="T2">ň</text:span></text:span><text:span text:style-name="CharStyle15"><text:span text:style-name="T14">úri oka zornicu zoric</text:span></text:span><text:span text:style-name="CharStyle15"><text:span text:style-name="T2">u;</text:span></text:span></text:p>
        <text:p text:style-name="P5"><text:span text:style-name="CharStyle15"><text:span text:style-name="T14">O</text:span></text:span><text:span text:style-name="CharStyle15"><text:span text:style-name="T2">j</text:span></text:span><text:span text:style-name="CharStyle15"><text:span text:style-name="T14">, leva lovci zaobkolesil</text:span></text:span><text:span text:style-name="CharStyle15"><text:span text:style-name="T2">i</text:span></text:span><text:span text:style-name="CharStyle15"><text:span text:style-name="T14">,</text:span></text:span></text:p>
        <text:p text:style-name="P5"><text:span text:style-name="CharStyle15"><text:span text:style-name="T14">Ke</text:span></text:span><text:span text:style-name="CharStyle15"><text:span text:style-name="T11">ď</text:span></text:span><text:span text:style-name="CharStyle15"><text:span text:style-name="T14"> kluckal hlavou korunnou, driemajúc. —</text:span></text:span></text:p>
        <text:p text:style-name="P38"><text:span text:style-name="CharStyle15"><text:span text:style-name="T14"/></text:span></text:p>
        <text:p text:style-name="P82"><text:span text:style-name="CharStyle15"><text:span text:style-name="T14">Zplašené vzlietly vysoko husice,</text:span></text:span></text:p>
        <text:p text:style-name="P82"><text:span text:style-name="CharStyle15"><text:span text:style-name="T14">Zalietly svetom, Dunaj preletely,</text:span></text:span></text:p>
        <text:p text:style-name="P82"><text:span text:style-name="CharStyle15"><text:span text:style-name="T14">Letely juhom, letely východom,</text:span></text:span></text:p>
        <text:p text:style-name="P82"><text:span text:style-name="CharStyle15"><text:span text:style-name="T25">K</text:span></text:span><text:span text:style-name="CharStyle15"><text:span text:style-name="T14">e</text:span></text:span><text:span text:style-name="CharStyle15"><text:span text:style-name="T25">ď</text:span></text:span><text:span text:style-name="CharStyle15"><text:span text:style-name="T14"> víchor divý chmatom ich unášal</text:span></text:span></text:p>
        <text:p text:style-name="P82"><text:span text:style-name="CharStyle15"><text:span text:style-name="T14">K jazerným vodám podvodca Vodana,</text:span></text:span></text:p>
        <text:p text:style-name="P82"><text:span text:style-name="CharStyle15"><text:span text:style-name="T11">Č</text:span></text:span><text:span text:style-name="CharStyle15"><text:span text:style-name="T14">o toky Rajny vždy pij</text:span></text:span><text:span text:style-name="CharStyle15"><text:span text:style-name="T2">e</text:span></text:span><text:span text:style-name="CharStyle15"><text:span text:style-name="T14">, ryh</text:span></text:span><text:span text:style-name="CharStyle15"><text:span text:style-name="T11">á</text:span></text:span><text:span text:style-name="CharStyle15"><text:span text:style-name="T14"> vždy.</text:span></text:span></text:p>
        <text:p text:style-name="P38"><text:span text:style-name="CharStyle15"><text:span text:style-name="T14"/></text:span></text:p>
        <text:p text:style-name="P82"><text:span text:style-name="CharStyle15"><text:span text:style-name="T14">Há</text:span></text:span><text:span text:style-name="CharStyle15"><text:span text:style-name="T2">j</text:span></text:span><text:span text:style-name="CharStyle15"><text:span text:style-name="T14">, há</text:span></text:span><text:span text:style-name="CharStyle15"><text:span text:style-name="T2">j</text:span></text:span><text:span text:style-name="CharStyle15"><text:span text:style-name="T14">! babušk</text:span></text:span><text:span text:style-name="CharStyle15"><text:span text:style-name="T2">y</text:span></text:span><text:span text:style-name="CharStyle15"><text:span text:style-name="T14">! — volá stará mat</text:span></text:span><text:span text:style-name="CharStyle15"><text:span text:style-name="T11">i </text:span></text:span><text:span text:style-name="CharStyle15"><text:span text:style-name="T14">—</text:span></text:span></text:p>
        <text:p text:style-name="P82"><text:span text:style-name="CharStyle15"><text:span text:style-name="T14">Nečujú, beda! nečujú: bo búra</text:span></text:span></text:p>
        <text:p text:style-name="P82"><text:span text:style-name="CharStyle15"><text:span text:style-name="T14">Hučí a vo</text:span></text:span><text:span text:style-name="CharStyle15"><text:span text:style-name="T25">ľ</text:span></text:span><text:span text:style-name="CharStyle15"><text:span text:style-name="T14">nos</text:span></text:span><text:span text:style-name="CharStyle15"><text:span text:style-name="T25">ť</text:span></text:span><text:span text:style-name="CharStyle15"><text:span text:style-name="T14"> rada má víchrice. —</text:span></text:span></text:p>
        <text:p text:style-name="P82"><text:span text:style-name="CharStyle15"><text:span text:style-name="T14">I zahučalo v mrákavác</text:span></text:span><text:span text:style-name="CharStyle15"><text:span text:style-name="T2">h</text:span></text:span><text:span text:style-name="CharStyle15"><text:span text:style-name="T14">, spraš</text:span></text:span><text:span text:style-name="CharStyle15"><text:span text:style-name="T25">ť</text:span></text:span><text:span text:style-name="CharStyle15"><text:span text:style-name="T14">al</text:span></text:span><text:span text:style-name="CharStyle15"><text:span text:style-name="T2">o</text:span></text:span><text:span text:style-name="CharStyle15"><text:span text:style-name="T14">,</text:span></text:span></text:p>
        <text:p text:style-name="P82"><text:span text:style-name="CharStyle15"><text:span text:style-name="T14">S pr</text:span></text:span><text:span text:style-name="CharStyle15"><text:span text:style-name="T11">as</text:span></text:span><text:span text:style-name="CharStyle15"><text:span text:style-name="T14">kom sa ohne pekla skrižovaly —</text:span></text:span></text:p>
        <text:p text:style-name="P92"><text:span text:style-name="CharStyle15"><text:span text:style-name="T14">Skúrilo sa pod kŕd</text:span></text:span><text:span text:style-name="CharStyle15"><text:span text:style-name="T26">ľ</text:span></text:span><text:span text:style-name="CharStyle15"><text:span text:style-name="T14">om sňahoperý</text:span></text:span><text:span text:style-name="CharStyle15"><text:span text:style-name="T2">m</text:span></text:span><text:span text:style-name="CharStyle15"><text:span text:style-name="T14">,</text:span></text:span></text:p>
        <text:p text:style-name="P84"><text:span text:style-name="CharStyle15"><text:span text:style-name="T14">Vykotúlil sa zelenorudý kúr</text:span></text:span></text:p>
        <text:p text:style-name="P84"><text:span text:style-name="CharStyle15"><text:span text:style-name="T14">Rozpajedený na bleskov pramene,</text:span></text:span></text:p>
        <text:p text:style-name="P84"><text:span text:style-name="CharStyle15"><text:span text:style-name="T14">Za dymu chmárou </text:span></text:span><text:span text:style-name="CharStyle15"><text:span text:style-name="T26">šľ</text:span></text:span><text:span text:style-name="CharStyle15"><text:span text:style-name="T14">ahla pálčivá lúč</text:span></text:span></text:p>
        <text:p text:style-name="P84"><text:span text:style-name="CharStyle15"><text:span text:style-name="T14">A rozvinil sa požia</text:span></text:span><text:span text:style-name="CharStyle15"><text:span text:style-name="T2">r</text:span></text:span><text:span text:style-name="CharStyle15"><text:span text:style-name="T14">, rozplamenil</text:span></text:span></text:p>
        <text:p text:style-name="P84"><text:span text:style-name="CharStyle15"><text:span text:style-name="T14">Suchými hájm</text:span></text:span><text:span text:style-name="CharStyle15"><text:span text:style-name="T2">i</text:span></text:span><text:span text:style-name="CharStyle15"><text:span text:style-name="T14">, pokrovom kostola —</text:span></text:span></text:p>
        <text:p text:style-name="P84"><text:span text:style-name="CharStyle15"><text:span text:style-name="T14">V jehož kostnici kosti shrkotaly —</text:span></text:span></text:p>
        <text:p text:style-name="P102"><text:span text:style-name="CharStyle15"><text:span text:style-name="T14">A po</text:span></text:span><text:span text:style-name="CharStyle15"><text:span text:style-name="T26">ľ</text:span></text:span><text:span text:style-name="CharStyle15"><text:span text:style-name="T14">om šír a šír sa zavatril</text:span></text:span><text:span text:style-name="CharStyle15"><text:span text:style-name="T2">o</text:span></text:span><text:span text:style-name="CharStyle15"><text:span text:style-name="T14">:</text:span></text:span></text:p>
        <text:p text:style-name="P110"><text:span text:style-name="CharStyle15"><text:span text:style-name="T14">V dýmoch labutia pieseň zašumel</text:span></text:span><text:span text:style-name="CharStyle15"><text:span text:style-name="T2">a</text:span></text:span><text:span text:style-name="CharStyle15"><text:span text:style-name="T14">,</text:span></text:span></text:p>
        <text:p text:style-name="P110"><text:span text:style-name="CharStyle15"><text:span text:style-name="T14">Labutia pieseň zašumela pleso</text:span></text:span><text:span text:style-name="CharStyle15"><text:span text:style-name="T2">m</text:span></text:span><text:span text:style-name="CharStyle15"><text:span text:style-name="T14">,</text:span></text:span></text:p>
        <text:p text:style-name="P110"><text:span text:style-name="CharStyle15"><text:span text:style-name="T14">Pleso Vodana zardelo sa haňbou: —</text:span></text:span></text:p>
        <text:p text:style-name="P110"><text:span text:style-name="CharStyle15"><text:span text:style-name="T14">Zaplakaly husičky</text:span></text:span><text:span text:style-name="CharStyle15"><text:span text:style-name="T2"> </text:span></text:span><text:span text:style-name="CharStyle15"><text:span text:style-name="T14">naposledy. — </text:span></text:span></text:p>
        <text:p text:style-name="P38"><text:span text:style-name="CharStyle15"><text:span text:style-name="T14"/></text:span></text:p>
        <text:p text:style-name="P84"><text:soft-page-break/><text:span text:style-name="CharStyle15"><text:span text:style-name="T14">I ozvaly sa žia</text:span></text:span><text:span text:style-name="CharStyle15"><text:span text:style-name="T26">ľ</text:span></text:span><text:span text:style-name="CharStyle15"><text:span text:style-name="T14">om Krkonoše,</text:span></text:span></text:p>
        <text:p text:style-name="P84"><text:span text:style-name="CharStyle15"><text:span text:style-name="T14">Ozvaly bubnom z kože bohatierskej</text:span></text:span></text:p>
        <text:p text:style-name="P84"><text:span text:style-name="CharStyle15"><text:span text:style-name="T14">A zakypely rieky jejich jedom.</text:span></text:span></text:p>
        <text:p text:style-name="P92"><text:span text:style-name="CharStyle15"><text:span text:style-name="T14">V rudom odblesku hrozí Tábora vrc</text:span></text:span><text:span text:style-name="CharStyle15"><text:span text:style-name="T2">h</text:span></text:span><text:span text:style-name="CharStyle15"><text:span text:style-name="T14">,</text:span></text:span></text:p>
        <text:p text:style-name="P84"><text:span text:style-name="CharStyle15"><text:span text:style-name="T14">S</text:span></text:span><text:span text:style-name="CharStyle15"><text:span text:style-name="T26">ť</text:span></text:span><text:span text:style-name="CharStyle15"><text:span text:style-name="T14">a by obrovská, krvavá mátoha;</text:span></text:span></text:p>
        <text:p text:style-name="P84"><text:span text:style-name="CharStyle15"><text:span text:style-name="T14">Prší dážď iskier na Horu, na Bielu,</text:span></text:span></text:p>
        <text:p text:style-name="P84"><text:span text:style-name="CharStyle15"><text:span text:style-name="T14">Úbočím lejú sa krve prívaly;</text:span></text:span></text:p>
        <text:p text:style-name="P92"><text:span text:style-name="CharStyle15"><text:span text:style-name="T14">Klásky pšeničné v údolách už smiatly</text:span></text:span></text:p>
        <text:p text:style-name="P84"><text:span text:style-name="CharStyle15"><text:span text:style-name="T14">Kopytá koňsk</text:span></text:span><text:span text:style-name="CharStyle15"><text:span text:style-name="T2">é</text:span></text:span><text:span text:style-name="CharStyle15"><text:span text:style-name="T14">; zvonily surmity —</text:span></text:span></text:p>
        <text:p text:style-name="P84"><text:span text:style-name="CharStyle15"><text:span text:style-name="T14">Zvonily na večer — zvonily na noc —</text:span></text:span></text:p>
        <text:p text:style-name="P84"><text:span text:style-name="CharStyle15"><text:span text:style-name="T14">O</text:span></text:span><text:span text:style-name="CharStyle15"><text:span text:style-name="T2">j</text:span></text:span><text:span text:style-name="CharStyle15"><text:span text:style-name="T14">, na noc duši dlh</text:span></text:span><text:span text:style-name="CharStyle15"><text:span text:style-name="T2">ú</text:span></text:span><text:span text:style-name="CharStyle15"><text:span text:style-name="T14">, tristovekú. —</text:span></text:span></text:p>
        <text:p text:style-name="P93"><text:span text:style-name="CharStyle15"><text:span text:style-name="T14">Kde húsky naše? nevideli ste jich? —</text:span></text:span></text:p>
        <text:p text:style-name="P85"><text:span text:style-name="CharStyle15"><text:span text:style-name="T14">Jedny letely nad p</text:span></text:span><text:span text:style-name="CharStyle15"><text:span text:style-name="T12">oľ</text:span></text:span><text:span text:style-name="CharStyle15"><text:span text:style-name="T14">ami </text:span></text:span><text:span text:style-name="CharStyle15"><text:span text:style-name="T26">Ľ</text:span></text:span><text:span text:style-name="CharStyle15"><text:span text:style-name="T14">achov,</text:span></text:span></text:p>
        <text:p text:style-name="P92"><text:span text:style-name="CharStyle15"><text:span text:style-name="T14">Nedali </text:span></text:span><text:span text:style-name="CharStyle15"><text:span text:style-name="T26">Ľ</text:span></text:span><text:span text:style-name="CharStyle15"><text:span text:style-name="T14">asi oddychu nevo</text:span></text:span><text:span text:style-name="CharStyle15"><text:span text:style-name="T26">ľ</text:span></text:span><text:span text:style-name="CharStyle15"><text:span text:style-name="T14">ným,</text:span></text:span></text:p>
        <text:p text:style-name="P84"><text:span text:style-name="CharStyle15"><text:span text:style-name="T14">Rozlietaly sa údo</text:span></text:span><text:span text:style-name="CharStyle15"><text:span text:style-name="T26">ľ</text:span></text:span><text:span text:style-name="CharStyle15"><text:span text:style-name="T14">ami Tatier,</text:span></text:span></text:p>
        <text:p text:style-name="P84"><text:span text:style-name="CharStyle15"><text:span text:style-name="T14">Rozplavily sa Hrono-Váhu vodou. —</text:span></text:span></text:p>
        <text:p text:style-name="P84"><text:span text:style-name="CharStyle15"><text:span text:style-name="T14">Slých</text:span></text:span><text:span text:style-name="CharStyle15"><text:span text:style-name="T2">a</text:span></text:span><text:span text:style-name="CharStyle15"><text:span text:style-name="T12">ť</text:span></text:span><text:span text:style-name="CharStyle15"><text:span text:style-name="T14"> ich vola</text:span></text:span><text:span text:style-name="CharStyle15"><text:span text:style-name="T26">ť</text:span></text:span><text:span text:style-name="CharStyle15"><text:span text:style-name="T14">, ako voláva</text:span></text:span><text:span text:style-name="CharStyle15"><text:span text:style-name="T2">jú,</text:span></text:span></text:p>
        <text:p text:style-name="P92"><text:span text:style-name="CharStyle15"><text:span text:style-name="T14">Ke</text:span></text:span><text:span text:style-name="CharStyle15"><text:span text:style-name="T26">ď</text:span></text:span><text:span text:style-name="CharStyle15"><text:span text:style-name="T14"> porozháňa hajno divá kaň</text:span></text:span><text:span text:style-name="CharStyle15"><text:span text:style-name="T2">a</text:span></text:span><text:span text:style-name="CharStyle15"><text:span text:style-name="T14">;</text:span></text:span></text:p>
        <text:p text:style-name="P84"><text:span text:style-name="CharStyle15"><text:span text:style-name="T14">Vída</text:span></text:span><text:span text:style-name="CharStyle15"><text:span text:style-name="T26">ť</text:span></text:span><text:span text:style-name="CharStyle15"><text:span text:style-name="T14"> ich kalnú tam vodičku píja</text:span></text:span><text:span text:style-name="CharStyle15"><text:span text:style-name="T26">ť</text:span></text:span></text:p>
        <text:p text:style-name="P84"><text:span text:style-name="CharStyle15"><text:span text:style-name="T14">A drobný piesok jieda</text:span></text:span><text:span text:style-name="CharStyle15"><text:span text:style-name="T12">ť</text:span></text:span><text:span text:style-name="CharStyle15"><text:span text:style-name="T14"> ich tam vída</text:span></text:span><text:span text:style-name="CharStyle15"><text:span text:style-name="T26">ť</text:span></text:span><text:span text:style-name="CharStyle15"><text:span text:style-name="T14">: —</text:span></text:span></text:p>
        <text:p text:style-name="P84"><text:span text:style-name="CharStyle15"><text:span text:style-name="T14">Ostatnie v hen tých žhárňach satanov</text:span></text:span><text:span text:style-name="CharStyle15"><text:span text:style-name="T26">y</text:span></text:span><text:span text:style-name="CharStyle15"><text:span text:style-name="T14">ch,</text:span></text:span></text:p>
        <text:p text:style-name="P84"><text:span text:style-name="CharStyle15"><text:span text:style-name="T14">V tých sitna pecac</text:span></text:span><text:span text:style-name="CharStyle15"><text:span text:style-name="T2">h</text:span></text:span><text:span text:style-name="CharStyle15"><text:span text:style-name="T14">, vo vatrách obetí</text:span></text:span></text:p>
        <text:p text:style-name="P84"><text:span text:style-name="CharStyle15"><text:span text:style-name="T14">Padl</text:span></text:span><text:span text:style-name="CharStyle15"><text:span text:style-name="T12">y</text:span></text:span><text:span text:style-name="CharStyle15"><text:span text:style-name="T14"> — he</text:span></text:span><text:span text:style-name="CharStyle15"><text:span text:style-name="T2">j</text:span></text:span><text:span text:style-name="CharStyle15"><text:span text:style-name="T14">, padl</text:span></text:span><text:span text:style-name="CharStyle15"><text:span text:style-name="T12">y</text:span></text:span><text:span text:style-name="CharStyle15"><text:span text:style-name="T14">, by hriecha surovos</text:span></text:span><text:span text:style-name="CharStyle15"><text:span text:style-name="T26">ť</text:span></text:span></text:p>
        <text:p text:style-name="P84"><text:span text:style-name="CharStyle15"><text:span text:style-name="T14">Vytlela na nich; aby milovôňou</text:span></text:span></text:p>
        <text:p text:style-name="P84"><text:span text:style-name="CharStyle15"><text:span text:style-name="T14">Svätyne svedkov pravdy vykadil</text:span></text:span><text:span text:style-name="CharStyle15"><text:span text:style-name="T2">y</text:span></text:span><text:span text:style-name="CharStyle15"><text:span text:style-name="T14">,</text:span></text:span></text:p>
        <text:p text:style-name="P84"><text:span text:style-name="CharStyle15"><text:span text:style-name="T14">Aby na stoloch svetodejov daly</text:span></text:span></text:p>
        <text:p text:style-name="P84"><text:span text:style-name="CharStyle15"><text:span text:style-name="T14">Ma</text:span></text:span><text:span text:style-name="CharStyle15"><text:span text:style-name="T26">ť</text:span></text:span><text:span text:style-name="CharStyle15"><text:span text:style-name="T14">uške Sláve triumfov hostin</text:span></text:span><text:span text:style-name="CharStyle15"><text:span text:style-name="T2">u</text:span></text:span><text:span text:style-name="CharStyle15"><text:span text:style-name="T14">; —</text:span></text:span></text:p>
        <text:p text:style-name="P84"><text:span text:style-name="CharStyle15"><text:span text:style-name="T14">Aby synovia Slávy — jak Izrael</text:span></text:span></text:p>
        <text:p text:style-name="P84"><text:span text:style-name="CharStyle15"><text:span text:style-name="T14">Na zkončenie tých faraonských útrap</text:span></text:span></text:p>
        <text:p text:style-name="P84"><text:span text:style-name="CharStyle15"><text:span text:style-name="T14">Jedol bäránka svojho — jedli teraz</text:span></text:span></text:p>
        <text:p text:style-name="P84"><text:soft-page-break/><text:span text:style-name="CharStyle15"><text:span text:style-name="T14">Husu takút</text:span></text:span><text:span text:style-name="CharStyle15"><text:span text:style-name="T2">o</text:span></text:span><text:span text:style-name="CharStyle15"><text:span text:style-name="T14">, na večitú pamä</text:span></text:span><text:span text:style-name="CharStyle15"><text:span text:style-name="T26">ť</text:span></text:span></text:p>
        <text:p text:style-name="P84"><text:span text:style-name="CharStyle15"><text:span text:style-name="T14">Mučedlníkov! —</text:span></text:span></text:p>
        <text:p text:style-name="P38"><text:span text:style-name="CharStyle15"><text:span text:style-name="T14"/></text:span></text:p>
        <text:p text:style-name="P84"><text:span text:style-name="CharStyle15"><text:span text:style-name="T14">Skončila sa poves</text:span></text:span><text:span text:style-name="CharStyle15"><text:span text:style-name="T26">ť</text:span></text:span><text:span text:style-name="CharStyle15"><text:span text:style-name="T14">. —</text:span></text:span></text:p>
        <text:p text:style-name="P84"><text:span text:style-name="CharStyle15"><text:span text:style-name="T14">S tamtým bolesti aj obetí slovom</text:span></text:span></text:p>
        <text:p text:style-name="P102"><text:span text:style-name="CharStyle29"><text:span text:style-name="T14">Ostatní poh</text:span></text:span><text:span text:style-name="CharStyle29"><text:span text:style-name="T26">ľ</text:span></text:span><text:span text:style-name="CharStyle29"><text:span text:style-name="T14">ad dievčiny sa ztratil. —</text:span></text:span></text:p>
        <text:p text:style-name="P110"><text:span text:style-name="CharStyle29"><text:span text:style-name="T14">Kde sa podela, kde sa nepodela?</text:span></text:span></text:p>
        <text:p text:style-name="P110"><text:span text:style-name="CharStyle29"><text:span text:style-name="T14">Kto tá? — to žiadna duša nezvedel</text:span></text:span><text:span text:style-name="CharStyle29"><text:span text:style-name="T2">a</text:span></text:span><text:span text:style-name="CharStyle29"><text:span text:style-name="T14">:</text:span></text:span></text:p>
        <text:p text:style-name="P110"><text:span text:style-name="CharStyle29"><text:span text:style-name="T14">N</text:span></text:span><text:span text:style-name="CharStyle29"><text:span text:style-name="T2">o</text:span></text:span><text:span text:style-name="CharStyle29"><text:span text:style-name="T14">, vstali hostia Svätého Martin</text:span></text:span><text:span text:style-name="CharStyle29"><text:span text:style-name="T2">a</text:span></text:span><text:span text:style-name="CharStyle29"><text:span text:style-name="T14">,</text:span></text:span></text:p>
        <text:p text:style-name="P110"><text:span text:style-name="CharStyle29"><text:span text:style-name="T14">Zvo</text:span></text:span><text:span text:style-name="CharStyle29"><text:span text:style-name="T26">ľ</text:span></text:span><text:span text:style-name="CharStyle29"><text:span text:style-name="T14">na povzniesli kalichy nad hlavu</text:span></text:span></text:p>
        <text:p text:style-name="P110"><text:span text:style-name="CharStyle29"><text:span text:style-name="T14">A z úst ich tomu, „Kto za pravdu horí“</text:span></text:span></text:p>
        <text:p text:style-name="P110"><text:span text:style-name="CharStyle29"><text:span text:style-name="T14">Srdečná pieseň k sláve zazvonila. —</text:span></text:span></text:p>
        <text:p text:style-name="P110"><text:span text:style-name="CharStyle29"><text:span text:style-name="T14">Nikdy Slovákom svet nepadal v obe</text:span></text:span><text:span text:style-name="CharStyle29"><text:span text:style-name="T12">ť</text:span></text:span><text:span text:style-name="CharStyle29"><text:span text:style-name="T14">!</text:span></text:span></text:p>
        <text:p text:style-name="P110"><text:span text:style-name="CharStyle29"><text:span text:style-name="T14">Slováci boli vždy obe</text:span></text:span><text:span text:style-name="CharStyle29"><text:span text:style-name="T26">ť</text:span></text:span><text:span text:style-name="CharStyle29"><text:span text:style-name="T14">ou iných;</text:span></text:span></text:p>
        <text:p text:style-name="P102"><text:span text:style-name="CharStyle29"><text:span text:style-name="T14">Božia to myse</text:span></text:span><text:span text:style-name="CharStyle29"><text:span text:style-name="T12">ľ</text:span></text:span><text:span text:style-name="CharStyle29"><text:span text:style-name="T14"> v mrákave Golgoty:</text:span></text:span></text:p>
        <text:p text:style-name="P110"><text:span text:style-name="CharStyle29"><text:span text:style-name="T14">Noc kríža oblahoslaví Karpaty. —</text:span></text:span></text:p>
        <text:p text:style-name="P38"><text:span text:style-name="CharStyle15"><text:span text:style-name="T14"/></text:span></text:p>
        <text:p text:style-name="P84"><text:span text:style-name="CharStyle15"><text:span text:style-name="T14">He</text:span></text:span><text:span text:style-name="CharStyle15"><text:span text:style-name="T2">j</text:span></text:span><text:span text:style-name="CharStyle15"><text:span text:style-name="T14">, unáša Vá</text:span></text:span><text:span text:style-name="CharStyle15"><text:span text:style-name="T2">h</text:span></text:span><text:span text:style-name="CharStyle15"><text:span text:style-name="T14">, Hron unáša sypkú</text:span></text:span></text:p>
        <text:p text:style-name="P84"><text:span text:style-name="CharStyle15"><text:span text:style-name="T14">Zem hornú na tie pusty dolnozeme!</text:span></text:span></text:p>
        <text:p text:style-name="P84"><text:span text:style-name="CharStyle15"><text:span text:style-name="T14">Nám skaly rast</text:span></text:span><text:span text:style-name="CharStyle15"><text:span text:style-name="T2">ú</text:span></text:span><text:span text:style-name="CharStyle15"><text:span text:style-name="T14">: Hospodin</text:span></text:span><text:span text:style-name="CharStyle15"><text:span text:style-name="T2">e!</text:span></text:span><text:span text:style-name="CharStyle15"><text:span text:style-name="T14"> čo to? —</text:span></text:span></text:p>
        <text:p text:style-name="P84"><text:span text:style-name="CharStyle15"><text:span text:style-name="T14">Tajde zem i </text:span></text:span><text:span text:style-name="CharStyle15"><text:span text:style-name="T26">ľ</text:span></text:span><text:span text:style-name="CharStyle15"><text:span text:style-name="T14">ud. He</text:span></text:span><text:span text:style-name="CharStyle15"><text:span text:style-name="T2">j</text:span></text:span><text:span text:style-name="CharStyle15"><text:span text:style-name="T14">, biedna ty Slova</text:span></text:span><text:span text:style-name="CharStyle15"><text:span text:style-name="T2">č</text:span></text:span><text:span text:style-name="CharStyle15"><text:span text:style-name="T14">!</text:span></text:span></text:p>
        <text:p text:style-name="P84"><text:span text:style-name="CharStyle15"><text:span text:style-name="T14">Tam hor vyhynie</text:span></text:span><text:span text:style-name="CharStyle15"><text:span text:style-name="T2">š</text:span></text:span><text:span text:style-name="CharStyle15"><text:span text:style-name="T14">, tam dolu sa ztratí</text:span></text:span><text:span text:style-name="CharStyle15"><text:span text:style-name="T2">š</text:span></text:span><text:span text:style-name="CharStyle15"><text:span text:style-name="T14">! —</text:span></text:span></text:p>
        <text:p text:style-name="P84"><text:span text:style-name="CharStyle15"><text:span text:style-name="T14">Nosí Hron i Váh, i zem i </text:span></text:span><text:span text:style-name="CharStyle15"><text:span text:style-name="T26">ľ</text:span></text:span><text:span text:style-name="CharStyle15"><text:span text:style-name="T14">ud nosí —</text:span></text:span></text:p>
        <text:p text:style-name="P84"><text:span text:style-name="CharStyle15"><text:span text:style-name="T14">Sto liet už nosí a nič nezkapalo —</text:span></text:span></text:p>
        <text:p text:style-name="P84"><text:span text:style-name="CharStyle15"><text:span text:style-name="T14">Háda</text:span></text:span><text:span text:style-name="CharStyle15"><text:span text:style-name="T2">m</text:span></text:span><text:span text:style-name="CharStyle15"><text:span text:style-name="T14">, Pannonsko dávno sa tam stavia:</text:span></text:span></text:p>
        <text:p text:style-name="P84"><text:span text:style-name="CharStyle15"><text:span text:style-name="T14">He</text:span></text:span><text:span text:style-name="CharStyle15"><text:span text:style-name="T2">j</text:span></text:span><text:span text:style-name="CharStyle15"><text:span text:style-name="T14">, pôjdu levi k predpotopným zverom</text:span></text:span></text:p>
        <text:p text:style-name="P84"><text:span text:style-name="CharStyle15"><text:span text:style-name="T14">A háje hajná holubov zaplavia. —</text:span></text:span></text:p>
        <text:p text:style-name="P84"><text:span text:style-name="CharStyle15"><text:span text:style-name="T14">Z vrcholcov Tatier ďaleký je výh</text:span></text:span><text:span text:style-name="CharStyle15"><text:span text:style-name="T12">ľ</text:span></text:span><text:span text:style-name="CharStyle15"><text:span text:style-name="T14">ad.</text:span></text:span></text:p>
        <text:p text:style-name="P38"><text:span text:style-name="CharStyle15"><text:span text:style-name="T14">Ale na trhu žitia sveta toho</text:span></text:span></text:p>
        <text:p text:style-name="P102"><text:span text:style-name="CharStyle15"><text:span text:style-name="T14">Boh všetk</text:span></text:span><text:span text:style-name="CharStyle15"><text:span text:style-name="T2">o</text:span></text:span><text:span text:style-name="CharStyle15"><text:span text:style-name="T14">, človek zdarma ti nedá ni</text:span></text:span><text:span text:style-name="CharStyle15"><text:span text:style-name="T2">č;</text:span></text:span></text:p>
        <text:p text:style-name="P110"><text:soft-page-break/><text:span text:style-name="CharStyle15"><text:span text:style-name="T14">S rozkazom zbojným potreba predstáva,</text:span></text:span></text:p>
        <text:p text:style-name="P110"><text:span text:style-name="CharStyle15"><text:span text:style-name="T14">Hrmia</text:span></text:span><text:span text:style-name="CharStyle15"><text:span text:style-name="T2">c</text:span></text:span><text:span text:style-name="CharStyle15"><text:span text:style-name="T14">: daj Bohu duš</text:span></text:span><text:span text:style-name="CharStyle15"><text:span text:style-name="T2">u</text:span></text:span><text:span text:style-name="CharStyle15"><text:span text:style-name="T14">, mne peniaz</text:span></text:span><text:span text:style-name="CharStyle15"><text:span text:style-name="T2">e</text:span></text:span><text:span text:style-name="CharStyle15"><text:span text:style-name="T14">! —</text:span></text:span></text:p>
        <text:p text:style-name="P94"><text:span text:style-name="CharStyle15"><text:span text:style-name="T14"/></text:span></text:p>
        <text:p text:style-name="P86"><text:span text:style-name="CharStyle15"><text:span text:style-name="T14">Pla</text:span></text:span><text:span text:style-name="CharStyle15"><text:span text:style-name="T26">ť</text:span></text:span><text:span text:style-name="CharStyle15"><text:span text:style-name="T14">te šuhajci! občania da</text:span></text:span><text:span text:style-name="CharStyle15"><text:span text:style-name="T2">ň</text:span></text:span><text:span text:style-name="CharStyle15"><text:span text:style-name="T14">ujú —</text:span></text:span></text:p>
        <text:p text:style-name="P86"><text:span text:style-name="CharStyle15"><text:span text:style-name="T14">Zápražný statok žiadne nedá dan</text:span></text:span><text:span text:style-name="CharStyle15"><text:span text:style-name="T2">e</text:span></text:span><text:span text:style-name="CharStyle15"><text:span text:style-name="T14">,</text:span></text:span></text:p>
        <text:p text:style-name="P86"><text:span text:style-name="CharStyle15"><text:span text:style-name="T14">Neplatí žobrá</text:span></text:span><text:span text:style-name="CharStyle15"><text:span text:style-name="T2">k</text:span></text:span><text:span text:style-name="CharStyle15"><text:span text:style-name="T14">, nič otrok a cigáň —</text:span></text:span></text:p>
        <text:p text:style-name="P86"><text:span text:style-name="CharStyle15"><text:span text:style-name="T14">Pla</text:span></text:span><text:span text:style-name="CharStyle15"><text:span text:style-name="T26">ť</text:span></text:span><text:span text:style-name="CharStyle15"><text:span text:style-name="T14">te slobodní — ma</text:span></text:span><text:span text:style-name="CharStyle15"><text:span text:style-name="T26">ť</text:span></text:span><text:span text:style-name="CharStyle15"><text:span text:style-name="T14"> trpí a mlčí,</text:span></text:span></text:p>
        <text:p text:style-name="P5"><text:span text:style-name="CharStyle15"><text:span text:style-name="T14">Nepýta, nedre: svätovo</text:span></text:span><text:span text:style-name="CharStyle15"><text:span text:style-name="T26">ľ</text:span></text:span><text:span text:style-name="CharStyle15"><text:span text:style-name="T14">no pla</text:span></text:span><text:span text:style-name="CharStyle15"><text:span text:style-name="T26">ť</text:span></text:span><text:span text:style-name="CharStyle15"><text:span text:style-name="T14">te! —</text:span></text:span></text:p>
        <text:p text:style-name="P38"><text:span text:style-name="CharStyle15"><text:span text:style-name="T2"/></text:span></text:p>
        <text:p text:style-name="P84"><text:span text:style-name="CharStyle15"><text:span text:style-name="T2">Ej </text:span></text:span><text:span text:style-name="CharStyle15"><text:span text:style-name="T14">h</text:span></text:span><text:span text:style-name="CharStyle15"><text:span text:style-name="T26">ľ</text:span></text:span><text:span text:style-name="CharStyle15"><text:span text:style-name="T14">a! stojí už </text:span></text:span><text:span text:style-name="CharStyle15"><text:span text:style-name="T2">Janko </text:span></text:span><text:span text:style-name="CharStyle15"><text:span text:style-name="T14">—</text:span></text:span><text:span text:style-name="CharStyle15"><text:span text:style-name="T2"> </text:span></text:span><text:span text:style-name="CharStyle15"><text:span text:style-name="T14">to mécen náš</text:span></text:span><text:span text:style-name="CharStyle15"><text:span text:style-name="T2"> </text:span></text:span><text:span text:style-name="CharStyle15"><text:span text:style-name="T14">—</text:span></text:span></text:p>
        <text:p text:style-name="P84"><text:span text:style-name="CharStyle15"><text:span text:style-name="T14">Znáte ho? zná ho Vševedúci</text:span></text:span><text:span text:style-name="CharStyle15"><text:span text:style-name="T2">;</text:span></text:span><text:span text:style-name="CharStyle15"><text:span text:style-name="T14"> v temné</text:span></text:span></text:p>
        <text:p text:style-name="P84"><text:span text:style-name="CharStyle15"><text:span text:style-name="T14">Žaláre naše predrely sa dar</text:span></text:span><text:span text:style-name="CharStyle15"><text:span text:style-name="T2">y</text:span></text:span><text:span text:style-name="CharStyle15"><text:span text:style-name="T14">,</text:span></text:span></text:p>
        <text:p text:style-name="P84"><text:span text:style-name="CharStyle15"><text:span text:style-name="T14">Na skalné cesty pršaly šupáky,</text:span></text:span></text:p>
        <text:p text:style-name="P84"><text:span text:style-name="CharStyle15"><text:span text:style-name="T14">Slovensk</text:span></text:span><text:span text:style-name="CharStyle15"><text:span text:style-name="T12">ô</text:span></text:span><text:span text:style-name="CharStyle15"><text:span text:style-name="T14"> slovo pozlacovalo sa —</text:span></text:span></text:p>
        <text:p text:style-name="P84"><text:span text:style-name="CharStyle15"><text:span text:style-name="T14">A nikto ruku, nik nevidel meš</text:span></text:span><text:span text:style-name="CharStyle15"><text:span text:style-name="T26">ť</text:span></text:span><text:span text:style-name="CharStyle15"><text:span text:style-name="T14">ok:</text:span></text:span></text:p>
        <text:p text:style-name="P102"><text:span text:style-name="CharStyle15"><text:span text:style-name="T14">Kto ten? — stojí už Janko, to mécen náš,</text:span></text:span></text:p>
        <text:p text:style-name="P110"><text:span text:style-name="CharStyle15"><text:span text:style-name="T14">V hrsti tobolku s úp</text:span></text:span><text:span text:style-name="CharStyle15"><text:span text:style-name="T2">is</text:span></text:span><text:span text:style-name="CharStyle15"><text:span text:style-name="T14">y cisár</text:span></text:span><text:span text:style-name="CharStyle15"><text:span text:style-name="T2">a</text:span></text:span><text:span text:style-name="CharStyle15"><text:span text:style-name="T14">,</text:span></text:span></text:p>
        <text:p text:style-name="P5"><text:span text:style-name="CharStyle15"><text:span text:style-name="T14">I vyloží kus handry preslávene</text:span></text:span><text:span text:style-name="CharStyle15"><text:span text:style-name="T2">j</text:span></text:span><text:span text:style-name="CharStyle15"><text:span text:style-name="T14">,</text:span></text:span></text:p>
        <text:p text:style-name="P102"><text:span text:style-name="CharStyle15"><text:span text:style-name="T14">Na ňomž v nemčine </text:span></text:span><text:span text:style-name="CharStyle15"><text:span text:style-name="T26">ľ</text:span></text:span><text:span text:style-name="CharStyle15"><text:span text:style-name="T14">ú</text:span></text:span><text:span text:style-name="CharStyle15"><text:span text:style-name="T2">bej</text:span></text:span><text:span text:style-name="CharStyle15"><text:span text:style-name="T14">: ,,Tausend Gulden.</text:span></text:span><text:span text:style-name="CharStyle15"><text:span text:style-name="T2">“</text:span></text:span></text:p>
        <text:p text:style-name="P110"><text:span text:style-name="CharStyle15"><text:span text:style-name="T14">Papier vyloží a doloží slov</text:span></text:span><text:span text:style-name="CharStyle15"><text:span text:style-name="T2">o</text:span></text:span><text:span text:style-name="CharStyle15"><text:span text:style-name="T14">:</text:span></text:span></text:p>
        <text:p text:style-name="P110"><text:span text:style-name="CharStyle15"><text:span text:style-name="T14">Chatrný dar to materi </text:span></text:span><text:span text:style-name="CharStyle15"><text:span text:style-name="T2">Matici!</text:span></text:span><text:span text:style-name="CharStyle15"><text:span text:style-name="T14"> —</text:span></text:span></text:p>
        <text:p text:style-name="P92"><text:span text:style-name="CharStyle15"><text:span text:style-name="T2">I</text:span></text:span><text:span text:style-name="CharStyle15"><text:span text:style-name="T14"> ustískali, ublahoslavili</text:span></text:span></text:p>
        <text:p text:style-name="P84"><text:span text:style-name="CharStyle15"><text:span text:style-name="T14">Janka Slovác</text:span></text:span><text:span text:style-name="CharStyle15"><text:span text:style-name="T2">i</text:span></text:span><text:span text:style-name="CharStyle15"><text:span text:style-name="T14">, vzali ho na plecia</text:span></text:span></text:p>
        <text:p text:style-name="P84"><text:span text:style-name="CharStyle15"><text:span text:style-name="T14">A ukázali </text:span></text:span><text:span text:style-name="CharStyle15"><text:span text:style-name="T26">ľ</text:span></text:span><text:span text:style-name="CharStyle15"><text:span text:style-name="T14">ud</text:span></text:span><text:span text:style-name="CharStyle15"><text:span text:style-name="T2">u</text:span></text:span><text:span text:style-name="CharStyle15"><text:span text:style-name="T14">: to mécen ná</text:span></text:span><text:span text:style-name="CharStyle15"><text:span text:style-name="T2">š</text:span></text:span><text:span text:style-name="CharStyle15"><text:span text:style-name="T14">! </text:span></text:span><text:span text:style-name="CharStyle15"><text:span text:style-name="T2">—</text:span></text:span></text:p>
        <text:p text:style-name="P38"><text:span text:style-name="CharStyle15"><text:span text:style-name="T14"/></text:span></text:p>
        <text:p text:style-name="P84"><text:span text:style-name="CharStyle15"><text:span text:style-name="T14">Ej, veru plodná Matica leží tam;</text:span></text:span></text:p>
        <text:p text:style-name="P84"><text:span text:style-name="CharStyle15"><text:span text:style-name="T14">H</text:span></text:span><text:span text:style-name="CharStyle15"><text:span text:style-name="T12">ľ</text:span></text:span><text:span text:style-name="CharStyle15"><text:span text:style-name="T14">a</text:span></text:span><text:span text:style-name="CharStyle15"><text:span text:style-name="T26">ď</text:span></text:span><text:span text:style-name="CharStyle15"><text:span text:style-name="T14">teže chví</text:span></text:span><text:span text:style-name="CharStyle15"><text:span text:style-name="T26">ľ</text:span></text:span><text:span text:style-name="CharStyle15"><text:span text:style-name="T14">ku pracuje k pôrod</text:span></text:span><text:span text:style-name="CharStyle15"><text:span text:style-name="T2">u</text:span></text:span><text:span text:style-name="CharStyle15"><text:span text:style-name="T14">,</text:span></text:span></text:p>
        <text:p text:style-name="P84"><text:span text:style-name="CharStyle15"><text:span text:style-name="T14">Tu zlata hŕbk</text:span></text:span><text:span text:style-name="CharStyle15"><text:span text:style-name="T2">a</text:span></text:span><text:span text:style-name="CharStyle15"><text:span text:style-name="T14">, tu lakomé stovk</text:span></text:span><text:span text:style-name="CharStyle15"><text:span text:style-name="T2">y</text:span></text:span><text:span text:style-name="CharStyle15"><text:span text:style-name="T14">,</text:span></text:span></text:p>
        <text:p text:style-name="P84"><text:span text:style-name="CharStyle15"><text:span text:style-name="T14">Desiatk</text:span></text:span><text:span text:style-name="CharStyle15"><text:span text:style-name="T2">y</text:span></text:span><text:span text:style-name="CharStyle15"><text:span text:style-name="T14">, pätky kolo nej sypú s</text:span></text:span><text:span text:style-name="CharStyle15"><text:span text:style-name="T2">a</text:span></text:span><text:span text:style-name="CharStyle15"><text:span text:style-name="T14">,</text:span></text:span></text:p>
        <text:p text:style-name="P84"><text:span text:style-name="CharStyle15"><text:span text:style-name="T14">A čosi kamsi zásteru má plnú</text:span></text:span></text:p>
        <text:p text:style-name="P84"><text:soft-page-break/><text:span text:style-name="CharStyle15"><text:span text:style-name="T14">Ma</text:span></text:span><text:span text:style-name="CharStyle15"><text:span text:style-name="T26">ť</text:span></text:span><text:span text:style-name="CharStyle15"><text:span text:style-name="T14">uška naš</text:span></text:span><text:span text:style-name="CharStyle15"><text:span text:style-name="T2">a</text:span></text:span><text:span text:style-name="CharStyle15"><text:span text:style-name="T14">: lebo sa zápalom</text:span></text:span></text:p>
        <text:p text:style-name="P84"><text:span text:style-name="CharStyle15"><text:span text:style-name="T14">Svätým Slovákov oči zajasaly,</text:span></text:span></text:p>
        <text:p text:style-name="P84"><text:span text:style-name="CharStyle15"><text:span text:style-name="T14">A Slovák — čo je nie ledaký Slovák —</text:span></text:span></text:p>
        <text:p text:style-name="P84"><text:span text:style-name="CharStyle15"><text:span text:style-name="T14">Za národ svoj ned</text:span></text:span><text:span text:style-name="CharStyle15"><text:span text:style-name="T2">á</text:span></text:span><text:span text:style-name="CharStyle15"><text:span text:style-name="T14">, len t</text:span></text:span><text:span text:style-name="CharStyle15"><text:span text:style-name="T2">o</text:span></text:span><text:span text:style-name="CharStyle15"><text:span text:style-name="T14">, čo nem</text:span></text:span><text:span text:style-name="CharStyle15"><text:span text:style-name="T2">á</text:span></text:span><text:span text:style-name="CharStyle15"><text:span text:style-name="T14">,</text:span></text:span></text:p>
        <text:p text:style-name="P84"><text:span text:style-name="CharStyle15"><text:span text:style-name="T14">Ba i to ta d</text:span></text:span><text:span text:style-name="CharStyle15"><text:span text:style-name="T2">á</text:span></text:span><text:span text:style-name="CharStyle15"><text:span text:style-name="T14">, čo nem</text:span></text:span><text:span text:style-name="CharStyle15"><text:span text:style-name="T2">á;</text:span></text:span><text:span text:style-name="CharStyle15"><text:span text:style-name="T14"> čujte le</text:span></text:span><text:span text:style-name="CharStyle15"><text:span text:style-name="T2">n</text:span></text:span><text:span text:style-name="CharStyle15"><text:span text:style-name="T14">!</text:span></text:span></text:p>
        <text:p text:style-name="P84"><text:span text:style-name="CharStyle15"><text:span text:style-name="T14">Tento ponúka: ja ničoho nemám,</text:span></text:span></text:p>
        <text:p text:style-name="P84"><text:span text:style-name="CharStyle15"><text:span text:style-name="T14">Ale dám ročne pätk</text:span></text:span><text:span text:style-name="CharStyle15"><text:span text:style-name="T2">u!</text:span></text:span><text:span text:style-name="CharStyle15"><text:span text:style-name="T14"> — tam iný za</text:span></text:span><text:span text:style-name="CharStyle15"><text:span text:style-name="T2">s:</text:span></text:span></text:p>
        <text:p text:style-name="P84"><text:span text:style-name="CharStyle15"><text:span text:style-name="T14">Ja všetko moje dám </text:span></text:span><text:span text:style-name="CharStyle15"><text:span text:style-name="T2">a</text:span></text:span><text:span text:style-name="CharStyle15"><text:span text:style-name="T14">, čo maj</text:span></text:span><text:span text:style-name="CharStyle15"><text:span text:style-name="T2">ú</text:span></text:span><text:span text:style-name="CharStyle15"><text:span text:style-name="T14">, tých</text:span></text:span></text:p>
        <text:p text:style-name="P84"><text:span text:style-name="CharStyle15"><text:span text:style-name="T14">K matke dovedie</text:span></text:span><text:span text:style-name="CharStyle15"><text:span text:style-name="T2">m</text:span></text:span><text:span text:style-name="CharStyle15"><text:span text:style-name="T14">, aby dal</text:span></text:span><text:span text:style-name="CharStyle15"><text:span text:style-name="T2">i;</text:span></text:span><text:span text:style-name="CharStyle15"><text:span text:style-name="T14"> — tam ten</text:span></text:span></text:p>
        <text:p text:style-name="P84"><text:span text:style-name="CharStyle15"><text:span text:style-name="T14">Ztrhá zo seba prstene, hodiny,</text:span></text:span></text:p>
        <text:p text:style-name="P84"><text:span text:style-name="CharStyle15"><text:span text:style-name="T14">Vrhá na oltár rodu! — fanatic</text:span></text:span><text:span text:style-name="CharStyle15"><text:span text:style-name="T2">i</text:span></text:span><text:span text:style-name="CharStyle15"><text:span text:style-name="T14">! —</text:span></text:span></text:p>
        <text:p text:style-name="P84"><text:span text:style-name="CharStyle15"><text:span text:style-name="T14">Hej, fanatici, to je: duší š</text:span></text:span><text:span text:style-name="CharStyle15"><text:span text:style-name="T26">ľ</text:span></text:span><text:span text:style-name="CharStyle15"><text:span text:style-name="T14">acht</text:span></text:span><text:span text:style-name="CharStyle15"><text:span text:style-name="T2">a</text:span></text:span><text:span text:style-name="CharStyle15"><text:span text:style-name="T14">!</text:span></text:span></text:p>
        <text:p text:style-name="P84"><text:span text:style-name="CharStyle15"><text:span text:style-name="T14">Zakúpila tých vláda? — klevetár</text:span></text:span><text:span text:style-name="CharStyle15"><text:span text:style-name="T2">i</text:span></text:span><text:span text:style-name="CharStyle15"><text:span text:style-name="T14">!</text:span></text:span></text:p>
        <text:p text:style-name="P84"><text:span text:style-name="CharStyle15"><text:span text:style-name="T14">Zakúpili tí vládu, srdca krvou,</text:span></text:span></text:p>
        <text:p text:style-name="P5"><text:span text:style-name="CharStyle15"><text:span text:style-name="T14">Zakúpili vás, nezhroženou tváro</text:span></text:span><text:span text:style-name="CharStyle15"><text:span text:style-name="T2">u</text:span></text:span><text:span text:style-name="CharStyle15"><text:span text:style-name="T14">,</text:span></text:span></text:p>
        <text:p text:style-name="P102"><text:span text:style-name="CharStyle15"><text:span text:style-name="T14">Ke</text:span></text:span><text:span text:style-name="CharStyle15"><text:span text:style-name="T26">ď</text:span></text:span><text:span text:style-name="CharStyle15"><text:span text:style-name="T14"> h</text:span></text:span><text:span text:style-name="CharStyle15"><text:span text:style-name="T26">ľ</text:span></text:span><text:span text:style-name="CharStyle15"><text:span text:style-name="T14">adeli Vám v odrodilé tvár</text:span></text:span><text:span text:style-name="CharStyle15"><text:span text:style-name="T2">e</text:span></text:span><text:span text:style-name="CharStyle15"><text:span text:style-name="T14">!</text:span></text:span></text:p>
        <text:p text:style-name="P110"><text:span text:style-name="CharStyle15"><text:span text:style-name="T14">Hej, milo h</text:span></text:span><text:span text:style-name="CharStyle15"><text:span text:style-name="T26">ľ</text:span></text:span><text:span text:style-name="CharStyle15"><text:span text:style-name="T14">ade</text:span></text:span><text:span text:style-name="CharStyle15"><text:span text:style-name="T26">ť</text:span></text:span><text:span text:style-name="CharStyle15"><text:span text:style-name="T14"> na šibenice tie,</text:span></text:span></text:p>
        <text:p text:style-name="P110"><text:span text:style-name="CharStyle15"><text:span text:style-name="T14">Ktoré Slováci popreskakovali:</text:span></text:span></text:p>
        <text:p text:style-name="P110"><text:span text:style-name="CharStyle15"><text:span text:style-name="T14">A „Ešte žijú a budú ži</text:span></text:span><text:span text:style-name="CharStyle15"><text:span text:style-name="T26">ť</text:span></text:span><text:span text:style-name="CharStyle15"><text:span text:style-name="T14"> vždycky</text:span></text:span></text:p>
        <text:p text:style-name="P110"><text:span text:style-name="CharStyle15"><text:span text:style-name="T14">So slávou!</text:span></text:span><text:span text:style-name="CharStyle15"><text:span text:style-name="T2">“</text:span></text:span><text:span text:style-name="CharStyle15"><text:span text:style-name="T14"> —</text:span></text:span></text:p>
        <text:p text:style-name="P38"><text:span text:style-name="CharStyle15"><text:span text:style-name="T14"/></text:span></text:p>
        <text:p text:style-name="P84"><text:span text:style-name="CharStyle15"><text:span text:style-name="T14">Pi</text:span></text:span><text:span text:style-name="CharStyle15"><text:span text:style-name="T12">ť</text:span></text:span><text:span text:style-name="CharStyle15"><text:span text:style-name="T14">o! t</text:span></text:span><text:span text:style-name="CharStyle15"><text:span text:style-name="T12">a</text:span></text:span><text:span text:style-name="CharStyle15"><text:span text:style-name="T14">že ju zanô</text:span></text:span><text:span text:style-name="CharStyle15"><text:span text:style-name="T26">ť</text:span></text:span><text:span text:style-name="CharStyle15"><text:span text:style-name="T14">te,</text:span></text:span></text:p>
        <text:p text:style-name="P84"><text:span text:style-name="CharStyle15"><text:span text:style-name="T14">Zanô</text:span></text:span><text:span text:style-name="CharStyle15"><text:span text:style-name="T26">ť</text:span></text:span><text:span text:style-name="CharStyle15"><text:span text:style-name="T14">te znovu naš</text:span></text:span><text:span text:style-name="CharStyle15"><text:span text:style-name="T2">u</text:span></text:span><text:span text:style-name="CharStyle15"><text:span text:style-name="T14">: „Hej Slovác</text:span></text:span><text:span text:style-name="CharStyle15"><text:span text:style-name="T2">i</text:span></text:span><text:span text:style-name="CharStyle15"><text:span text:style-name="T14">!</text:span></text:span><text:span text:style-name="CharStyle15"><text:span text:style-name="T2">“</text:span></text:span><text:span text:style-name="CharStyle15"><text:span text:style-name="T14"> —</text:span></text:span></text:p>
        <text:p text:style-name="P84"><text:span text:style-name="CharStyle15"><text:span text:style-name="T14">Zanô</text:span></text:span><text:span text:style-name="CharStyle15"><text:span text:style-name="T26">ť</text:span></text:span><text:span text:style-name="CharStyle15"><text:span text:style-name="T14">te naše trávnice </text:span></text:span><text:span text:style-name="CharStyle15"><text:span text:style-name="T26">ľ</text:span></text:span><text:span text:style-name="CharStyle15"><text:span text:style-name="T14">uptovské!</text:span></text:span></text:p>
        <text:p text:style-name="P84"><text:span text:style-name="CharStyle15"><text:span text:style-name="T14">Zanô</text:span></text:span><text:span text:style-name="CharStyle15"><text:span text:style-name="T26">ť</text:span></text:span><text:span text:style-name="CharStyle15"><text:span text:style-name="T14">te naše do skoku od zem</text:span></text:span><text:span text:style-name="CharStyle15"><text:span text:style-name="T2">e</text:span></text:span><text:span text:style-name="CharStyle15"><text:span text:style-name="T14">!</text:span></text:span></text:p>
        <text:p text:style-name="P84"><text:span text:style-name="CharStyle15"><text:span text:style-name="T14">Mla</text:span></text:span><text:span text:style-name="CharStyle15"><text:span text:style-name="T26">ď</text:span></text:span><text:span text:style-name="CharStyle15"><text:span text:style-name="T14"> naš</text:span></text:span><text:span text:style-name="CharStyle15"><text:span text:style-name="T26">a </text:span></text:span><text:span text:style-name="CharStyle15"><text:span text:style-name="T2">j</text:span></text:span><text:span text:style-name="CharStyle15"><text:span text:style-name="T14">ará, do kola! do kola!</text:span></text:span></text:p>
        <text:p text:style-name="P84"><text:span text:style-name="CharStyle15"><text:span text:style-name="T14">Hodina taká ešte nám nebol</text:span></text:span><text:span text:style-name="CharStyle15"><text:span text:style-name="T2">a</text:span></text:span><text:span text:style-name="CharStyle15"><text:span text:style-name="T14">! —</text:span></text:span></text:p>
        <text:p text:style-name="P38"><text:span text:style-name="CharStyle15"><text:span text:style-name="T14"/></text:span></text:p>
        <text:p text:style-name="P84"><text:span text:style-name="CharStyle15"><text:span text:style-name="T14">Dievčiny rúče rúčky podávaly,</text:span></text:span></text:p>
        <text:p text:style-name="P84"><text:span text:style-name="CharStyle15"><text:span text:style-name="T14">Mládenci driečne driečky poobjali</text:span></text:span></text:p>
        <text:p text:style-name="P84"><text:soft-page-break/><text:span text:style-name="CharStyle15"><text:span text:style-name="T14">A šumn</text:span></text:span><text:span text:style-name="CharStyle15"><text:span text:style-name="T12">e</text:span></text:span><text:span text:style-name="CharStyle15"><text:span text:style-name="T14"> šumel skok vôkol okol</text:span></text:span><text:span text:style-name="CharStyle15"><text:span text:style-name="T2">o</text:span></text:span><text:span text:style-name="CharStyle15"><text:span text:style-name="T14">,</text:span></text:span></text:p>
        <text:p text:style-name="P84"><text:span text:style-name="CharStyle15"><text:span text:style-name="T14">Že noci takej dávno už nebol</text:span></text:span><text:span text:style-name="CharStyle15"><text:span text:style-name="T2">o</text:span></text:span><text:span text:style-name="CharStyle15"><text:span text:style-name="T14">! —</text:span></text:span></text:p>
        <text:p text:style-name="P38"><text:span text:style-name="CharStyle15"><text:span text:style-name="T14"/></text:span></text:p>
        <text:p text:style-name="P84"><text:span text:style-name="CharStyle15"><text:span text:style-name="T14">Úži sa, úži radovánky kolo,</text:span></text:span></text:p>
        <text:p text:style-name="P84"><text:span text:style-name="CharStyle15"><text:span text:style-name="T14">Riedne jarý ten spolo</text:span></text:span><text:span text:style-name="CharStyle15"><text:span text:style-name="T2">k</text:span></text:span><text:span text:style-name="CharStyle15"><text:span text:style-name="T14">, ako riedne</text:span></text:span></text:p>
        <text:p text:style-name="P84"><text:span text:style-name="CharStyle15"><text:span text:style-name="T14">Húš</text:span></text:span><text:span text:style-name="CharStyle15"><text:span text:style-name="T26">ť</text:span></text:span><text:span text:style-name="CharStyle15"><text:span text:style-name="T14"> noc</text:span></text:span><text:span text:style-name="CharStyle15"><text:span text:style-name="T2">i;</text:span></text:span><text:span text:style-name="CharStyle15"><text:span text:style-name="T14"> svitá prírody deň nov</text:span></text:span><text:span text:style-name="CharStyle15"><text:span text:style-name="T2">ý</text:span></text:span><text:span text:style-name="CharStyle15"><text:span text:style-name="T14">,</text:span></text:span></text:p>
        <text:p text:style-name="P84"><text:span text:style-name="CharStyle15"><text:span text:style-name="T14">Jako nový deň dnes Slovači svitol. —</text:span></text:span></text:p>
        <text:p text:style-name="P84"><text:span text:style-name="CharStyle15"><text:span text:style-name="T14">Zostal Martin sá</text:span></text:span><text:span text:style-name="CharStyle15"><text:span text:style-name="T2">m</text:span></text:span><text:span text:style-name="CharStyle15"><text:span text:style-name="T14">: už rozleteli sa</text:span></text:span></text:p>
        <text:p text:style-name="P84"><text:span text:style-name="CharStyle15"><text:span text:style-name="T14">Sokol</text:span></text:span><text:span text:style-name="CharStyle15"><text:span text:style-name="T12">i</text:span></text:span><text:span text:style-name="CharStyle15"><text:span text:style-name="T14"> jaré k hájom opustený</text:span></text:span><text:span text:style-name="CharStyle15"><text:span text:style-name="T2">m;</text:span></text:span></text:p>
        <text:p text:style-name="P102"><text:span text:style-name="CharStyle15"><text:span text:style-name="T14">Na svoju posta</text:span></text:span><text:span text:style-name="CharStyle15"><text:span text:style-name="T12">ť</text:span></text:span><text:span text:style-name="CharStyle15"><text:span text:style-name="T14"> vrátily sa sily,</text:span></text:span></text:p>
        <text:p text:style-name="P110"><text:span text:style-name="CharStyle15"><text:span text:style-name="T14">By svoje slovo telom učinily. —</text:span></text:span></text:p>
        <text:p text:style-name="P110"><text:span text:style-name="CharStyle15"><text:span text:style-name="T14">Zostal Martin sá</text:span></text:span><text:span text:style-name="CharStyle15"><text:span text:style-name="T2">m;</text:span></text:span><text:span text:style-name="CharStyle15"><text:span text:style-name="T14"> rozjavil otcovskú</text:span></text:span></text:p>
        <text:p text:style-name="P110"><text:span text:style-name="CharStyle15"><text:span text:style-name="T14">Náruč nad milé svojho rodu kraje</text:span></text:span></text:p>
        <text:p text:style-name="P110"><text:span text:style-name="CharStyle15"><text:span text:style-name="T14">A poslal hlasy svätožehnajúce</text:span></text:span></text:p>
        <text:p text:style-name="P110"><text:span text:style-name="CharStyle15"><text:span text:style-name="T14">Na </text:span></text:span><text:span text:style-name="CharStyle15"><text:span text:style-name="T2">ju</text:span></text:span><text:span text:style-name="CharStyle15"><text:span text:style-name="T14">h i seve</text:span></text:span><text:span text:style-name="CharStyle15"><text:span text:style-name="T2">r</text:span></text:span><text:span text:style-name="CharStyle15"><text:span text:style-name="T14">, východ i na západ:</text:span></text:span></text:p>
        <text:p text:style-name="P110"><text:span text:style-name="CharStyle15"><text:span text:style-name="T14">Boh s Vami a Vy s Bohom, moje deti! —</text:span></text:span></text:p>
        <text:p text:style-name="P110"><text:span text:style-name="CharStyle15"><text:span text:style-name="T14">I složil dlane a spial ich nad hlav</text:span></text:span><text:span text:style-name="CharStyle15"><text:span text:style-name="T2">u</text:span></text:span><text:span text:style-name="CharStyle15"><text:span text:style-name="T14">,</text:span></text:span></text:p>
        <text:p text:style-name="P110"><text:span text:style-name="CharStyle15"><text:span text:style-name="T14">Vysoko hlasom, ako Mojžiš volal:</text:span></text:span></text:p>
        <text:p text:style-name="P110"><text:span text:style-name="CharStyle15"><text:span text:style-name="T14">Hospodin</text:span></text:span><text:span text:style-name="CharStyle15"><text:span text:style-name="T2">e</text:span></text:span><text:span text:style-name="CharStyle15"><text:span text:style-name="T14">! </text:span></text:span><text:span text:style-name="CharStyle15"><text:span text:style-name="T26">ľ</text:span></text:span><text:span text:style-name="CharStyle15"><text:span text:style-name="T14">ud ten blahosla</text:span></text:span><text:span text:style-name="CharStyle15"><text:span text:style-name="T2">v</text:span></text:span><text:span text:style-name="CharStyle15"><text:span text:style-name="T14">! Am</text:span></text:span><text:span text:style-name="CharStyle15"><text:span text:style-name="T2">en</text:span></text:span><text:span text:style-name="CharStyle15"><text:span text:style-name="T14">!</text:span></text:span></text:p>
        <text:p text:style-name="P38"><text:span text:style-name="CharStyle15"><text:span text:style-name="T14"/></text:span></text:p>
        <text:p text:style-name="P52"><text:span text:style-name="CharStyle15"><text:span text:style-name="T14">V národoch okol ozvalo sa: Amen!</text:span></text:span></text:p>
        <text:p text:style-name="P102"><text:span text:style-name="CharStyle15"><text:span text:style-name="T14">O</text:span></text:span><text:span text:style-name="CharStyle15"><text:span text:style-name="T2">j</text:span></text:span><text:span text:style-name="CharStyle15"><text:span text:style-name="T14">, len v slovenskom národe je „rách</text:span></text:span><text:span text:style-name="CharStyle15"><text:span text:style-name="T2">a</text:span></text:span><text:span text:style-name="CharStyle15"><text:span text:style-name="T14">!</text:span></text:span><text:span text:style-name="CharStyle15"><text:span text:style-name="T2">“</text:span></text:span></text:p>
        <text:p text:style-name="P110"><text:span text:style-name="CharStyle15"><text:span text:style-name="T14">Slepota drží nôž v za</text:span></text:span><text:span text:style-name="CharStyle15"><text:span text:style-name="T26">ť</text:span></text:span><text:span text:style-name="CharStyle15"><text:span text:style-name="T14">atej pästi,</text:span></text:span></text:p>
        <text:p text:style-name="P110"><text:span text:style-name="CharStyle15"><text:span text:style-name="T14">Nôž samovraha — krvozrady handžár</text:span></text:span></text:p>
        <text:p text:style-name="P110"><text:span text:style-name="CharStyle15"><text:span text:style-name="T14">Nedá si vymknú</text:span></text:span><text:span text:style-name="CharStyle15"><text:span text:style-name="T26">ť</text:span></text:span><text:span text:style-name="CharStyle15"><text:span text:style-name="T14"> nekajúci zločin:</text:span></text:span></text:p>
        <text:p text:style-name="P110"><text:span text:style-name="CharStyle15"><text:span text:style-name="T14">No, ktože staví orte</text:span></text:span><text:span text:style-name="CharStyle15"><text:span text:style-name="T12">ľ</text:span></text:span><text:span text:style-name="CharStyle15"><text:span text:style-name="T14"> svätoducha? —</text:span></text:span></text:p>
        <text:p text:style-name="P110"><text:span text:style-name="CharStyle15"><text:span text:style-name="T14">Hospodin riekol raz: ja sa smilujem!</text:span></text:span></text:p>
        <text:p text:style-name="P110"><text:span text:style-name="CharStyle15"><text:span text:style-name="T14">Ktože sa na to ozve: protestujem?!</text:span></text:span><text:span text:style-name="CharStyle15"><text:span text:style-name="T2"> </text:span></text:span><text:span text:style-name="CharStyle15"><text:span text:style-name="T14">—</text:span></text:span></text:p>
        <text:p text:style-name="P4"><text:span text:style-name="CharStyle56"><text:span text:style-name="T2"/></text:span></text:p>
        <text:p text:style-name="P102"><text:span text:style-name="CharStyle15"><text:span text:style-name="T14">Brati</text:span></text:span><text:span text:style-name="CharStyle15"><text:span text:style-name="T2">a</text:span></text:span><text:span text:style-name="CharStyle15"><text:span text:style-name="T14">! moja tu pieseňka doznieva:</text:span></text:span></text:p>
        <text:p text:style-name="P110"><text:soft-page-break/><text:span text:style-name="CharStyle15"><text:span text:style-name="T14">A pieseň slávy?</text:span></text:span><text:span text:style-name="CharStyle15"><text:span text:style-name="T2"> </text:span></text:span><text:span text:style-name="CharStyle15"><text:span text:style-name="T14">—</text:span></text:span><text:span text:style-name="CharStyle15"><text:span text:style-name="T2"> </text:span></text:span><text:span text:style-name="CharStyle15"><text:span text:style-name="T14">tú ktože dospieva? —</text:span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crosoft Sans Serif" svg:font-family="'Microsoft Sans Serif'"/>
    <style:font-face style:name="Arial1" svg:font-family="Arial" style:font-family-generic="swiss"/>
    <style:font-face style:name="Arial" svg:font-family="Arial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color="#000000" style:text-position="0% 100%" style:font-name="Microsoft Sans Serif" fo:font-size="12pt" fo:letter-spacing="normal" fo:language="sk" fo:country="SK" style:font-name-asian="Microsoft Sans Serif" style:font-size-asian="12pt" style:language-asian="sk" style:country-asian="SK" style:font-name-complex="Microsoft Sans Serif" style:font-size-complex="12pt" style:language-complex="sk" style:country-complex="SK" style:text-scale="100%"/>
    </style:default-style>
    <style:default-style style:family="paragraph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text-autospace="ideograph-alpha" style:punctuation-wrap="hanging" style:line-break="strict" style:writing-mode="page">
        <style:background-image/>
      </style:paragraph-properties>
      <style:text-properties fo:color="#000000" style:text-position="0% 100%" style:font-name="Microsoft Sans Serif" fo:font-size="12pt" fo:letter-spacing="normal" fo:language="sk" fo:country="SK" style:font-name-asian="Microsoft Sans Serif" style:font-size-asian="12pt" style:language-asian="sk" style:country-asian="SK" style:font-name-complex="Microsoft Sans Serif" style:font-size-complex="12pt" style:language-complex="sk" style:country-complex="SK" style:text-scale="100%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é" style:family="paragraph" style:master-page-name="">
      <loext:graphic-properties draw:fill="none" draw:fill-color="#729fcf"/>
      <style:paragraph-properties style:page-number="auto" fo:background-color="transparent"/>
    </style:style>
    <style:style style:name="Základný_20_text_20__28_2_29_" style:display-name="Základný text (2)" style:family="paragraph" style:master-page-name="">
      <loext:graphic-properties draw:fill="none" draw:fill-color="#729fcf"/>
      <style:paragraph-properties fo:text-align="center" style:justify-single-word="false" style:page-number="auto" fo:background-color="transparent"/>
      <style:text-properties fo:font-variant="small-caps"/>
    </style:style>
    <style:style style:name="Záhlavie_20__23_1" style:display-name="Záhlavie #1" style:family="paragraph" style:list-style-name="" style:master-page-name="">
      <loext:graphic-properties draw:fill="none" draw:fill-color="#729fcf"/>
      <style:paragraph-properties style:page-number="auto" fo:background-color="transparent"/>
    </style:style>
    <style:style style:name="Záhlavie_20__23_2" style:display-name="Záhlavie #2" style:family="paragraph" style:list-style-name="" style:master-page-name="">
      <loext:graphic-properties draw:fill="none" draw:fill-color="#729fcf"/>
      <style:paragraph-properties style:page-number="auto" fo:background-color="transparent"/>
    </style:style>
    <style:style style:name="Základný_20_text" style:display-name="Základný text" style:family="paragraph" style:master-page-name="">
      <loext:graphic-properties draw:fill="none" draw:fill-color="#729fcf"/>
      <style:paragraph-properties style:page-number="auto" fo:background-color="transparent"/>
    </style:style>
    <style:style style:name="Základný_20_text_20__28_3_29_" style:display-name="Základný text (3)" style:family="paragraph" style:master-page-name="">
      <loext:graphic-properties draw:fill="none" draw:fill-color="#729fcf"/>
      <style:paragraph-properties fo:margin-left="0cm" fo:margin-right="0cm" fo:text-indent="0.123cm" style:auto-text-indent="false" style:page-number="auto" fo:background-color="transparent"/>
    </style:style>
    <style:style style:name="Hlavička_20_alebo_20_päta_20__28_2_29_" style:display-name="Hlavička alebo päta (2)" style:family="paragraph" style:master-page-name="">
      <loext:graphic-properties draw:fill="none" draw:fill-color="#729fcf"/>
      <style:paragraph-properties style:page-number="auto" fo:background-color="transparent"/>
    </style:style>
    <style:style style:name="Hlavička_20_alebo_20_päta" style:display-name="Hlavička alebo päta" style:family="paragraph" style:master-page-name="">
      <loext:graphic-properties draw:fill="none" draw:fill-color="#729fcf"/>
      <style:paragraph-properties style:page-number="auto" fo:background-color="transparent"/>
    </style:style>
    <style:style style:name="Názov_20_obrázka" style:display-name="Názov obrázka" style:family="paragraph" style:master-page-name="">
      <loext:graphic-properties draw:fill="none" draw:fill-color="#729fcf"/>
      <style:paragraph-properties style:page-number="auto" fo:background-color="transparent"/>
    </style:style>
    <style:style style:name="Obsah" style:family="paragraph" style:master-page-name="">
      <loext:graphic-properties draw:fill="none" draw:fill-color="#729fcf"/>
      <style:paragraph-properties fo:margin-left="2.046cm" fo:margin-right="0cm" fo:text-indent="-0.547cm" style:auto-text-indent="false" style:page-number="auto" fo:background-color="transparen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FontStyle" style:family="text">
      <style:text-properties fo:color="#000000" style:text-position="0% 100%" style:font-name="Microsoft Sans Serif" fo:font-family="'Microsoft Sans Serif'" fo:font-size="12pt" fo:letter-spacing="normal" fo:language="sk" fo:country="SK" style:font-name-asian="Microsoft Sans Serif" style:font-family-asian="'Microsoft Sans Serif'" style:font-size-asian="12pt" style:language-asian="sk" style:country-asian="SK" style:font-name-complex="Microsoft Sans Serif" style:font-family-complex="'Microsoft Sans Serif'" style:font-size-complex="12pt" style:language-complex="sk" style:country-complex="SK" style:text-scale="100%"/>
    </style:style>
    <style:style style:name="Hyperlink" style:family="text" style:parent-style-name="DefaultFontStyle">
      <style:text-properties fo:color="#0066cc" style:text-underline-style="solid" style:text-underline-width="auto" style:text-underline-color="font-color"/>
    </style:style>
    <style:style style:name="CharStyle4" style:family="text" style:parent-style-name="DefaultFontStyle"/>
    <style:style style:name="CharStyle6" style:family="text" style:parent-style-name="DefaultFontStyle">
      <style:text-properties fo:font-variant="small-caps"/>
    </style:style>
    <style:style style:name="CharStyle7" style:family="text" style:parent-style-name="CharStyle6">
      <style:text-properties fo:color="#000000" fo:language="sk" fo:country="SK" style:language-asian="sk" style:country-asian="SK" style:language-complex="sk" style:country-complex="SK"/>
    </style:style>
    <style:style style:name="CharStyle9" style:family="text" style:parent-style-name="DefaultFontStyle"/>
    <style:style style:name="CharStyle11" style:family="text" style:parent-style-name="DefaultFontStyle"/>
    <style:style style:name="CharStyle12" style:family="text" style:parent-style-name="CharStyle4">
      <style:text-properties fo:color="#000000" fo:language="sk" fo:country="SK" style:language-asian="sk" style:country-asian="SK" style:language-complex="sk" style:country-complex="SK"/>
    </style:style>
    <style:style style:name="CharStyle13" style:family="text" style:parent-style-name="CharStyle4">
      <style:text-properties fo:color="#000000" fo:language="sk" fo:country="SK" style:language-asian="sk" style:country-asian="SK" style:language-complex="sk" style:country-complex="SK"/>
    </style:style>
    <style:style style:name="CharStyle15" style:family="text" style:parent-style-name="DefaultFontStyle"/>
    <style:style style:name="CharStyle16" style:family="text" style:parent-style-name="CharStyle4">
      <style:text-properties fo:color="#000000" fo:language="sk" fo:country="SK" style:language-asian="sk" style:country-asian="SK" style:language-complex="sk" style:country-complex="SK"/>
    </style:style>
    <style:style style:name="CharStyle17" style:family="text" style:parent-style-name="CharStyle4">
      <style:text-properties fo:color="#000000" fo:language="sk" fo:country="SK" style:language-asian="sk" style:country-asian="SK" style:language-complex="sk" style:country-complex="SK"/>
    </style:style>
    <style:style style:name="CharStyle18" style:family="text" style:parent-style-name="CharStyle15">
      <style:text-properties fo:color="#000000" fo:language="sk" fo:country="SK" style:language-asian="sk" style:country-asian="SK" style:language-complex="sk" style:country-complex="SK"/>
    </style:style>
    <style:style style:name="CharStyle19" style:family="text" style:parent-style-name="CharStyle4">
      <style:text-properties fo:color="#000000" fo:language="sk" fo:country="SK" style:language-asian="sk" style:country-asian="SK" style:language-complex="sk" style:country-complex="SK"/>
    </style:style>
    <style:style style:name="CharStyle20" style:family="text" style:parent-style-name="CharStyle15">
      <style:text-properties fo:color="#000000" fo:language="sk" fo:country="SK" style:language-asian="sk" style:country-asian="SK" style:language-complex="sk" style:country-complex="SK"/>
    </style:style>
    <style:style style:name="CharStyle22" style:family="text" style:parent-style-name="DefaultFontStyle"/>
    <style:style style:name="CharStyle23" style:family="text" style:parent-style-name="CharStyle4">
      <style:text-properties fo:color="#000000" fo:language="sk" fo:country="SK" style:language-asian="sk" style:country-asian="SK" style:language-complex="sk" style:country-complex="SK"/>
    </style:style>
    <style:style style:name="CharStyle25" style:family="text" style:parent-style-name="DefaultFontStyle"/>
    <style:style style:name="CharStyle26" style:family="text" style:parent-style-name="CharStyle25">
      <style:text-properties fo:color="#000000" fo:language="sk" fo:country="SK" style:language-asian="sk" style:country-asian="SK" style:language-complex="sk" style:country-complex="SK"/>
    </style:style>
    <style:style style:name="CharStyle28" style:family="text" style:parent-style-name="DefaultFontStyle"/>
    <style:style style:name="CharStyle29" style:family="text" style:parent-style-name="CharStyle15">
      <style:text-properties fo:color="#000000" fo:language="sk" fo:country="SK" style:language-asian="sk" style:country-asian="SK" style:language-complex="sk" style:country-complex="SK"/>
    </style:style>
    <style:style style:name="CharStyle31" style:family="text" style:parent-style-name="DefaultFontStyle"/>
    <style:style style:name="CharStyle32" style:family="text" style:parent-style-name="CharStyle31">
      <style:text-properties fo:color="#000000" fo:language="sk" fo:country="SK" style:language-asian="sk" style:country-asian="SK" style:language-complex="sk" style:country-complex="SK"/>
    </style:style>
    <style:style style:name="CharStyle33" style:family="text" style:parent-style-name="CharStyle31">
      <style:text-properties fo:color="#000000" fo:language="sk" fo:country="SK" style:language-asian="sk" style:country-asian="SK" style:language-complex="sk" style:country-complex="SK"/>
    </style:style>
    <style:style style:name="CharStyle34" style:family="text" style:parent-style-name="CharStyle15">
      <style:text-properties fo:color="#000000" fo:language="sk" fo:country="SK" style:language-asian="sk" style:country-asian="SK" style:language-complex="sk" style:country-complex="SK"/>
    </style:style>
    <style:style style:name="CharStyle35" style:family="text" style:parent-style-name="CharStyle15">
      <style:text-properties fo:color="#000000" fo:language="sk" fo:country="SK" style:language-asian="sk" style:country-asian="SK" style:language-complex="sk" style:country-complex="SK"/>
    </style:style>
    <style:style style:name="CharStyle36" style:family="text" style:parent-style-name="CharStyle31">
      <style:text-properties fo:color="#000000" fo:language="sk" fo:country="SK" style:language-asian="sk" style:country-asian="SK" style:language-complex="sk" style:country-complex="SK"/>
    </style:style>
    <style:style style:name="CharStyle37" style:family="text" style:parent-style-name="CharStyle31">
      <style:text-properties fo:color="#000000" fo:language="sk" fo:country="SK" style:language-asian="sk" style:country-asian="SK" style:language-complex="sk" style:country-complex="SK"/>
    </style:style>
    <style:style style:name="CharStyle38" style:family="text" style:parent-style-name="CharStyle4">
      <style:text-properties fo:color="#000000" fo:language="sk" fo:country="SK" style:language-asian="sk" style:country-asian="SK" style:language-complex="sk" style:country-complex="SK"/>
    </style:style>
    <style:style style:name="CharStyle39" style:family="text" style:parent-style-name="CharStyle15">
      <style:text-properties fo:color="#000000" fo:language="sk" fo:country="SK" style:language-asian="sk" style:country-asian="SK" style:language-complex="sk" style:country-complex="SK"/>
    </style:style>
    <style:style style:name="CharStyle40" style:family="text" style:parent-style-name="CharStyle15">
      <style:text-properties fo:color="#000000" fo:language="sk" fo:country="SK" style:language-asian="sk" style:country-asian="SK" style:language-complex="sk" style:country-complex="SK"/>
    </style:style>
    <style:style style:name="CharStyle41" style:family="text" style:parent-style-name="CharStyle4">
      <style:text-properties fo:color="#000000" fo:language="sk" fo:country="SK" style:language-asian="sk" style:country-asian="SK" style:language-complex="sk" style:country-complex="SK"/>
    </style:style>
    <style:style style:name="CharStyle42" style:family="text" style:parent-style-name="CharStyle4">
      <style:text-properties fo:color="#000000" fo:language="sk" fo:country="SK" style:language-asian="sk" style:country-asian="SK" style:language-complex="sk" style:country-complex="SK"/>
    </style:style>
    <style:style style:name="CharStyle43" style:family="text" style:parent-style-name="CharStyle4">
      <style:text-properties fo:color="#000000" fo:language="sk" fo:country="SK" style:language-asian="sk" style:country-asian="SK" style:language-complex="sk" style:country-complex="SK"/>
    </style:style>
    <style:style style:name="CharStyle44" style:family="text" style:parent-style-name="CharStyle15">
      <style:text-properties fo:color="#000000" fo:language="sk" fo:country="SK" style:language-asian="sk" style:country-asian="SK" style:language-complex="sk" style:country-complex="SK"/>
    </style:style>
    <style:style style:name="CharStyle45" style:family="text" style:parent-style-name="CharStyle4">
      <style:text-properties fo:color="#000000" fo:language="sk" fo:country="SK" style:language-asian="sk" style:country-asian="SK" style:language-complex="sk" style:country-complex="SK"/>
    </style:style>
    <style:style style:name="CharStyle46" style:family="text" style:parent-style-name="CharStyle11">
      <style:text-properties fo:color="#000000" fo:language="sk" fo:country="SK" style:language-asian="sk" style:country-asian="SK" style:language-complex="sk" style:country-complex="SK"/>
    </style:style>
    <style:style style:name="CharStyle47" style:family="text" style:parent-style-name="CharStyle4">
      <style:text-properties fo:color="#000000" fo:language="sk" fo:country="SK" style:language-asian="sk" style:country-asian="SK" style:language-complex="sk" style:country-complex="SK"/>
    </style:style>
    <style:style style:name="CharStyle48" style:family="text" style:parent-style-name="CharStyle28">
      <style:text-properties fo:color="#000000" fo:language="sk" fo:country="SK" style:language-asian="sk" style:country-asian="SK" style:language-complex="sk" style:country-complex="SK"/>
    </style:style>
    <style:style style:name="CharStyle50" style:family="text" style:parent-style-name="DefaultFontStyle"/>
    <style:style style:name="CharStyle51" style:family="text" style:parent-style-name="CharStyle50">
      <style:text-properties fo:color="#000000" fo:language="sk" fo:country="SK" style:language-asian="sk" style:country-asian="SK" style:language-complex="sk" style:country-complex="SK"/>
    </style:style>
    <style:style style:name="CharStyle52" style:family="text" style:parent-style-name="CharStyle22">
      <style:text-properties fo:color="#000000" fo:language="sk" fo:country="SK" style:language-asian="sk" style:country-asian="SK" style:language-complex="sk" style:country-complex="SK"/>
    </style:style>
    <style:style style:name="CharStyle53" style:family="text" style:parent-style-name="CharStyle15">
      <style:text-properties fo:color="#000000" fo:language="sk" fo:country="SK" style:language-asian="sk" style:country-asian="SK" style:language-complex="sk" style:country-complex="SK"/>
    </style:style>
    <style:style style:name="CharStyle54" style:family="text" style:parent-style-name="CharStyle15">
      <style:text-properties fo:color="#000000" fo:language="sk" fo:country="SK" style:language-asian="sk" style:country-asian="SK" style:language-complex="sk" style:country-complex="SK"/>
    </style:style>
    <style:style style:name="CharStyle55" style:family="text" style:parent-style-name="CharStyle28">
      <style:text-properties fo:color="#000000" fo:language="sk" fo:country="SK" style:language-asian="sk" style:country-asian="SK" style:language-complex="sk" style:country-complex="SK"/>
    </style:style>
    <style:style style:name="CharStyle56" style:family="text" style:parent-style-name="CharStyle4">
      <style:text-properties fo:color="#000000" fo:language="sk" fo:country="SK" style:language-asian="sk" style:country-asian="SK" style:language-complex="sk" style:country-complex="SK"/>
    </style:style>
    <style:style style:name="Frame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style:page-number="auto"/>
      <style:text-properties fo:font-size="1pt" style:font-size-asian="1pt" style:font-size-complex="1pt"/>
    </style:style>
    <style:style style:name="MP2" style:family="paragraph" style:parent-style-name="Footer" style:master-page-name="">
      <style:paragraph-properties style:page-number="auto"/>
      <style:text-properties fo:font-size="1pt" style:font-size-asian="1pt" style:font-size-complex="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30.649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35cm" fo:margin-left="0cm" fo:margin-right="0cm" fo:margin-bottom="0cm"/>
      </style:header-style>
      <style:footer-style>
        <style:header-footer-properties fo:min-height="0.635cm" fo:margin-left="0cm" fo:margin-right="0cm" fo:margin-top="0.635cm"/>
      </style:footer-style>
    </style:page-layout>
  </office:automatic-styles>
  <office:master-styles>
    <style:master-page style:name="Standard" style:page-layout-name="Mpm1"/>
    <style:master-page style:name="PageStyle0" style:page-layout-name="Mpm2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initial-creator/>
    <meta:keyword/>
    <dc:date>2024-03-11T22:19:27.896000000</dc:date>
    <meta:editing-duration>PT6H1M5S</meta:editing-duration>
    <meta:editing-cycles>12</meta:editing-cycles>
    <meta:generator>LibreOffice/5.4.2.2$Windows_x86 LibreOffice_project/22b09f6418e8c2d508a9eaf86b2399209b0990f4</meta:generator>
    <meta:document-statistic meta:table-count="0" meta:image-count="0" meta:object-count="0" meta:page-count="45" meta:paragraph-count="1210" meta:word-count="6684" meta:character-count="40123" meta:non-whitespace-character-count="34328"/>
  </office:meta>
</office:document-meta>
</file>